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0"/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Net_YesNorm_test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758062310119682" calcext:value-type="float">
            <text:p>0.758062310119682</text:p>
          </table:table-cell>
          <table:table-cell office:value-type="float" office:value="0.486657341764231" calcext:value-type="float">
            <text:p>0.486657341764231</text:p>
          </table:table-cell>
          <table:table-cell office:value-type="float" office:value="23.032902208" calcext:value-type="float">
            <text:p>23.03290220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851166666666667" calcext:value-type="float">
            <text:p>0.851166666666667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414533357948128" calcext:value-type="float">
            <text:p>0.414533357948128</text:p>
          </table:table-cell>
          <table:table-cell office:value-type="float" office:value="0.394691505724457" calcext:value-type="float">
            <text:p>0.394691505724457</text:p>
          </table:table-cell>
          <table:table-cell office:value-type="float" office:value="16.156145326" calcext:value-type="float">
            <text:p>16.15614532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87875" calcext:value-type="float">
            <text:p>0.87875</text:p>
          </table:table-cell>
          <table:table-cell office:value-type="float" office:value="0.87" calcext:value-type="float">
            <text:p>0.87</text:p>
          </table:table-cell>
          <table:table-cell office:value-type="float" office:value="0.339460443014275" calcext:value-type="float">
            <text:p>0.339460443014275</text:p>
          </table:table-cell>
          <table:table-cell office:value-type="float" office:value="0.358926028013229" calcext:value-type="float">
            <text:p>0.358926028013229</text:p>
          </table:table-cell>
          <table:table-cell office:value-type="float" office:value="15.12081796" calcext:value-type="float">
            <text:p>15.1208179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894383333333333" calcext:value-type="float">
            <text:p>0.894383333333333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294762483561662" calcext:value-type="float">
            <text:p>0.294762483561662</text:p>
          </table:table-cell>
          <table:table-cell office:value-type="float" office:value="0.341147411590928" calcext:value-type="float">
            <text:p>0.341147411590928</text:p>
          </table:table-cell>
          <table:table-cell office:value-type="float" office:value="15.07820996" calcext:value-type="float">
            <text:p>15.0782099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90785" calcext:value-type="float">
            <text:p>0.90785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260095495698866" calcext:value-type="float">
            <text:p>0.260095495698866</text:p>
          </table:table-cell>
          <table:table-cell office:value-type="float" office:value="0.330994681093344" calcext:value-type="float">
            <text:p>0.330994681093344</text:p>
          </table:table-cell>
          <table:table-cell office:value-type="float" office:value="15.331285978" calcext:value-type="float">
            <text:p>15.33128597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765716666666667" calcext:value-type="float">
            <text:p>0.765716666666667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754005955321702" calcext:value-type="float">
            <text:p>0.754005955321702</text:p>
          </table:table-cell>
          <table:table-cell office:value-type="float" office:value="0.467310210606854" calcext:value-type="float">
            <text:p>0.467310210606854</text:p>
          </table:table-cell>
          <table:table-cell office:value-type="float" office:value="15.363850578" calcext:value-type="float">
            <text:p>15.36385057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858183333333333" calcext:value-type="float">
            <text:p>0.858183333333333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400045745456015" calcext:value-type="float">
            <text:p>0.400045745456015</text:p>
          </table:table-cell>
          <table:table-cell office:value-type="float" office:value="0.387455352267642" calcext:value-type="float">
            <text:p>0.387455352267642</text:p>
          </table:table-cell>
          <table:table-cell office:value-type="float" office:value="15.339111515" calcext:value-type="float">
            <text:p>15.33911151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88155" calcext:value-type="float">
            <text:p>0.88155</text:p>
          </table:table-cell>
          <table:table-cell office:value-type="float" office:value="0.871" calcext:value-type="float">
            <text:p>0.871</text:p>
          </table:table-cell>
          <table:table-cell office:value-type="float" office:value="0.331335071196307" calcext:value-type="float">
            <text:p>0.331335071196307</text:p>
          </table:table-cell>
          <table:table-cell office:value-type="float" office:value="0.357104078789426" calcext:value-type="float">
            <text:p>0.357104078789426</text:p>
          </table:table-cell>
          <table:table-cell office:value-type="float" office:value="15.259034935" calcext:value-type="float">
            <text:p>15.25903493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897233333333333" calcext:value-type="float">
            <text:p>0.897233333333333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288192943238945" calcext:value-type="float">
            <text:p>0.288192943238945</text:p>
          </table:table-cell>
          <table:table-cell office:value-type="float" office:value="0.337740904918522" calcext:value-type="float">
            <text:p>0.337740904918522</text:p>
          </table:table-cell>
          <table:table-cell office:value-type="float" office:value="15.2888068" calcext:value-type="float">
            <text:p>15.288806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909883333333333" calcext:value-type="float">
            <text:p>0.909883333333333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253769281226943" calcext:value-type="float">
            <text:p>0.253769281226943</text:p>
          </table:table-cell>
          <table:table-cell office:value-type="float" office:value="0.327340474269193" calcext:value-type="float">
            <text:p>0.327340474269193</text:p>
          </table:table-cell>
          <table:table-cell office:value-type="float" office:value="15.616303561" calcext:value-type="float">
            <text:p>15.61630356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76275" calcext:value-type="float">
            <text:p>0.76275</text:p>
          </table:table-cell>
          <table:table-cell office:value-type="float" office:value="0.8293" calcext:value-type="float">
            <text:p>0.8293</text:p>
          </table:table-cell>
          <table:table-cell office:value-type="float" office:value="0.763557290598782" calcext:value-type="float">
            <text:p>0.763557290598782</text:p>
          </table:table-cell>
          <table:table-cell office:value-type="float" office:value="0.487375825453716" calcext:value-type="float">
            <text:p>0.487375825453716</text:p>
          </table:table-cell>
          <table:table-cell office:value-type="float" office:value="14.945952455" calcext:value-type="float">
            <text:p>14.94595245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853133333333333" calcext:value-type="float">
            <text:p>0.853133333333333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413535748209272" calcext:value-type="float">
            <text:p>0.413535748209272</text:p>
          </table:table-cell>
          <table:table-cell office:value-type="float" office:value="0.400778443475438" calcext:value-type="float">
            <text:p>0.400778443475438</text:p>
          </table:table-cell>
          <table:table-cell office:value-type="float" office:value="14.908234814" calcext:value-type="float">
            <text:p>14.90823481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877716666666667" calcext:value-type="float">
            <text:p>0.877716666666667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341525810232549" calcext:value-type="float">
            <text:p>0.341525810232549</text:p>
          </table:table-cell>
          <table:table-cell office:value-type="float" office:value="0.366957962323146" calcext:value-type="float">
            <text:p>0.366957962323146</text:p>
          </table:table-cell>
          <table:table-cell office:value-type="float" office:value="15.079655245" calcext:value-type="float">
            <text:p>15.07965524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894416666666667" calcext:value-type="float">
            <text:p>0.894416666666667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297267478221515" calcext:value-type="float">
            <text:p>0.297267478221515</text:p>
          </table:table-cell>
          <table:table-cell office:value-type="float" office:value="0.349666324960198" calcext:value-type="float">
            <text:p>0.349666324960198</text:p>
          </table:table-cell>
          <table:table-cell office:value-type="float" office:value="14.875579036" calcext:value-type="float">
            <text:p>14.87557903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907716666666667" calcext:value-type="float">
            <text:p>0.907716666666667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261919288810636" calcext:value-type="float">
            <text:p>0.261919288810636</text:p>
          </table:table-cell>
          <table:table-cell office:value-type="float" office:value="0.339927543215691" calcext:value-type="float">
            <text:p>0.339927543215691</text:p>
          </table:table-cell>
          <table:table-cell office:value-type="float" office:value="15.054621908" calcext:value-type="float">
            <text:p>15.05462190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760433333333333" calcext:value-type="float">
            <text:p>0.760433333333333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75336464403916" calcext:value-type="float">
            <text:p>0.75336464403916</text:p>
          </table:table-cell>
          <table:table-cell office:value-type="float" office:value="0.47973793289464" calcext:value-type="float">
            <text:p>0.47973793289464</text:p>
          </table:table-cell>
          <table:table-cell office:value-type="float" office:value="14.969263954" calcext:value-type="float">
            <text:p>14.96926395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854783333333333" calcext:value-type="float">
            <text:p>0.854783333333333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40852842757951" calcext:value-type="float">
            <text:p>0.40852842757951</text:p>
          </table:table-cell>
          <table:table-cell office:value-type="float" office:value="0.396053032890247" calcext:value-type="float">
            <text:p>0.396053032890247</text:p>
          </table:table-cell>
          <table:table-cell office:value-type="float" office:value="14.936189756" calcext:value-type="float">
            <text:p>14.93618975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335865169604704" calcext:value-type="float">
            <text:p>0.335865169604704</text:p>
          </table:table-cell>
          <table:table-cell office:value-type="float" office:value="0.362503227439656" calcext:value-type="float">
            <text:p>0.362503227439656</text:p>
          </table:table-cell>
          <table:table-cell office:value-type="float" office:value="14.85730697" calcext:value-type="float">
            <text:p>14.8573069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896466666666667" calcext:value-type="float">
            <text:p>0.896466666666667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291811847856749" calcext:value-type="float">
            <text:p>0.291811847856749</text:p>
          </table:table-cell>
          <table:table-cell office:value-type="float" office:value="0.343346093300801" calcext:value-type="float">
            <text:p>0.343346093300801</text:p>
          </table:table-cell>
          <table:table-cell office:value-type="float" office:value="14.964847843" calcext:value-type="float">
            <text:p>14.96484784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909283333333333" calcext:value-type="float">
            <text:p>0.909283333333333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257456467723224" calcext:value-type="float">
            <text:p>0.257456467723224</text:p>
          </table:table-cell>
          <table:table-cell office:value-type="float" office:value="0.333230587707204" calcext:value-type="float">
            <text:p>0.333230587707204</text:p>
          </table:table-cell>
          <table:table-cell office:value-type="float" office:value="14.950302819" calcext:value-type="float">
            <text:p>14.95030281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751916666666667" calcext:value-type="float">
            <text:p>0.751916666666667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776203461960435" calcext:value-type="float">
            <text:p>0.776203461960435</text:p>
          </table:table-cell>
          <table:table-cell office:value-type="float" office:value="0.492048132761269" calcext:value-type="float">
            <text:p>0.492048132761269</text:p>
          </table:table-cell>
          <table:table-cell office:value-type="float" office:value="15.06245581" calcext:value-type="float">
            <text:p>15.0624558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418683668157693" calcext:value-type="float">
            <text:p>0.418683668157693</text:p>
          </table:table-cell>
          <table:table-cell office:value-type="float" office:value="0.403239338546042" calcext:value-type="float">
            <text:p>0.403239338546042</text:p>
          </table:table-cell>
          <table:table-cell office:value-type="float" office:value="14.785176394" calcext:value-type="float">
            <text:p>14.78517639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879433333333333" calcext:value-type="float">
            <text:p>0.879433333333333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341203766170023" calcext:value-type="float">
            <text:p>0.341203766170023</text:p>
          </table:table-cell>
          <table:table-cell office:value-type="float" office:value="0.368732783634951" calcext:value-type="float">
            <text:p>0.368732783634951</text:p>
          </table:table-cell>
          <table:table-cell office:value-type="float" office:value="14.874149055" calcext:value-type="float">
            <text:p>14.87414905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896416666666667" calcext:value-type="float">
            <text:p>0.896416666666667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293654292361187" calcext:value-type="float">
            <text:p>0.293654292361187</text:p>
          </table:table-cell>
          <table:table-cell office:value-type="float" office:value="0.351466214770724" calcext:value-type="float">
            <text:p>0.351466214770724</text:p>
          </table:table-cell>
          <table:table-cell office:value-type="float" office:value="14.8796755450001" calcext:value-type="float">
            <text:p>14.879675545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909283333333333" calcext:value-type="float">
            <text:p>0.909283333333333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256873987694539" calcext:value-type="float">
            <text:p>0.256873987694539</text:p>
          </table:table-cell>
          <table:table-cell office:value-type="float" office:value="0.341605993592815" calcext:value-type="float">
            <text:p>0.341605993592815</text:p>
          </table:table-cell>
          <table:table-cell office:value-type="float" office:value="14.934112561" calcext:value-type="float">
            <text:p>14.93411256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757733333333333" calcext:value-type="float">
            <text:p>0.757733333333333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747738239671121" calcext:value-type="float">
            <text:p>0.747738239671121</text:p>
          </table:table-cell>
          <table:table-cell office:value-type="float" office:value="0.503404630976877" calcext:value-type="float">
            <text:p>0.503404630976877</text:p>
          </table:table-cell>
          <table:table-cell office:value-type="float" office:value="16.33433228" calcext:value-type="float">
            <text:p>16.3343322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841766666666667" calcext:value-type="float">
            <text:p>0.841766666666667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437496222698612" calcext:value-type="float">
            <text:p>0.437496222698612</text:p>
          </table:table-cell>
          <table:table-cell office:value-type="float" office:value="0.429165578287119" calcext:value-type="float">
            <text:p>0.429165578287119</text:p>
          </table:table-cell>
          <table:table-cell office:value-type="float" office:value="16.22952617" calcext:value-type="float">
            <text:p>16.22952617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369073072094907" calcext:value-type="float">
            <text:p>0.369073072094907</text:p>
          </table:table-cell>
          <table:table-cell office:value-type="float" office:value="0.401316011977044" calcext:value-type="float">
            <text:p>0.401316011977044</text:p>
          </table:table-cell>
          <table:table-cell office:value-type="float" office:value="16.1851660799999" calcext:value-type="float">
            <text:p>16.185166079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882816666666667" calcext:value-type="float">
            <text:p>0.882816666666667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323904830128399" calcext:value-type="float">
            <text:p>0.323904830128399</text:p>
          </table:table-cell>
          <table:table-cell office:value-type="float" office:value="0.38297471423058" calcext:value-type="float">
            <text:p>0.38297471423058</text:p>
          </table:table-cell>
          <table:table-cell office:value-type="float" office:value="16.29483096" calcext:value-type="float">
            <text:p>16.2948309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288039648234209" calcext:value-type="float">
            <text:p>0.288039648234209</text:p>
          </table:table-cell>
          <table:table-cell office:value-type="float" office:value="0.377646936732493" calcext:value-type="float">
            <text:p>0.377646936732493</text:p>
          </table:table-cell>
          <table:table-cell office:value-type="float" office:value="16.9050453369999" calcext:value-type="float">
            <text:p>16.905045336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74705" calcext:value-type="float">
            <text:p>0.74705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779223702704983" calcext:value-type="float">
            <text:p>0.779223702704983</text:p>
          </table:table-cell>
          <table:table-cell office:value-type="float" office:value="0.519796747121082" calcext:value-type="float">
            <text:p>0.519796747121082</text:p>
          </table:table-cell>
          <table:table-cell office:value-type="float" office:value="16.543617942" calcext:value-type="float">
            <text:p>16.54361794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836283333333333" calcext:value-type="float">
            <text:p>0.836283333333333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452968376372923" calcext:value-type="float">
            <text:p>0.452968376372923</text:p>
          </table:table-cell>
          <table:table-cell office:value-type="float" office:value="0.439681428632918" calcext:value-type="float">
            <text:p>0.439681428632918</text:p>
          </table:table-cell>
          <table:table-cell office:value-type="float" office:value="16.266413115" calcext:value-type="float">
            <text:p>16.266413115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861483333333333" calcext:value-type="float">
            <text:p>0.861483333333333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381213248141412" calcext:value-type="float">
            <text:p>0.381213248141412</text:p>
          </table:table-cell>
          <table:table-cell office:value-type="float" office:value="0.40375777623456" calcext:value-type="float">
            <text:p>0.40375777623456</text:p>
          </table:table-cell>
          <table:table-cell office:value-type="float" office:value="16.3042347009999" calcext:value-type="float">
            <text:p>16.304234700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878783333333333" calcext:value-type="float">
            <text:p>0.878783333333333</text:p>
          </table:table-cell>
          <table:table-cell office:value-type="float" office:value="0.856" calcext:value-type="float">
            <text:p>0.856</text:p>
          </table:table-cell>
          <table:table-cell office:value-type="float" office:value="0.335607029076642" calcext:value-type="float">
            <text:p>0.335607029076642</text:p>
          </table:table-cell>
          <table:table-cell office:value-type="float" office:value="0.385619512219338" calcext:value-type="float">
            <text:p>0.385619512219338</text:p>
          </table:table-cell>
          <table:table-cell office:value-type="float" office:value="16.235969896" calcext:value-type="float">
            <text:p>16.23596989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892966666666667" calcext:value-type="float">
            <text:p>0.892966666666667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298180177998441" calcext:value-type="float">
            <text:p>0.298180177998441</text:p>
          </table:table-cell>
          <table:table-cell office:value-type="float" office:value="0.37060596257638" calcext:value-type="float">
            <text:p>0.37060596257638</text:p>
          </table:table-cell>
          <table:table-cell office:value-type="float" office:value="16.3337744299999" calcext:value-type="float">
            <text:p>16.333774429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75395" calcext:value-type="float">
            <text:p>0.75395</text:p>
          </table:table-cell>
          <table:table-cell office:value-type="float" office:value="0.8114" calcext:value-type="float">
            <text:p>0.8114</text:p>
          </table:table-cell>
          <table:table-cell office:value-type="float" office:value="0.749620926119625" calcext:value-type="float">
            <text:p>0.749620926119625</text:p>
          </table:table-cell>
          <table:table-cell office:value-type="float" office:value="0.517006258106535" calcext:value-type="float">
            <text:p>0.517006258106535</text:p>
          </table:table-cell>
          <table:table-cell office:value-type="float" office:value="16.388191835" calcext:value-type="float">
            <text:p>16.388191835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836" calcext:value-type="float">
            <text:p>0.836</text:p>
          </table:table-cell>
          <table:table-cell office:value-type="float" office:value="0.448975364790796" calcext:value-type="float">
            <text:p>0.448975364790796</text:p>
          </table:table-cell>
          <table:table-cell office:value-type="float" office:value="0.439809799289248" calcext:value-type="float">
            <text:p>0.439809799289248</text:p>
          </table:table-cell>
          <table:table-cell office:value-type="float" office:value="16.283356849" calcext:value-type="float">
            <text:p>16.28335684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862183333333333" calcext:value-type="float">
            <text:p>0.862183333333333</text:p>
          </table:table-cell>
          <table:table-cell office:value-type="float" office:value="0.8491" calcext:value-type="float">
            <text:p>0.8491</text:p>
          </table:table-cell>
          <table:table-cell office:value-type="float" office:value="0.377812876550755" calcext:value-type="float">
            <text:p>0.377812876550755</text:p>
          </table:table-cell>
          <table:table-cell office:value-type="float" office:value="0.406538049411622" calcext:value-type="float">
            <text:p>0.406538049411622</text:p>
          </table:table-cell>
          <table:table-cell office:value-type="float" office:value="16.4523340860001" calcext:value-type="float">
            <text:p>16.452334086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878433333333333" calcext:value-type="float">
            <text:p>0.878433333333333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333049833019977" calcext:value-type="float">
            <text:p>0.333049833019977</text:p>
          </table:table-cell>
          <table:table-cell office:value-type="float" office:value="0.389344110325643" calcext:value-type="float">
            <text:p>0.389344110325643</text:p>
          </table:table-cell>
          <table:table-cell office:value-type="float" office:value="16.3908544809999" calcext:value-type="float">
            <text:p>16.390854480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892416666666667" calcext:value-type="float">
            <text:p>0.892416666666667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296907661105397" calcext:value-type="float">
            <text:p>0.296907661105397</text:p>
          </table:table-cell>
          <table:table-cell office:value-type="float" office:value="0.380642328672348" calcext:value-type="float">
            <text:p>0.380642328672348</text:p>
          </table:table-cell>
          <table:table-cell office:value-type="float" office:value="16.358841822" calcext:value-type="float">
            <text:p>16.35884182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75615" calcext:value-type="float">
            <text:p>0.75615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746622852711027" calcext:value-type="float">
            <text:p>0.746622852711027</text:p>
          </table:table-cell>
          <table:table-cell office:value-type="float" office:value="0.501899769351741" calcext:value-type="float">
            <text:p>0.501899769351741</text:p>
          </table:table-cell>
          <table:table-cell office:value-type="float" office:value="16.3054798999999" calcext:value-type="float">
            <text:p>16.305479899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839516666666667" calcext:value-type="float">
            <text:p>0.839516666666667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44010032160577" calcext:value-type="float">
            <text:p>0.44010032160577</text:p>
          </table:table-cell>
          <table:table-cell office:value-type="float" office:value="0.430767486998989" calcext:value-type="float">
            <text:p>0.430767486998989</text:p>
          </table:table-cell>
          <table:table-cell office:value-type="float" office:value="16.238152608" calcext:value-type="float">
            <text:p>16.23815260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852" calcext:value-type="float">
            <text:p>0.852</text:p>
          </table:table-cell>
          <table:table-cell office:value-type="float" office:value="0.371705797768986" calcext:value-type="float">
            <text:p>0.371705797768986</text:p>
          </table:table-cell>
          <table:table-cell office:value-type="float" office:value="0.401563554812389" calcext:value-type="float">
            <text:p>0.401563554812389</text:p>
          </table:table-cell>
          <table:table-cell office:value-type="float" office:value="16.212135941" calcext:value-type="float">
            <text:p>16.21213594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880366666666667" calcext:value-type="float">
            <text:p>0.880366666666667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328375171512556" calcext:value-type="float">
            <text:p>0.328375171512556</text:p>
          </table:table-cell>
          <table:table-cell office:value-type="float" office:value="0.389159638316009" calcext:value-type="float">
            <text:p>0.389159638316009</text:p>
          </table:table-cell>
          <table:table-cell office:value-type="float" office:value="16.390837575" calcext:value-type="float">
            <text:p>16.390837575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894116666666667" calcext:value-type="float">
            <text:p>0.894116666666667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293659858699483" calcext:value-type="float">
            <text:p>0.293659858699483</text:p>
          </table:table-cell>
          <table:table-cell office:value-type="float" office:value="0.377125143720086" calcext:value-type="float">
            <text:p>0.377125143720086</text:p>
          </table:table-cell>
          <table:table-cell office:value-type="float" office:value="16.2815913830001" calcext:value-type="float">
            <text:p>16.281591383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750566666666667" calcext:value-type="float">
            <text:p>0.750566666666667</text:p>
          </table:table-cell>
          <table:table-cell office:value-type="float" office:value="0.808" calcext:value-type="float">
            <text:p>0.808</text:p>
          </table:table-cell>
          <table:table-cell office:value-type="float" office:value="0.766183572124317" calcext:value-type="float">
            <text:p>0.766183572124317</text:p>
          </table:table-cell>
          <table:table-cell office:value-type="float" office:value="0.522813695441386" calcext:value-type="float">
            <text:p>0.522813695441386</text:p>
          </table:table-cell>
          <table:table-cell office:value-type="float" office:value="16.2738011810001" calcext:value-type="float">
            <text:p>16.273801181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840483333333333" calcext:value-type="float">
            <text:p>0.840483333333333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443403387247626" calcext:value-type="float">
            <text:p>0.443403387247626</text:p>
          </table:table-cell>
          <table:table-cell office:value-type="float" office:value="0.443130158789598" calcext:value-type="float">
            <text:p>0.443130158789598</text:p>
          </table:table-cell>
          <table:table-cell office:value-type="float" office:value="16.211958868" calcext:value-type="float">
            <text:p>16.21195886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866383333333333" calcext:value-type="float">
            <text:p>0.866383333333333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373815901958739" calcext:value-type="float">
            <text:p>0.373815901958739</text:p>
          </table:table-cell>
          <table:table-cell office:value-type="float" office:value="0.405851505459494" calcext:value-type="float">
            <text:p>0.405851505459494</text:p>
          </table:table-cell>
          <table:table-cell office:value-type="float" office:value="16.236467382" calcext:value-type="float">
            <text:p>16.23646738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88295" calcext:value-type="float">
            <text:p>0.88295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328663248513172" calcext:value-type="float">
            <text:p>0.328663248513172</text:p>
          </table:table-cell>
          <table:table-cell office:value-type="float" office:value="0.390690771542537" calcext:value-type="float">
            <text:p>0.390690771542537</text:p>
          </table:table-cell>
          <table:table-cell office:value-type="float" office:value="16.2573216369999" calcext:value-type="float">
            <text:p>16.257321636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895516666666667" calcext:value-type="float">
            <text:p>0.895516666666667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292893580639604" calcext:value-type="float">
            <text:p>0.292893580639604</text:p>
          </table:table-cell>
          <table:table-cell office:value-type="float" office:value="0.377942882240957" calcext:value-type="float">
            <text:p>0.377942882240957</text:p>
          </table:table-cell>
          <table:table-cell office:value-type="float" office:value="16.880136614" calcext:value-type="float">
            <text:p>16.880136614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office:value-type="float" office:value="0.338716666666667" calcext:value-type="float">
            <text:p>0.338716666666667</text:p>
          </table:table-cell>
          <table:table-cell office:value-type="float" office:value="0.5768" calcext:value-type="float">
            <text:p>0.5768</text:p>
          </table:table-cell>
          <table:table-cell office:value-type="float" office:value="2.13250657032802" calcext:value-type="float">
            <text:p>2.13250657032802</text:p>
          </table:table-cell>
          <table:table-cell office:value-type="float" office:value="1.90743743841815" calcext:value-type="float">
            <text:p>1.90743743841815</text:p>
          </table:table-cell>
          <table:table-cell office:value-type="float" office:value="17.175616749" calcext:value-type="float">
            <text:p>17.17561674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office:value-type="float" office:value="0.604166666666667" calcext:value-type="float">
            <text:p>0.604166666666667</text:p>
          </table:table-cell>
          <table:table-cell office:value-type="float" office:value="0.646" calcext:value-type="float">
            <text:p>0.646</text:p>
          </table:table-cell>
          <table:table-cell office:value-type="float" office:value="1.66664961495125" calcext:value-type="float">
            <text:p>1.66664961495125</text:p>
          </table:table-cell>
          <table:table-cell office:value-type="float" office:value="1.39784984907527" calcext:value-type="float">
            <text:p>1.39784984907527</text:p>
          </table:table-cell>
          <table:table-cell office:value-type="float" office:value="16.898952498" calcext:value-type="float">
            <text:p>16.89895249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666616666666667" calcext:value-type="float">
            <text:p>0.666616666666667</text:p>
          </table:table-cell>
          <table:table-cell office:value-type="float" office:value="0.6955" calcext:value-type="float">
            <text:p>0.6955</text:p>
          </table:table-cell>
          <table:table-cell office:value-type="float" office:value="1.20570059416137" calcext:value-type="float">
            <text:p>1.20570059416137</text:p>
          </table:table-cell>
          <table:table-cell office:value-type="float" office:value="1.00460045656581" calcext:value-type="float">
            <text:p>1.00460045656581</text:p>
          </table:table-cell>
          <table:table-cell office:value-type="float" office:value="16.914388723" calcext:value-type="float">
            <text:p>16.91438872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745116666666667" calcext:value-type="float">
            <text:p>0.745116666666667</text:p>
          </table:table-cell>
          <table:table-cell office:value-type="float" office:value="0.7866" calcext:value-type="float">
            <text:p>0.7866</text:p>
          </table:table-cell>
          <table:table-cell office:value-type="float" office:value="0.918705633771953" calcext:value-type="float">
            <text:p>0.918705633771953</text:p>
          </table:table-cell>
          <table:table-cell office:value-type="float" office:value="0.803965310761883" calcext:value-type="float">
            <text:p>0.803965310761883</text:p>
          </table:table-cell>
          <table:table-cell office:value-type="float" office:value="16.9619811609999" calcext:value-type="float">
            <text:p>16.961981160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79735" calcext:value-type="float">
            <text:p>0.79735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744866748417873" calcext:value-type="float">
            <text:p>0.744866748417873</text:p>
          </table:table-cell>
          <table:table-cell office:value-type="float" office:value="0.660420649560394" calcext:value-type="float">
            <text:p>0.660420649560394</text:p>
          </table:table-cell>
          <table:table-cell office:value-type="float" office:value="16.808868413" calcext:value-type="float">
            <text:p>16.80886841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office:value-type="float" office:value="0.342816666666667" calcext:value-type="float">
            <text:p>0.342816666666667</text:p>
          </table:table-cell>
          <table:table-cell office:value-type="float" office:value="0.4572" calcext:value-type="float">
            <text:p>0.4572</text:p>
          </table:table-cell>
          <table:table-cell office:value-type="float" office:value="2.10801433373108" calcext:value-type="float">
            <text:p>2.10801433373108</text:p>
          </table:table-cell>
          <table:table-cell office:value-type="float" office:value="1.86536682107646" calcext:value-type="float">
            <text:p>1.86536682107646</text:p>
          </table:table-cell>
          <table:table-cell office:value-type="float" office:value="16.8726385299999" calcext:value-type="float">
            <text:p>16.872638529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office:value-type="float" office:value="0.532666666666667" calcext:value-type="float">
            <text:p>0.532666666666667</text:p>
          </table:table-cell>
          <table:table-cell office:value-type="float" office:value="0.6345" calcext:value-type="float">
            <text:p>0.6345</text:p>
          </table:table-cell>
          <table:table-cell office:value-type="float" office:value="1.64833802048331" calcext:value-type="float">
            <text:p>1.64833802048331</text:p>
          </table:table-cell>
          <table:table-cell office:value-type="float" office:value="1.41515912675554" calcext:value-type="float">
            <text:p>1.41515912675554</text:p>
          </table:table-cell>
          <table:table-cell office:value-type="float" office:value="16.9209048599998" calcext:value-type="float">
            <text:p>16.920904859999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681283333333333" calcext:value-type="float">
            <text:p>0.681283333333333</text:p>
          </table:table-cell>
          <table:table-cell office:value-type="float" office:value="0.7281" calcext:value-type="float">
            <text:p>0.7281</text:p>
          </table:table-cell>
          <table:table-cell office:value-type="float" office:value="1.23807084312571" calcext:value-type="float">
            <text:p>1.23807084312571</text:p>
          </table:table-cell>
          <table:table-cell office:value-type="float" office:value="1.03090701589159" calcext:value-type="float">
            <text:p>1.03090701589159</text:p>
          </table:table-cell>
          <table:table-cell office:value-type="float" office:value="16.990566618" calcext:value-type="float">
            <text:p>16.99056661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772616666666667" calcext:value-type="float">
            <text:p>0.772616666666667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919262288412306" calcext:value-type="float">
            <text:p>0.919262288412306</text:p>
          </table:table-cell>
          <table:table-cell office:value-type="float" office:value="0.774248855888464" calcext:value-type="float">
            <text:p>0.774248855888464</text:p>
          </table:table-cell>
          <table:table-cell office:value-type="float" office:value="16.833718916" calcext:value-type="float">
            <text:p>16.833718916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807983333333333" calcext:value-type="float">
            <text:p>0.807983333333333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709293818931336" calcext:value-type="float">
            <text:p>0.709293818931336</text:p>
          </table:table-cell>
          <table:table-cell office:value-type="float" office:value="0.619140012628713" calcext:value-type="float">
            <text:p>0.619140012628713</text:p>
          </table:table-cell>
          <table:table-cell office:value-type="float" office:value="16.873128101" calcext:value-type="float">
            <text:p>16.8731281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office:value-type="float" office:value="0.30665" calcext:value-type="float">
            <text:p>0.30665</text:p>
          </table:table-cell>
          <table:table-cell office:value-type="float" office:value="0.4157" calcext:value-type="float">
            <text:p>0.4157</text:p>
          </table:table-cell>
          <table:table-cell office:value-type="float" office:value="2.13729006763714" calcext:value-type="float">
            <text:p>2.13729006763714</text:p>
          </table:table-cell>
          <table:table-cell office:value-type="float" office:value="1.89198265333844" calcext:value-type="float">
            <text:p>1.89198265333844</text:p>
          </table:table-cell>
          <table:table-cell office:value-type="float" office:value="16.890391398" calcext:value-type="float">
            <text:p>16.89039139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office:value-type="float" office:value="0.4884" calcext:value-type="float">
            <text:p>0.4884</text:p>
          </table:table-cell>
          <table:table-cell office:value-type="float" office:value="0.5787" calcext:value-type="float">
            <text:p>0.5787</text:p>
          </table:table-cell>
          <table:table-cell office:value-type="float" office:value="1.65687759954538" calcext:value-type="float">
            <text:p>1.65687759954538</text:p>
          </table:table-cell>
          <table:table-cell office:value-type="float" office:value="1.42516500934674" calcext:value-type="float">
            <text:p>1.42516500934674</text:p>
          </table:table-cell>
          <table:table-cell office:value-type="float" office:value="16.8020951409999" calcext:value-type="float">
            <text:p>16.802095140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654916666666667" calcext:value-type="float">
            <text:p>0.654916666666667</text:p>
          </table:table-cell>
          <table:table-cell office:value-type="float" office:value="0.7475" calcext:value-type="float">
            <text:p>0.7475</text:p>
          </table:table-cell>
          <table:table-cell office:value-type="float" office:value="1.25464558512417" calcext:value-type="float">
            <text:p>1.25464558512417</text:p>
          </table:table-cell>
          <table:table-cell office:value-type="float" office:value="1.06748332529311" calcext:value-type="float">
            <text:p>1.06748332529311</text:p>
          </table:table-cell>
          <table:table-cell office:value-type="float" office:value="16.7414590189999" calcext:value-type="float">
            <text:p>16.741459018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763333333333333" calcext:value-type="float">
            <text:p>0.763333333333333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957563637289157" calcext:value-type="float">
            <text:p>0.957563637289157</text:p>
          </table:table-cell>
          <table:table-cell office:value-type="float" office:value="0.825408089692426" calcext:value-type="float">
            <text:p>0.825408089692426</text:p>
          </table:table-cell>
          <table:table-cell office:value-type="float" office:value="16.772368035" calcext:value-type="float">
            <text:p>16.77236803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795316666666667" calcext:value-type="float">
            <text:p>0.795316666666667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763560008329115" calcext:value-type="float">
            <text:p>0.763560008329115</text:p>
          </table:table-cell>
          <table:table-cell office:value-type="float" office:value="0.670334383560594" calcext:value-type="float">
            <text:p>0.670334383560594</text:p>
          </table:table-cell>
          <table:table-cell office:value-type="float" office:value="16.841765399" calcext:value-type="float">
            <text:p>16.8417653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5334" calcext:value-type="float">
            <text:p>0.5334</text:p>
          </table:table-cell>
          <table:table-cell office:value-type="float" office:value="2.10989185830932" calcext:value-type="float">
            <text:p>2.10989185830932</text:p>
          </table:table-cell>
          <table:table-cell office:value-type="float" office:value="1.85164934434709" calcext:value-type="float">
            <text:p>1.85164934434709</text:p>
          </table:table-cell>
          <table:table-cell office:value-type="float" office:value="16.8016973159999" calcext:value-type="float">
            <text:p>16.801697315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office:value-type="float" office:value="0.634966666666667" calcext:value-type="float">
            <text:p>0.634966666666667</text:p>
          </table:table-cell>
          <table:table-cell office:value-type="float" office:value="0.697" calcext:value-type="float">
            <text:p>0.697</text:p>
          </table:table-cell>
          <table:table-cell office:value-type="float" office:value="1.66131855162985" calcext:value-type="float">
            <text:p>1.66131855162985</text:p>
          </table:table-cell>
          <table:table-cell office:value-type="float" office:value="1.44071416338538" calcext:value-type="float">
            <text:p>1.44071416338538</text:p>
          </table:table-cell>
          <table:table-cell office:value-type="float" office:value="16.7720412579999" calcext:value-type="float">
            <text:p>16.772041257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709383333333333" calcext:value-type="float">
            <text:p>0.709383333333333</text:p>
          </table:table-cell>
          <table:table-cell office:value-type="float" office:value="0.7404" calcext:value-type="float">
            <text:p>0.7404</text:p>
          </table:table-cell>
          <table:table-cell office:value-type="float" office:value="1.26555334682912" calcext:value-type="float">
            <text:p>1.26555334682912</text:p>
          </table:table-cell>
          <table:table-cell office:value-type="float" office:value="1.06105593852936" calcext:value-type="float">
            <text:p>1.06105593852936</text:p>
          </table:table-cell>
          <table:table-cell office:value-type="float" office:value="17.319289781" calcext:value-type="float">
            <text:p>17.31928978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747433333333333" calcext:value-type="float">
            <text:p>0.747433333333333</text:p>
          </table:table-cell>
          <table:table-cell office:value-type="float" office:value="0.761" calcext:value-type="float">
            <text:p>0.761</text:p>
          </table:table-cell>
          <table:table-cell office:value-type="float" office:value="0.938932642690154" calcext:value-type="float">
            <text:p>0.938932642690154</text:p>
          </table:table-cell>
          <table:table-cell office:value-type="float" office:value="0.804295777135594" calcext:value-type="float">
            <text:p>0.804295777135594</text:p>
          </table:table-cell>
          <table:table-cell office:value-type="float" office:value="17.1089281720001" calcext:value-type="float">
            <text:p>17.108928172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776816666666667" calcext:value-type="float">
            <text:p>0.776816666666667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49807036571157" calcext:value-type="float">
            <text:p>0.749807036571157</text:p>
          </table:table-cell>
          <table:table-cell office:value-type="float" office:value="0.678864141938033" calcext:value-type="float">
            <text:p>0.678864141938033</text:p>
          </table:table-cell>
          <table:table-cell office:value-type="float" office:value="16.96927022" calcext:value-type="float">
            <text:p>16.96927022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office:value-type="float" office:value="0.383066666666667" calcext:value-type="float">
            <text:p>0.383066666666667</text:p>
          </table:table-cell>
          <table:table-cell office:value-type="float" office:value="0.5551" calcext:value-type="float">
            <text:p>0.5551</text:p>
          </table:table-cell>
          <table:table-cell office:value-type="float" office:value="2.09673349994586" calcext:value-type="float">
            <text:p>2.09673349994586</text:p>
          </table:table-cell>
          <table:table-cell office:value-type="float" office:value="1.8026278223961" calcext:value-type="float">
            <text:p>1.8026278223961</text:p>
          </table:table-cell>
          <table:table-cell office:value-type="float" office:value="16.862207461" calcext:value-type="float">
            <text:p>16.86220746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789" calcext:value-type="float">
            <text:p>0.6789</text:p>
          </table:table-cell>
          <table:table-cell office:value-type="float" office:value="1.577070551005" calcext:value-type="float">
            <text:p>1.577070551005</text:p>
          </table:table-cell>
          <table:table-cell office:value-type="float" office:value="1.34081055024627" calcext:value-type="float">
            <text:p>1.34081055024627</text:p>
          </table:table-cell>
          <table:table-cell office:value-type="float" office:value="16.808348536" calcext:value-type="float">
            <text:p>16.808348536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710616666666667" calcext:value-type="float">
            <text:p>0.710616666666667</text:p>
          </table:table-cell>
          <table:table-cell office:value-type="float" office:value="0.7389" calcext:value-type="float">
            <text:p>0.7389</text:p>
          </table:table-cell>
          <table:table-cell office:value-type="float" office:value="1.18107135368309" calcext:value-type="float">
            <text:p>1.18107135368309</text:p>
          </table:table-cell>
          <table:table-cell office:value-type="float" office:value="0.981751821602985" calcext:value-type="float">
            <text:p>0.981751821602985</text:p>
          </table:table-cell>
          <table:table-cell office:value-type="float" office:value="16.8263796670001" calcext:value-type="float">
            <text:p>16.826379667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755816666666667" calcext:value-type="float">
            <text:p>0.755816666666667</text:p>
          </table:table-cell>
          <table:table-cell office:value-type="float" office:value="0.7742" calcext:value-type="float">
            <text:p>0.7742</text:p>
          </table:table-cell>
          <table:table-cell office:value-type="float" office:value="0.890734215026725" calcext:value-type="float">
            <text:p>0.890734215026725</text:p>
          </table:table-cell>
          <table:table-cell office:value-type="float" office:value="0.76650054819265" calcext:value-type="float">
            <text:p>0.76650054819265</text:p>
          </table:table-cell>
          <table:table-cell office:value-type="float" office:value="16.8938712900001" calcext:value-type="float">
            <text:p>16.893871290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791733333333333" calcext:value-type="float">
            <text:p>0.791733333333333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723042456357718" calcext:value-type="float">
            <text:p>0.723042456357718</text:p>
          </table:table-cell>
          <table:table-cell office:value-type="float" office:value="0.645620142198672" calcext:value-type="float">
            <text:p>0.645620142198672</text:p>
          </table:table-cell>
          <table:table-cell office:value-type="float" office:value="16.9079770179999" calcext:value-type="float">
            <text:p>16.907977017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581366666666667" calcext:value-type="float">
            <text:p>0.581366666666667</text:p>
          </table:table-cell>
          <table:table-cell office:value-type="float" office:value="0.7541" calcext:value-type="float">
            <text:p>0.7541</text:p>
          </table:table-cell>
          <table:table-cell office:value-type="float" office:value="1.55725373172048" calcext:value-type="float">
            <text:p>1.55725373172048</text:p>
          </table:table-cell>
          <table:table-cell office:value-type="float" office:value="0.916262503642185" calcext:value-type="float">
            <text:p>0.916262503642185</text:p>
          </table:table-cell>
          <table:table-cell office:value-type="float" office:value="16.9277433679999" calcext:value-type="float">
            <text:p>16.927743367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783916666666667" calcext:value-type="float">
            <text:p>0.783916666666667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707692217725172" calcext:value-type="float">
            <text:p>0.707692217725172</text:p>
          </table:table-cell>
          <table:table-cell office:value-type="float" office:value="0.567445115678629" calcext:value-type="float">
            <text:p>0.567445115678629</text:p>
          </table:table-cell>
          <table:table-cell office:value-type="float" office:value="16.8332666450001" calcext:value-type="float">
            <text:p>16.833266645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835133333333333" calcext:value-type="float">
            <text:p>0.835133333333333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499524656008047" calcext:value-type="float">
            <text:p>0.499524656008047</text:p>
          </table:table-cell>
          <table:table-cell office:value-type="float" office:value="0.453170368056388" calcext:value-type="float">
            <text:p>0.453170368056388</text:p>
          </table:table-cell>
          <table:table-cell office:value-type="float" office:value="16.8388864250001" calcext:value-type="float">
            <text:p>16.838886425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866116666666667" calcext:value-type="float">
            <text:p>0.866116666666667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400397981185395" calcext:value-type="float">
            <text:p>0.400397981185395</text:p>
          </table:table-cell>
          <table:table-cell office:value-type="float" office:value="0.394245802217228" calcext:value-type="float">
            <text:p>0.394245802217228</text:p>
          </table:table-cell>
          <table:table-cell office:value-type="float" office:value="16.9149438040001" calcext:value-type="float">
            <text:p>16.914943804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884933333333333" calcext:value-type="float">
            <text:p>0.884933333333333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341384843325437" calcext:value-type="float">
            <text:p>0.341384843325437</text:p>
          </table:table-cell>
          <table:table-cell office:value-type="float" office:value="0.365181469233932" calcext:value-type="float">
            <text:p>0.365181469233932</text:p>
          </table:table-cell>
          <table:table-cell office:value-type="float" office:value="16.8600764829998" calcext:value-type="float">
            <text:p>16.860076482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588716666666667" calcext:value-type="float">
            <text:p>0.588716666666667</text:p>
          </table:table-cell>
          <table:table-cell office:value-type="float" office:value="0.7478" calcext:value-type="float">
            <text:p>0.7478</text:p>
          </table:table-cell>
          <table:table-cell office:value-type="float" office:value="1.499485641845" calcext:value-type="float">
            <text:p>1.499485641845</text:p>
          </table:table-cell>
          <table:table-cell office:value-type="float" office:value="0.884588155397184" calcext:value-type="float">
            <text:p>0.884588155397184</text:p>
          </table:table-cell>
          <table:table-cell office:value-type="float" office:value="16.822360913" calcext:value-type="float">
            <text:p>16.82236091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778033333333333" calcext:value-type="float">
            <text:p>0.778033333333333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704973195470981" calcext:value-type="float">
            <text:p>0.704973195470981</text:p>
          </table:table-cell>
          <table:table-cell office:value-type="float" office:value="0.573156763793557" calcext:value-type="float">
            <text:p>0.573156763793557</text:p>
          </table:table-cell>
          <table:table-cell office:value-type="float" office:value="16.810586201" calcext:value-type="float">
            <text:p>16.8105862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829166666666667" calcext:value-type="float">
            <text:p>0.829166666666667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509380846643753" calcext:value-type="float">
            <text:p>0.509380846643753</text:p>
          </table:table-cell>
          <table:table-cell office:value-type="float" office:value="0.458076768619999" calcext:value-type="float">
            <text:p>0.458076768619999</text:p>
          </table:table-cell>
          <table:table-cell office:value-type="float" office:value="16.838747621" calcext:value-type="float">
            <text:p>16.83874762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864816666666667" calcext:value-type="float">
            <text:p>0.864816666666667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408520416870936" calcext:value-type="float">
            <text:p>0.408520416870936</text:p>
          </table:table-cell>
          <table:table-cell office:value-type="float" office:value="0.399974684901298" calcext:value-type="float">
            <text:p>0.399974684901298</text:p>
          </table:table-cell>
          <table:table-cell office:value-type="float" office:value="16.893255594" calcext:value-type="float">
            <text:p>16.893255594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883783333333333" calcext:value-type="float">
            <text:p>0.883783333333333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346392137552502" calcext:value-type="float">
            <text:p>0.346392137552502</text:p>
          </table:table-cell>
          <table:table-cell office:value-type="float" office:value="0.373328589614789" calcext:value-type="float">
            <text:p>0.373328589614789</text:p>
          </table:table-cell>
          <table:table-cell office:value-type="float" office:value="16.7824292719999" calcext:value-type="float">
            <text:p>16.782429271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583933333333333" calcext:value-type="float">
            <text:p>0.583933333333333</text:p>
          </table:table-cell>
          <table:table-cell office:value-type="float" office:value="0.7528" calcext:value-type="float">
            <text:p>0.7528</text:p>
          </table:table-cell>
          <table:table-cell office:value-type="float" office:value="1.54726743590095" calcext:value-type="float">
            <text:p>1.54726743590095</text:p>
          </table:table-cell>
          <table:table-cell office:value-type="float" office:value="0.915488106809604" calcext:value-type="float">
            <text:p>0.915488106809604</text:p>
          </table:table-cell>
          <table:table-cell office:value-type="float" office:value="16.939026952" calcext:value-type="float">
            <text:p>16.93902695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78455" calcext:value-type="float">
            <text:p>0.78455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71240868328858" calcext:value-type="float">
            <text:p>0.71240868328858</text:p>
          </table:table-cell>
          <table:table-cell office:value-type="float" office:value="0.562542903575168" calcext:value-type="float">
            <text:p>0.562542903575168</text:p>
          </table:table-cell>
          <table:table-cell office:value-type="float" office:value="17.3860592139999" calcext:value-type="float">
            <text:p>17.386059213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839933333333333" calcext:value-type="float">
            <text:p>0.839933333333333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489710750372044" calcext:value-type="float">
            <text:p>0.489710750372044</text:p>
          </table:table-cell>
          <table:table-cell office:value-type="float" office:value="0.438281064010729" calcext:value-type="float">
            <text:p>0.438281064010729</text:p>
          </table:table-cell>
          <table:table-cell office:value-type="float" office:value="16.88772019" calcext:value-type="float">
            <text:p>16.8877201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869916666666667" calcext:value-type="float">
            <text:p>0.869916666666667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390117689427028" calcext:value-type="float">
            <text:p>0.390117689427028</text:p>
          </table:table-cell>
          <table:table-cell office:value-type="float" office:value="0.383412838836384" calcext:value-type="float">
            <text:p>0.383412838836384</text:p>
          </table:table-cell>
          <table:table-cell office:value-type="float" office:value="16.889967241" calcext:value-type="float">
            <text:p>16.88996724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88925" calcext:value-type="float">
            <text:p>0.88925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333791431254034" calcext:value-type="float">
            <text:p>0.333791431254034</text:p>
          </table:table-cell>
          <table:table-cell office:value-type="float" office:value="0.356966660565631" calcext:value-type="float">
            <text:p>0.356966660565631</text:p>
          </table:table-cell>
          <table:table-cell office:value-type="float" office:value="16.7519899899999" calcext:value-type="float">
            <text:p>16.751989989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574133333333333" calcext:value-type="float">
            <text:p>0.574133333333333</text:p>
          </table:table-cell>
          <table:table-cell office:value-type="float" office:value="0.7542" calcext:value-type="float">
            <text:p>0.7542</text:p>
          </table:table-cell>
          <table:table-cell office:value-type="float" office:value="1.62883865172421" calcext:value-type="float">
            <text:p>1.62883865172421</text:p>
          </table:table-cell>
          <table:table-cell office:value-type="float" office:value="0.994737000602066" calcext:value-type="float">
            <text:p>0.994737000602066</text:p>
          </table:table-cell>
          <table:table-cell office:value-type="float" office:value="16.811120568" calcext:value-type="float">
            <text:p>16.81112056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793016666666667" calcext:value-type="float">
            <text:p>0.79301666666666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21060185893766" calcext:value-type="float">
            <text:p>0.721060185893766</text:p>
          </table:table-cell>
          <table:table-cell office:value-type="float" office:value="0.547769722855015" calcext:value-type="float">
            <text:p>0.547769722855015</text:p>
          </table:table-cell>
          <table:table-cell office:value-type="float" office:value="16.6660173989999" calcext:value-type="float">
            <text:p>16.66601739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84645" calcext:value-type="float">
            <text:p>0.84645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478513745706219" calcext:value-type="float">
            <text:p>0.478513745706219</text:p>
          </table:table-cell>
          <table:table-cell office:value-type="float" office:value="0.435762754860957" calcext:value-type="float">
            <text:p>0.435762754860957</text:p>
          </table:table-cell>
          <table:table-cell office:value-type="float" office:value="16.8031526030002" calcext:value-type="float">
            <text:p>16.803152603000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385587744526009" calcext:value-type="float">
            <text:p>0.385587744526009</text:p>
          </table:table-cell>
          <table:table-cell office:value-type="float" office:value="0.388771092436116" calcext:value-type="float">
            <text:p>0.388771092436116</text:p>
          </table:table-cell>
          <table:table-cell office:value-type="float" office:value="16.9923553640001" calcext:value-type="float">
            <text:p>16.992355364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889933333333333" calcext:value-type="float">
            <text:p>0.889933333333333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329873232619722" calcext:value-type="float">
            <text:p>0.329873232619722</text:p>
          </table:table-cell>
          <table:table-cell office:value-type="float" office:value="0.365328118774542" calcext:value-type="float">
            <text:p>0.365328118774542</text:p>
          </table:table-cell>
          <table:table-cell office:value-type="float" office:value="16.769204446" calcext:value-type="float">
            <text:p>16.769204446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582466666666667" calcext:value-type="float">
            <text:p>0.582466666666667</text:p>
          </table:table-cell>
          <table:table-cell office:value-type="float" office:value="0.7479" calcext:value-type="float">
            <text:p>0.7479</text:p>
          </table:table-cell>
          <table:table-cell office:value-type="float" office:value="1.55857132886773" calcext:value-type="float">
            <text:p>1.55857132886773</text:p>
          </table:table-cell>
          <table:table-cell office:value-type="float" office:value="0.929364792100943" calcext:value-type="float">
            <text:p>0.929364792100943</text:p>
          </table:table-cell>
          <table:table-cell office:value-type="float" office:value="16.760185588" calcext:value-type="float">
            <text:p>16.76018558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997" calcext:value-type="float">
            <text:p>0.7997</text:p>
          </table:table-cell>
          <table:table-cell office:value-type="float" office:value="0.731932257760816" calcext:value-type="float">
            <text:p>0.731932257760816</text:p>
          </table:table-cell>
          <table:table-cell office:value-type="float" office:value="0.583905311526766" calcext:value-type="float">
            <text:p>0.583905311526766</text:p>
          </table:table-cell>
          <table:table-cell office:value-type="float" office:value="16.803310904" calcext:value-type="float">
            <text:p>16.803310904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411" calcext:value-type="float">
            <text:p>0.8411</text:p>
          </table:table-cell>
          <table:table-cell office:value-type="float" office:value="0.521269582545579" calcext:value-type="float">
            <text:p>0.521269582545579</text:p>
          </table:table-cell>
          <table:table-cell office:value-type="float" office:value="0.460538866223803" calcext:value-type="float">
            <text:p>0.460538866223803</text:p>
          </table:table-cell>
          <table:table-cell office:value-type="float" office:value="16.966731191" calcext:value-type="float">
            <text:p>16.96673119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862633333333333" calcext:value-type="float">
            <text:p>0.862633333333333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415456032908674" calcext:value-type="float">
            <text:p>0.415456032908674</text:p>
          </table:table-cell>
          <table:table-cell office:value-type="float" office:value="0.395010318251172" calcext:value-type="float">
            <text:p>0.395010318251172</text:p>
          </table:table-cell>
          <table:table-cell office:value-type="float" office:value="16.8374268320001" calcext:value-type="float">
            <text:p>16.837426832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883416666666667" calcext:value-type="float">
            <text:p>0.883416666666667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350021834217155" calcext:value-type="float">
            <text:p>0.350021834217155</text:p>
          </table:table-cell>
          <table:table-cell office:value-type="float" office:value="0.364870004023716" calcext:value-type="float">
            <text:p>0.364870004023716</text:p>
          </table:table-cell>
          <table:table-cell office:value-type="float" office:value="16.7529549210001" calcext:value-type="float">
            <text:p>16.752954921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71455" calcext:value-type="float">
            <text:p>0.71455</text:p>
          </table:table-cell>
          <table:table-cell office:value-type="float" office:value="0.805" calcext:value-type="float">
            <text:p>0.805</text:p>
          </table:table-cell>
          <table:table-cell office:value-type="float" office:value="0.99387231059293" calcext:value-type="float">
            <text:p>0.99387231059293</text:p>
          </table:table-cell>
          <table:table-cell office:value-type="float" office:value="0.56601955974178" calcext:value-type="float">
            <text:p>0.56601955974178</text:p>
          </table:table-cell>
          <table:table-cell office:value-type="float" office:value="16.784359065" calcext:value-type="float">
            <text:p>16.784359065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836" calcext:value-type="float">
            <text:p>0.836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472119950171091" calcext:value-type="float">
            <text:p>0.472119950171091</text:p>
          </table:table-cell>
          <table:table-cell office:value-type="float" office:value="0.424345034228009" calcext:value-type="float">
            <text:p>0.424345034228009</text:p>
          </table:table-cell>
          <table:table-cell office:value-type="float" office:value="16.7001448799999" calcext:value-type="float">
            <text:p>16.700144879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871316666666667" calcext:value-type="float">
            <text:p>0.871316666666667</text:p>
          </table:table-cell>
          <table:table-cell office:value-type="float" office:value="0.8648" calcext:value-type="float">
            <text:p>0.8648</text:p>
          </table:table-cell>
          <table:table-cell office:value-type="float" office:value="0.368200829002395" calcext:value-type="float">
            <text:p>0.368200829002395</text:p>
          </table:table-cell>
          <table:table-cell office:value-type="float" office:value="0.377037422482375" calcext:value-type="float">
            <text:p>0.377037422482375</text:p>
          </table:table-cell>
          <table:table-cell office:value-type="float" office:value="16.829387598" calcext:value-type="float">
            <text:p>16.82938759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313296062478633" calcext:value-type="float">
            <text:p>0.313296062478633</text:p>
          </table:table-cell>
          <table:table-cell office:value-type="float" office:value="0.353666917153984" calcext:value-type="float">
            <text:p>0.353666917153984</text:p>
          </table:table-cell>
          <table:table-cell office:value-type="float" office:value="16.896836115" calcext:value-type="float">
            <text:p>16.896836115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90485" calcext:value-type="float">
            <text:p>0.90485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273286504873525" calcext:value-type="float">
            <text:p>0.273286504873525</text:p>
          </table:table-cell>
          <table:table-cell office:value-type="float" office:value="0.344687431006675" calcext:value-type="float">
            <text:p>0.344687431006675</text:p>
          </table:table-cell>
          <table:table-cell office:value-type="float" office:value="16.7572500819999" calcext:value-type="float">
            <text:p>16.757250081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7994" calcext:value-type="float">
            <text:p>0.7994</text:p>
          </table:table-cell>
          <table:table-cell office:value-type="float" office:value="1.05900521325404" calcext:value-type="float">
            <text:p>1.05900521325404</text:p>
          </table:table-cell>
          <table:table-cell office:value-type="float" office:value="0.579962846769649" calcext:value-type="float">
            <text:p>0.579962846769649</text:p>
          </table:table-cell>
          <table:table-cell office:value-type="float" office:value="17.441893145" calcext:value-type="float">
            <text:p>17.441893145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8383" calcext:value-type="float">
            <text:p>0.8383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475845182612379" calcext:value-type="float">
            <text:p>0.475845182612379</text:p>
          </table:table-cell>
          <table:table-cell office:value-type="float" office:value="0.428019613597044" calcext:value-type="float">
            <text:p>0.428019613597044</text:p>
          </table:table-cell>
          <table:table-cell office:value-type="float" office:value="16.903379546" calcext:value-type="float">
            <text:p>16.90337954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872866666666667" calcext:value-type="float">
            <text:p>0.872866666666667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366872828414064" calcext:value-type="float">
            <text:p>0.366872828414064</text:p>
          </table:table-cell>
          <table:table-cell office:value-type="float" office:value="0.377758504194059" calcext:value-type="float">
            <text:p>0.377758504194059</text:p>
          </table:table-cell>
          <table:table-cell office:value-type="float" office:value="16.9577957209999" calcext:value-type="float">
            <text:p>16.957795720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89085" calcext:value-type="float">
            <text:p>0.89085</text:p>
          </table:table-cell>
          <table:table-cell office:value-type="float" office:value="0.871" calcext:value-type="float">
            <text:p>0.871</text:p>
          </table:table-cell>
          <table:table-cell office:value-type="float" office:value="0.311326825399516" calcext:value-type="float">
            <text:p>0.311326825399516</text:p>
          </table:table-cell>
          <table:table-cell office:value-type="float" office:value="0.353524886973345" calcext:value-type="float">
            <text:p>0.353524886973345</text:p>
          </table:table-cell>
          <table:table-cell office:value-type="float" office:value="16.815343668" calcext:value-type="float">
            <text:p>16.81534366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905583333333333" calcext:value-type="float">
            <text:p>0.905583333333333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270724786560673" calcext:value-type="float">
            <text:p>0.270724786560673</text:p>
          </table:table-cell>
          <table:table-cell office:value-type="float" office:value="0.341852801905316" calcext:value-type="float">
            <text:p>0.341852801905316</text:p>
          </table:table-cell>
          <table:table-cell office:value-type="float" office:value="16.7485238090001" calcext:value-type="float">
            <text:p>16.748523809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720466666666667" calcext:value-type="float">
            <text:p>0.720466666666667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986550475329733" calcext:value-type="float">
            <text:p>0.986550475329733</text:p>
          </table:table-cell>
          <table:table-cell office:value-type="float" office:value="0.551728974102409" calcext:value-type="float">
            <text:p>0.551728974102409</text:p>
          </table:table-cell>
          <table:table-cell office:value-type="float" office:value="16.771604091" calcext:value-type="float">
            <text:p>16.77160409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843266666666667" calcext:value-type="float">
            <text:p>0.843266666666667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458609518958434" calcext:value-type="float">
            <text:p>0.458609518958434</text:p>
          </table:table-cell>
          <table:table-cell office:value-type="float" office:value="0.419977164192564" calcext:value-type="float">
            <text:p>0.419977164192564</text:p>
          </table:table-cell>
          <table:table-cell office:value-type="float" office:value="16.8301298360002" calcext:value-type="float">
            <text:p>16.8301298360002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873566666666667" calcext:value-type="float">
            <text:p>0.873566666666667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360101804407294" calcext:value-type="float">
            <text:p>0.360101804407294</text:p>
          </table:table-cell>
          <table:table-cell office:value-type="float" office:value="0.377364704373536" calcext:value-type="float">
            <text:p>0.377364704373536</text:p>
          </table:table-cell>
          <table:table-cell office:value-type="float" office:value="17.0278480739999" calcext:value-type="float">
            <text:p>17.027848073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890933333333333" calcext:value-type="float">
            <text:p>0.890933333333333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308507750045135" calcext:value-type="float">
            <text:p>0.308507750045135</text:p>
          </table:table-cell>
          <table:table-cell office:value-type="float" office:value="0.35604733513419" calcext:value-type="float">
            <text:p>0.35604733513419</text:p>
          </table:table-cell>
          <table:table-cell office:value-type="float" office:value="16.634354861" calcext:value-type="float">
            <text:p>16.63435486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906016666666667" calcext:value-type="float">
            <text:p>0.906016666666667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269886208622695" calcext:value-type="float">
            <text:p>0.269886208622695</text:p>
          </table:table-cell>
          <table:table-cell office:value-type="float" office:value="0.34483571274645" calcext:value-type="float">
            <text:p>0.34483571274645</text:p>
          </table:table-cell>
          <table:table-cell office:value-type="float" office:value="16.8752834630002" calcext:value-type="float">
            <text:p>16.8752834630002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701016666666667" calcext:value-type="float">
            <text:p>0.701016666666667</text:p>
          </table:table-cell>
          <table:table-cell office:value-type="float" office:value="0.796" calcext:value-type="float">
            <text:p>0.796</text:p>
          </table:table-cell>
          <table:table-cell office:value-type="float" office:value="1.0333667353018" calcext:value-type="float">
            <text:p>1.0333667353018</text:p>
          </table:table-cell>
          <table:table-cell office:value-type="float" office:value="0.57504852733035" calcext:value-type="float">
            <text:p>0.57504852733035</text:p>
          </table:table-cell>
          <table:table-cell office:value-type="float" office:value="16.9205052020002" calcext:value-type="float">
            <text:p>16.9205052020002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477977246506763" calcext:value-type="float">
            <text:p>0.477977246506763</text:p>
          </table:table-cell>
          <table:table-cell office:value-type="float" office:value="0.426524390270756" calcext:value-type="float">
            <text:p>0.426524390270756</text:p>
          </table:table-cell>
          <table:table-cell office:value-type="float" office:value="16.8167321000001" calcext:value-type="float">
            <text:p>16.816732100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870716666666667" calcext:value-type="float">
            <text:p>0.870716666666667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370421881948326" calcext:value-type="float">
            <text:p>0.370421881948326</text:p>
          </table:table-cell>
          <table:table-cell office:value-type="float" office:value="0.372539633873162" calcext:value-type="float">
            <text:p>0.372539633873162</text:p>
          </table:table-cell>
          <table:table-cell office:value-type="float" office:value="17.004648482" calcext:value-type="float">
            <text:p>17.004648482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314365708712004" calcext:value-type="float">
            <text:p>0.314365708712004</text:p>
          </table:table-cell>
          <table:table-cell office:value-type="float" office:value="0.345391559942513" calcext:value-type="float">
            <text:p>0.345391559942513</text:p>
          </table:table-cell>
          <table:table-cell office:value-type="float" office:value="16.7177225329997" calcext:value-type="float">
            <text:p>16.7177225329997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90505" calcext:value-type="float">
            <text:p>0.90505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272757429756653" calcext:value-type="float">
            <text:p>0.272757429756653</text:p>
          </table:table-cell>
          <table:table-cell office:value-type="float" office:value="0.330447089757509" calcext:value-type="float">
            <text:p>0.330447089757509</text:p>
          </table:table-cell>
          <table:table-cell office:value-type="float" office:value="16.8239889350002" calcext:value-type="float">
            <text:p>16.8239889350002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7991" calcext:value-type="float">
            <text:p>0.7991</text:p>
          </table:table-cell>
          <table:table-cell office:value-type="float" office:value="1.07022072644884" calcext:value-type="float">
            <text:p>1.07022072644884</text:p>
          </table:table-cell>
          <table:table-cell office:value-type="float" office:value="0.579838327161825" calcext:value-type="float">
            <text:p>0.579838327161825</text:p>
          </table:table-cell>
          <table:table-cell office:value-type="float" office:value="16.721434736" calcext:value-type="float">
            <text:p>16.72143473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832166666666667" calcext:value-type="float">
            <text:p>0.832166666666667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484397502898026" calcext:value-type="float">
            <text:p>0.484397502898026</text:p>
          </table:table-cell>
          <table:table-cell office:value-type="float" office:value="0.430394944776395" calcext:value-type="float">
            <text:p>0.430394944776395</text:p>
          </table:table-cell>
          <table:table-cell office:value-type="float" office:value="16.904299071" calcext:value-type="float">
            <text:p>16.90429907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866533333333333" calcext:value-type="float">
            <text:p>0.866533333333333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378286095586286" calcext:value-type="float">
            <text:p>0.378286095586286</text:p>
          </table:table-cell>
          <table:table-cell office:value-type="float" office:value="0.379938799864168" calcext:value-type="float">
            <text:p>0.379938799864168</text:p>
          </table:table-cell>
          <table:table-cell office:value-type="float" office:value="16.9099110300003" calcext:value-type="float">
            <text:p>16.9099110300003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322744684528186" calcext:value-type="float">
            <text:p>0.322744684528186</text:p>
          </table:table-cell>
          <table:table-cell office:value-type="float" office:value="0.354856584956691" calcext:value-type="float">
            <text:p>0.354856584956691</text:p>
          </table:table-cell>
          <table:table-cell office:value-type="float" office:value="16.7084156860001" calcext:value-type="float">
            <text:p>16.708415686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901583333333333" calcext:value-type="float">
            <text:p>0.90158333333333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281743481238958" calcext:value-type="float">
            <text:p>0.281743481238958</text:p>
          </table:table-cell>
          <table:table-cell office:value-type="float" office:value="0.341198609987642" calcext:value-type="float">
            <text:p>0.341198609987642</text:p>
          </table:table-cell>
          <table:table-cell office:value-type="float" office:value="17.293312242" calcext:value-type="float">
            <text:p>17.29331224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755433333333333" calcext:value-type="float">
            <text:p>0.755433333333333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76823187052314" calcext:value-type="float">
            <text:p>0.76823187052314</text:p>
          </table:table-cell>
          <table:table-cell office:value-type="float" office:value="0.491838164580096" calcext:value-type="float">
            <text:p>0.491838164580096</text:p>
          </table:table-cell>
          <table:table-cell office:value-type="float" office:value="16.811772514" calcext:value-type="float">
            <text:p>16.811772514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853083333333333" calcext:value-type="float">
            <text:p>0.853083333333333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414674469974758" calcext:value-type="float">
            <text:p>0.414674469974758</text:p>
          </table:table-cell>
          <table:table-cell office:value-type="float" office:value="0.402622898957532" calcext:value-type="float">
            <text:p>0.402622898957532</text:p>
          </table:table-cell>
          <table:table-cell office:value-type="float" office:value="16.9328324610001" calcext:value-type="float">
            <text:p>16.932832461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877816666666667" calcext:value-type="float">
            <text:p>0.877816666666667</text:p>
          </table:table-cell>
          <table:table-cell office:value-type="float" office:value="0.8661" calcext:value-type="float">
            <text:p>0.8661</text:p>
          </table:table-cell>
          <table:table-cell office:value-type="float" office:value="0.340966603474449" calcext:value-type="float">
            <text:p>0.340966603474449</text:p>
          </table:table-cell>
          <table:table-cell office:value-type="float" office:value="0.371286243864685" calcext:value-type="float">
            <text:p>0.371286243864685</text:p>
          </table:table-cell>
          <table:table-cell office:value-type="float" office:value="16.8875775760002" calcext:value-type="float">
            <text:p>16.887577576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893466666666667" calcext:value-type="float">
            <text:p>0.893466666666667</text:p>
          </table:table-cell>
          <table:table-cell office:value-type="float" office:value="0.871" calcext:value-type="float">
            <text:p>0.871</text:p>
          </table:table-cell>
          <table:table-cell office:value-type="float" office:value="0.29745632367157" calcext:value-type="float">
            <text:p>0.29745632367157</text:p>
          </table:table-cell>
          <table:table-cell office:value-type="float" office:value="0.357743029286907" calcext:value-type="float">
            <text:p>0.357743029286907</text:p>
          </table:table-cell>
          <table:table-cell office:value-type="float" office:value="16.7016647330001" calcext:value-type="float">
            <text:p>16.701664733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263699008926336" calcext:value-type="float">
            <text:p>0.263699008926336</text:p>
          </table:table-cell>
          <table:table-cell office:value-type="float" office:value="0.350331320694298" calcext:value-type="float">
            <text:p>0.350331320694298</text:p>
          </table:table-cell>
          <table:table-cell office:value-type="float" office:value="16.7976609339999" calcext:value-type="float">
            <text:p>16.797660933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7569" calcext:value-type="float">
            <text:p>0.7569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772882873617383" calcext:value-type="float">
            <text:p>0.772882873617383</text:p>
          </table:table-cell>
          <table:table-cell office:value-type="float" office:value="0.48040319836823" calcext:value-type="float">
            <text:p>0.48040319836823</text:p>
          </table:table-cell>
          <table:table-cell office:value-type="float" office:value="16.9664245210001" calcext:value-type="float">
            <text:p>16.966424521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856633333333333" calcext:value-type="float">
            <text:p>0.856633333333333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404700153290844" calcext:value-type="float">
            <text:p>0.404700153290844</text:p>
          </table:table-cell>
          <table:table-cell office:value-type="float" office:value="0.394463138310773" calcext:value-type="float">
            <text:p>0.394463138310773</text:p>
          </table:table-cell>
          <table:table-cell office:value-type="float" office:value="16.864734493" calcext:value-type="float">
            <text:p>16.86473449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880483333333333" calcext:value-type="float">
            <text:p>0.880483333333333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33314104921528" calcext:value-type="float">
            <text:p>0.33314104921528</text:p>
          </table:table-cell>
          <table:table-cell office:value-type="float" office:value="0.360752460398492" calcext:value-type="float">
            <text:p>0.360752460398492</text:p>
          </table:table-cell>
          <table:table-cell office:value-type="float" office:value="16.8586449429999" calcext:value-type="float">
            <text:p>16.858644942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896383333333333" calcext:value-type="float">
            <text:p>0.896383333333333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289478350669018" calcext:value-type="float">
            <text:p>0.289478350669018</text:p>
          </table:table-cell>
          <table:table-cell office:value-type="float" office:value="0.342208281728872" calcext:value-type="float">
            <text:p>0.342208281728872</text:p>
          </table:table-cell>
          <table:table-cell office:value-type="float" office:value="16.6854838180002" calcext:value-type="float">
            <text:p>16.685483818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91045" calcext:value-type="float">
            <text:p>0.91045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25459973878666" calcext:value-type="float">
            <text:p>0.25459973878666</text:p>
          </table:table-cell>
          <table:table-cell office:value-type="float" office:value="0.333536277720883" calcext:value-type="float">
            <text:p>0.333536277720883</text:p>
          </table:table-cell>
          <table:table-cell office:value-type="float" office:value="16.8345301929999" calcext:value-type="float">
            <text:p>16.834530192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759366666666667" calcext:value-type="float">
            <text:p>0.759366666666667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772047477458586" calcext:value-type="float">
            <text:p>0.772047477458586</text:p>
          </table:table-cell>
          <table:table-cell office:value-type="float" office:value="0.489489453993026" calcext:value-type="float">
            <text:p>0.489489453993026</text:p>
          </table:table-cell>
          <table:table-cell office:value-type="float" office:value="16.9690429909997" calcext:value-type="float">
            <text:p>16.969042990999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85355" calcext:value-type="float">
            <text:p>0.85355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415393012768424" calcext:value-type="float">
            <text:p>0.415393012768424</text:p>
          </table:table-cell>
          <table:table-cell office:value-type="float" office:value="0.400836440882865" calcext:value-type="float">
            <text:p>0.400836440882865</text:p>
          </table:table-cell>
          <table:table-cell office:value-type="float" office:value="16.9946000760001" calcext:value-type="float">
            <text:p>16.994600076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877633333333333" calcext:value-type="float">
            <text:p>0.877633333333333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342233692706902" calcext:value-type="float">
            <text:p>0.342233692706902</text:p>
          </table:table-cell>
          <table:table-cell office:value-type="float" office:value="0.366377753816592" calcext:value-type="float">
            <text:p>0.366377753816592</text:p>
          </table:table-cell>
          <table:table-cell office:value-type="float" office:value="16.871606877" calcext:value-type="float">
            <text:p>16.87160687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894216666666667" calcext:value-type="float">
            <text:p>0.894216666666667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297391735446224" calcext:value-type="float">
            <text:p>0.297391735446224</text:p>
          </table:table-cell>
          <table:table-cell office:value-type="float" office:value="0.347766554944075" calcext:value-type="float">
            <text:p>0.347766554944075</text:p>
          </table:table-cell>
          <table:table-cell office:value-type="float" office:value="16.7997777150003" calcext:value-type="float">
            <text:p>16.799777715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261608383294616" calcext:value-type="float">
            <text:p>0.261608383294616</text:p>
          </table:table-cell>
          <table:table-cell office:value-type="float" office:value="0.340498097478204" calcext:value-type="float">
            <text:p>0.340498097478204</text:p>
          </table:table-cell>
          <table:table-cell office:value-type="float" office:value="16.8509949079998" calcext:value-type="float">
            <text:p>16.850994907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765" calcext:value-type="float">
            <text:p>0.765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753843631317366" calcext:value-type="float">
            <text:p>0.753843631317366</text:p>
          </table:table-cell>
          <table:table-cell office:value-type="float" office:value="0.481835498741478" calcext:value-type="float">
            <text:p>0.481835498741478</text:p>
          </table:table-cell>
          <table:table-cell office:value-type="float" office:value="16.8865853420002" calcext:value-type="float">
            <text:p>16.886585342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853516666666667" calcext:value-type="float">
            <text:p>0.853516666666667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410297958517888" calcext:value-type="float">
            <text:p>0.410297958517888</text:p>
          </table:table-cell>
          <table:table-cell office:value-type="float" office:value="0.396265523828519" calcext:value-type="float">
            <text:p>0.396265523828519</text:p>
          </table:table-cell>
          <table:table-cell office:value-type="float" office:value="16.8791788160002" calcext:value-type="float">
            <text:p>16.879178816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87825" calcext:value-type="float">
            <text:p>0.87825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338085272339488" calcext:value-type="float">
            <text:p>0.338085272339488</text:p>
          </table:table-cell>
          <table:table-cell office:value-type="float" office:value="0.363326294501876" calcext:value-type="float">
            <text:p>0.363326294501876</text:p>
          </table:table-cell>
          <table:table-cell office:value-type="float" office:value="16.7180957269998" calcext:value-type="float">
            <text:p>16.718095726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89465" calcext:value-type="float">
            <text:p>0.89465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293525893217338" calcext:value-type="float">
            <text:p>0.293525893217338</text:p>
          </table:table-cell>
          <table:table-cell office:value-type="float" office:value="0.344185878706586" calcext:value-type="float">
            <text:p>0.344185878706586</text:p>
          </table:table-cell>
          <table:table-cell office:value-type="float" office:value="17.4398166750002" calcext:value-type="float">
            <text:p>17.439816675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258673292034661" calcext:value-type="float">
            <text:p>0.258673292034661</text:p>
          </table:table-cell>
          <table:table-cell office:value-type="float" office:value="0.335835767020086" calcext:value-type="float">
            <text:p>0.335835767020086</text:p>
          </table:table-cell>
          <table:table-cell office:value-type="float" office:value="17.020740081" calcext:value-type="float">
            <text:p>17.02074008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755266666666667" calcext:value-type="float">
            <text:p>0.755266666666667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7807164846707" calcext:value-type="float">
            <text:p>0.7807164846707</text:p>
          </table:table-cell>
          <table:table-cell office:value-type="float" office:value="0.488507221269" calcext:value-type="float">
            <text:p>0.488507221269</text:p>
          </table:table-cell>
          <table:table-cell office:value-type="float" office:value="17.1881966650003" calcext:value-type="float">
            <text:p>17.188196665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852883333333333" calcext:value-type="float">
            <text:p>0.852883333333333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417386974495993" calcext:value-type="float">
            <text:p>0.417386974495993</text:p>
          </table:table-cell>
          <table:table-cell office:value-type="float" office:value="0.407272380533492" calcext:value-type="float">
            <text:p>0.407272380533492</text:p>
          </table:table-cell>
          <table:table-cell office:value-type="float" office:value="17.117248601" calcext:value-type="float">
            <text:p>17.1172486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878283333333333" calcext:value-type="float">
            <text:p>0.878283333333333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343809914773207" calcext:value-type="float">
            <text:p>0.343809914773207</text:p>
          </table:table-cell>
          <table:table-cell office:value-type="float" office:value="0.37734362502007" calcext:value-type="float">
            <text:p>0.37734362502007</text:p>
          </table:table-cell>
          <table:table-cell office:value-type="float" office:value="16.9363317890002" calcext:value-type="float">
            <text:p>16.936331789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89475" calcext:value-type="float">
            <text:p>0.89475</text:p>
          </table:table-cell>
          <table:table-cell office:value-type="float" office:value="0.8716" calcext:value-type="float">
            <text:p>0.8716</text:p>
          </table:table-cell>
          <table:table-cell office:value-type="float" office:value="0.298689674006215" calcext:value-type="float">
            <text:p>0.298689674006215</text:p>
          </table:table-cell>
          <table:table-cell office:value-type="float" office:value="0.360676567455766" calcext:value-type="float">
            <text:p>0.360676567455766</text:p>
          </table:table-cell>
          <table:table-cell office:value-type="float" office:value="16.8723134310003" calcext:value-type="float">
            <text:p>16.872313431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906983333333333" calcext:value-type="float">
            <text:p>0.906983333333333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263551244230222" calcext:value-type="float">
            <text:p>0.263551244230222</text:p>
          </table:table-cell>
          <table:table-cell office:value-type="float" office:value="0.350798384968642" calcext:value-type="float">
            <text:p>0.350798384968642</text:p>
          </table:table-cell>
          <table:table-cell office:value-type="float" office:value="16.8897244250002" calcext:value-type="float">
            <text:p>16.889724425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788766666666667" calcext:value-type="float">
            <text:p>0.788766666666667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636932854776952" calcext:value-type="float">
            <text:p>0.636932854776952</text:p>
          </table:table-cell>
          <table:table-cell office:value-type="float" office:value="0.445699412162137" calcext:value-type="float">
            <text:p>0.445699412162137</text:p>
          </table:table-cell>
          <table:table-cell office:value-type="float" office:value="17.0855312429999" calcext:value-type="float">
            <text:p>17.085531242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863983333333333" calcext:value-type="float">
            <text:p>0.863983333333333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380321055015267" calcext:value-type="float">
            <text:p>0.380321055015267</text:p>
          </table:table-cell>
          <table:table-cell office:value-type="float" office:value="0.385421608568756" calcext:value-type="float">
            <text:p>0.385421608568756</text:p>
          </table:table-cell>
          <table:table-cell office:value-type="float" office:value="16.9361042229998" calcext:value-type="float">
            <text:p>16.936104222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31874136349508" calcext:value-type="float">
            <text:p>0.31874136349508</text:p>
          </table:table-cell>
          <table:table-cell office:value-type="float" office:value="0.360194849645256" calcext:value-type="float">
            <text:p>0.360194849645256</text:p>
          </table:table-cell>
          <table:table-cell office:value-type="float" office:value="16.9833327740002" calcext:value-type="float">
            <text:p>16.983332774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90095" calcext:value-type="float">
            <text:p>0.90095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277531906668502" calcext:value-type="float">
            <text:p>0.277531906668502</text:p>
          </table:table-cell>
          <table:table-cell office:value-type="float" office:value="0.345717647652717" calcext:value-type="float">
            <text:p>0.345717647652717</text:p>
          </table:table-cell>
          <table:table-cell office:value-type="float" office:value="16.8818220979997" calcext:value-type="float">
            <text:p>16.881822097999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913716666666667" calcext:value-type="float">
            <text:p>0.913716666666667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243799129743248" calcext:value-type="float">
            <text:p>0.243799129743248</text:p>
          </table:table-cell>
          <table:table-cell office:value-type="float" office:value="0.33934513085587" calcext:value-type="float">
            <text:p>0.33934513085587</text:p>
          </table:table-cell>
          <table:table-cell office:value-type="float" office:value="16.8556924169998" calcext:value-type="float">
            <text:p>16.855692416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790433333333333" calcext:value-type="float">
            <text:p>0.790433333333333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629578475965493" calcext:value-type="float">
            <text:p>0.629578475965493</text:p>
          </table:table-cell>
          <table:table-cell office:value-type="float" office:value="0.445124267772505" calcext:value-type="float">
            <text:p>0.445124267772505</text:p>
          </table:table-cell>
          <table:table-cell office:value-type="float" office:value="16.8637789950003" calcext:value-type="float">
            <text:p>16.863778995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383672092832736" calcext:value-type="float">
            <text:p>0.383672092832736</text:p>
          </table:table-cell>
          <table:table-cell office:value-type="float" office:value="0.386489153572708" calcext:value-type="float">
            <text:p>0.386489153572708</text:p>
          </table:table-cell>
          <table:table-cell office:value-type="float" office:value="16.789030721" calcext:value-type="float">
            <text:p>16.78903072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322268208278331" calcext:value-type="float">
            <text:p>0.322268208278331</text:p>
          </table:table-cell>
          <table:table-cell office:value-type="float" office:value="0.360639878044462" calcext:value-type="float">
            <text:p>0.360639878044462</text:p>
          </table:table-cell>
          <table:table-cell office:value-type="float" office:value="16.8341216020003" calcext:value-type="float">
            <text:p>16.834121602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89905" calcext:value-type="float">
            <text:p>0.8990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281249612053511" calcext:value-type="float">
            <text:p>0.281249612053511</text:p>
          </table:table-cell>
          <table:table-cell office:value-type="float" office:value="0.346404812233463" calcext:value-type="float">
            <text:p>0.346404812233463</text:p>
          </table:table-cell>
          <table:table-cell office:value-type="float" office:value="16.7527172320001" calcext:value-type="float">
            <text:p>16.752717232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91125" calcext:value-type="float">
            <text:p>0.91125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248056296974039" calcext:value-type="float">
            <text:p>0.248056296974039</text:p>
          </table:table-cell>
          <table:table-cell office:value-type="float" office:value="0.339549184509903" calcext:value-type="float">
            <text:p>0.339549184509903</text:p>
          </table:table-cell>
          <table:table-cell office:value-type="float" office:value="17.0033630609996" calcext:value-type="float">
            <text:p>17.0033630609996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794183333333333" calcext:value-type="float">
            <text:p>0.794183333333333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609622576311707" calcext:value-type="float">
            <text:p>0.609622576311707</text:p>
          </table:table-cell>
          <table:table-cell office:value-type="float" office:value="0.435611718209686" calcext:value-type="float">
            <text:p>0.435611718209686</text:p>
          </table:table-cell>
          <table:table-cell office:value-type="float" office:value="16.9747496680002" calcext:value-type="float">
            <text:p>16.974749668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865733333333333" calcext:value-type="float">
            <text:p>0.865733333333333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376113019025783" calcext:value-type="float">
            <text:p>0.376113019025783</text:p>
          </table:table-cell>
          <table:table-cell office:value-type="float" office:value="0.37917041446373" calcext:value-type="float">
            <text:p>0.37917041446373</text:p>
          </table:table-cell>
          <table:table-cell office:value-type="float" office:value="16.7890356120001" calcext:value-type="float">
            <text:p>16.789035612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886283333333333" calcext:value-type="float">
            <text:p>0.886283333333333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317428684549164" calcext:value-type="float">
            <text:p>0.317428684549164</text:p>
          </table:table-cell>
          <table:table-cell office:value-type="float" office:value="0.356923008515577" calcext:value-type="float">
            <text:p>0.356923008515577</text:p>
          </table:table-cell>
          <table:table-cell office:value-type="float" office:value="17.3807175809998" calcext:value-type="float">
            <text:p>17.380717580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278031893201601" calcext:value-type="float">
            <text:p>0.278031893201601</text:p>
          </table:table-cell>
          <table:table-cell office:value-type="float" office:value="0.3424287697502" calcext:value-type="float">
            <text:p>0.3424287697502</text:p>
          </table:table-cell>
          <table:table-cell office:value-type="float" office:value="16.8757101679998" calcext:value-type="float">
            <text:p>16.875710167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245873596535118" calcext:value-type="float">
            <text:p>0.245873596535118</text:p>
          </table:table-cell>
          <table:table-cell office:value-type="float" office:value="0.332878054612002" calcext:value-type="float">
            <text:p>0.332878054612002</text:p>
          </table:table-cell>
          <table:table-cell office:value-type="float" office:value="16.9920073549997" calcext:value-type="float">
            <text:p>16.992007354999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791766666666667" calcext:value-type="float">
            <text:p>0.791766666666667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616461663500968" calcext:value-type="float">
            <text:p>0.616461663500968</text:p>
          </table:table-cell>
          <table:table-cell office:value-type="float" office:value="0.448991961160283" calcext:value-type="float">
            <text:p>0.448991961160283</text:p>
          </table:table-cell>
          <table:table-cell office:value-type="float" office:value="16.8767661770003" calcext:value-type="float">
            <text:p>16.876766177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864216666666667" calcext:value-type="float">
            <text:p>0.864216666666667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37812652728006" calcext:value-type="float">
            <text:p>0.37812652728006</text:p>
          </table:table-cell>
          <table:table-cell office:value-type="float" office:value="0.388955624904602" calcext:value-type="float">
            <text:p>0.388955624904602</text:p>
          </table:table-cell>
          <table:table-cell office:value-type="float" office:value="16.8327886100001" calcext:value-type="float">
            <text:p>16.832788610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885166666666667" calcext:value-type="float">
            <text:p>0.885166666666667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31849648200595" calcext:value-type="float">
            <text:p>0.31849648200595</text:p>
          </table:table-cell>
          <table:table-cell office:value-type="float" office:value="0.362193467225998" calcext:value-type="float">
            <text:p>0.362193467225998</text:p>
          </table:table-cell>
          <table:table-cell office:value-type="float" office:value="16.9839296660002" calcext:value-type="float">
            <text:p>16.983929666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277916906651721" calcext:value-type="float">
            <text:p>0.277916906651721</text:p>
          </table:table-cell>
          <table:table-cell office:value-type="float" office:value="0.345238032614349" calcext:value-type="float">
            <text:p>0.345238032614349</text:p>
          </table:table-cell>
          <table:table-cell office:value-type="float" office:value="16.8995216989997" calcext:value-type="float">
            <text:p>16.899521698999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913066666666667" calcext:value-type="float">
            <text:p>0.913066666666667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244498360139538" calcext:value-type="float">
            <text:p>0.244498360139538</text:p>
          </table:table-cell>
          <table:table-cell office:value-type="float" office:value="0.335610642554654" calcext:value-type="float">
            <text:p>0.335610642554654</text:p>
          </table:table-cell>
          <table:table-cell office:value-type="float" office:value="16.8654436810002" calcext:value-type="float">
            <text:p>16.865443681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788266666666667" calcext:value-type="float">
            <text:p>0.788266666666667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626003221852947" calcext:value-type="float">
            <text:p>0.626003221852947</text:p>
          </table:table-cell>
          <table:table-cell office:value-type="float" office:value="0.442935195603188" calcext:value-type="float">
            <text:p>0.442935195603188</text:p>
          </table:table-cell>
          <table:table-cell office:value-type="float" office:value="16.937627668" calcext:value-type="float">
            <text:p>16.93762766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865216666666667" calcext:value-type="float">
            <text:p>0.865216666666667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377320439926088" calcext:value-type="float">
            <text:p>0.377320439926088</text:p>
          </table:table-cell>
          <table:table-cell office:value-type="float" office:value="0.383054108376716" calcext:value-type="float">
            <text:p>0.383054108376716</text:p>
          </table:table-cell>
          <table:table-cell office:value-type="float" office:value="16.8154349769998" calcext:value-type="float">
            <text:p>16.815434976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88645" calcext:value-type="float">
            <text:p>0.88645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316523963708613" calcext:value-type="float">
            <text:p>0.316523963708613</text:p>
          </table:table-cell>
          <table:table-cell office:value-type="float" office:value="0.356047331717364" calcext:value-type="float">
            <text:p>0.356047331717364</text:p>
          </table:table-cell>
          <table:table-cell office:value-type="float" office:value="16.7958120329999" calcext:value-type="float">
            <text:p>16.795812032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901633333333333" calcext:value-type="float">
            <text:p>0.901633333333333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276025658747408" calcext:value-type="float">
            <text:p>0.276025658747408</text:p>
          </table:table-cell>
          <table:table-cell office:value-type="float" office:value="0.341091714657036" calcext:value-type="float">
            <text:p>0.341091714657036</text:p>
          </table:table-cell>
          <table:table-cell office:value-type="float" office:value="16.865614068" calcext:value-type="float">
            <text:p>16.86561406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243667969563559" calcext:value-type="float">
            <text:p>0.243667969563559</text:p>
          </table:table-cell>
          <table:table-cell office:value-type="float" office:value="0.331803276280689" calcext:value-type="float">
            <text:p>0.331803276280689</text:p>
          </table:table-cell>
          <table:table-cell office:value-type="float" office:value="16.940500961" calcext:value-type="float">
            <text:p>16.94050096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798566666666667" calcext:value-type="float">
            <text:p>0.798566666666667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574528635501353" calcext:value-type="float">
            <text:p>0.574528635501353</text:p>
          </table:table-cell>
          <table:table-cell office:value-type="float" office:value="0.446343148494982" calcext:value-type="float">
            <text:p>0.446343148494982</text:p>
          </table:table-cell>
          <table:table-cell office:value-type="float" office:value="16.8998307369998" calcext:value-type="float">
            <text:p>16.899830736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868116666666667" calcext:value-type="float">
            <text:p>0.868116666666667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365186592282008" calcext:value-type="float">
            <text:p>0.365186592282008</text:p>
          </table:table-cell>
          <table:table-cell office:value-type="float" office:value="0.389085254281949" calcext:value-type="float">
            <text:p>0.389085254281949</text:p>
          </table:table-cell>
          <table:table-cell office:value-type="float" office:value="16.7716751940002" calcext:value-type="float">
            <text:p>16.771675194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8925" calcext:value-type="float">
            <text:p>0.88925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306534645804909" calcext:value-type="float">
            <text:p>0.306534645804909</text:p>
          </table:table-cell>
          <table:table-cell office:value-type="float" office:value="0.359861766361887" calcext:value-type="float">
            <text:p>0.359861766361887</text:p>
          </table:table-cell>
          <table:table-cell office:value-type="float" office:value="16.7403852439998" calcext:value-type="float">
            <text:p>16.740385243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903616666666667" calcext:value-type="float">
            <text:p>0.903616666666667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266384871410472" calcext:value-type="float">
            <text:p>0.266384871410472</text:p>
          </table:table-cell>
          <table:table-cell office:value-type="float" office:value="0.340547527809432" calcext:value-type="float">
            <text:p>0.340547527809432</text:p>
          </table:table-cell>
          <table:table-cell office:value-type="float" office:value="16.8128547849997" calcext:value-type="float">
            <text:p>16.812854784999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233579233217277" calcext:value-type="float">
            <text:p>0.233579233217277</text:p>
          </table:table-cell>
          <table:table-cell office:value-type="float" office:value="0.331364352706891" calcext:value-type="float">
            <text:p>0.331364352706891</text:p>
          </table:table-cell>
          <table:table-cell office:value-type="float" office:value="16.9977629929999" calcext:value-type="float">
            <text:p>16.997762992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803016666666667" calcext:value-type="float">
            <text:p>0.803016666666667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62744552742189" calcext:value-type="float">
            <text:p>0.562744552742189</text:p>
          </table:table-cell>
          <table:table-cell office:value-type="float" office:value="0.46178805752165" calcext:value-type="float">
            <text:p>0.46178805752165</text:p>
          </table:table-cell>
          <table:table-cell office:value-type="float" office:value="17.3465802129999" calcext:value-type="float">
            <text:p>17.346580212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867633333333333" calcext:value-type="float">
            <text:p>0.867633333333333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367783125116627" calcext:value-type="float">
            <text:p>0.367783125116627</text:p>
          </table:table-cell>
          <table:table-cell office:value-type="float" office:value="0.407212136657375" calcext:value-type="float">
            <text:p>0.407212136657375</text:p>
          </table:table-cell>
          <table:table-cell office:value-type="float" office:value="16.8256189419999" calcext:value-type="float">
            <text:p>16.825618941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311668503942139" calcext:value-type="float">
            <text:p>0.311668503942139</text:p>
          </table:table-cell>
          <table:table-cell office:value-type="float" office:value="0.37911784278739" calcext:value-type="float">
            <text:p>0.37911784278739</text:p>
          </table:table-cell>
          <table:table-cell office:value-type="float" office:value="16.779389712" calcext:value-type="float">
            <text:p>16.77938971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901883333333333" calcext:value-type="float">
            <text:p>0.901883333333333</text:p>
          </table:table-cell>
          <table:table-cell office:value-type="float" office:value="0.869" calcext:value-type="float">
            <text:p>0.869</text:p>
          </table:table-cell>
          <table:table-cell office:value-type="float" office:value="0.272906225254096" calcext:value-type="float">
            <text:p>0.272906225254096</text:p>
          </table:table-cell>
          <table:table-cell office:value-type="float" office:value="0.362900805416381" calcext:value-type="float">
            <text:p>0.362900805416381</text:p>
          </table:table-cell>
          <table:table-cell office:value-type="float" office:value="16.8944279459997" calcext:value-type="float">
            <text:p>16.894427945999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914566666666667" calcext:value-type="float">
            <text:p>0.914566666666667</text:p>
          </table:table-cell>
          <table:table-cell office:value-type="float" office:value="0.872" calcext:value-type="float">
            <text:p>0.872</text:p>
          </table:table-cell>
          <table:table-cell office:value-type="float" office:value="0.241036218239554" calcext:value-type="float">
            <text:p>0.241036218239554</text:p>
          </table:table-cell>
          <table:table-cell office:value-type="float" office:value="0.356899942467167" calcext:value-type="float">
            <text:p>0.356899942467167</text:p>
          </table:table-cell>
          <table:table-cell office:value-type="float" office:value="17.0267626599998" calcext:value-type="float">
            <text:p>17.026762659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805983333333333" calcext:value-type="float">
            <text:p>0.805983333333333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555197482471908" calcext:value-type="float">
            <text:p>0.555197482471908</text:p>
          </table:table-cell>
          <table:table-cell office:value-type="float" office:value="0.426209192177293" calcext:value-type="float">
            <text:p>0.426209192177293</text:p>
          </table:table-cell>
          <table:table-cell office:value-type="float" office:value="16.9806676100002" calcext:value-type="float">
            <text:p>16.980667610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869483333333333" calcext:value-type="float">
            <text:p>0.8694833333333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362326435697104" calcext:value-type="float">
            <text:p>0.362326435697104</text:p>
          </table:table-cell>
          <table:table-cell office:value-type="float" office:value="0.375320530716021" calcext:value-type="float">
            <text:p>0.375320530716021</text:p>
          </table:table-cell>
          <table:table-cell office:value-type="float" office:value="16.9054555119997" calcext:value-type="float">
            <text:p>16.905455511999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0.874" calcext:value-type="float">
            <text:p>0.874</text:p>
          </table:table-cell>
          <table:table-cell office:value-type="float" office:value="0.306533093907749" calcext:value-type="float">
            <text:p>0.306533093907749</text:p>
          </table:table-cell>
          <table:table-cell office:value-type="float" office:value="0.352602884932688" calcext:value-type="float">
            <text:p>0.352602884932688</text:p>
          </table:table-cell>
          <table:table-cell office:value-type="float" office:value="16.7968856400003" calcext:value-type="float">
            <text:p>16.796885640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267624329592882" calcext:value-type="float">
            <text:p>0.267624329592882</text:p>
          </table:table-cell>
          <table:table-cell office:value-type="float" office:value="0.338041723154153" calcext:value-type="float">
            <text:p>0.338041723154153</text:p>
          </table:table-cell>
          <table:table-cell office:value-type="float" office:value="17.042938949" calcext:value-type="float">
            <text:p>17.04293894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235591813592292" calcext:value-type="float">
            <text:p>0.235591813592292</text:p>
          </table:table-cell>
          <table:table-cell office:value-type="float" office:value="0.328841283347956" calcext:value-type="float">
            <text:p>0.328841283347956</text:p>
          </table:table-cell>
          <table:table-cell office:value-type="float" office:value="16.861354266" calcext:value-type="float">
            <text:p>16.861354266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7991" calcext:value-type="float">
            <text:p>0.7991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570940668776091" calcext:value-type="float">
            <text:p>0.570940668776091</text:p>
          </table:table-cell>
          <table:table-cell office:value-type="float" office:value="0.441663512568565" calcext:value-type="float">
            <text:p>0.441663512568565</text:p>
          </table:table-cell>
          <table:table-cell office:value-type="float" office:value="16.8843298890001" calcext:value-type="float">
            <text:p>16.884329889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367725510730037" calcext:value-type="float">
            <text:p>0.367725510730037</text:p>
          </table:table-cell>
          <table:table-cell office:value-type="float" office:value="0.380675942844646" calcext:value-type="float">
            <text:p>0.380675942844646</text:p>
          </table:table-cell>
          <table:table-cell office:value-type="float" office:value="16.8243125270001" calcext:value-type="float">
            <text:p>16.824312527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88066666666667" calcext:value-type="float">
            <text:p>0.888066666666667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310681241860331" calcext:value-type="float">
            <text:p>0.310681241860331</text:p>
          </table:table-cell>
          <table:table-cell office:value-type="float" office:value="0.351941276602684" calcext:value-type="float">
            <text:p>0.351941276602684</text:p>
          </table:table-cell>
          <table:table-cell office:value-type="float" office:value="16.762466145" calcext:value-type="float">
            <text:p>16.762466145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271343752710041" calcext:value-type="float">
            <text:p>0.271343752710041</text:p>
          </table:table-cell>
          <table:table-cell office:value-type="float" office:value="0.338195590409124" calcext:value-type="float">
            <text:p>0.338195590409124</text:p>
          </table:table-cell>
          <table:table-cell office:value-type="float" office:value="16.8946419499998" calcext:value-type="float">
            <text:p>16.894641949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914316666666667" calcext:value-type="float">
            <text:p>0.914316666666667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239225459346639" calcext:value-type="float">
            <text:p>0.239225459346639</text:p>
          </table:table-cell>
          <table:table-cell office:value-type="float" office:value="0.331040815847695" calcext:value-type="float">
            <text:p>0.331040815847695</text:p>
          </table:table-cell>
          <table:table-cell office:value-type="float" office:value="16.7966087569998" calcext:value-type="float">
            <text:p>16.796608756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8037" calcext:value-type="float">
            <text:p>0.8037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553659995068619" calcext:value-type="float">
            <text:p>0.553659995068619</text:p>
          </table:table-cell>
          <table:table-cell office:value-type="float" office:value="0.451124826054664" calcext:value-type="float">
            <text:p>0.451124826054664</text:p>
          </table:table-cell>
          <table:table-cell office:value-type="float" office:value="16.9901078580001" calcext:value-type="float">
            <text:p>16.990107858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363237362505912" calcext:value-type="float">
            <text:p>0.363237362505912</text:p>
          </table:table-cell>
          <table:table-cell office:value-type="float" office:value="0.389401990801665" calcext:value-type="float">
            <text:p>0.389401990801665</text:p>
          </table:table-cell>
          <table:table-cell office:value-type="float" office:value="16.761532943" calcext:value-type="float">
            <text:p>16.76153294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306529065518618" calcext:value-type="float">
            <text:p>0.306529065518618</text:p>
          </table:table-cell>
          <table:table-cell office:value-type="float" office:value="0.361708935516275" calcext:value-type="float">
            <text:p>0.361708935516275</text:p>
          </table:table-cell>
          <table:table-cell office:value-type="float" office:value="16.9019964829999" calcext:value-type="float">
            <text:p>16.901996482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905316666666667" calcext:value-type="float">
            <text:p>0.905316666666667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266951525063593" calcext:value-type="float">
            <text:p>0.266951525063593</text:p>
          </table:table-cell>
          <table:table-cell office:value-type="float" office:value="0.346023598911276" calcext:value-type="float">
            <text:p>0.346023598911276</text:p>
          </table:table-cell>
          <table:table-cell office:value-type="float" office:value="17.4673100689997" calcext:value-type="float">
            <text:p>17.467310068999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91695" calcext:value-type="float">
            <text:p>0.91695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234906605168828" calcext:value-type="float">
            <text:p>0.234906605168828</text:p>
          </table:table-cell>
          <table:table-cell office:value-type="float" office:value="0.338170638319793" calcext:value-type="float">
            <text:p>0.338170638319793</text:p>
          </table:table-cell>
          <table:table-cell office:value-type="float" office:value="16.8692239769998" calcext:value-type="float">
            <text:p>16.869223976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75775" calcext:value-type="float">
            <text:p>0.75775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768036013282438" calcext:value-type="float">
            <text:p>0.768036013282438</text:p>
          </table:table-cell>
          <table:table-cell office:value-type="float" office:value="0.51066496436763" calcext:value-type="float">
            <text:p>0.51066496436763</text:p>
          </table:table-cell>
          <table:table-cell office:value-type="float" office:value="29.548928274" calcext:value-type="float">
            <text:p>29.54892827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844016666666667" calcext:value-type="float">
            <text:p>0.844016666666667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440762051609533" calcext:value-type="float">
            <text:p>0.440762051609533</text:p>
          </table:table-cell>
          <table:table-cell office:value-type="float" office:value="0.423944166891134" calcext:value-type="float">
            <text:p>0.423944166891134</text:p>
          </table:table-cell>
          <table:table-cell office:value-type="float" office:value="29.547054268" calcext:value-type="float">
            <text:p>29.54705426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371879127472321" calcext:value-type="float">
            <text:p>0.371879127472321</text:p>
          </table:table-cell>
          <table:table-cell office:value-type="float" office:value="0.38853571122619" calcext:value-type="float">
            <text:p>0.38853571122619</text:p>
          </table:table-cell>
          <table:table-cell office:value-type="float" office:value="29.4296391450002" calcext:value-type="float">
            <text:p>29.429639145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881616666666667" calcext:value-type="float">
            <text:p>0.881616666666667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331872490979334" calcext:value-type="float">
            <text:p>0.331872490979334</text:p>
          </table:table-cell>
          <table:table-cell office:value-type="float" office:value="0.36745340486241" calcext:value-type="float">
            <text:p>0.36745340486241</text:p>
          </table:table-cell>
          <table:table-cell office:value-type="float" office:value="29.4237470110002" calcext:value-type="float">
            <text:p>29.423747011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892033333333333" calcext:value-type="float">
            <text:p>0.892033333333333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301890125279742" calcext:value-type="float">
            <text:p>0.301890125279742</text:p>
          </table:table-cell>
          <table:table-cell office:value-type="float" office:value="0.35471882144357" calcext:value-type="float">
            <text:p>0.35471882144357</text:p>
          </table:table-cell>
          <table:table-cell office:value-type="float" office:value="29.4776629799999" calcext:value-type="float">
            <text:p>29.477662979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75975" calcext:value-type="float">
            <text:p>0.75975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760859569252681" calcext:value-type="float">
            <text:p>0.760859569252681</text:p>
          </table:table-cell>
          <table:table-cell office:value-type="float" office:value="0.51094172448869" calcext:value-type="float">
            <text:p>0.51094172448869</text:p>
          </table:table-cell>
          <table:table-cell office:value-type="float" office:value="29.1243292549998" calcext:value-type="float">
            <text:p>29.124329254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442889897998716" calcext:value-type="float">
            <text:p>0.442889897998716</text:p>
          </table:table-cell>
          <table:table-cell office:value-type="float" office:value="0.419915733633527" calcext:value-type="float">
            <text:p>0.419915733633527</text:p>
          </table:table-cell>
          <table:table-cell office:value-type="float" office:value="29.1997580739999" calcext:value-type="float">
            <text:p>29.199758073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867266666666667" calcext:value-type="float">
            <text:p>0.867266666666667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372166831737388" calcext:value-type="float">
            <text:p>0.372166831737388</text:p>
          </table:table-cell>
          <table:table-cell office:value-type="float" office:value="0.384426155477572" calcext:value-type="float">
            <text:p>0.384426155477572</text:p>
          </table:table-cell>
          <table:table-cell office:value-type="float" office:value="29.3038024500001" calcext:value-type="float">
            <text:p>29.303802450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881966666666667" calcext:value-type="float">
            <text:p>0.881966666666667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331016002099778" calcext:value-type="float">
            <text:p>0.331016002099778</text:p>
          </table:table-cell>
          <table:table-cell office:value-type="float" office:value="0.36175016631746" calcext:value-type="float">
            <text:p>0.36175016631746</text:p>
          </table:table-cell>
          <table:table-cell office:value-type="float" office:value="29.2495886749998" calcext:value-type="float">
            <text:p>29.249588674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30145618779414" calcext:value-type="float">
            <text:p>0.30145618779414</text:p>
          </table:table-cell>
          <table:table-cell office:value-type="float" office:value="0.346757591624928" calcext:value-type="float">
            <text:p>0.346757591624928</text:p>
          </table:table-cell>
          <table:table-cell office:value-type="float" office:value="29.7995950499999" calcext:value-type="float">
            <text:p>29.799595049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759866666666667" calcext:value-type="float">
            <text:p>0.759866666666667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759314515570333" calcext:value-type="float">
            <text:p>0.759314515570333</text:p>
          </table:table-cell>
          <table:table-cell office:value-type="float" office:value="0.504832189743686" calcext:value-type="float">
            <text:p>0.504832189743686</text:p>
          </table:table-cell>
          <table:table-cell office:value-type="float" office:value="29.6370207310001" calcext:value-type="float">
            <text:p>29.637020731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844866666666667" calcext:value-type="float">
            <text:p>0.844866666666667</text:p>
          </table:table-cell>
          <table:table-cell office:value-type="float" office:value="0.85" calcext:value-type="float">
            <text:p>0.85</text:p>
          </table:table-cell>
          <table:table-cell office:value-type="float" office:value="0.438918802227928" calcext:value-type="float">
            <text:p>0.438918802227928</text:p>
          </table:table-cell>
          <table:table-cell office:value-type="float" office:value="0.418314787232952" calcext:value-type="float">
            <text:p>0.418314787232952</text:p>
          </table:table-cell>
          <table:table-cell office:value-type="float" office:value="29.3130488259999" calcext:value-type="float">
            <text:p>29.313048825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867316666666667" calcext:value-type="float">
            <text:p>0.867316666666667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371729430867665" calcext:value-type="float">
            <text:p>0.371729430867665</text:p>
          </table:table-cell>
          <table:table-cell office:value-type="float" office:value="0.382313546861053" calcext:value-type="float">
            <text:p>0.382313546861053</text:p>
          </table:table-cell>
          <table:table-cell office:value-type="float" office:value="29.5085360940002" calcext:value-type="float">
            <text:p>29.508536094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332793418977306" calcext:value-type="float">
            <text:p>0.332793418977306</text:p>
          </table:table-cell>
          <table:table-cell office:value-type="float" office:value="0.358975242942002" calcext:value-type="float">
            <text:p>0.358975242942002</text:p>
          </table:table-cell>
          <table:table-cell office:value-type="float" office:value="29.3288311009997" calcext:value-type="float">
            <text:p>29.328831100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891983333333333" calcext:value-type="float">
            <text:p>0.891983333333333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303067406842004" calcext:value-type="float">
            <text:p>0.303067406842004</text:p>
          </table:table-cell>
          <table:table-cell office:value-type="float" office:value="0.344568854399547" calcext:value-type="float">
            <text:p>0.344568854399547</text:p>
          </table:table-cell>
          <table:table-cell office:value-type="float" office:value="29.953787852" calcext:value-type="float">
            <text:p>29.95378785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752433333333333" calcext:value-type="float">
            <text:p>0.752433333333333</text:p>
          </table:table-cell>
          <table:table-cell office:value-type="float" office:value="0.8168" calcext:value-type="float">
            <text:p>0.8168</text:p>
          </table:table-cell>
          <table:table-cell office:value-type="float" office:value="0.758337612885402" calcext:value-type="float">
            <text:p>0.758337612885402</text:p>
          </table:table-cell>
          <table:table-cell office:value-type="float" office:value="0.511893771826082" calcext:value-type="float">
            <text:p>0.511893771826082</text:p>
          </table:table-cell>
          <table:table-cell office:value-type="float" office:value="30.415536042" calcext:value-type="float">
            <text:p>30.41553604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841066666666667" calcext:value-type="float">
            <text:p>0.841066666666667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447078975723751" calcext:value-type="float">
            <text:p>0.447078975723751</text:p>
          </table:table-cell>
          <table:table-cell office:value-type="float" office:value="0.424597673545218" calcext:value-type="float">
            <text:p>0.424597673545218</text:p>
          </table:table-cell>
          <table:table-cell office:value-type="float" office:value="30.3066462780002" calcext:value-type="float">
            <text:p>30.306646278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865416666666667" calcext:value-type="float">
            <text:p>0.865416666666667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377444452441323" calcext:value-type="float">
            <text:p>0.377444452441323</text:p>
          </table:table-cell>
          <table:table-cell office:value-type="float" office:value="0.387472098610204" calcext:value-type="float">
            <text:p>0.387472098610204</text:p>
          </table:table-cell>
          <table:table-cell office:value-type="float" office:value="29.4172138919998" calcext:value-type="float">
            <text:p>29.417213891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87985" calcext:value-type="float">
            <text:p>0.87985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336631796618642" calcext:value-type="float">
            <text:p>0.336631796618642</text:p>
          </table:table-cell>
          <table:table-cell office:value-type="float" office:value="0.366980967438145" calcext:value-type="float">
            <text:p>0.366980967438145</text:p>
          </table:table-cell>
          <table:table-cell office:value-type="float" office:value="29.577153322" calcext:value-type="float">
            <text:p>29.57715332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890933333333333" calcext:value-type="float">
            <text:p>0.890933333333333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306240147833567" calcext:value-type="float">
            <text:p>0.306240147833567</text:p>
          </table:table-cell>
          <table:table-cell office:value-type="float" office:value="0.353346931896392" calcext:value-type="float">
            <text:p>0.353346931896392</text:p>
          </table:table-cell>
          <table:table-cell office:value-type="float" office:value="29.9756227559997" calcext:value-type="float">
            <text:p>29.975622755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751316666666667" calcext:value-type="float">
            <text:p>0.751316666666667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784477476054417" calcext:value-type="float">
            <text:p>0.784477476054417</text:p>
          </table:table-cell>
          <table:table-cell office:value-type="float" office:value="0.508646781846976" calcext:value-type="float">
            <text:p>0.508646781846976</text:p>
          </table:table-cell>
          <table:table-cell office:value-type="float" office:value="29.4230134130003" calcext:value-type="float">
            <text:p>29.423013413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843083333333333" calcext:value-type="float">
            <text:p>0.843083333333333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441173337431732" calcext:value-type="float">
            <text:p>0.441173337431732</text:p>
          </table:table-cell>
          <table:table-cell office:value-type="float" office:value="0.420555135341966" calcext:value-type="float">
            <text:p>0.420555135341966</text:p>
          </table:table-cell>
          <table:table-cell office:value-type="float" office:value="29.3346643860004" calcext:value-type="float">
            <text:p>29.334664386000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867083333333333" calcext:value-type="float">
            <text:p>0.867083333333333</text:p>
          </table:table-cell>
          <table:table-cell office:value-type="float" office:value="0.86" calcext:value-type="float">
            <text:p>0.86</text:p>
          </table:table-cell>
          <table:table-cell office:value-type="float" office:value="0.371791747333144" calcext:value-type="float">
            <text:p>0.371791747333144</text:p>
          </table:table-cell>
          <table:table-cell office:value-type="float" office:value="0.383160163073023" calcext:value-type="float">
            <text:p>0.383160163073023</text:p>
          </table:table-cell>
          <table:table-cell office:value-type="float" office:value="29.3253586660003" calcext:value-type="float">
            <text:p>29.325358666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330928764832236" calcext:value-type="float">
            <text:p>0.330928764832236</text:p>
          </table:table-cell>
          <table:table-cell office:value-type="float" office:value="0.361021482166211" calcext:value-type="float">
            <text:p>0.361021482166211</text:p>
          </table:table-cell>
          <table:table-cell office:value-type="float" office:value="29.4482997260002" calcext:value-type="float">
            <text:p>29.448299726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89245" calcext:value-type="float">
            <text:p>0.89245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30159669494165" calcext:value-type="float">
            <text:p>0.30159669494165</text:p>
          </table:table-cell>
          <table:table-cell office:value-type="float" office:value="0.346768435873803" calcext:value-type="float">
            <text:p>0.346768435873803</text:p>
          </table:table-cell>
          <table:table-cell office:value-type="float" office:value="29.3989066639997" calcext:value-type="float">
            <text:p>29.398906663999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738133333333333" calcext:value-type="float">
            <text:p>0.738133333333333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805070471757256" calcext:value-type="float">
            <text:p>0.805070471757256</text:p>
          </table:table-cell>
          <table:table-cell office:value-type="float" office:value="0.533519513477945" calcext:value-type="float">
            <text:p>0.533519513477945</text:p>
          </table:table-cell>
          <table:table-cell office:value-type="float" office:value="29.5237342230002" calcext:value-type="float">
            <text:p>29.523734223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830233333333333" calcext:value-type="float">
            <text:p>0.830233333333333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472426426181915" calcext:value-type="float">
            <text:p>0.472426426181915</text:p>
          </table:table-cell>
          <table:table-cell office:value-type="float" office:value="0.441968261531204" calcext:value-type="float">
            <text:p>0.441968261531204</text:p>
          </table:table-cell>
          <table:table-cell office:value-type="float" office:value="29.4836494430001" calcext:value-type="float">
            <text:p>29.483649443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854016666666667" calcext:value-type="float">
            <text:p>0.854016666666667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405316422965481" calcext:value-type="float">
            <text:p>0.405316422965481</text:p>
          </table:table-cell>
          <table:table-cell office:value-type="float" office:value="0.407083028630846" calcext:value-type="float">
            <text:p>0.407083028630846</text:p>
          </table:table-cell>
          <table:table-cell office:value-type="float" office:value="29.4568101859995" calcext:value-type="float">
            <text:p>29.4568101859995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86645" calcext:value-type="float">
            <text:p>0.86645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368546509674427" calcext:value-type="float">
            <text:p>0.368546509674427</text:p>
          </table:table-cell>
          <table:table-cell office:value-type="float" office:value="0.383663840069892" calcext:value-type="float">
            <text:p>0.383663840069892</text:p>
          </table:table-cell>
          <table:table-cell office:value-type="float" office:value="29.5230684580001" calcext:value-type="float">
            <text:p>29.523068458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77083333333333" calcext:value-type="float">
            <text:p>0.877083333333333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340168675793005" calcext:value-type="float">
            <text:p>0.340168675793005</text:p>
          </table:table-cell>
          <table:table-cell office:value-type="float" office:value="0.369475144109908" calcext:value-type="float">
            <text:p>0.369475144109908</text:p>
          </table:table-cell>
          <table:table-cell office:value-type="float" office:value="29.5981414550006" calcext:value-type="float">
            <text:p>29.5981414550006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742033333333333" calcext:value-type="float">
            <text:p>0.742033333333333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793636226863749" calcext:value-type="float">
            <text:p>0.793636226863749</text:p>
          </table:table-cell>
          <table:table-cell office:value-type="float" office:value="0.534021922547346" calcext:value-type="float">
            <text:p>0.534021922547346</text:p>
          </table:table-cell>
          <table:table-cell office:value-type="float" office:value="29.6214556470004" calcext:value-type="float">
            <text:p>29.6214556470004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83" calcext:value-type="float">
            <text:p>0.83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476980056462766" calcext:value-type="float">
            <text:p>0.476980056462766</text:p>
          </table:table-cell>
          <table:table-cell office:value-type="float" office:value="0.449117473830843" calcext:value-type="float">
            <text:p>0.449117473830843</text:p>
          </table:table-cell>
          <table:table-cell office:value-type="float" office:value="29.3710566979998" calcext:value-type="float">
            <text:p>29.371056697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852566666666667" calcext:value-type="float">
            <text:p>0.852566666666667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410149768471464" calcext:value-type="float">
            <text:p>0.410149768471464</text:p>
          </table:table-cell>
          <table:table-cell office:value-type="float" office:value="0.411480082448121" calcext:value-type="float">
            <text:p>0.411480082448121</text:p>
          </table:table-cell>
          <table:table-cell office:value-type="float" office:value="29.3621822449995" calcext:value-type="float">
            <text:p>29.3621822449995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86395" calcext:value-type="float">
            <text:p>0.86395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371645875767604" calcext:value-type="float">
            <text:p>0.371645875767604</text:p>
          </table:table-cell>
          <table:table-cell office:value-type="float" office:value="0.388153117078884" calcext:value-type="float">
            <text:p>0.388153117078884</text:p>
          </table:table-cell>
          <table:table-cell office:value-type="float" office:value="29.437329327" calcext:value-type="float">
            <text:p>29.43732932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7485" calcext:value-type="float">
            <text:p>0.87485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343452458498257" calcext:value-type="float">
            <text:p>0.343452458498257</text:p>
          </table:table-cell>
          <table:table-cell office:value-type="float" office:value="0.371444353821931" calcext:value-type="float">
            <text:p>0.371444353821931</text:p>
          </table:table-cell>
          <table:table-cell office:value-type="float" office:value="29.3498889839993" calcext:value-type="float">
            <text:p>29.349888983999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731566666666667" calcext:value-type="float">
            <text:p>0.731566666666667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807000109286451" calcext:value-type="float">
            <text:p>0.807000109286451</text:p>
          </table:table-cell>
          <table:table-cell office:value-type="float" office:value="0.542974415858081" calcext:value-type="float">
            <text:p>0.542974415858081</text:p>
          </table:table-cell>
          <table:table-cell office:value-type="float" office:value="29.3771693409999" calcext:value-type="float">
            <text:p>29.377169340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830983333333333" calcext:value-type="float">
            <text:p>0.83098333333333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475100329848749" calcext:value-type="float">
            <text:p>0.475100329848749</text:p>
          </table:table-cell>
          <table:table-cell office:value-type="float" office:value="0.448515656077938" calcext:value-type="float">
            <text:p>0.448515656077938</text:p>
          </table:table-cell>
          <table:table-cell office:value-type="float" office:value="29.3888132479997" calcext:value-type="float">
            <text:p>29.388813247999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854233333333333" calcext:value-type="float">
            <text:p>0.854233333333333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404511662037261" calcext:value-type="float">
            <text:p>0.404511662037261</text:p>
          </table:table-cell>
          <table:table-cell office:value-type="float" office:value="0.409641347493336" calcext:value-type="float">
            <text:p>0.409641347493336</text:p>
          </table:table-cell>
          <table:table-cell office:value-type="float" office:value="29.5412958879997" calcext:value-type="float">
            <text:p>29.541295887999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868233333333333" calcext:value-type="float">
            <text:p>0.868233333333333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36658860998812" calcext:value-type="float">
            <text:p>0.36658860998812</text:p>
          </table:table-cell>
          <table:table-cell office:value-type="float" office:value="0.386722643663929" calcext:value-type="float">
            <text:p>0.386722643663929</text:p>
          </table:table-cell>
          <table:table-cell office:value-type="float" office:value="29.4024897679992" calcext:value-type="float">
            <text:p>29.402489767999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77333333333333" calcext:value-type="float">
            <text:p>0.8773333333333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340629046016347" calcext:value-type="float">
            <text:p>0.340629046016347</text:p>
          </table:table-cell>
          <table:table-cell office:value-type="float" office:value="0.368555834149099" calcext:value-type="float">
            <text:p>0.368555834149099</text:p>
          </table:table-cell>
          <table:table-cell office:value-type="float" office:value="29.4257300620002" calcext:value-type="float">
            <text:p>29.425730062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741616666666667" calcext:value-type="float">
            <text:p>0.741616666666667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4243936440838" calcext:value-type="float">
            <text:p>0.794243936440838</text:p>
          </table:table-cell>
          <table:table-cell office:value-type="float" office:value="0.542156883865405" calcext:value-type="float">
            <text:p>0.542156883865405</text:p>
          </table:table-cell>
          <table:table-cell office:value-type="float" office:value="30.1772024600004" calcext:value-type="float">
            <text:p>30.1772024600004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477761849538604" calcext:value-type="float">
            <text:p>0.477761849538604</text:p>
          </table:table-cell>
          <table:table-cell office:value-type="float" office:value="0.451686913230617" calcext:value-type="float">
            <text:p>0.451686913230617</text:p>
          </table:table-cell>
          <table:table-cell office:value-type="float" office:value="29.6488647050001" calcext:value-type="float">
            <text:p>29.648864705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409396664737893" calcext:value-type="float">
            <text:p>0.409396664737893</text:p>
          </table:table-cell>
          <table:table-cell office:value-type="float" office:value="0.410328196871812" calcext:value-type="float">
            <text:p>0.410328196871812</text:p>
          </table:table-cell>
          <table:table-cell office:value-type="float" office:value="29.7305227060006" calcext:value-type="float">
            <text:p>29.7305227060006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867133333333333" calcext:value-type="float">
            <text:p>0.867133333333333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371375849124973" calcext:value-type="float">
            <text:p>0.371375849124973</text:p>
          </table:table-cell>
          <table:table-cell office:value-type="float" office:value="0.388928210279744" calcext:value-type="float">
            <text:p>0.388928210279744</text:p>
          </table:table-cell>
          <table:table-cell office:value-type="float" office:value="29.5630323079995" calcext:value-type="float">
            <text:p>29.5630323079995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34446720062479" calcext:value-type="float">
            <text:p>0.34446720062479</text:p>
          </table:table-cell>
          <table:table-cell office:value-type="float" office:value="0.370648867005755" calcext:value-type="float">
            <text:p>0.370648867005755</text:p>
          </table:table-cell>
          <table:table-cell office:value-type="float" office:value="29.6404398770001" calcext:value-type="float">
            <text:p>29.640439877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733766666666667" calcext:value-type="float">
            <text:p>0.733766666666667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08949403639541" calcext:value-type="float">
            <text:p>0.808949403639541</text:p>
          </table:table-cell>
          <table:table-cell office:value-type="float" office:value="0.553150382391207" calcext:value-type="float">
            <text:p>0.553150382391207</text:p>
          </table:table-cell>
          <table:table-cell office:value-type="float" office:value="29.6468638400002" calcext:value-type="float">
            <text:p>29.646863840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823416666666667" calcext:value-type="float">
            <text:p>0.823416666666667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490658115762383" calcext:value-type="float">
            <text:p>0.490658115762383</text:p>
          </table:table-cell>
          <table:table-cell office:value-type="float" office:value="0.466555436895152" calcext:value-type="float">
            <text:p>0.466555436895152</text:p>
          </table:table-cell>
          <table:table-cell office:value-type="float" office:value="29.5203684469998" calcext:value-type="float">
            <text:p>29.520368446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420287066939543" calcext:value-type="float">
            <text:p>0.420287066939543</text:p>
          </table:table-cell>
          <table:table-cell office:value-type="float" office:value="0.426691894318647" calcext:value-type="float">
            <text:p>0.426691894318647</text:p>
          </table:table-cell>
          <table:table-cell office:value-type="float" office:value="29.4818353549999" calcext:value-type="float">
            <text:p>29.481835354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862766666666667" calcext:value-type="float">
            <text:p>0.862766666666667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379919166615141" calcext:value-type="float">
            <text:p>0.379919166615141</text:p>
          </table:table-cell>
          <table:table-cell office:value-type="float" office:value="0.397187421655959" calcext:value-type="float">
            <text:p>0.397187421655959</text:p>
          </table:table-cell>
          <table:table-cell office:value-type="float" office:value="29.5954114759998" calcext:value-type="float">
            <text:p>29.595411475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72516666666667" calcext:value-type="float">
            <text:p>0.872516666666667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351184910516749" calcext:value-type="float">
            <text:p>0.351184910516749</text:p>
          </table:table-cell>
          <table:table-cell office:value-type="float" office:value="0.379858044492211" calcext:value-type="float">
            <text:p>0.379858044492211</text:p>
          </table:table-cell>
          <table:table-cell office:value-type="float" office:value="29.9187632570001" calcext:value-type="float">
            <text:p>29.918763257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71935" calcext:value-type="float">
            <text:p>0.71935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847326042269593" calcext:value-type="float">
            <text:p>0.847326042269593</text:p>
          </table:table-cell>
          <table:table-cell office:value-type="float" office:value="0.563281531166879" calcext:value-type="float">
            <text:p>0.563281531166879</text:p>
          </table:table-cell>
          <table:table-cell office:value-type="float" office:value="29.7742379840001" calcext:value-type="float">
            <text:p>29.774237984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06518238722516" calcext:value-type="float">
            <text:p>0.506518238722516</text:p>
          </table:table-cell>
          <table:table-cell office:value-type="float" office:value="0.476938565825201" calcext:value-type="float">
            <text:p>0.476938565825201</text:p>
          </table:table-cell>
          <table:table-cell office:value-type="float" office:value="29.7237529980002" calcext:value-type="float">
            <text:p>29.723752998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839616666666667" calcext:value-type="float">
            <text:p>0.839616666666667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443279798128712" calcext:value-type="float">
            <text:p>0.443279798128712</text:p>
          </table:table-cell>
          <table:table-cell office:value-type="float" office:value="0.438384374710405" calcext:value-type="float">
            <text:p>0.438384374710405</text:p>
          </table:table-cell>
          <table:table-cell office:value-type="float" office:value="29.6851665599997" calcext:value-type="float">
            <text:p>29.685166559999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407986736357975" calcext:value-type="float">
            <text:p>0.407986736357975</text:p>
          </table:table-cell>
          <table:table-cell office:value-type="float" office:value="0.417048754585776" calcext:value-type="float">
            <text:p>0.417048754585776</text:p>
          </table:table-cell>
          <table:table-cell office:value-type="float" office:value="29.8249138869996" calcext:value-type="float">
            <text:p>29.824913886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382761978057783" calcext:value-type="float">
            <text:p>0.382761978057783</text:p>
          </table:table-cell>
          <table:table-cell office:value-type="float" office:value="0.401601748861325" calcext:value-type="float">
            <text:p>0.401601748861325</text:p>
          </table:table-cell>
          <table:table-cell office:value-type="float" office:value="30.0029341069994" calcext:value-type="float">
            <text:p>30.002934106999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721316666666667" calcext:value-type="float">
            <text:p>0.721316666666667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838817250309214" calcext:value-type="float">
            <text:p>0.838817250309214</text:p>
          </table:table-cell>
          <table:table-cell office:value-type="float" office:value="0.576720312332651" calcext:value-type="float">
            <text:p>0.576720312332651</text:p>
          </table:table-cell>
          <table:table-cell office:value-type="float" office:value="29.8878366429999" calcext:value-type="float">
            <text:p>29.8878366429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812983333333333" calcext:value-type="float">
            <text:p>0.812983333333333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17781960700494" calcext:value-type="float">
            <text:p>0.517781960700494</text:p>
          </table:table-cell>
          <table:table-cell office:value-type="float" office:value="0.484455579595201" calcext:value-type="float">
            <text:p>0.484455579595201</text:p>
          </table:table-cell>
          <table:table-cell office:value-type="float" office:value="30.0403960589992" calcext:value-type="float">
            <text:p>30.040396058999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836183333333333" calcext:value-type="float">
            <text:p>0.836183333333333</text:p>
          </table:table-cell>
          <table:table-cell office:value-type="float" office:value="0.8406" calcext:value-type="float">
            <text:p>0.8406</text:p>
          </table:table-cell>
          <table:table-cell office:value-type="float" office:value="0.451208272245901" calcext:value-type="float">
            <text:p>0.451208272245901</text:p>
          </table:table-cell>
          <table:table-cell office:value-type="float" office:value="0.44141500410001" calcext:value-type="float">
            <text:p>0.44141500410001</text:p>
          </table:table-cell>
          <table:table-cell office:value-type="float" office:value="29.8683072420008" calcext:value-type="float">
            <text:p>29.868307242000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48716666666667" calcext:value-type="float">
            <text:p>0.848716666666667</text:p>
          </table:table-cell>
          <table:table-cell office:value-type="float" office:value="0.8466" calcext:value-type="float">
            <text:p>0.8466</text:p>
          </table:table-cell>
          <table:table-cell office:value-type="float" office:value="0.413668401205718" calcext:value-type="float">
            <text:p>0.413668401205718</text:p>
          </table:table-cell>
          <table:table-cell office:value-type="float" office:value="0.422336171671843" calcext:value-type="float">
            <text:p>0.422336171671843</text:p>
          </table:table-cell>
          <table:table-cell office:value-type="float" office:value="29.7772406240001" calcext:value-type="float">
            <text:p>29.777240624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386295438567395" calcext:value-type="float">
            <text:p>0.386295438567395</text:p>
          </table:table-cell>
          <table:table-cell office:value-type="float" office:value="0.402365061318039" calcext:value-type="float">
            <text:p>0.402365061318039</text:p>
          </table:table-cell>
          <table:table-cell office:value-type="float" office:value="30.2615857559995" calcext:value-type="float">
            <text:p>30.261585755999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724633333333333" calcext:value-type="float">
            <text:p>0.724633333333333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839480242241166" calcext:value-type="float">
            <text:p>0.839480242241166</text:p>
          </table:table-cell>
          <table:table-cell office:value-type="float" office:value="0.570272727377096" calcext:value-type="float">
            <text:p>0.570272727377096</text:p>
          </table:table-cell>
          <table:table-cell office:value-type="float" office:value="30.0742816849997" calcext:value-type="float">
            <text:p>30.074281684999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814483333333333" calcext:value-type="float">
            <text:p>0.814483333333333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14860932204896" calcext:value-type="float">
            <text:p>0.514860932204896</text:p>
          </table:table-cell>
          <table:table-cell office:value-type="float" office:value="0.480915391331266" calcext:value-type="float">
            <text:p>0.480915391331266</text:p>
          </table:table-cell>
          <table:table-cell office:value-type="float" office:value="30.1013650390005" calcext:value-type="float">
            <text:p>30.101365039000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838316666666667" calcext:value-type="float">
            <text:p>0.838316666666667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448925282925304" calcext:value-type="float">
            <text:p>0.448925282925304</text:p>
          </table:table-cell>
          <table:table-cell office:value-type="float" office:value="0.441175790634125" calcext:value-type="float">
            <text:p>0.441175790634125</text:p>
          </table:table-cell>
          <table:table-cell office:value-type="float" office:value="30.1234712670002" calcext:value-type="float">
            <text:p>30.123471267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52416666666667" calcext:value-type="float">
            <text:p>0.852416666666667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411141649524032" calcext:value-type="float">
            <text:p>0.411141649524032</text:p>
          </table:table-cell>
          <table:table-cell office:value-type="float" office:value="0.418166049346802" calcext:value-type="float">
            <text:p>0.418166049346802</text:p>
          </table:table-cell>
          <table:table-cell office:value-type="float" office:value="29.8862239489999" calcext:value-type="float">
            <text:p>29.8862239489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60666666666667" calcext:value-type="float">
            <text:p>0.860666666666667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386133806712465" calcext:value-type="float">
            <text:p>0.386133806712465</text:p>
          </table:table-cell>
          <table:table-cell office:value-type="float" office:value="0.402234327925998" calcext:value-type="float">
            <text:p>0.402234327925998</text:p>
          </table:table-cell>
          <table:table-cell office:value-type="float" office:value="30.0484729849995" calcext:value-type="float">
            <text:p>30.048472984999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714916666666667" calcext:value-type="float">
            <text:p>0.714916666666667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854924481052325" calcext:value-type="float">
            <text:p>0.854924481052325</text:p>
          </table:table-cell>
          <table:table-cell office:value-type="float" office:value="0.585798931729262" calcext:value-type="float">
            <text:p>0.585798931729262</text:p>
          </table:table-cell>
          <table:table-cell office:value-type="float" office:value="29.9945910750002" calcext:value-type="float">
            <text:p>29.994591075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24531106355348" calcext:value-type="float">
            <text:p>0.524531106355348</text:p>
          </table:table-cell>
          <table:table-cell office:value-type="float" office:value="0.490220918966706" calcext:value-type="float">
            <text:p>0.490220918966706</text:p>
          </table:table-cell>
          <table:table-cell office:value-type="float" office:value="30.244584647" calcext:value-type="float">
            <text:p>30.24458464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836433333333333" calcext:value-type="float">
            <text:p>0.836433333333333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451350272321371" calcext:value-type="float">
            <text:p>0.451350272321371</text:p>
          </table:table-cell>
          <table:table-cell office:value-type="float" office:value="0.447740102364759" calcext:value-type="float">
            <text:p>0.447740102364759</text:p>
          </table:table-cell>
          <table:table-cell office:value-type="float" office:value="30.1278671069995" calcext:value-type="float">
            <text:p>30.127867106999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48" calcext:value-type="float">
            <text:p>0.848</text:p>
          </table:table-cell>
          <table:table-cell office:value-type="float" office:value="0.412029084747534" calcext:value-type="float">
            <text:p>0.412029084747534</text:p>
          </table:table-cell>
          <table:table-cell office:value-type="float" office:value="0.423047206109496" calcext:value-type="float">
            <text:p>0.423047206109496</text:p>
          </table:table-cell>
          <table:table-cell office:value-type="float" office:value="30.1540662870002" calcext:value-type="float">
            <text:p>30.154066287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59716666666667" calcext:value-type="float">
            <text:p>0.859716666666667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385433486243809" calcext:value-type="float">
            <text:p>0.385433486243809</text:p>
          </table:table-cell>
          <table:table-cell office:value-type="float" office:value="0.406949796684229" calcext:value-type="float">
            <text:p>0.406949796684229</text:p>
          </table:table-cell>
          <table:table-cell office:value-type="float" office:value="30.9752388460001" calcext:value-type="float">
            <text:p>30.975238846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711533333333333" calcext:value-type="float">
            <text:p>0.711533333333333</text:p>
          </table:table-cell>
          <table:table-cell office:value-type="float" office:value="0.7931" calcext:value-type="float">
            <text:p>0.7931</text:p>
          </table:table-cell>
          <table:table-cell office:value-type="float" office:value="0.87002856667235" calcext:value-type="float">
            <text:p>0.87002856667235</text:p>
          </table:table-cell>
          <table:table-cell office:value-type="float" office:value="0.585782281722233" calcext:value-type="float">
            <text:p>0.585782281722233</text:p>
          </table:table-cell>
          <table:table-cell office:value-type="float" office:value="30.1860596469996" calcext:value-type="float">
            <text:p>30.186059646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813266666666667" calcext:value-type="float">
            <text:p>0.81326666666666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19948266827857" calcext:value-type="float">
            <text:p>0.519948266827857</text:p>
          </table:table-cell>
          <table:table-cell office:value-type="float" office:value="0.490930745840832" calcext:value-type="float">
            <text:p>0.490930745840832</text:p>
          </table:table-cell>
          <table:table-cell office:value-type="float" office:value="29.8025394639999" calcext:value-type="float">
            <text:p>29.8025394639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83745" calcext:value-type="float">
            <text:p>0.83745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451185254685914" calcext:value-type="float">
            <text:p>0.451185254685914</text:p>
          </table:table-cell>
          <table:table-cell office:value-type="float" office:value="0.451996085655158" calcext:value-type="float">
            <text:p>0.451996085655158</text:p>
          </table:table-cell>
          <table:table-cell office:value-type="float" office:value="29.9185823890002" calcext:value-type="float">
            <text:p>29.918582389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4905" calcext:value-type="float">
            <text:p>0.84905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414410017240149" calcext:value-type="float">
            <text:p>0.414410017240149</text:p>
          </table:table-cell>
          <table:table-cell office:value-type="float" office:value="0.428261703746334" calcext:value-type="float">
            <text:p>0.428261703746334</text:p>
          </table:table-cell>
          <table:table-cell office:value-type="float" office:value="29.7049920029995" calcext:value-type="float">
            <text:p>29.704992002999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5895" calcext:value-type="float">
            <text:p>0.85895</text:p>
          </table:table-cell>
          <table:table-cell office:value-type="float" office:value="0.8489" calcext:value-type="float">
            <text:p>0.8489</text:p>
          </table:table-cell>
          <table:table-cell office:value-type="float" office:value="0.388873374999078" calcext:value-type="float">
            <text:p>0.388873374999078</text:p>
          </table:table-cell>
          <table:table-cell office:value-type="float" office:value="0.410850699540156" calcext:value-type="float">
            <text:p>0.410850699540156</text:p>
          </table:table-cell>
          <table:table-cell office:value-type="float" office:value="29.8035002140004" calcext:value-type="float">
            <text:p>29.803500214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876111124147739" calcext:value-type="float">
            <text:p>0.876111124147739</text:p>
          </table:table-cell>
          <table:table-cell office:value-type="float" office:value="0.614038265624623" calcext:value-type="float">
            <text:p>0.614038265624623</text:p>
          </table:table-cell>
          <table:table-cell office:value-type="float" office:value="30.0058314240005" calcext:value-type="float">
            <text:p>30.005831424000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98516666666667" calcext:value-type="float">
            <text:p>0.798516666666667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554628872334449" calcext:value-type="float">
            <text:p>0.554628872334449</text:p>
          </table:table-cell>
          <table:table-cell office:value-type="float" office:value="0.526648888732218" calcext:value-type="float">
            <text:p>0.526648888732218</text:p>
          </table:table-cell>
          <table:table-cell office:value-type="float" office:value="30.0641776769999" calcext:value-type="float">
            <text:p>30.064177676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486165240089268" calcext:value-type="float">
            <text:p>0.486165240089268</text:p>
          </table:table-cell>
          <table:table-cell office:value-type="float" office:value="0.483485543424157" calcext:value-type="float">
            <text:p>0.483485543424157</text:p>
          </table:table-cell>
          <table:table-cell office:value-type="float" office:value="29.8572753660001" calcext:value-type="float">
            <text:p>29.8572753660001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37066666666667" calcext:value-type="float">
            <text:p>0.837066666666667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447429923328764" calcext:value-type="float">
            <text:p>0.447429923328764</text:p>
          </table:table-cell>
          <table:table-cell office:value-type="float" office:value="0.450411663977963" calcext:value-type="float">
            <text:p>0.450411663977963</text:p>
          </table:table-cell>
          <table:table-cell office:value-type="float" office:value="30.272285557" calcext:value-type="float">
            <text:p>30.27228555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46966666666667" calcext:value-type="float">
            <text:p>0.846966666666667</text:p>
          </table:table-cell>
          <table:table-cell office:value-type="float" office:value="0.841" calcext:value-type="float">
            <text:p>0.841</text:p>
          </table:table-cell>
          <table:table-cell office:value-type="float" office:value="0.419081561442123" calcext:value-type="float">
            <text:p>0.419081561442123</text:p>
          </table:table-cell>
          <table:table-cell office:value-type="float" office:value="0.430211878221506" calcext:value-type="float">
            <text:p>0.430211878221506</text:p>
          </table:table-cell>
          <table:table-cell office:value-type="float" office:value="29.8666918990002" calcext:value-type="float">
            <text:p>29.86669189900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95066666666667" calcext:value-type="float">
            <text:p>0.695066666666667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887861656386461" calcext:value-type="float">
            <text:p>0.887861656386461</text:p>
          </table:table-cell>
          <table:table-cell office:value-type="float" office:value="0.619880310479243" calcext:value-type="float">
            <text:p>0.619880310479243</text:p>
          </table:table-cell>
          <table:table-cell office:value-type="float" office:value="30.0092485650002" calcext:value-type="float">
            <text:p>30.00924856500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96833333333333" calcext:value-type="float">
            <text:p>0.796833333333333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559340402007357" calcext:value-type="float">
            <text:p>0.559340402007357</text:p>
          </table:table-cell>
          <table:table-cell office:value-type="float" office:value="0.529366689692637" calcext:value-type="float">
            <text:p>0.529366689692637</text:p>
          </table:table-cell>
          <table:table-cell office:value-type="float" office:value="29.6927973530001" calcext:value-type="float">
            <text:p>29.6927973530001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20666666666667" calcext:value-type="float">
            <text:p>0.82066666666666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493303182775151" calcext:value-type="float">
            <text:p>0.493303182775151</text:p>
          </table:table-cell>
          <table:table-cell office:value-type="float" office:value="0.492241083246887" calcext:value-type="float">
            <text:p>0.492241083246887</text:p>
          </table:table-cell>
          <table:table-cell office:value-type="float" office:value="29.705654327" calcext:value-type="float">
            <text:p>29.70565432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34983333333333" calcext:value-type="float">
            <text:p>0.834983333333333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454185647528563" calcext:value-type="float">
            <text:p>0.454185647528563</text:p>
          </table:table-cell>
          <table:table-cell office:value-type="float" office:value="0.465562271084755" calcext:value-type="float">
            <text:p>0.465562271084755</text:p>
          </table:table-cell>
          <table:table-cell office:value-type="float" office:value="29.8379809329999" calcext:value-type="float">
            <text:p>29.837980932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43516666666667" calcext:value-type="float">
            <text:p>0.843516666666667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428675557488699" calcext:value-type="float">
            <text:p>0.428675557488699</text:p>
          </table:table-cell>
          <table:table-cell office:value-type="float" office:value="0.4393816813352" calcext:value-type="float">
            <text:p>0.4393816813352</text:p>
          </table:table-cell>
          <table:table-cell office:value-type="float" office:value="29.7616763120004" calcext:value-type="float">
            <text:p>29.761676312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90866666666667" calcext:value-type="float">
            <text:p>0.690866666666667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910637673792809" calcext:value-type="float">
            <text:p>0.910637673792809</text:p>
          </table:table-cell>
          <table:table-cell office:value-type="float" office:value="0.623160677730658" calcext:value-type="float">
            <text:p>0.623160677730658</text:p>
          </table:table-cell>
          <table:table-cell office:value-type="float" office:value="29.7496352099997" calcext:value-type="float">
            <text:p>29.749635209999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559248273528969" calcext:value-type="float">
            <text:p>0.559248273528969</text:p>
          </table:table-cell>
          <table:table-cell office:value-type="float" office:value="0.524239423168693" calcext:value-type="float">
            <text:p>0.524239423168693</text:p>
          </table:table-cell>
          <table:table-cell office:value-type="float" office:value="29.4876674560001" calcext:value-type="float">
            <text:p>29.4876674560001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25166666666667" calcext:value-type="float">
            <text:p>0.825166666666667</text:p>
          </table:table-cell>
          <table:table-cell office:value-type="float" office:value="0.8186" calcext:value-type="float">
            <text:p>0.8186</text:p>
          </table:table-cell>
          <table:table-cell office:value-type="float" office:value="0.486001212618498" calcext:value-type="float">
            <text:p>0.486001212618498</text:p>
          </table:table-cell>
          <table:table-cell office:value-type="float" office:value="0.487740144987775" calcext:value-type="float">
            <text:p>0.487740144987775</text:p>
          </table:table-cell>
          <table:table-cell office:value-type="float" office:value="29.5483536010006" calcext:value-type="float">
            <text:p>29.548353601000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3805" calcext:value-type="float">
            <text:p>0.83805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448652989796992" calcext:value-type="float">
            <text:p>0.448652989796992</text:p>
          </table:table-cell>
          <table:table-cell office:value-type="float" office:value="0.457905910197337" calcext:value-type="float">
            <text:p>0.457905910197337</text:p>
          </table:table-cell>
          <table:table-cell office:value-type="float" office:value="29.9463387820006" calcext:value-type="float">
            <text:p>29.946338782000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4605" calcext:value-type="float">
            <text:p>0.84605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424135927404803" calcext:value-type="float">
            <text:p>0.424135927404803</text:p>
          </table:table-cell>
          <table:table-cell office:value-type="float" office:value="0.443752578868987" calcext:value-type="float">
            <text:p>0.443752578868987</text:p>
          </table:table-cell>
          <table:table-cell office:value-type="float" office:value="29.4699215860001" calcext:value-type="float">
            <text:p>29.4699215860001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92283333333333" calcext:value-type="float">
            <text:p>0.692283333333333</text:p>
          </table:table-cell>
          <table:table-cell office:value-type="float" office:value="0.7718" calcext:value-type="float">
            <text:p>0.7718</text:p>
          </table:table-cell>
          <table:table-cell office:value-type="float" office:value="0.900566144093776" calcext:value-type="float">
            <text:p>0.900566144093776</text:p>
          </table:table-cell>
          <table:table-cell office:value-type="float" office:value="0.626561958888534" calcext:value-type="float">
            <text:p>0.626561958888534</text:p>
          </table:table-cell>
          <table:table-cell office:value-type="float" office:value="30.0107002539999" calcext:value-type="float">
            <text:p>30.010700253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9545" calcext:value-type="float">
            <text:p>0.79545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563806323815129" calcext:value-type="float">
            <text:p>0.563806323815129</text:p>
          </table:table-cell>
          <table:table-cell office:value-type="float" office:value="0.53377242946321" calcext:value-type="float">
            <text:p>0.53377242946321</text:p>
          </table:table-cell>
          <table:table-cell office:value-type="float" office:value="30.0276218039999" calcext:value-type="float">
            <text:p>30.027621803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491753271600204" calcext:value-type="float">
            <text:p>0.491753271600204</text:p>
          </table:table-cell>
          <table:table-cell office:value-type="float" office:value="0.49346366657573" calcext:value-type="float">
            <text:p>0.49346366657573</text:p>
          </table:table-cell>
          <table:table-cell office:value-type="float" office:value="30.0315235790003" calcext:value-type="float">
            <text:p>30.0315235790003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33983333333333" calcext:value-type="float">
            <text:p>0.833983333333333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453396913815917" calcext:value-type="float">
            <text:p>0.453396913815917</text:p>
          </table:table-cell>
          <table:table-cell office:value-type="float" office:value="0.468279439172927" calcext:value-type="float">
            <text:p>0.468279439172927</text:p>
          </table:table-cell>
          <table:table-cell office:value-type="float" office:value="29.8579173939997" calcext:value-type="float">
            <text:p>29.857917393999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43916666666667" calcext:value-type="float">
            <text:p>0.843916666666667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429150568841617" calcext:value-type="float">
            <text:p>0.429150568841617</text:p>
          </table:table-cell>
          <table:table-cell office:value-type="float" office:value="0.443253395284057" calcext:value-type="float">
            <text:p>0.443253395284057</text:p>
          </table:table-cell>
          <table:table-cell office:value-type="float" office:value="29.9358924750004" calcext:value-type="float">
            <text:p>29.935892475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93883333333333" calcext:value-type="float">
            <text:p>0.693883333333333</text:p>
          </table:table-cell>
          <table:table-cell office:value-type="float" office:value="0.7701" calcext:value-type="float">
            <text:p>0.7701</text:p>
          </table:table-cell>
          <table:table-cell office:value-type="float" office:value="0.884033009664082" calcext:value-type="float">
            <text:p>0.884033009664082</text:p>
          </table:table-cell>
          <table:table-cell office:value-type="float" office:value="0.619727482081978" calcext:value-type="float">
            <text:p>0.619727482081978</text:p>
          </table:table-cell>
          <table:table-cell office:value-type="float" office:value="29.7053900409992" calcext:value-type="float">
            <text:p>29.705390040999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9515" calcext:value-type="float">
            <text:p>0.79515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558681215606392" calcext:value-type="float">
            <text:p>0.558681215606392</text:p>
          </table:table-cell>
          <table:table-cell office:value-type="float" office:value="0.52386177041728" calcext:value-type="float">
            <text:p>0.52386177041728</text:p>
          </table:table-cell>
          <table:table-cell office:value-type="float" office:value="29.673267917" calcext:value-type="float">
            <text:p>29.67326791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21033333333333" calcext:value-type="float">
            <text:p>0.821033333333333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490417687385194" calcext:value-type="float">
            <text:p>0.490417687385194</text:p>
          </table:table-cell>
          <table:table-cell office:value-type="float" office:value="0.483806699134742" calcext:value-type="float">
            <text:p>0.483806699134742</text:p>
          </table:table-cell>
          <table:table-cell office:value-type="float" office:value="30.0091167790006" calcext:value-type="float">
            <text:p>30.009116779000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34683333333333" calcext:value-type="float">
            <text:p>0.834683333333333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452811028578007" calcext:value-type="float">
            <text:p>0.452811028578007</text:p>
          </table:table-cell>
          <table:table-cell office:value-type="float" office:value="0.45854438025101" calcext:value-type="float">
            <text:p>0.45854438025101</text:p>
          </table:table-cell>
          <table:table-cell office:value-type="float" office:value="29.6203387719997" calcext:value-type="float">
            <text:p>29.620338771999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43383333333333" calcext:value-type="float">
            <text:p>0.843383333333333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26332592328728" calcext:value-type="float">
            <text:p>0.426332592328728</text:p>
          </table:table-cell>
          <table:table-cell office:value-type="float" office:value="0.44141095838729" calcext:value-type="float">
            <text:p>0.44141095838729</text:p>
          </table:table-cell>
          <table:table-cell office:value-type="float" office:value="29.7291292990003" calcext:value-type="float">
            <text:p>29.729129299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100683333333333" calcext:value-type="float">
            <text:p>0.10068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395812354871" calcext:value-type="float">
            <text:p>2.31395812354871</text:p>
          </table:table-cell>
          <table:table-cell office:value-type="float" office:value="2.31057064852137" calcext:value-type="float">
            <text:p>2.31057064852137</text:p>
          </table:table-cell>
          <table:table-cell office:value-type="float" office:value="19.7468834609999" calcext:value-type="float">
            <text:p>19.746883460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0987333333333333" calcext:value-type="float">
            <text:p>0.0987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05449831562" calcext:value-type="float">
            <text:p>2.3105449831562</text:p>
          </table:table-cell>
          <table:table-cell office:value-type="float" office:value="2.31699931393763" calcext:value-type="float">
            <text:p>2.31699931393763</text:p>
          </table:table-cell>
          <table:table-cell office:value-type="float" office:value="19.6765705729995" calcext:value-type="float">
            <text:p>19.67657057299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101116666666667" calcext:value-type="float">
            <text:p>0.1011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1009946474388" calcext:value-type="float">
            <text:p>2.31009946474388</text:p>
          </table:table-cell>
          <table:table-cell office:value-type="float" office:value="2.3125286087109" calcext:value-type="float">
            <text:p>2.3125286087109</text:p>
          </table:table-cell>
          <table:table-cell office:value-type="float" office:value="19.7066511590001" calcext:value-type="float">
            <text:p>19.706651159000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101066666666667" calcext:value-type="float">
            <text:p>0.1010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1019826687729" calcext:value-type="float">
            <text:p>2.31019826687729</text:p>
          </table:table-cell>
          <table:table-cell office:value-type="float" office:value="2.31276440772281" calcext:value-type="float">
            <text:p>2.31276440772281</text:p>
          </table:table-cell>
          <table:table-cell office:value-type="float" office:value="19.8843244150003" calcext:value-type="float">
            <text:p>19.884324415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100333333333333" calcext:value-type="float">
            <text:p>0.100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054594979357" calcext:value-type="float">
            <text:p>2.31054594979357</text:p>
          </table:table-cell>
          <table:table-cell office:value-type="float" office:value="2.3140534063813" calcext:value-type="float">
            <text:p>2.3140534063813</text:p>
          </table:table-cell>
          <table:table-cell office:value-type="float" office:value="19.5963957180002" calcext:value-type="float">
            <text:p>19.596395718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0993166666666667" calcext:value-type="float">
            <text:p>0.0993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1537900398027" calcext:value-type="float">
            <text:p>2.31537900398027</text:p>
          </table:table-cell>
          <table:table-cell office:value-type="float" office:value="2.30929865047431" calcext:value-type="float">
            <text:p>2.30929865047431</text:p>
          </table:table-cell>
          <table:table-cell office:value-type="float" office:value="19.7070783790004" calcext:value-type="float">
            <text:p>19.707078379000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0990833333333333" calcext:value-type="float">
            <text:p>0.09908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214174024586" calcext:value-type="float">
            <text:p>2.31214174024586</text:p>
          </table:table-cell>
          <table:table-cell office:value-type="float" office:value="2.31138052302561" calcext:value-type="float">
            <text:p>2.31138052302561</text:p>
          </table:table-cell>
          <table:table-cell office:value-type="float" office:value="19.7380489000006" calcext:value-type="float">
            <text:p>19.738048900000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102266666666667" calcext:value-type="float">
            <text:p>0.1022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1088731258409" calcext:value-type="float">
            <text:p>2.31088731258409</text:p>
          </table:table-cell>
          <table:table-cell office:value-type="float" office:value="2.30766453712609" calcext:value-type="float">
            <text:p>2.30766453712609</text:p>
          </table:table-cell>
          <table:table-cell office:value-type="float" office:value="19.8129584279995" calcext:value-type="float">
            <text:p>19.81295842799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101133333333333" calcext:value-type="float">
            <text:p>0.1011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086088777351" calcext:value-type="float">
            <text:p>2.31086088777351</text:p>
          </table:table-cell>
          <table:table-cell office:value-type="float" office:value="2.3091441476421" calcext:value-type="float">
            <text:p>2.3091441476421</text:p>
          </table:table-cell>
          <table:table-cell office:value-type="float" office:value="19.6715779169999" calcext:value-type="float">
            <text:p>19.671577916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1" calcext:value-type="float">
            <text:p>0.1</text:p>
          </table:table-cell>
          <table:table-cell office:value-type="float" office:value="2.31174568504667" calcext:value-type="float">
            <text:p>2.31174568504667</text:p>
          </table:table-cell>
          <table:table-cell office:value-type="float" office:value="2.30765115227669" calcext:value-type="float">
            <text:p>2.30765115227669</text:p>
          </table:table-cell>
          <table:table-cell office:value-type="float" office:value="19.9433429840001" calcext:value-type="float">
            <text:p>19.943342984000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0997666666666667" calcext:value-type="float">
            <text:p>0.0997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1300948830302" calcext:value-type="float">
            <text:p>2.31300948830302</text:p>
          </table:table-cell>
          <table:table-cell office:value-type="float" office:value="2.30699164244779" calcext:value-type="float">
            <text:p>2.30699164244779</text:p>
          </table:table-cell>
          <table:table-cell office:value-type="float" office:value="20.2230987579996" calcext:value-type="float">
            <text:p>20.223098757999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101883333333333" calcext:value-type="float">
            <text:p>0.10188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196433725133" calcext:value-type="float">
            <text:p>2.31196433725133</text:p>
          </table:table-cell>
          <table:table-cell office:value-type="float" office:value="2.31313214788012" calcext:value-type="float">
            <text:p>2.31313214788012</text:p>
          </table:table-cell>
          <table:table-cell office:value-type="float" office:value="19.8479082879994" calcext:value-type="float">
            <text:p>19.847908287999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10055" calcext:value-type="float">
            <text:p>0.10055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1164953957743" calcext:value-type="float">
            <text:p>2.31164953957743</text:p>
          </table:table-cell>
          <table:table-cell office:value-type="float" office:value="2.31126254986806" calcext:value-type="float">
            <text:p>2.31126254986806</text:p>
          </table:table-cell>
          <table:table-cell office:value-type="float" office:value="19.8306292669995" calcext:value-type="float">
            <text:p>19.83062926699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100533333333333" calcext:value-type="float">
            <text:p>0.1005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180125767234" calcext:value-type="float">
            <text:p>2.31180125767234</text:p>
          </table:table-cell>
          <table:table-cell office:value-type="float" office:value="2.31423456957386" calcext:value-type="float">
            <text:p>2.31423456957386</text:p>
          </table:table-cell>
          <table:table-cell office:value-type="float" office:value="19.6890340119999" calcext:value-type="float">
            <text:p>19.689034011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0999833333333333" calcext:value-type="float">
            <text:p>0.0999833333333333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1070309330914" calcext:value-type="float">
            <text:p>2.31070309330914</text:p>
          </table:table-cell>
          <table:table-cell office:value-type="float" office:value="2.30950016276852" calcext:value-type="float">
            <text:p>2.30950016276852</text:p>
          </table:table-cell>
          <table:table-cell office:value-type="float" office:value="19.823869195" calcext:value-type="float">
            <text:p>19.8238691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0993333333333333" calcext:value-type="float">
            <text:p>0.0993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273904106002" calcext:value-type="float">
            <text:p>2.31273904106002</text:p>
          </table:table-cell>
          <table:table-cell office:value-type="float" office:value="2.30977951493233" calcext:value-type="float">
            <text:p>2.30977951493233</text:p>
          </table:table-cell>
          <table:table-cell office:value-type="float" office:value="19.8447046309993" calcext:value-type="float">
            <text:p>19.844704630999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.1" calcext:value-type="float">
            <text:p>0.1</text:p>
          </table:table-cell>
          <table:table-cell office:value-type="float" office:value="2.31179611311793" calcext:value-type="float">
            <text:p>2.31179611311793</text:p>
          </table:table-cell>
          <table:table-cell office:value-type="float" office:value="2.31384692222449" calcext:value-type="float">
            <text:p>2.31384692222449</text:p>
          </table:table-cell>
          <table:table-cell office:value-type="float" office:value="19.6755596230005" calcext:value-type="float">
            <text:p>19.675559623000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100166666666667" calcext:value-type="float">
            <text:p>0.100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1104164769146" calcext:value-type="float">
            <text:p>2.31104164769146</text:p>
          </table:table-cell>
          <table:table-cell office:value-type="float" office:value="2.31078443253876" calcext:value-type="float">
            <text:p>2.31078443253876</text:p>
          </table:table-cell>
          <table:table-cell office:value-type="float" office:value="19.7858009040001" calcext:value-type="float">
            <text:p>19.785800904000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101183333333333" calcext:value-type="float">
            <text:p>0.101183333333333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1181454124735" calcext:value-type="float">
            <text:p>2.31181454124735</text:p>
          </table:table-cell>
          <table:table-cell office:value-type="float" office:value="2.31015090122344" calcext:value-type="float">
            <text:p>2.31015090122344</text:p>
          </table:table-cell>
          <table:table-cell office:value-type="float" office:value="19.758712883" calcext:value-type="float">
            <text:p>19.75871288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" calcext:value-type="float">
            <text:p>0.1</text:p>
          </table:table-cell>
          <table:table-cell office:value-type="float" office:value="2.31198425664068" calcext:value-type="float">
            <text:p>2.31198425664068</text:p>
          </table:table-cell>
          <table:table-cell office:value-type="float" office:value="2.30512022212812" calcext:value-type="float">
            <text:p>2.30512022212812</text:p>
          </table:table-cell>
          <table:table-cell office:value-type="float" office:value="19.7708206900006" calcext:value-type="float">
            <text:p>19.770820690000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0978833333333333" calcext:value-type="float">
            <text:p>0.09788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435983318256" calcext:value-type="float">
            <text:p>2.31435983318256</text:p>
          </table:table-cell>
          <table:table-cell office:value-type="float" office:value="2.30903892760064" calcext:value-type="float">
            <text:p>2.30903892760064</text:p>
          </table:table-cell>
          <table:table-cell office:value-type="float" office:value="19.77360202" calcext:value-type="float">
            <text:p>19.773602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0987833333333333" calcext:value-type="float">
            <text:p>0.09878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157807983569" calcext:value-type="float">
            <text:p>2.31157807983569</text:p>
          </table:table-cell>
          <table:table-cell office:value-type="float" office:value="2.31262687361164" calcext:value-type="float">
            <text:p>2.31262687361164</text:p>
          </table:table-cell>
          <table:table-cell office:value-type="float" office:value="19.5491201109999" calcext:value-type="float">
            <text:p>19.549120110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0986666666666667" calcext:value-type="float">
            <text:p>0.0986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1286839254375" calcext:value-type="float">
            <text:p>2.31286839254375</text:p>
          </table:table-cell>
          <table:table-cell office:value-type="float" office:value="2.31595186063438" calcext:value-type="float">
            <text:p>2.31595186063438</text:p>
          </table:table-cell>
          <table:table-cell office:value-type="float" office:value="19.8167829100003" calcext:value-type="float">
            <text:p>19.816782910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0987333333333333" calcext:value-type="float">
            <text:p>0.0987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130056467646" calcext:value-type="float">
            <text:p>2.31130056467646</text:p>
          </table:table-cell>
          <table:table-cell office:value-type="float" office:value="2.30763447208769" calcext:value-type="float">
            <text:p>2.30763447208769</text:p>
          </table:table-cell>
          <table:table-cell office:value-type="float" office:value="19.8809520820005" calcext:value-type="float">
            <text:p>19.880952082000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0989333333333333" calcext:value-type="float">
            <text:p>0.0989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111552644132" calcext:value-type="float">
            <text:p>2.31111552644132</text:p>
          </table:table-cell>
          <table:table-cell office:value-type="float" office:value="2.30925808286971" calcext:value-type="float">
            <text:p>2.30925808286971</text:p>
          </table:table-cell>
          <table:table-cell office:value-type="float" office:value="20.5009352549996" calcext:value-type="float">
            <text:p>20.500935254999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0997833333333333" calcext:value-type="float">
            <text:p>0.0997833333333333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0654997357936" calcext:value-type="float">
            <text:p>2.30654997357936</text:p>
          </table:table-cell>
          <table:table-cell office:value-type="float" office:value="2.3038027666177" calcext:value-type="float">
            <text:p>2.3038027666177</text:p>
          </table:table-cell>
          <table:table-cell office:value-type="float" office:value="20.0807868400007" calcext:value-type="float">
            <text:p>20.080786840000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1" calcext:value-type="float">
            <text:p>0.1</text:p>
          </table:table-cell>
          <table:table-cell office:value-type="float" office:value="2.30554118898632" calcext:value-type="float">
            <text:p>2.30554118898632</text:p>
          </table:table-cell>
          <table:table-cell office:value-type="float" office:value="2.30389167700603" calcext:value-type="float">
            <text:p>2.30389167700603</text:p>
          </table:table-cell>
          <table:table-cell office:value-type="float" office:value="20.4232369359997" calcext:value-type="float">
            <text:p>20.423236935999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0995333333333333" calcext:value-type="float">
            <text:p>0.0995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59287857958" calcext:value-type="float">
            <text:p>2.30459287857958</text:p>
          </table:table-cell>
          <table:table-cell office:value-type="float" office:value="2.3035804390148" calcext:value-type="float">
            <text:p>2.3035804390148</text:p>
          </table:table-cell>
          <table:table-cell office:value-type="float" office:value="20.5526003390005" calcext:value-type="float">
            <text:p>20.552600339000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0487158456083" calcext:value-type="float">
            <text:p>2.30487158456083</text:p>
          </table:table-cell>
          <table:table-cell office:value-type="float" office:value="2.30548506937209" calcext:value-type="float">
            <text:p>2.30548506937209</text:p>
          </table:table-cell>
          <table:table-cell office:value-type="float" office:value="20.1577376340001" calcext:value-type="float">
            <text:p>20.157737634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0984333333333333" calcext:value-type="float">
            <text:p>0.0984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50833174211" calcext:value-type="float">
            <text:p>2.30450833174211</text:p>
          </table:table-cell>
          <table:table-cell office:value-type="float" office:value="2.30729644465598" calcext:value-type="float">
            <text:p>2.30729644465598</text:p>
          </table:table-cell>
          <table:table-cell office:value-type="float" office:value="19.8844604489996" calcext:value-type="float">
            <text:p>19.884460448999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0995166666666667" calcext:value-type="float">
            <text:p>0.0995166666666667</text:p>
          </table:table-cell>
          <table:table-cell office:value-type="float" office:value="0.1001" calcext:value-type="float">
            <text:p>0.1001</text:p>
          </table:table-cell>
          <table:table-cell office:value-type="float" office:value="2.306160748132" calcext:value-type="float">
            <text:p>2.306160748132</text:p>
          </table:table-cell>
          <table:table-cell office:value-type="float" office:value="2.30445699023593" calcext:value-type="float">
            <text:p>2.30445699023593</text:p>
          </table:table-cell>
          <table:table-cell office:value-type="float" office:value="19.8810796000007" calcext:value-type="float">
            <text:p>19.881079600000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101833333333333" calcext:value-type="float">
            <text:p>0.1018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82570830185" calcext:value-type="float">
            <text:p>2.30482570830185</text:p>
          </table:table-cell>
          <table:table-cell office:value-type="float" office:value="2.30582272778651" calcext:value-type="float">
            <text:p>2.30582272778651</text:p>
          </table:table-cell>
          <table:table-cell office:value-type="float" office:value="19.9775742579995" calcext:value-type="float">
            <text:p>19.977574257999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100433333333333" calcext:value-type="float">
            <text:p>0.100433333333333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0495708837692" calcext:value-type="float">
            <text:p>2.30495708837692</text:p>
          </table:table-cell>
          <table:table-cell office:value-type="float" office:value="2.30371555704979" calcext:value-type="float">
            <text:p>2.30371555704979</text:p>
          </table:table-cell>
          <table:table-cell office:value-type="float" office:value="19.9167849830001" calcext:value-type="float">
            <text:p>19.916784983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0988333333333333" calcext:value-type="float">
            <text:p>0.0988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75531661434" calcext:value-type="float">
            <text:p>2.30475531661434</text:p>
          </table:table-cell>
          <table:table-cell office:value-type="float" office:value="2.30404426185948" calcext:value-type="float">
            <text:p>2.30404426185948</text:p>
          </table:table-cell>
          <table:table-cell office:value-type="float" office:value="19.7784886319996" calcext:value-type="float">
            <text:p>19.778488631999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0985333333333333" calcext:value-type="float">
            <text:p>0.0985333333333333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0454329310704" calcext:value-type="float">
            <text:p>2.30454329310704</text:p>
          </table:table-cell>
          <table:table-cell office:value-type="float" office:value="2.30454912459015" calcext:value-type="float">
            <text:p>2.30454912459015</text:p>
          </table:table-cell>
          <table:table-cell office:value-type="float" office:value="19.8478795670007" calcext:value-type="float">
            <text:p>19.847879567000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100733333333333" calcext:value-type="float">
            <text:p>0.1007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544984289832" calcext:value-type="float">
            <text:p>2.30544984289832</text:p>
          </table:table-cell>
          <table:table-cell office:value-type="float" office:value="2.30377622167016" calcext:value-type="float">
            <text:p>2.30377622167016</text:p>
          </table:table-cell>
          <table:table-cell office:value-type="float" office:value="19.941446373" calcext:value-type="float">
            <text:p>19.94144637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0992833333333333" calcext:value-type="float">
            <text:p>0.09928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500768649298" calcext:value-type="float">
            <text:p>2.30500768649298</text:p>
          </table:table-cell>
          <table:table-cell office:value-type="float" office:value="2.30540813002617" calcext:value-type="float">
            <text:p>2.30540813002617</text:p>
          </table:table-cell>
          <table:table-cell office:value-type="float" office:value="19.8666567850005" calcext:value-type="float">
            <text:p>19.866656785000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100633333333333" calcext:value-type="float">
            <text:p>0.1006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97420800012" calcext:value-type="float">
            <text:p>2.30497420800012</text:p>
          </table:table-cell>
          <table:table-cell office:value-type="float" office:value="2.30547833746406" calcext:value-type="float">
            <text:p>2.30547833746406</text:p>
          </table:table-cell>
          <table:table-cell office:value-type="float" office:value="20.4362440260002" calcext:value-type="float">
            <text:p>20.436244026000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0971833333333333" calcext:value-type="float">
            <text:p>0.09718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522020742583" calcext:value-type="float">
            <text:p>2.30522020742583</text:p>
          </table:table-cell>
          <table:table-cell office:value-type="float" office:value="2.30445474120462" calcext:value-type="float">
            <text:p>2.30445474120462</text:p>
          </table:table-cell>
          <table:table-cell office:value-type="float" office:value="19.8531728690004" calcext:value-type="float">
            <text:p>19.853172869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100183333333333" calcext:value-type="float">
            <text:p>0.10018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94804931348" calcext:value-type="float">
            <text:p>2.30494804931348</text:p>
          </table:table-cell>
          <table:table-cell office:value-type="float" office:value="2.30520463445384" calcext:value-type="float">
            <text:p>2.30520463445384</text:p>
          </table:table-cell>
          <table:table-cell office:value-type="float" office:value="19.8819923679994" calcext:value-type="float">
            <text:p>19.881992367999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101466666666667" calcext:value-type="float">
            <text:p>0.101466666666667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0567648670058" calcext:value-type="float">
            <text:p>2.30567648670058</text:p>
          </table:table-cell>
          <table:table-cell office:value-type="float" office:value="2.30579080399434" calcext:value-type="float">
            <text:p>2.30579080399434</text:p>
          </table:table-cell>
          <table:table-cell office:value-type="float" office:value="20.0959542869996" calcext:value-type="float">
            <text:p>20.095954286999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100216666666667" calcext:value-type="float">
            <text:p>0.1002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499003665534" calcext:value-type="float">
            <text:p>2.30499003665534</text:p>
          </table:table-cell>
          <table:table-cell office:value-type="float" office:value="2.30440628300807" calcext:value-type="float">
            <text:p>2.30440628300807</text:p>
          </table:table-cell>
          <table:table-cell office:value-type="float" office:value="19.9648133830005" calcext:value-type="float">
            <text:p>19.964813383000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100183333333333" calcext:value-type="float">
            <text:p>0.100183333333333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0462189930588" calcext:value-type="float">
            <text:p>2.30462189930588</text:p>
          </table:table-cell>
          <table:table-cell office:value-type="float" office:value="2.30550084751882" calcext:value-type="float">
            <text:p>2.30550084751882</text:p>
          </table:table-cell>
          <table:table-cell office:value-type="float" office:value="19.803230691" calcext:value-type="float">
            <text:p>19.80323069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0992666666666667" calcext:value-type="float">
            <text:p>0.0992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475272298622" calcext:value-type="float">
            <text:p>2.30475272298622</text:p>
          </table:table-cell>
          <table:table-cell office:value-type="float" office:value="2.3049790327716" calcext:value-type="float">
            <text:p>2.3049790327716</text:p>
          </table:table-cell>
          <table:table-cell office:value-type="float" office:value="19.9533263349995" calcext:value-type="float">
            <text:p>19.953326334999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10115" calcext:value-type="float">
            <text:p>0.10115</text:p>
          </table:table-cell>
          <table:table-cell office:value-type="float" office:value="0.1" calcext:value-type="float">
            <text:p>0.1</text:p>
          </table:table-cell>
          <table:table-cell office:value-type="float" office:value="2.30466316478339" calcext:value-type="float">
            <text:p>2.30466316478339</text:p>
          </table:table-cell>
          <table:table-cell office:value-type="float" office:value="2.30480385130378" calcext:value-type="float">
            <text:p>2.30480385130378</text:p>
          </table:table-cell>
          <table:table-cell office:value-type="float" office:value="19.9194642109996" calcext:value-type="float">
            <text:p>19.919464210999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0998833333333333" calcext:value-type="float">
            <text:p>0.09988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5649685453" calcext:value-type="float">
            <text:p>2.305649685453</text:p>
          </table:table-cell>
          <table:table-cell office:value-type="float" office:value="2.30413921319755" calcext:value-type="float">
            <text:p>2.30413921319755</text:p>
          </table:table-cell>
          <table:table-cell office:value-type="float" office:value="19.7533844440004" calcext:value-type="float">
            <text:p>19.753384444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100533333333333" calcext:value-type="float">
            <text:p>0.1005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93997536234" calcext:value-type="float">
            <text:p>2.30493997536234</text:p>
          </table:table-cell>
          <table:table-cell office:value-type="float" office:value="2.30427296450184" calcext:value-type="float">
            <text:p>2.30427296450184</text:p>
          </table:table-cell>
          <table:table-cell office:value-type="float" office:value="19.7308327260007" calcext:value-type="float">
            <text:p>19.730832726000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1" calcext:value-type="float">
            <text:p>0.1</text:p>
          </table:table-cell>
          <table:table-cell office:value-type="float" office:value="2.30488707414314" calcext:value-type="float">
            <text:p>2.30488707414314</text:p>
          </table:table-cell>
          <table:table-cell office:value-type="float" office:value="2.30481440853921" calcext:value-type="float">
            <text:p>2.30481440853921</text:p>
          </table:table-cell>
          <table:table-cell office:value-type="float" office:value="19.7943837779994" calcext:value-type="float">
            <text:p>19.794383777999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100533333333333" calcext:value-type="float">
            <text:p>0.1005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66255577388" calcext:value-type="float">
            <text:p>2.30466255577388</text:p>
          </table:table-cell>
          <table:table-cell office:value-type="float" office:value="2.30575565927348" calcext:value-type="float">
            <text:p>2.30575565927348</text:p>
          </table:table-cell>
          <table:table-cell office:value-type="float" office:value="19.9190414089999" calcext:value-type="float">
            <text:p>19.919041408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0994666666666667" calcext:value-type="float">
            <text:p>0.0994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496241187236" calcext:value-type="float">
            <text:p>2.30496241187236</text:p>
          </table:table-cell>
          <table:table-cell office:value-type="float" office:value="2.3063094357776" calcext:value-type="float">
            <text:p>2.3063094357776</text:p>
          </table:table-cell>
          <table:table-cell office:value-type="float" office:value="19.9245759089999" calcext:value-type="float">
            <text:p>19.924575908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100983333333333" calcext:value-type="float">
            <text:p>0.10098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690813954197" calcext:value-type="float">
            <text:p>2.30690813954197</text:p>
          </table:table-cell>
          <table:table-cell office:value-type="float" office:value="2.3054794202185" calcext:value-type="float">
            <text:p>2.3054794202185</text:p>
          </table:table-cell>
          <table:table-cell office:value-type="float" office:value="19.7827176629999" calcext:value-type="float">
            <text:p>19.782717662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0969166666666667" calcext:value-type="float">
            <text:p>0.0969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428262788858" calcext:value-type="float">
            <text:p>2.30428262788858</text:p>
          </table:table-cell>
          <table:table-cell office:value-type="float" office:value="2.30381197230831" calcext:value-type="float">
            <text:p>2.30381197230831</text:p>
          </table:table-cell>
          <table:table-cell office:value-type="float" office:value="19.9602655780009" calcext:value-type="float">
            <text:p>19.960265578000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0984666666666667" calcext:value-type="float">
            <text:p>0.0984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92699378894" calcext:value-type="float">
            <text:p>2.30392699378894</text:p>
          </table:table-cell>
          <table:table-cell office:value-type="float" office:value="2.30365263580517" calcext:value-type="float">
            <text:p>2.30365263580517</text:p>
          </table:table-cell>
          <table:table-cell office:value-type="float" office:value="20.5188321730002" calcext:value-type="float">
            <text:p>20.518832173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1" calcext:value-type="float">
            <text:p>0.1</text:p>
          </table:table-cell>
          <table:table-cell office:value-type="float" office:value="2.30368572664159" calcext:value-type="float">
            <text:p>2.30368572664159</text:p>
          </table:table-cell>
          <table:table-cell office:value-type="float" office:value="2.30384282853193" calcext:value-type="float">
            <text:p>2.30384282853193</text:p>
          </table:table-cell>
          <table:table-cell office:value-type="float" office:value="19.7452102019997" calcext:value-type="float">
            <text:p>19.745210201999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" calcext:value-type="float">
            <text:p>0.1</text:p>
          </table:table-cell>
          <table:table-cell office:value-type="float" office:value="2.30345087824091" calcext:value-type="float">
            <text:p>2.30345087824091</text:p>
          </table:table-cell>
          <table:table-cell office:value-type="float" office:value="2.30407730181506" calcext:value-type="float">
            <text:p>2.30407730181506</text:p>
          </table:table-cell>
          <table:table-cell office:value-type="float" office:value="19.7907849020003" calcext:value-type="float">
            <text:p>19.790784902000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10045" calcext:value-type="float">
            <text:p>0.10045</text:p>
          </table:table-cell>
          <table:table-cell office:value-type="float" office:value="0.1" calcext:value-type="float">
            <text:p>0.1</text:p>
          </table:table-cell>
          <table:table-cell office:value-type="float" office:value="2.30554942866124" calcext:value-type="float">
            <text:p>2.30554942866124</text:p>
          </table:table-cell>
          <table:table-cell office:value-type="float" office:value="2.30518745464884" calcext:value-type="float">
            <text:p>2.30518745464884</text:p>
          </table:table-cell>
          <table:table-cell office:value-type="float" office:value="19.899875993" calcext:value-type="float">
            <text:p>19.89987599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0995666666666667" calcext:value-type="float">
            <text:p>0.0995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82242385767" calcext:value-type="float">
            <text:p>2.30382242385767</text:p>
          </table:table-cell>
          <table:table-cell office:value-type="float" office:value="2.30485050237862" calcext:value-type="float">
            <text:p>2.30485050237862</text:p>
          </table:table-cell>
          <table:table-cell office:value-type="float" office:value="19.9666473859998" calcext:value-type="float">
            <text:p>19.966647385999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0987166666666667" calcext:value-type="float">
            <text:p>0.0987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79241971827" calcext:value-type="float">
            <text:p>2.30379241971827</text:p>
          </table:table-cell>
          <table:table-cell office:value-type="float" office:value="2.30308999073733" calcext:value-type="float">
            <text:p>2.30308999073733</text:p>
          </table:table-cell>
          <table:table-cell office:value-type="float" office:value="19.9287035540001" calcext:value-type="float">
            <text:p>19.928703554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09995" calcext:value-type="float">
            <text:p>0.09995</text:p>
          </table:table-cell>
          <table:table-cell office:value-type="float" office:value="0.1" calcext:value-type="float">
            <text:p>0.1</text:p>
          </table:table-cell>
          <table:table-cell office:value-type="float" office:value="2.30415335672496" calcext:value-type="float">
            <text:p>2.30415335672496</text:p>
          </table:table-cell>
          <table:table-cell office:value-type="float" office:value="2.30390241647222" calcext:value-type="float">
            <text:p>2.30390241647222</text:p>
          </table:table-cell>
          <table:table-cell office:value-type="float" office:value="20.1841683409993" calcext:value-type="float">
            <text:p>20.184168340999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101216666666667" calcext:value-type="float">
            <text:p>0.1012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8402338272" calcext:value-type="float">
            <text:p>2.3038402338272</text:p>
          </table:table-cell>
          <table:table-cell office:value-type="float" office:value="2.30418991283247" calcext:value-type="float">
            <text:p>2.30418991283247</text:p>
          </table:table-cell>
          <table:table-cell office:value-type="float" office:value="20.025015356" calcext:value-type="float">
            <text:p>20.02501535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0988166666666667" calcext:value-type="float">
            <text:p>0.0988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474085797633" calcext:value-type="float">
            <text:p>2.30474085797633</text:p>
          </table:table-cell>
          <table:table-cell office:value-type="float" office:value="2.30461290080077" calcext:value-type="float">
            <text:p>2.30461290080077</text:p>
          </table:table-cell>
          <table:table-cell office:value-type="float" office:value="20.2430575489998" calcext:value-type="float">
            <text:p>20.243057548999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0996666666666667" calcext:value-type="float">
            <text:p>0.0996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51732255045" calcext:value-type="float">
            <text:p>2.30351732255045</text:p>
          </table:table-cell>
          <table:table-cell office:value-type="float" office:value="2.30386660660908" calcext:value-type="float">
            <text:p>2.30386660660908</text:p>
          </table:table-cell>
          <table:table-cell office:value-type="float" office:value="20.0075026979994" calcext:value-type="float">
            <text:p>20.007502697999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101516666666667" calcext:value-type="float">
            <text:p>0.1015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73757658228" calcext:value-type="float">
            <text:p>2.30373757658228</text:p>
          </table:table-cell>
          <table:table-cell office:value-type="float" office:value="2.30310877721021" calcext:value-type="float">
            <text:p>2.30310877721021</text:p>
          </table:table-cell>
          <table:table-cell office:value-type="float" office:value="19.862343801" calcext:value-type="float">
            <text:p>19.8623438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0992666666666667" calcext:value-type="float">
            <text:p>0.0992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64449929073" calcext:value-type="float">
            <text:p>2.30364449929073</text:p>
          </table:table-cell>
          <table:table-cell office:value-type="float" office:value="2.30320078704008" calcext:value-type="float">
            <text:p>2.30320078704008</text:p>
          </table:table-cell>
          <table:table-cell office:value-type="float" office:value="19.9507928450003" calcext:value-type="float">
            <text:p>19.950792845000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1" calcext:value-type="float">
            <text:p>0.1</text:p>
          </table:table-cell>
          <table:table-cell office:value-type="float" office:value="2.30418144741546" calcext:value-type="float">
            <text:p>2.30418144741546</text:p>
          </table:table-cell>
          <table:table-cell office:value-type="float" office:value="2.30380807712579" calcext:value-type="float">
            <text:p>2.30380807712579</text:p>
          </table:table-cell>
          <table:table-cell office:value-type="float" office:value="19.975112864" calcext:value-type="float">
            <text:p>19.97511286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0999666666666667" calcext:value-type="float">
            <text:p>0.0999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49861581595" calcext:value-type="float">
            <text:p>2.3049861581595</text:p>
          </table:table-cell>
          <table:table-cell office:value-type="float" office:value="2.30496579370681" calcext:value-type="float">
            <text:p>2.30496579370681</text:p>
          </table:table-cell>
          <table:table-cell office:value-type="float" office:value="20.376301622" calcext:value-type="float">
            <text:p>20.37630162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09805" calcext:value-type="float">
            <text:p>0.09805</text:p>
          </table:table-cell>
          <table:table-cell office:value-type="float" office:value="0.1" calcext:value-type="float">
            <text:p>0.1</text:p>
          </table:table-cell>
          <table:table-cell office:value-type="float" office:value="2.30405731368929" calcext:value-type="float">
            <text:p>2.30405731368929</text:p>
          </table:table-cell>
          <table:table-cell office:value-type="float" office:value="2.30337762377065" calcext:value-type="float">
            <text:p>2.30337762377065</text:p>
          </table:table-cell>
          <table:table-cell office:value-type="float" office:value="19.8784190410006" calcext:value-type="float">
            <text:p>19.878419041000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0989166666666667" calcext:value-type="float">
            <text:p>0.0989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78405320873" calcext:value-type="float">
            <text:p>2.30378405320873</text:p>
          </table:table-cell>
          <table:table-cell office:value-type="float" office:value="2.30444596679347" calcext:value-type="float">
            <text:p>2.30444596679347</text:p>
          </table:table-cell>
          <table:table-cell office:value-type="float" office:value="19.8619400480002" calcext:value-type="float">
            <text:p>19.861940048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100166666666667" calcext:value-type="float">
            <text:p>0.100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50501654245" calcext:value-type="float">
            <text:p>2.30350501654245</text:p>
          </table:table-cell>
          <table:table-cell office:value-type="float" office:value="2.3034447621388" calcext:value-type="float">
            <text:p>2.3034447621388</text:p>
          </table:table-cell>
          <table:table-cell office:value-type="float" office:value="19.9734497690006" calcext:value-type="float">
            <text:p>19.973449769000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100533333333333" calcext:value-type="float">
            <text:p>0.1005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02452249263" calcext:value-type="float">
            <text:p>2.30402452249263</text:p>
          </table:table-cell>
          <table:table-cell office:value-type="float" office:value="2.30344914175143" calcext:value-type="float">
            <text:p>2.30344914175143</text:p>
          </table:table-cell>
          <table:table-cell office:value-type="float" office:value="19.9322950380001" calcext:value-type="float">
            <text:p>19.932295038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101483333333333" calcext:value-type="float">
            <text:p>0.10148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512166353685" calcext:value-type="float">
            <text:p>2.30512166353685</text:p>
          </table:table-cell>
          <table:table-cell office:value-type="float" office:value="2.30339208074436" calcext:value-type="float">
            <text:p>2.30339208074436</text:p>
          </table:table-cell>
          <table:table-cell office:value-type="float" office:value="19.8666971499997" calcext:value-type="float">
            <text:p>19.866697149999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0987833333333333" calcext:value-type="float">
            <text:p>0.09878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07815243898" calcext:value-type="float">
            <text:p>2.30407815243898</text:p>
          </table:table-cell>
          <table:table-cell office:value-type="float" office:value="2.30402813139994" calcext:value-type="float">
            <text:p>2.30402813139994</text:p>
          </table:table-cell>
          <table:table-cell office:value-type="float" office:value="20.1322069190001" calcext:value-type="float">
            <text:p>20.132206919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101416666666667" calcext:value-type="float">
            <text:p>0.1014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58536995804" calcext:value-type="float">
            <text:p>2.30358536995804</text:p>
          </table:table-cell>
          <table:table-cell office:value-type="float" office:value="2.30422221171628" calcext:value-type="float">
            <text:p>2.30422221171628</text:p>
          </table:table-cell>
          <table:table-cell office:value-type="float" office:value="19.9369780550005" calcext:value-type="float">
            <text:p>19.93697805500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0984666666666667" calcext:value-type="float">
            <text:p>0.0984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403619509008" calcext:value-type="float">
            <text:p>2.30403619509008</text:p>
          </table:table-cell>
          <table:table-cell office:value-type="float" office:value="2.30387592011956" calcext:value-type="float">
            <text:p>2.30387592011956</text:p>
          </table:table-cell>
          <table:table-cell office:value-type="float" office:value="19.8567902140003" calcext:value-type="float">
            <text:p>19.856790214000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0993333333333333" calcext:value-type="float">
            <text:p>0.0993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394354913789" calcext:value-type="float">
            <text:p>2.30394354913789</text:p>
          </table:table-cell>
          <table:table-cell office:value-type="float" office:value="2.30324734548095" calcext:value-type="float">
            <text:p>2.30324734548095</text:p>
          </table:table-cell>
          <table:table-cell office:value-type="float" office:value="19.8603075219999" calcext:value-type="float">
            <text:p>19.860307521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768116666666667" calcext:value-type="float">
            <text:p>0.768116666666667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747858779437379" calcext:value-type="float">
            <text:p>0.747858779437379</text:p>
          </table:table-cell>
          <table:table-cell office:value-type="float" office:value="0.479588858451054" calcext:value-type="float">
            <text:p>0.479588858451054</text:p>
          </table:table-cell>
          <table:table-cell office:value-type="float" office:value="27.3529162819996" calcext:value-type="float">
            <text:p>27.352916281999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853783333333333" calcext:value-type="float">
            <text:p>0.853783333333333</text:p>
          </table:table-cell>
          <table:table-cell office:value-type="float" office:value="0.8609" calcext:value-type="float">
            <text:p>0.8609</text:p>
          </table:table-cell>
          <table:table-cell office:value-type="float" office:value="0.411287812424748" calcext:value-type="float">
            <text:p>0.411287812424748</text:p>
          </table:table-cell>
          <table:table-cell office:value-type="float" office:value="0.393132714993635" calcext:value-type="float">
            <text:p>0.393132714993635</text:p>
          </table:table-cell>
          <table:table-cell office:value-type="float" office:value="27.4930105839994" calcext:value-type="float">
            <text:p>27.493010583999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878533333333333" calcext:value-type="float">
            <text:p>0.878533333333333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341986245414151" calcext:value-type="float">
            <text:p>0.341986245414151</text:p>
          </table:table-cell>
          <table:table-cell office:value-type="float" office:value="0.357937451950304" calcext:value-type="float">
            <text:p>0.357937451950304</text:p>
          </table:table-cell>
          <table:table-cell office:value-type="float" office:value="27.5812405299994" calcext:value-type="float">
            <text:p>27.581240529999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89345" calcext:value-type="float">
            <text:p>0.89345</text:p>
          </table:table-cell>
          <table:table-cell office:value-type="float" office:value="0.879" calcext:value-type="float">
            <text:p>0.879</text:p>
          </table:table-cell>
          <table:table-cell office:value-type="float" office:value="0.30032059075291" calcext:value-type="float">
            <text:p>0.30032059075291</text:p>
          </table:table-cell>
          <table:table-cell office:value-type="float" office:value="0.338163972185675" calcext:value-type="float">
            <text:p>0.338163972185675</text:p>
          </table:table-cell>
          <table:table-cell office:value-type="float" office:value="27.3268808780003" calcext:value-type="float">
            <text:p>27.326880878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905166666666667" calcext:value-type="float">
            <text:p>0.905166666666667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268124634904394" calcext:value-type="float">
            <text:p>0.268124634904394</text:p>
          </table:table-cell>
          <table:table-cell office:value-type="float" office:value="0.326819388065369" calcext:value-type="float">
            <text:p>0.326819388065369</text:p>
          </table:table-cell>
          <table:table-cell office:value-type="float" office:value="27.1462492849996" calcext:value-type="float">
            <text:p>27.146249284999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760616666666667" calcext:value-type="float">
            <text:p>0.76061666666666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748761471686587" calcext:value-type="float">
            <text:p>0.748761471686587</text:p>
          </table:table-cell>
          <table:table-cell office:value-type="float" office:value="0.481016563382118" calcext:value-type="float">
            <text:p>0.481016563382118</text:p>
          </table:table-cell>
          <table:table-cell office:value-type="float" office:value="27.2335305269999" calcext:value-type="float">
            <text:p>27.233530526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41273954224739" calcext:value-type="float">
            <text:p>0.41273954224739</text:p>
          </table:table-cell>
          <table:table-cell office:value-type="float" office:value="0.396725464968165" calcext:value-type="float">
            <text:p>0.396725464968165</text:p>
          </table:table-cell>
          <table:table-cell office:value-type="float" office:value="27.2809767500003" calcext:value-type="float">
            <text:p>27.280976750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877616666666667" calcext:value-type="float">
            <text:p>0.877616666666667</text:p>
          </table:table-cell>
          <table:table-cell office:value-type="float" office:value="0.869" calcext:value-type="float">
            <text:p>0.869</text:p>
          </table:table-cell>
          <table:table-cell office:value-type="float" office:value="0.340878320973057" calcext:value-type="float">
            <text:p>0.340878320973057</text:p>
          </table:table-cell>
          <table:table-cell office:value-type="float" office:value="0.363276790376681" calcext:value-type="float">
            <text:p>0.363276790376681</text:p>
          </table:table-cell>
          <table:table-cell office:value-type="float" office:value="27.2452659120008" calcext:value-type="float">
            <text:p>27.2452659120008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893883333333333" calcext:value-type="float">
            <text:p>0.893883333333333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297500228338531" calcext:value-type="float">
            <text:p>0.297500228338531</text:p>
          </table:table-cell>
          <table:table-cell office:value-type="float" office:value="0.346608704632255" calcext:value-type="float">
            <text:p>0.346608704632255</text:p>
          </table:table-cell>
          <table:table-cell office:value-type="float" office:value="27.2556656079996" calcext:value-type="float">
            <text:p>27.255665607999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905566666666667" calcext:value-type="float">
            <text:p>0.905566666666667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263759108240416" calcext:value-type="float">
            <text:p>0.263759108240416</text:p>
          </table:table-cell>
          <table:table-cell office:value-type="float" office:value="0.332176440935226" calcext:value-type="float">
            <text:p>0.332176440935226</text:p>
          </table:table-cell>
          <table:table-cell office:value-type="float" office:value="27.3123661930003" calcext:value-type="float">
            <text:p>27.312366193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772533333333333" calcext:value-type="float">
            <text:p>0.772533333333333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71435572430968" calcext:value-type="float">
            <text:p>0.71435572430968</text:p>
          </table:table-cell>
          <table:table-cell office:value-type="float" office:value="0.467630111297984" calcext:value-type="float">
            <text:p>0.467630111297984</text:p>
          </table:table-cell>
          <table:table-cell office:value-type="float" office:value="27.2176799580011" calcext:value-type="float">
            <text:p>27.217679958001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85655" calcext:value-type="float">
            <text:p>0.85655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401712577416699" calcext:value-type="float">
            <text:p>0.401712577416699</text:p>
          </table:table-cell>
          <table:table-cell office:value-type="float" office:value="0.388633317913219" calcext:value-type="float">
            <text:p>0.388633317913219</text:p>
          </table:table-cell>
          <table:table-cell office:value-type="float" office:value="27.0409409349995" calcext:value-type="float">
            <text:p>27.040940934999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880316666666667" calcext:value-type="float">
            <text:p>0.88031666666666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33480248624868" calcext:value-type="float">
            <text:p>0.33480248624868</text:p>
          </table:table-cell>
          <table:table-cell office:value-type="float" office:value="0.356598487420446" calcext:value-type="float">
            <text:p>0.356598487420446</text:p>
          </table:table-cell>
          <table:table-cell office:value-type="float" office:value="27.6539236130011" calcext:value-type="float">
            <text:p>27.653923613001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293565281188247" calcext:value-type="float">
            <text:p>0.293565281188247</text:p>
          </table:table-cell>
          <table:table-cell office:value-type="float" office:value="0.338212361760959" calcext:value-type="float">
            <text:p>0.338212361760959</text:p>
          </table:table-cell>
          <table:table-cell office:value-type="float" office:value="27.0886367349995" calcext:value-type="float">
            <text:p>27.088636734999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906683333333333" calcext:value-type="float">
            <text:p>0.906683333333333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261597731347277" calcext:value-type="float">
            <text:p>0.261597731347277</text:p>
          </table:table-cell>
          <table:table-cell office:value-type="float" office:value="0.325875645894913" calcext:value-type="float">
            <text:p>0.325875645894913</text:p>
          </table:table-cell>
          <table:table-cell office:value-type="float" office:value="27.0427976930005" calcext:value-type="float">
            <text:p>27.042797693000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77055" calcext:value-type="float">
            <text:p>0.77055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731135073564708" calcext:value-type="float">
            <text:p>0.731135073564708</text:p>
          </table:table-cell>
          <table:table-cell office:value-type="float" office:value="0.468914171313025" calcext:value-type="float">
            <text:p>0.468914171313025</text:p>
          </table:table-cell>
          <table:table-cell office:value-type="float" office:value="27.4442071350004" calcext:value-type="float">
            <text:p>27.444207135000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859333333333333" calcext:value-type="float">
            <text:p>0.859333333333333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399922610679542" calcext:value-type="float">
            <text:p>0.399922610679542</text:p>
          </table:table-cell>
          <table:table-cell office:value-type="float" office:value="0.388587147282187" calcext:value-type="float">
            <text:p>0.388587147282187</text:p>
          </table:table-cell>
          <table:table-cell office:value-type="float" office:value="27.8300975019993" calcext:value-type="float">
            <text:p>27.830097501999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881733333333333" calcext:value-type="float">
            <text:p>0.881733333333333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332546951515334" calcext:value-type="float">
            <text:p>0.332546951515334</text:p>
          </table:table-cell>
          <table:table-cell office:value-type="float" office:value="0.355729344828873" calcext:value-type="float">
            <text:p>0.355729344828873</text:p>
          </table:table-cell>
          <table:table-cell office:value-type="float" office:value="27.5750603659999" calcext:value-type="float">
            <text:p>27.575060365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895966666666667" calcext:value-type="float">
            <text:p>0.895966666666667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290885073861588" calcext:value-type="float">
            <text:p>0.290885073861588</text:p>
          </table:table-cell>
          <table:table-cell office:value-type="float" office:value="0.337218669949064" calcext:value-type="float">
            <text:p>0.337218669949064</text:p>
          </table:table-cell>
          <table:table-cell office:value-type="float" office:value="27.493169976" calcext:value-type="float">
            <text:p>27.49316997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2581115278608" calcext:value-type="float">
            <text:p>0.2581115278608</text:p>
          </table:table-cell>
          <table:table-cell office:value-type="float" office:value="0.328922670500673" calcext:value-type="float">
            <text:p>0.328922670500673</text:p>
          </table:table-cell>
          <table:table-cell office:value-type="float" office:value="27.4228403870002" calcext:value-type="float">
            <text:p>27.422840387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764566666666667" calcext:value-type="float">
            <text:p>0.764566666666667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728724336049069" calcext:value-type="float">
            <text:p>0.728724336049069</text:p>
          </table:table-cell>
          <table:table-cell office:value-type="float" office:value="0.479325091762907" calcext:value-type="float">
            <text:p>0.479325091762907</text:p>
          </table:table-cell>
          <table:table-cell office:value-type="float" office:value="27.149895306" calcext:value-type="float">
            <text:p>27.14989530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854116666666667" calcext:value-type="float">
            <text:p>0.854116666666667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407661158615338" calcext:value-type="float">
            <text:p>0.407661158615338</text:p>
          </table:table-cell>
          <table:table-cell office:value-type="float" office:value="0.391468794387617" calcext:value-type="float">
            <text:p>0.391468794387617</text:p>
          </table:table-cell>
          <table:table-cell office:value-type="float" office:value="27.676516552001" calcext:value-type="float">
            <text:p>27.676516552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878533333333333" calcext:value-type="float">
            <text:p>0.878533333333333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336640263321811" calcext:value-type="float">
            <text:p>0.336640263321811</text:p>
          </table:table-cell>
          <table:table-cell office:value-type="float" office:value="0.355584285441478" calcext:value-type="float">
            <text:p>0.355584285441478</text:p>
          </table:table-cell>
          <table:table-cell office:value-type="float" office:value="27.0232598319999" calcext:value-type="float">
            <text:p>27.023259831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894433333333333" calcext:value-type="float">
            <text:p>0.894433333333333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295137534263546" calcext:value-type="float">
            <text:p>0.295137534263546</text:p>
          </table:table-cell>
          <table:table-cell office:value-type="float" office:value="0.335720562773525" calcext:value-type="float">
            <text:p>0.335720562773525</text:p>
          </table:table-cell>
          <table:table-cell office:value-type="float" office:value="27.0948654339991" calcext:value-type="float">
            <text:p>27.094865433999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886" calcext:value-type="float">
            <text:p>0.886</text:p>
          </table:table-cell>
          <table:table-cell office:value-type="float" office:value="0.263358544883952" calcext:value-type="float">
            <text:p>0.263358544883952</text:p>
          </table:table-cell>
          <table:table-cell office:value-type="float" office:value="0.322850142552215" calcext:value-type="float">
            <text:p>0.322850142552215</text:p>
          </table:table-cell>
          <table:table-cell office:value-type="float" office:value="27.1744791620004" calcext:value-type="float">
            <text:p>27.1744791620004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774783333333333" calcext:value-type="float">
            <text:p>0.774783333333333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05230978760384" calcext:value-type="float">
            <text:p>0.705230978760384</text:p>
          </table:table-cell>
          <table:table-cell office:value-type="float" office:value="0.464905117537565" calcext:value-type="float">
            <text:p>0.464905117537565</text:p>
          </table:table-cell>
          <table:table-cell office:value-type="float" office:value="27.3108702059999" calcext:value-type="float">
            <text:p>27.310870205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856116666666667" calcext:value-type="float">
            <text:p>0.856116666666667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40372011554775" calcext:value-type="float">
            <text:p>0.40372011554775</text:p>
          </table:table-cell>
          <table:table-cell office:value-type="float" office:value="0.391114746214478" calcext:value-type="float">
            <text:p>0.391114746214478</text:p>
          </table:table-cell>
          <table:table-cell office:value-type="float" office:value="27.2397140420016" calcext:value-type="float">
            <text:p>27.239714042001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876933333333333" calcext:value-type="float">
            <text:p>0.876933333333333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341557936889848" calcext:value-type="float">
            <text:p>0.341557936889848</text:p>
          </table:table-cell>
          <table:table-cell office:value-type="float" office:value="0.361862643129507" calcext:value-type="float">
            <text:p>0.361862643129507</text:p>
          </table:table-cell>
          <table:table-cell office:value-type="float" office:value="27.3678546299998" calcext:value-type="float">
            <text:p>27.367854629999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890966666666667" calcext:value-type="float">
            <text:p>0.890966666666667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30276916166549" calcext:value-type="float">
            <text:p>0.30276916166549</text:p>
          </table:table-cell>
          <table:table-cell office:value-type="float" office:value="0.343328312608846" calcext:value-type="float">
            <text:p>0.343328312608846</text:p>
          </table:table-cell>
          <table:table-cell office:value-type="float" office:value="27.4208622000006" calcext:value-type="float">
            <text:p>27.420862200000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902216666666667" calcext:value-type="float">
            <text:p>0.902216666666667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272960544823965" calcext:value-type="float">
            <text:p>0.272960544823965</text:p>
          </table:table-cell>
          <table:table-cell office:value-type="float" office:value="0.332092690287502" calcext:value-type="float">
            <text:p>0.332092690287502</text:p>
          </table:table-cell>
          <table:table-cell office:value-type="float" office:value="27.206648921001" calcext:value-type="float">
            <text:p>27.206648921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777216666666667" calcext:value-type="float">
            <text:p>0.777216666666667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714307320127482" calcext:value-type="float">
            <text:p>0.714307320127482</text:p>
          </table:table-cell>
          <table:table-cell office:value-type="float" office:value="0.470142989401605" calcext:value-type="float">
            <text:p>0.470142989401605</text:p>
          </table:table-cell>
          <table:table-cell office:value-type="float" office:value="27.6520386660013" calcext:value-type="float">
            <text:p>27.652038666001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856383333333333" calcext:value-type="float">
            <text:p>0.856383333333333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403401429973432" calcext:value-type="float">
            <text:p>0.403401429973432</text:p>
          </table:table-cell>
          <table:table-cell office:value-type="float" office:value="0.388978312349623" calcext:value-type="float">
            <text:p>0.388978312349623</text:p>
          </table:table-cell>
          <table:table-cell office:value-type="float" office:value="27.4220592010006" calcext:value-type="float">
            <text:p>27.422059201000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87905" calcext:value-type="float">
            <text:p>0.87905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336866162661741" calcext:value-type="float">
            <text:p>0.336866162661741</text:p>
          </table:table-cell>
          <table:table-cell office:value-type="float" office:value="0.357445450819981" calcext:value-type="float">
            <text:p>0.357445450819981</text:p>
          </table:table-cell>
          <table:table-cell office:value-type="float" office:value="27.3441396889993" calcext:value-type="float">
            <text:p>27.344139688999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893516666666667" calcext:value-type="float">
            <text:p>0.893516666666667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297304520427164" calcext:value-type="float">
            <text:p>0.297304520427164</text:p>
          </table:table-cell>
          <table:table-cell office:value-type="float" office:value="0.339570298316372" calcext:value-type="float">
            <text:p>0.339570298316372</text:p>
          </table:table-cell>
          <table:table-cell office:value-type="float" office:value="27.050582576001" calcext:value-type="float">
            <text:p>27.050582576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904983333333333" calcext:value-type="float">
            <text:p>0.904983333333333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267373489640923" calcext:value-type="float">
            <text:p>0.267373489640923</text:p>
          </table:table-cell>
          <table:table-cell office:value-type="float" office:value="0.328389495516279" calcext:value-type="float">
            <text:p>0.328389495516279</text:p>
          </table:table-cell>
          <table:table-cell office:value-type="float" office:value="27.0077545999993" calcext:value-type="float">
            <text:p>27.007754599999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717393660627957" calcext:value-type="float">
            <text:p>0.717393660627957</text:p>
          </table:table-cell>
          <table:table-cell office:value-type="float" office:value="0.475923563644385" calcext:value-type="float">
            <text:p>0.475923563644385</text:p>
          </table:table-cell>
          <table:table-cell office:value-type="float" office:value="27.2502277229996" calcext:value-type="float">
            <text:p>27.250227722999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85525" calcext:value-type="float">
            <text:p>0.85525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407327787374764" calcext:value-type="float">
            <text:p>0.407327787374764</text:p>
          </table:table-cell>
          <table:table-cell office:value-type="float" office:value="0.395281124361761" calcext:value-type="float">
            <text:p>0.395281124361761</text:p>
          </table:table-cell>
          <table:table-cell office:value-type="float" office:value="27.3040041949989" calcext:value-type="float">
            <text:p>27.304004194998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877766666666667" calcext:value-type="float">
            <text:p>0.877766666666667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341028444786697" calcext:value-type="float">
            <text:p>0.341028444786697</text:p>
          </table:table-cell>
          <table:table-cell office:value-type="float" office:value="0.359307113441692" calcext:value-type="float">
            <text:p>0.359307113441692</text:p>
          </table:table-cell>
          <table:table-cell office:value-type="float" office:value="27.311563145" calcext:value-type="float">
            <text:p>27.31156314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300059402675263" calcext:value-type="float">
            <text:p>0.300059402675263</text:p>
          </table:table-cell>
          <table:table-cell office:value-type="float" office:value="0.339151037631521" calcext:value-type="float">
            <text:p>0.339151037631521</text:p>
          </table:table-cell>
          <table:table-cell office:value-type="float" office:value="27.6913329569998" calcext:value-type="float">
            <text:p>27.691332956999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903366666666667" calcext:value-type="float">
            <text:p>0.903366666666667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268986378476691" calcext:value-type="float">
            <text:p>0.268986378476691</text:p>
          </table:table-cell>
          <table:table-cell office:value-type="float" office:value="0.327444104015068" calcext:value-type="float">
            <text:p>0.327444104015068</text:p>
          </table:table-cell>
          <table:table-cell office:value-type="float" office:value="27.8383420899991" calcext:value-type="float">
            <text:p>27.838342089999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771133333333333" calcext:value-type="float">
            <text:p>0.771133333333333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721802164909682" calcext:value-type="float">
            <text:p>0.721802164909682</text:p>
          </table:table-cell>
          <table:table-cell office:value-type="float" office:value="0.469988382356182" calcext:value-type="float">
            <text:p>0.469988382356182</text:p>
          </table:table-cell>
          <table:table-cell office:value-type="float" office:value="28.0406473220009" calcext:value-type="float">
            <text:p>28.040647322000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858216666666667" calcext:value-type="float">
            <text:p>0.858216666666667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40443855443044" calcext:value-type="float">
            <text:p>0.40443855443044</text:p>
          </table:table-cell>
          <table:table-cell office:value-type="float" office:value="0.386299586220152" calcext:value-type="float">
            <text:p>0.386299586220152</text:p>
          </table:table-cell>
          <table:table-cell office:value-type="float" office:value="27.7566751150007" calcext:value-type="float">
            <text:p>27.756675115000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880716666666667" calcext:value-type="float">
            <text:p>0.880716666666667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33737787536816" calcext:value-type="float">
            <text:p>0.33737787536816</text:p>
          </table:table-cell>
          <table:table-cell office:value-type="float" office:value="0.351493582034567" calcext:value-type="float">
            <text:p>0.351493582034567</text:p>
          </table:table-cell>
          <table:table-cell office:value-type="float" office:value="27.9556018160001" calcext:value-type="float">
            <text:p>27.955601816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297458648665754" calcext:value-type="float">
            <text:p>0.297458648665754</text:p>
          </table:table-cell>
          <table:table-cell office:value-type="float" office:value="0.332771743179127" calcext:value-type="float">
            <text:p>0.332771743179127</text:p>
          </table:table-cell>
          <table:table-cell office:value-type="float" office:value="27.9717302610006" calcext:value-type="float">
            <text:p>27.971730261000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90485" calcext:value-type="float">
            <text:p>0.90485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267097680720248" calcext:value-type="float">
            <text:p>0.267097680720248</text:p>
          </table:table-cell>
          <table:table-cell office:value-type="float" office:value="0.320975403971733" calcext:value-type="float">
            <text:p>0.320975403971733</text:p>
          </table:table-cell>
          <table:table-cell office:value-type="float" office:value="27.7606559750002" calcext:value-type="float">
            <text:p>27.760655975000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767666666666667" calcext:value-type="float">
            <text:p>0.767666666666667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728296370457993" calcext:value-type="float">
            <text:p>0.728296370457993</text:p>
          </table:table-cell>
          <table:table-cell office:value-type="float" office:value="0.481085207621763" calcext:value-type="float">
            <text:p>0.481085207621763</text:p>
          </table:table-cell>
          <table:table-cell office:value-type="float" office:value="27.6025858410012" calcext:value-type="float">
            <text:p>27.602585841001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852483333333333" calcext:value-type="float">
            <text:p>0.852483333333333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415955350914998" calcext:value-type="float">
            <text:p>0.415955350914998</text:p>
          </table:table-cell>
          <table:table-cell office:value-type="float" office:value="0.397473835451588" calcext:value-type="float">
            <text:p>0.397473835451588</text:p>
          </table:table-cell>
          <table:table-cell office:value-type="float" office:value="27.8626346950004" calcext:value-type="float">
            <text:p>27.8626346950004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87645" calcext:value-type="float">
            <text:p>0.87645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347434301493264" calcext:value-type="float">
            <text:p>0.347434301493264</text:p>
          </table:table-cell>
          <table:table-cell office:value-type="float" office:value="0.364336934533848" calcext:value-type="float">
            <text:p>0.364336934533848</text:p>
          </table:table-cell>
          <table:table-cell office:value-type="float" office:value="28.2993917500007" calcext:value-type="float">
            <text:p>28.299391750000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891116666666667" calcext:value-type="float">
            <text:p>0.891116666666667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306429738452884" calcext:value-type="float">
            <text:p>0.306429738452884</text:p>
          </table:table-cell>
          <table:table-cell office:value-type="float" office:value="0.343671211486409" calcext:value-type="float">
            <text:p>0.343671211486409</text:p>
          </table:table-cell>
          <table:table-cell office:value-type="float" office:value="28.0779956089991" calcext:value-type="float">
            <text:p>28.077995608999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275362573071583" calcext:value-type="float">
            <text:p>0.275362573071583</text:p>
          </table:table-cell>
          <table:table-cell office:value-type="float" office:value="0.331758664671782" calcext:value-type="float">
            <text:p>0.331758664671782</text:p>
          </table:table-cell>
          <table:table-cell office:value-type="float" office:value="28.3939365990009" calcext:value-type="float">
            <text:p>28.393936599000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777166666666667" calcext:value-type="float">
            <text:p>0.777166666666667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690380784398965" calcext:value-type="float">
            <text:p>0.690380784398965</text:p>
          </table:table-cell>
          <table:table-cell office:value-type="float" office:value="0.469625412278874" calcext:value-type="float">
            <text:p>0.469625412278874</text:p>
          </table:table-cell>
          <table:table-cell office:value-type="float" office:value="28.0394413949998" calcext:value-type="float">
            <text:p>28.039441394999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857716666666667" calcext:value-type="float">
            <text:p>0.857716666666667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400192105185503" calcext:value-type="float">
            <text:p>0.400192105185503</text:p>
          </table:table-cell>
          <table:table-cell office:value-type="float" office:value="0.396991800255836" calcext:value-type="float">
            <text:p>0.396991800255836</text:p>
          </table:table-cell>
          <table:table-cell office:value-type="float" office:value="28.0194519710003" calcext:value-type="float">
            <text:p>28.019451971000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878" calcext:value-type="float">
            <text:p>0.878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339179527070095" calcext:value-type="float">
            <text:p>0.339179527070095</text:p>
          </table:table-cell>
          <table:table-cell office:value-type="float" office:value="0.364710328210691" calcext:value-type="float">
            <text:p>0.364710328210691</text:p>
          </table:table-cell>
          <table:table-cell office:value-type="float" office:value="27.735474518" calcext:value-type="float">
            <text:p>27.73547451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891616666666667" calcext:value-type="float">
            <text:p>0.891616666666667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302257180491935" calcext:value-type="float">
            <text:p>0.302257180491935</text:p>
          </table:table-cell>
          <table:table-cell office:value-type="float" office:value="0.344907491545009" calcext:value-type="float">
            <text:p>0.344907491545009</text:p>
          </table:table-cell>
          <table:table-cell office:value-type="float" office:value="27.8948575209997" calcext:value-type="float">
            <text:p>27.894857520999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90165" calcext:value-type="float">
            <text:p>0.90165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2746243696493" calcext:value-type="float">
            <text:p>0.2746243696493</text:p>
          </table:table-cell>
          <table:table-cell office:value-type="float" office:value="0.333030493016456" calcext:value-type="float">
            <text:p>0.333030493016456</text:p>
          </table:table-cell>
          <table:table-cell office:value-type="float" office:value="27.5119438379988" calcext:value-type="float">
            <text:p>27.511943837998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776066666666667" calcext:value-type="float">
            <text:p>0.776066666666667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695887820235193" calcext:value-type="float">
            <text:p>0.695887820235193</text:p>
          </table:table-cell>
          <table:table-cell office:value-type="float" office:value="0.46468029536639" calcext:value-type="float">
            <text:p>0.46468029536639</text:p>
          </table:table-cell>
          <table:table-cell office:value-type="float" office:value="27.4158299170012" calcext:value-type="float">
            <text:p>27.415829917001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40212109473659" calcext:value-type="float">
            <text:p>0.40212109473659</text:p>
          </table:table-cell>
          <table:table-cell office:value-type="float" office:value="0.389383208789643" calcext:value-type="float">
            <text:p>0.389383208789643</text:p>
          </table:table-cell>
          <table:table-cell office:value-type="float" office:value="27.8005399509984" calcext:value-type="float">
            <text:p>27.8005399509984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878383333333333" calcext:value-type="float">
            <text:p>0.878383333333333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339413442543702" calcext:value-type="float">
            <text:p>0.339413442543702</text:p>
          </table:table-cell>
          <table:table-cell office:value-type="float" office:value="0.35920568607795" calcext:value-type="float">
            <text:p>0.35920568607795</text:p>
          </table:table-cell>
          <table:table-cell office:value-type="float" office:value="27.5497714390003" calcext:value-type="float">
            <text:p>27.549771439000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891733333333333" calcext:value-type="float">
            <text:p>0.891733333333333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301306051597285" calcext:value-type="float">
            <text:p>0.301306051597285</text:p>
          </table:table-cell>
          <table:table-cell office:value-type="float" office:value="0.34078820011798" calcext:value-type="float">
            <text:p>0.34078820011798</text:p>
          </table:table-cell>
          <table:table-cell office:value-type="float" office:value="28.0290815440003" calcext:value-type="float">
            <text:p>28.029081544000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902283333333333" calcext:value-type="float">
            <text:p>0.902283333333333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272689274164723" calcext:value-type="float">
            <text:p>0.272689274164723</text:p>
          </table:table-cell>
          <table:table-cell office:value-type="float" office:value="0.329333254106485" calcext:value-type="float">
            <text:p>0.329333254106485</text:p>
          </table:table-cell>
          <table:table-cell office:value-type="float" office:value="27.5373594500015" calcext:value-type="float">
            <text:p>27.537359450001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778083333333333" calcext:value-type="float">
            <text:p>0.778083333333333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688459562705651" calcext:value-type="float">
            <text:p>0.688459562705651</text:p>
          </table:table-cell>
          <table:table-cell office:value-type="float" office:value="0.465287571500061" calcext:value-type="float">
            <text:p>0.465287571500061</text:p>
          </table:table-cell>
          <table:table-cell office:value-type="float" office:value="27.7990260850002" calcext:value-type="float">
            <text:p>27.799026085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40227142438642" calcext:value-type="float">
            <text:p>0.40227142438642</text:p>
          </table:table-cell>
          <table:table-cell office:value-type="float" office:value="0.393891724621414" calcext:value-type="float">
            <text:p>0.393891724621414</text:p>
          </table:table-cell>
          <table:table-cell office:value-type="float" office:value="27.7347601429992" calcext:value-type="float">
            <text:p>27.734760142999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877716666666667" calcext:value-type="float">
            <text:p>0.87771666666666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341065005039864" calcext:value-type="float">
            <text:p>0.341065005039864</text:p>
          </table:table-cell>
          <table:table-cell office:value-type="float" office:value="0.364115066873799" calcext:value-type="float">
            <text:p>0.364115066873799</text:p>
          </table:table-cell>
          <table:table-cell office:value-type="float" office:value="27.6932676929991" calcext:value-type="float">
            <text:p>27.6932676929991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892083333333333" calcext:value-type="float">
            <text:p>0.892083333333333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303004050202398" calcext:value-type="float">
            <text:p>0.303004050202398</text:p>
          </table:table-cell>
          <table:table-cell office:value-type="float" office:value="0.343020386282046" calcext:value-type="float">
            <text:p>0.343020386282046</text:p>
          </table:table-cell>
          <table:table-cell office:value-type="float" office:value="27.5983598879993" calcext:value-type="float">
            <text:p>27.598359887999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902783333333333" calcext:value-type="float">
            <text:p>0.902783333333333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274228523590608" calcext:value-type="float">
            <text:p>0.274228523590608</text:p>
          </table:table-cell>
          <table:table-cell office:value-type="float" office:value="0.33149863789036" calcext:value-type="float">
            <text:p>0.33149863789036</text:p>
          </table:table-cell>
          <table:table-cell office:value-type="float" office:value="27.6287363539996" calcext:value-type="float">
            <text:p>27.628736353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77265" calcext:value-type="float">
            <text:p>0.77265</text:p>
          </table:table-cell>
          <table:table-cell office:value-type="float" office:value="0.835" calcext:value-type="float">
            <text:p>0.835</text:p>
          </table:table-cell>
          <table:table-cell office:value-type="float" office:value="0.725360042917957" calcext:value-type="float">
            <text:p>0.725360042917957</text:p>
          </table:table-cell>
          <table:table-cell office:value-type="float" office:value="0.48206454610369" calcext:value-type="float">
            <text:p>0.48206454610369</text:p>
          </table:table-cell>
          <table:table-cell office:value-type="float" office:value="27.8327912959994" calcext:value-type="float">
            <text:p>27.8327912959994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416572985046708" calcext:value-type="float">
            <text:p>0.416572985046708</text:p>
          </table:table-cell>
          <table:table-cell office:value-type="float" office:value="0.402500920994267" calcext:value-type="float">
            <text:p>0.402500920994267</text:p>
          </table:table-cell>
          <table:table-cell office:value-type="float" office:value="27.5645742329998" calcext:value-type="float">
            <text:p>27.564574232999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87365" calcext:value-type="float">
            <text:p>0.87365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350544613641081" calcext:value-type="float">
            <text:p>0.350544613641081</text:p>
          </table:table-cell>
          <table:table-cell office:value-type="float" office:value="0.367360388207587" calcext:value-type="float">
            <text:p>0.367360388207587</text:p>
          </table:table-cell>
          <table:table-cell office:value-type="float" office:value="28.2541473010006" calcext:value-type="float">
            <text:p>28.254147301000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887183333333333" calcext:value-type="float">
            <text:p>0.887183333333333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311011054257213" calcext:value-type="float">
            <text:p>0.311011054257213</text:p>
          </table:table-cell>
          <table:table-cell office:value-type="float" office:value="0.346389786642828" calcext:value-type="float">
            <text:p>0.346389786642828</text:p>
          </table:table-cell>
          <table:table-cell office:value-type="float" office:value="27.7413151649998" calcext:value-type="float">
            <text:p>27.741315164999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898233333333333" calcext:value-type="float">
            <text:p>0.898233333333333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281611100212534" calcext:value-type="float">
            <text:p>0.281611100212534</text:p>
          </table:table-cell>
          <table:table-cell office:value-type="float" office:value="0.332953218631684" calcext:value-type="float">
            <text:p>0.332953218631684</text:p>
          </table:table-cell>
          <table:table-cell office:value-type="float" office:value="27.7124348570014" calcext:value-type="float">
            <text:p>27.7124348570014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77245" calcext:value-type="float">
            <text:p>0.77245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706213223527489" calcext:value-type="float">
            <text:p>0.706213223527489</text:p>
          </table:table-cell>
          <table:table-cell office:value-type="float" office:value="0.467466098297933" calcext:value-type="float">
            <text:p>0.467466098297933</text:p>
          </table:table-cell>
          <table:table-cell office:value-type="float" office:value="27.6315729159996" calcext:value-type="float">
            <text:p>27.631572915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85405" calcext:value-type="float">
            <text:p>0.85405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410384517202753" calcext:value-type="float">
            <text:p>0.410384517202753</text:p>
          </table:table-cell>
          <table:table-cell office:value-type="float" office:value="0.389097943047809" calcext:value-type="float">
            <text:p>0.389097943047809</text:p>
          </table:table-cell>
          <table:table-cell office:value-type="float" office:value="27.7283646480009" calcext:value-type="float">
            <text:p>27.728364648000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87635" calcext:value-type="float">
            <text:p>0.87635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346546634269167" calcext:value-type="float">
            <text:p>0.346546634269167</text:p>
          </table:table-cell>
          <table:table-cell office:value-type="float" office:value="0.352544452544231" calcext:value-type="float">
            <text:p>0.352544452544231</text:p>
          </table:table-cell>
          <table:table-cell office:value-type="float" office:value="27.4621698850005" calcext:value-type="float">
            <text:p>27.462169885000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307535612371875" calcext:value-type="float">
            <text:p>0.307535612371875</text:p>
          </table:table-cell>
          <table:table-cell office:value-type="float" office:value="0.331143893633678" calcext:value-type="float">
            <text:p>0.331143893633678</text:p>
          </table:table-cell>
          <table:table-cell office:value-type="float" office:value="27.5533439129995" calcext:value-type="float">
            <text:p>27.553343912999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901016666666667" calcext:value-type="float">
            <text:p>0.901016666666667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278654630520323" calcext:value-type="float">
            <text:p>0.278654630520323</text:p>
          </table:table-cell>
          <table:table-cell office:value-type="float" office:value="0.317447186275652" calcext:value-type="float">
            <text:p>0.317447186275652</text:p>
          </table:table-cell>
          <table:table-cell office:value-type="float" office:value="27.5929212250012" calcext:value-type="float">
            <text:p>27.5929212250012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775416666666667" calcext:value-type="float">
            <text:p>0.775416666666667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687743944924142" calcext:value-type="float">
            <text:p>0.687743944924142</text:p>
          </table:table-cell>
          <table:table-cell office:value-type="float" office:value="0.474700105797713" calcext:value-type="float">
            <text:p>0.474700105797713</text:p>
          </table:table-cell>
          <table:table-cell office:value-type="float" office:value="27.5855920430004" calcext:value-type="float">
            <text:p>27.585592043000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853083333333333" calcext:value-type="float">
            <text:p>0.853083333333333</text:p>
          </table:table-cell>
          <table:table-cell office:value-type="float" office:value="0.856" calcext:value-type="float">
            <text:p>0.856</text:p>
          </table:table-cell>
          <table:table-cell office:value-type="float" office:value="0.412449039074022" calcext:value-type="float">
            <text:p>0.412449039074022</text:p>
          </table:table-cell>
          <table:table-cell office:value-type="float" office:value="0.400377989764426" calcext:value-type="float">
            <text:p>0.400377989764426</text:p>
          </table:table-cell>
          <table:table-cell office:value-type="float" office:value="28.1660829960001" calcext:value-type="float">
            <text:p>28.166082996000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873866666666667" calcext:value-type="float">
            <text:p>0.873866666666667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3511846839492" calcext:value-type="float">
            <text:p>0.3511846839492</text:p>
          </table:table-cell>
          <table:table-cell office:value-type="float" office:value="0.365894325504637" calcext:value-type="float">
            <text:p>0.365894325504637</text:p>
          </table:table-cell>
          <table:table-cell office:value-type="float" office:value="27.6033494469993" calcext:value-type="float">
            <text:p>27.603349446999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88655" calcext:value-type="float">
            <text:p>0.88655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314121199577157" calcext:value-type="float">
            <text:p>0.314121199577157</text:p>
          </table:table-cell>
          <table:table-cell office:value-type="float" office:value="0.34431216073264" calcext:value-type="float">
            <text:p>0.34431216073264</text:p>
          </table:table-cell>
          <table:table-cell office:value-type="float" office:value="27.4867003340005" calcext:value-type="float">
            <text:p>27.486700334000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896366666666667" calcext:value-type="float">
            <text:p>0.896366666666667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286940700400359" calcext:value-type="float">
            <text:p>0.286940700400359</text:p>
          </table:table-cell>
          <table:table-cell office:value-type="float" office:value="0.329713902181121" calcext:value-type="float">
            <text:p>0.329713902181121</text:p>
          </table:table-cell>
          <table:table-cell office:value-type="float" office:value="27.5908351769995" calcext:value-type="float">
            <text:p>27.590835176999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773583333333333" calcext:value-type="float">
            <text:p>0.773583333333333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699494172896404" calcext:value-type="float">
            <text:p>0.699494172896404</text:p>
          </table:table-cell>
          <table:table-cell office:value-type="float" office:value="0.476647316460397" calcext:value-type="float">
            <text:p>0.476647316460397</text:p>
          </table:table-cell>
          <table:table-cell office:value-type="float" office:value="27.592719070999" calcext:value-type="float">
            <text:p>27.592719070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41463782986217" calcext:value-type="float">
            <text:p>0.41463782986217</text:p>
          </table:table-cell>
          <table:table-cell office:value-type="float" office:value="0.398808734147412" calcext:value-type="float">
            <text:p>0.398808734147412</text:p>
          </table:table-cell>
          <table:table-cell office:value-type="float" office:value="27.3660039780007" calcext:value-type="float">
            <text:p>27.366003978000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87305" calcext:value-type="float">
            <text:p>0.87305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35477179973555" calcext:value-type="float">
            <text:p>0.35477179973555</text:p>
          </table:table-cell>
          <table:table-cell office:value-type="float" office:value="0.36208169551412" calcext:value-type="float">
            <text:p>0.36208169551412</text:p>
          </table:table-cell>
          <table:table-cell office:value-type="float" office:value="27.5912215799999" calcext:value-type="float">
            <text:p>27.591221579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886183333333333" calcext:value-type="float">
            <text:p>0.886183333333333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31761606486399" calcext:value-type="float">
            <text:p>0.31761606486399</text:p>
          </table:table-cell>
          <table:table-cell office:value-type="float" office:value="0.339674256409809" calcext:value-type="float">
            <text:p>0.339674256409809</text:p>
          </table:table-cell>
          <table:table-cell office:value-type="float" office:value="27.4179846019997" calcext:value-type="float">
            <text:p>27.417984601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895933333333333" calcext:value-type="float">
            <text:p>0.895933333333333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289515251099174" calcext:value-type="float">
            <text:p>0.289515251099174</text:p>
          </table:table-cell>
          <table:table-cell office:value-type="float" office:value="0.323683446474895" calcext:value-type="float">
            <text:p>0.323683446474895</text:p>
          </table:table-cell>
          <table:table-cell office:value-type="float" office:value="27.4494690930005" calcext:value-type="float">
            <text:p>27.449469093000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768466666666667" calcext:value-type="float">
            <text:p>0.768466666666667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716055889786688" calcext:value-type="float">
            <text:p>0.716055889786688</text:p>
          </table:table-cell>
          <table:table-cell office:value-type="float" office:value="0.484833961839129" calcext:value-type="float">
            <text:p>0.484833961839129</text:p>
          </table:table-cell>
          <table:table-cell office:value-type="float" office:value="28.6465797469991" calcext:value-type="float">
            <text:p>28.646579746999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85215" calcext:value-type="float">
            <text:p>0.85215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419271697701295" calcext:value-type="float">
            <text:p>0.419271697701295</text:p>
          </table:table-cell>
          <table:table-cell office:value-type="float" office:value="0.409067593562375" calcext:value-type="float">
            <text:p>0.409067593562375</text:p>
          </table:table-cell>
          <table:table-cell office:value-type="float" office:value="28.0551331219995" calcext:value-type="float">
            <text:p>28.055133121999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87245" calcext:value-type="float">
            <text:p>0.87245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356832319596556" calcext:value-type="float">
            <text:p>0.356832319596556</text:p>
          </table:table-cell>
          <table:table-cell office:value-type="float" office:value="0.374802177593966" calcext:value-type="float">
            <text:p>0.374802177593966</text:p>
          </table:table-cell>
          <table:table-cell office:value-type="float" office:value="27.8669788789994" calcext:value-type="float">
            <text:p>27.866978878999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885483333333333" calcext:value-type="float">
            <text:p>0.885483333333333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319577561353824" calcext:value-type="float">
            <text:p>0.319577561353824</text:p>
          </table:table-cell>
          <table:table-cell office:value-type="float" office:value="0.352374570005259" calcext:value-type="float">
            <text:p>0.352374570005259</text:p>
          </table:table-cell>
          <table:table-cell office:value-type="float" office:value="27.8495807449999" calcext:value-type="float">
            <text:p>27.849580744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894883333333333" calcext:value-type="float">
            <text:p>0.894883333333333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29236185468082" calcext:value-type="float">
            <text:p>0.29236185468082</text:p>
          </table:table-cell>
          <table:table-cell office:value-type="float" office:value="0.338240506447804" calcext:value-type="float">
            <text:p>0.338240506447804</text:p>
          </table:table-cell>
          <table:table-cell office:value-type="float" office:value="27.6968636550009" calcext:value-type="float">
            <text:p>27.696863655000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773966666666667" calcext:value-type="float">
            <text:p>0.773966666666667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700717325038366" calcext:value-type="float">
            <text:p>0.700717325038366</text:p>
          </table:table-cell>
          <table:table-cell office:value-type="float" office:value="0.467963242227105" calcext:value-type="float">
            <text:p>0.467963242227105</text:p>
          </table:table-cell>
          <table:table-cell office:value-type="float" office:value="27.6055709280008" calcext:value-type="float">
            <text:p>27.605570928000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855466666666667" calcext:value-type="float">
            <text:p>0.855466666666667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406850338172811" calcext:value-type="float">
            <text:p>0.406850338172811</text:p>
          </table:table-cell>
          <table:table-cell office:value-type="float" office:value="0.39226294750241" calcext:value-type="float">
            <text:p>0.39226294750241</text:p>
          </table:table-cell>
          <table:table-cell office:value-type="float" office:value="27.7592250689995" calcext:value-type="float">
            <text:p>27.759225068999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875783333333333" calcext:value-type="float">
            <text:p>0.875783333333333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346989001109719" calcext:value-type="float">
            <text:p>0.346989001109719</text:p>
          </table:table-cell>
          <table:table-cell office:value-type="float" office:value="0.358791486425385" calcext:value-type="float">
            <text:p>0.358791486425385</text:p>
          </table:table-cell>
          <table:table-cell office:value-type="float" office:value="27.5012050320001" calcext:value-type="float">
            <text:p>27.501205032000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888183333333333" calcext:value-type="float">
            <text:p>0.88818333333333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311033000609577" calcext:value-type="float">
            <text:p>0.311033000609577</text:p>
          </table:table-cell>
          <table:table-cell office:value-type="float" office:value="0.339309808839658" calcext:value-type="float">
            <text:p>0.339309808839658</text:p>
          </table:table-cell>
          <table:table-cell office:value-type="float" office:value="27.6718966290009" calcext:value-type="float">
            <text:p>27.671896629000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89775" calcext:value-type="float">
            <text:p>0.89775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284392020317601" calcext:value-type="float">
            <text:p>0.284392020317601</text:p>
          </table:table-cell>
          <table:table-cell office:value-type="float" office:value="0.326323736482745" calcext:value-type="float">
            <text:p>0.326323736482745</text:p>
          </table:table-cell>
          <table:table-cell office:value-type="float" office:value="28.1753239040008" calcext:value-type="float">
            <text:p>28.175323904000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780833333333333" calcext:value-type="float">
            <text:p>0.780833333333333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687854123299818" calcext:value-type="float">
            <text:p>0.687854123299818</text:p>
          </table:table-cell>
          <table:table-cell office:value-type="float" office:value="0.466409610335235" calcext:value-type="float">
            <text:p>0.466409610335235</text:p>
          </table:table-cell>
          <table:table-cell office:value-type="float" office:value="27.5553626909987" calcext:value-type="float">
            <text:p>27.555362690998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854883333333333" calcext:value-type="float">
            <text:p>0.854883333333333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410528101694228" calcext:value-type="float">
            <text:p>0.410528101694228</text:p>
          </table:table-cell>
          <table:table-cell office:value-type="float" office:value="0.394281836926557" calcext:value-type="float">
            <text:p>0.394281836926557</text:p>
          </table:table-cell>
          <table:table-cell office:value-type="float" office:value="27.6165104669999" calcext:value-type="float">
            <text:p>27.616510466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874483333333333" calcext:value-type="float">
            <text:p>0.874483333333333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35155313123645" calcext:value-type="float">
            <text:p>0.35155313123645</text:p>
          </table:table-cell>
          <table:table-cell office:value-type="float" office:value="0.361842123850895" calcext:value-type="float">
            <text:p>0.361842123850895</text:p>
          </table:table-cell>
          <table:table-cell office:value-type="float" office:value="27.5905337349996" calcext:value-type="float">
            <text:p>27.590533734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88725" calcext:value-type="float">
            <text:p>0.88725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315629497702633" calcext:value-type="float">
            <text:p>0.315629497702633</text:p>
          </table:table-cell>
          <table:table-cell office:value-type="float" office:value="0.341878740555921" calcext:value-type="float">
            <text:p>0.341878740555921</text:p>
          </table:table-cell>
          <table:table-cell office:value-type="float" office:value="27.5485393790004" calcext:value-type="float">
            <text:p>27.548539379000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288374106838568" calcext:value-type="float">
            <text:p>0.288374106838568</text:p>
          </table:table-cell>
          <table:table-cell office:value-type="float" office:value="0.32846740543083" calcext:value-type="float">
            <text:p>0.32846740543083</text:p>
          </table:table-cell>
          <table:table-cell office:value-type="float" office:value="27.3246586869991" calcext:value-type="float">
            <text:p>27.324658686999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767233333333333" calcext:value-type="float">
            <text:p>0.767233333333333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703253172417439" calcext:value-type="float">
            <text:p>0.703253172417439</text:p>
          </table:table-cell>
          <table:table-cell office:value-type="float" office:value="0.483983956324826" calcext:value-type="float">
            <text:p>0.483983956324826</text:p>
          </table:table-cell>
          <table:table-cell office:value-type="float" office:value="27.8213895029985" calcext:value-type="float">
            <text:p>27.821389502998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850583333333333" calcext:value-type="float">
            <text:p>0.850583333333333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422178339777089" calcext:value-type="float">
            <text:p>0.422178339777089</text:p>
          </table:table-cell>
          <table:table-cell office:value-type="float" office:value="0.408692082307141" calcext:value-type="float">
            <text:p>0.408692082307141</text:p>
          </table:table-cell>
          <table:table-cell office:value-type="float" office:value="27.7074300859986" calcext:value-type="float">
            <text:p>27.707430085998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87095" calcext:value-type="float">
            <text:p>0.87095</text:p>
          </table:table-cell>
          <table:table-cell office:value-type="float" office:value="0.865" calcext:value-type="float">
            <text:p>0.865</text:p>
          </table:table-cell>
          <table:table-cell office:value-type="float" office:value="0.362308701726673" calcext:value-type="float">
            <text:p>0.362308701726673</text:p>
          </table:table-cell>
          <table:table-cell office:value-type="float" office:value="0.375474232017614" calcext:value-type="float">
            <text:p>0.375474232017614</text:p>
          </table:table-cell>
          <table:table-cell office:value-type="float" office:value="27.7439959230014" calcext:value-type="float">
            <text:p>27.743995923001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883133333333333" calcext:value-type="float">
            <text:p>0.883133333333333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327327556312402" calcext:value-type="float">
            <text:p>0.327327556312402</text:p>
          </table:table-cell>
          <table:table-cell office:value-type="float" office:value="0.354015593126321" calcext:value-type="float">
            <text:p>0.354015593126321</text:p>
          </table:table-cell>
          <table:table-cell office:value-type="float" office:value="28.3507505310008" calcext:value-type="float">
            <text:p>28.350750531000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892916666666667" calcext:value-type="float">
            <text:p>0.892916666666667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301918895649058" calcext:value-type="float">
            <text:p>0.301918895649058</text:p>
          </table:table-cell>
          <table:table-cell office:value-type="float" office:value="0.338411317034891" calcext:value-type="float">
            <text:p>0.338411317034891</text:p>
          </table:table-cell>
          <table:table-cell office:value-type="float" office:value="27.7722297239998" calcext:value-type="float">
            <text:p>27.772229723999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781966666666667" calcext:value-type="float">
            <text:p>0.781966666666667</text:p>
          </table:table-cell>
          <table:table-cell office:value-type="float" office:value="0.8361" calcext:value-type="float">
            <text:p>0.8361</text:p>
          </table:table-cell>
          <table:table-cell office:value-type="float" office:value="0.669794726155714" calcext:value-type="float">
            <text:p>0.669794726155714</text:p>
          </table:table-cell>
          <table:table-cell office:value-type="float" office:value="0.466712873168052" calcext:value-type="float">
            <text:p>0.466712873168052</text:p>
          </table:table-cell>
          <table:table-cell office:value-type="float" office:value="27.4362584690007" calcext:value-type="float">
            <text:p>27.436258469000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411595878602345" calcext:value-type="float">
            <text:p>0.411595878602345</text:p>
          </table:table-cell>
          <table:table-cell office:value-type="float" office:value="0.397164982595261" calcext:value-type="float">
            <text:p>0.397164982595261</text:p>
          </table:table-cell>
          <table:table-cell office:value-type="float" office:value="27.6483742910004" calcext:value-type="float">
            <text:p>27.648374291000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87295" calcext:value-type="float">
            <text:p>0.87295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355548176842966" calcext:value-type="float">
            <text:p>0.355548176842966</text:p>
          </table:table-cell>
          <table:table-cell office:value-type="float" office:value="0.36566839789509" calcext:value-type="float">
            <text:p>0.36566839789509</text:p>
          </table:table-cell>
          <table:table-cell office:value-type="float" office:value="27.9680741299999" calcext:value-type="float">
            <text:p>27.968074129999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8853" calcext:value-type="float">
            <text:p>0.8853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321219561299853" calcext:value-type="float">
            <text:p>0.321219561299853</text:p>
          </table:table-cell>
          <table:table-cell office:value-type="float" office:value="0.346508792441362" calcext:value-type="float">
            <text:p>0.346508792441362</text:p>
          </table:table-cell>
          <table:table-cell office:value-type="float" office:value="28.0720079329985" calcext:value-type="float">
            <text:p>28.072007932998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893316666666667" calcext:value-type="float">
            <text:p>0.893316666666667</text:p>
          </table:table-cell>
          <table:table-cell office:value-type="float" office:value="0.881" calcext:value-type="float">
            <text:p>0.881</text:p>
          </table:table-cell>
          <table:table-cell office:value-type="float" office:value="0.295847967576815" calcext:value-type="float">
            <text:p>0.295847967576815</text:p>
          </table:table-cell>
          <table:table-cell office:value-type="float" office:value="0.333997050762936" calcext:value-type="float">
            <text:p>0.333997050762936</text:p>
          </table:table-cell>
          <table:table-cell office:value-type="float" office:value="27.9818240919994" calcext:value-type="float">
            <text:p>27.981824091999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769766666666667" calcext:value-type="float">
            <text:p>0.769766666666667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708379587766204" calcext:value-type="float">
            <text:p>0.708379587766204</text:p>
          </table:table-cell>
          <table:table-cell office:value-type="float" office:value="0.48129302472066" calcext:value-type="float">
            <text:p>0.48129302472066</text:p>
          </table:table-cell>
          <table:table-cell office:value-type="float" office:value="27.7780184080002" calcext:value-type="float">
            <text:p>27.778018408000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851716666666667" calcext:value-type="float">
            <text:p>0.851716666666667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420567411826109" calcext:value-type="float">
            <text:p>0.420567411826109</text:p>
          </table:table-cell>
          <table:table-cell office:value-type="float" office:value="0.403008869119511" calcext:value-type="float">
            <text:p>0.403008869119511</text:p>
          </table:table-cell>
          <table:table-cell office:value-type="float" office:value="28.371455157001" calcext:value-type="float">
            <text:p>28.371455157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872216666666667" calcext:value-type="float">
            <text:p>0.872216666666667</text:p>
          </table:table-cell>
          <table:table-cell office:value-type="float" office:value="0.868" calcext:value-type="float">
            <text:p>0.868</text:p>
          </table:table-cell>
          <table:table-cell office:value-type="float" office:value="0.358811682729579" calcext:value-type="float">
            <text:p>0.358811682729579</text:p>
          </table:table-cell>
          <table:table-cell office:value-type="float" office:value="0.368188807918767" calcext:value-type="float">
            <text:p>0.368188807918767</text:p>
          </table:table-cell>
          <table:table-cell office:value-type="float" office:value="27.7872663269991" calcext:value-type="float">
            <text:p>27.787266326999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884283333333333" calcext:value-type="float">
            <text:p>0.884283333333333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32196787571602" calcext:value-type="float">
            <text:p>0.32196787571602</text:p>
          </table:table-cell>
          <table:table-cell office:value-type="float" office:value="0.3477181566369" calcext:value-type="float">
            <text:p>0.3477181566369</text:p>
          </table:table-cell>
          <table:table-cell office:value-type="float" office:value="27.7337850470012" calcext:value-type="float">
            <text:p>27.733785047001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894266666666667" calcext:value-type="float">
            <text:p>0.894266666666667</text:p>
          </table:table-cell>
          <table:table-cell office:value-type="float" office:value="0.88" calcext:value-type="float">
            <text:p>0.88</text:p>
          </table:table-cell>
          <table:table-cell office:value-type="float" office:value="0.295082145972229" calcext:value-type="float">
            <text:p>0.295082145972229</text:p>
          </table:table-cell>
          <table:table-cell office:value-type="float" office:value="0.334658898935196" calcext:value-type="float">
            <text:p>0.334658898935196</text:p>
          </table:table-cell>
          <table:table-cell office:value-type="float" office:value="28.0434237789996" calcext:value-type="float">
            <text:p>28.043423778999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774533333333333" calcext:value-type="float">
            <text:p>0.774533333333333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677529201451649" calcext:value-type="float">
            <text:p>0.677529201451649</text:p>
          </table:table-cell>
          <table:table-cell office:value-type="float" office:value="0.475516015367144" calcext:value-type="float">
            <text:p>0.475516015367144</text:p>
          </table:table-cell>
          <table:table-cell office:value-type="float" office:value="27.774143486" calcext:value-type="float">
            <text:p>27.77414348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417434778866737" calcext:value-type="float">
            <text:p>0.417434778866737</text:p>
          </table:table-cell>
          <table:table-cell office:value-type="float" office:value="0.40129076267124" calcext:value-type="float">
            <text:p>0.40129076267124</text:p>
          </table:table-cell>
          <table:table-cell office:value-type="float" office:value="27.8833712609994" calcext:value-type="float">
            <text:p>27.883371260999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872116666666667" calcext:value-type="float">
            <text:p>0.872116666666667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358369126375804" calcext:value-type="float">
            <text:p>0.358369126375804</text:p>
          </table:table-cell>
          <table:table-cell office:value-type="float" office:value="0.365315493409801" calcext:value-type="float">
            <text:p>0.365315493409801</text:p>
          </table:table-cell>
          <table:table-cell office:value-type="float" office:value="27.6749691780005" calcext:value-type="float">
            <text:p>27.674969178000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884433333333333" calcext:value-type="float">
            <text:p>0.884433333333333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322827377402261" calcext:value-type="float">
            <text:p>0.322827377402261</text:p>
          </table:table-cell>
          <table:table-cell office:value-type="float" office:value="0.343933617423294" calcext:value-type="float">
            <text:p>0.343933617423294</text:p>
          </table:table-cell>
          <table:table-cell office:value-type="float" office:value="27.5963045959998" calcext:value-type="float">
            <text:p>27.596304595999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297043677705374" calcext:value-type="float">
            <text:p>0.297043677705374</text:p>
          </table:table-cell>
          <table:table-cell office:value-type="float" office:value="0.328648584568576" calcext:value-type="float">
            <text:p>0.328648584568576</text:p>
          </table:table-cell>
          <table:table-cell office:value-type="float" office:value="27.5135976279998" calcext:value-type="float">
            <text:p>27.513597627999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771833333333333" calcext:value-type="float">
            <text:p>0.771833333333333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69239076050614" calcext:value-type="float">
            <text:p>0.69239076050614</text:p>
          </table:table-cell>
          <table:table-cell office:value-type="float" office:value="0.479883132846492" calcext:value-type="float">
            <text:p>0.479883132846492</text:p>
          </table:table-cell>
          <table:table-cell office:value-type="float" office:value="28.504776451" calcext:value-type="float">
            <text:p>28.50477645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851416666666667" calcext:value-type="float">
            <text:p>0.851416666666667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418440405334999" calcext:value-type="float">
            <text:p>0.418440405334999</text:p>
          </table:table-cell>
          <table:table-cell office:value-type="float" office:value="0.399150679825218" calcext:value-type="float">
            <text:p>0.399150679825218</text:p>
          </table:table-cell>
          <table:table-cell office:value-type="float" office:value="27.725348562999" calcext:value-type="float">
            <text:p>27.72534856299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87245" calcext:value-type="float">
            <text:p>0.87245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357310566542817" calcext:value-type="float">
            <text:p>0.357310566542817</text:p>
          </table:table-cell>
          <table:table-cell office:value-type="float" office:value="0.364563413771095" calcext:value-type="float">
            <text:p>0.364563413771095</text:p>
          </table:table-cell>
          <table:table-cell office:value-type="float" office:value="27.8413418820001" calcext:value-type="float">
            <text:p>27.8413418820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321878243944665" calcext:value-type="float">
            <text:p>0.321878243944665</text:p>
          </table:table-cell>
          <table:table-cell office:value-type="float" office:value="0.344019639074423" calcext:value-type="float">
            <text:p>0.344019639074423</text:p>
          </table:table-cell>
          <table:table-cell office:value-type="float" office:value="28.078253144" calcext:value-type="float">
            <text:p>28.07825314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893533333333333" calcext:value-type="float">
            <text:p>0.893533333333333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296580971431122" calcext:value-type="float">
            <text:p>0.296580971431122</text:p>
          </table:table-cell>
          <table:table-cell office:value-type="float" office:value="0.329605298532042" calcext:value-type="float">
            <text:p>0.329605298532042</text:p>
          </table:table-cell>
          <table:table-cell office:value-type="float" office:value="28.0304216940003" calcext:value-type="float">
            <text:p>28.0304216940003</text:p>
          </table:table-cell>
        </table:table-row>
      </table:table>
      <table:table table:name="Epoch Averages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raining Acc Stdev</text:p>
          </table:table-cell>
        </table:table-row>
        <table:table-row table:style-name="ro1">
          <table:table-cell table:formula="of:=[ResNet_YesNorm_test_results.A2]" office:value-type="string" office:string-value="ReLU" calcext:value-type="string">
            <text:p>ReLU</text:p>
          </table:table-cell>
          <table:table-cell table:formula="of:=[ResNet_YesNorm_test_results.B2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2];[ResNet_YesNorm_test_results.$B$2:.$B$501];[.$B2]); 2)" office:value-type="float" office:value="0.76" calcext:value-type="float">
            <text:p>0.76</text:p>
          </table:table-cell>
          <table:table-cell table:formula="of:=ROUND(AVERAGEIFS([ResNet_YesNorm_test_results.D$2:.D$501];[ResNet_YesNorm_test_results.$A$2:.$A$501];[.$A2];[ResNet_YesNorm_test_results.$B$2:.$B$501];[.$B2]); 2)" office:value-type="float" office:value="0.83" calcext:value-type="float">
            <text:p>0.83</text:p>
          </table:table-cell>
          <table:table-cell table:formula="of:=ROUND(AVERAGEIFS([ResNet_YesNorm_test_results.E$2:.E$501];[ResNet_YesNorm_test_results.$A$2:.$A$501];[.$A2];[ResNet_YesNorm_test_results.$B$2:.$B$501];[.$B2]); 2)" office:value-type="float" office:value="0.76" calcext:value-type="float">
            <text:p>0.76</text:p>
          </table:table-cell>
          <table:table-cell table:formula="of:=ROUND(AVERAGEIFS([ResNet_YesNorm_test_results.F$2:.F$501];[ResNet_YesNorm_test_results.$A$2:.$A$501];[.$A2];[ResNet_YesNorm_test_results.$B$2:.$B$501];[.$B2]); 2)" office:value-type="float" office:value="0.48" calcext:value-type="float">
            <text:p>0.48</text:p>
          </table:table-cell>
          <table:table-cell table:formula="of:=ROUND(AVERAGEIFS([ResNet_YesNorm_test_results.G$2:.G$501];[ResNet_YesNorm_test_results.$A$2:.$A$501];[.$A2];[ResNet_YesNorm_test_results.$B$2:.$B$501];[.$B2]); 2)" office:value-type="float" office:value="16.67" calcext:value-type="float">
            <text:p>16.67</text:p>
          </table:table-cell>
          <table:table-cell table:number-matrix-columns-spanned="1" table:number-matrix-rows-spanned="1" table:formula="of:=ROUND(STDEV(IF(IF([.$A2]=[ResNet_YesNorm_test_results.$A$2:.$A$501];1;0);IF([.$B2]=[ResNet_YesNorm_test_results.$B$2:.$B$501];[ResNet_YesNorm_test_results.$C$2:.$C$501];&quot;&quot;);&quot;&quot;));4)" office:value-type="float" office:value="0.0052" calcext:value-type="float">
            <text:p>0.0052</text:p>
          </table:table-cell>
        </table:table-row>
        <table:table-row table:style-name="ro1">
          <table:table-cell table:formula="of:=[ResNet_YesNorm_test_results.A8]" office:value-type="string" office:string-value="ReLU" calcext:value-type="string">
            <text:p>ReLU</text:p>
          </table:table-cell>
          <table:table-cell table:formula="of:=[ResNet_YesNorm_test_results.B3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3];[ResNet_YesNorm_test_results.$B$2:.$B$501];[.$B3]); 2)" office:value-type="float" office:value="0.85" calcext:value-type="float">
            <text:p>0.85</text:p>
          </table:table-cell>
          <table:table-cell table:formula="of:=ROUND(AVERAGEIFS([ResNet_YesNorm_test_results.D$2:.D$501];[ResNet_YesNorm_test_results.$A$2:.$A$501];[.$A3];[ResNet_YesNorm_test_results.$B$2:.$B$501];[.$B3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3];[ResNet_YesNorm_test_results.$B$2:.$B$501];[.$B3]); 2)" office:value-type="float" office:value="0.41" calcext:value-type="float">
            <text:p>0.41</text:p>
          </table:table-cell>
          <table:table-cell table:formula="of:=ROUND(AVERAGEIFS([ResNet_YesNorm_test_results.F$2:.F$501];[ResNet_YesNorm_test_results.$A$2:.$A$501];[.$A3];[ResNet_YesNorm_test_results.$B$2:.$B$501];[.$B3]); 2)" office:value-type="float" office:value="0.4" calcext:value-type="float">
            <text:p>0.4</text:p>
          </table:table-cell>
          <table:table-cell table:formula="of:=ROUND(AVERAGEIFS([ResNet_YesNorm_test_results.G$2:.G$501];[ResNet_YesNorm_test_results.$A$2:.$A$501];[.$A3];[ResNet_YesNorm_test_results.$B$2:.$B$501];[.$B3]); 2)" office:value-type="float" office:value="15.22" calcext:value-type="float">
            <text:p>15.22</text:p>
          </table:table-cell>
          <table:table-cell table:number-matrix-columns-spanned="1" table:number-matrix-rows-spanned="1" table:formula="of:=ROUND(STDEV(IF(IF([.$A3]=[ResNet_YesNorm_test_results.$A$2:.$A$501];1;0);IF([.$B3]=[ResNet_YesNorm_test_results.$B$2:.$B$501];[ResNet_YesNorm_test_results.$C$2:.$C$501];&quot;&quot;);&quot;&quot;));4)" office:value-type="float" office:value="0.0032" calcext:value-type="float">
            <text:p>0.0032</text:p>
          </table:table-cell>
        </table:table-row>
        <table:table-row table:style-name="ro1">
          <table:table-cell table:formula="of:=[ResNet_YesNorm_test_results.A14]" office:value-type="string" office:string-value="ReLU" calcext:value-type="string">
            <text:p>ReLU</text:p>
          </table:table-cell>
          <table:table-cell table:formula="of:=[ResNet_YesNorm_test_results.B4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4];[ResNet_YesNorm_test_results.$B$2:.$B$501];[.$B4]); 2)" office:value-type="float" office:value="0.88" calcext:value-type="float">
            <text:p>0.88</text:p>
          </table:table-cell>
          <table:table-cell table:formula="of:=ROUND(AVERAGEIFS([ResNet_YesNorm_test_results.D$2:.D$501];[ResNet_YesNorm_test_results.$A$2:.$A$501];[.$A4];[ResNet_YesNorm_test_results.$B$2:.$B$501];[.$B4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4];[ResNet_YesNorm_test_results.$B$2:.$B$501];[.$B4]); 2)" office:value-type="float" office:value="0.34" calcext:value-type="float">
            <text:p>0.34</text:p>
          </table:table-cell>
          <table:table-cell table:formula="of:=ROUND(AVERAGEIFS([ResNet_YesNorm_test_results.F$2:.F$501];[ResNet_YesNorm_test_results.$A$2:.$A$501];[.$A4];[ResNet_YesNorm_test_results.$B$2:.$B$501];[.$B4]); 2)" office:value-type="float" office:value="0.36" calcext:value-type="float">
            <text:p>0.36</text:p>
          </table:table-cell>
          <table:table-cell table:formula="of:=ROUND(AVERAGEIFS([ResNet_YesNorm_test_results.G$2:.G$501];[ResNet_YesNorm_test_results.$A$2:.$A$501];[.$A4];[ResNet_YesNorm_test_results.$B$2:.$B$501];[.$B4]); 2)" office:value-type="float" office:value="15.04" calcext:value-type="float">
            <text:p>15.04</text:p>
          </table:table-cell>
          <table:table-cell table:number-matrix-columns-spanned="1" table:number-matrix-rows-spanned="1" table:formula="of:=ROUND(STDEV(IF(IF([.$A4]=[ResNet_YesNorm_test_results.$A$2:.$A$501];1;0);IF([.$B4]=[ResNet_YesNorm_test_results.$B$2:.$B$501];[ResNet_YesNorm_test_results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ResNet_YesNorm_test_results.A20]" office:value-type="string" office:string-value="ReLU" calcext:value-type="string">
            <text:p>ReLU</text:p>
          </table:table-cell>
          <table:table-cell table:formula="of:=[ResNet_YesNorm_test_results.B5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5];[ResNet_YesNorm_test_results.$B$2:.$B$501];[.$B5]); 2)" office:value-type="float" office:value="0.9" calcext:value-type="float">
            <text:p>0.9</text:p>
          </table:table-cell>
          <table:table-cell table:formula="of:=ROUND(AVERAGEIFS([ResNet_YesNorm_test_results.D$2:.D$501];[ResNet_YesNorm_test_results.$A$2:.$A$501];[.$A5];[ResNet_YesNorm_test_results.$B$2:.$B$501];[.$B5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5];[ResNet_YesNorm_test_results.$B$2:.$B$501];[.$B5]); 2)" office:value-type="float" office:value="0.29" calcext:value-type="float">
            <text:p>0.29</text:p>
          </table:table-cell>
          <table:table-cell table:formula="of:=ROUND(AVERAGEIFS([ResNet_YesNorm_test_results.F$2:.F$501];[ResNet_YesNorm_test_results.$A$2:.$A$501];[.$A5];[ResNet_YesNorm_test_results.$B$2:.$B$501];[.$B5]); 2)" office:value-type="float" office:value="0.34" calcext:value-type="float">
            <text:p>0.34</text:p>
          </table:table-cell>
          <table:table-cell table:formula="of:=ROUND(AVERAGEIFS([ResNet_YesNorm_test_results.G$2:.G$501];[ResNet_YesNorm_test_results.$A$2:.$A$501];[.$A5];[ResNet_YesNorm_test_results.$B$2:.$B$501];[.$B5]); 2)" office:value-type="float" office:value="15.02" calcext:value-type="float">
            <text:p>15.02</text:p>
          </table:table-cell>
          <table:table-cell table:number-matrix-columns-spanned="1" table:number-matrix-rows-spanned="1" table:formula="of:=ROUND(STDEV(IF(IF([.$A5]=[ResNet_YesNorm_test_results.$A$2:.$A$501];1;0);IF([.$B5]=[ResNet_YesNorm_test_results.$B$2:.$B$501];[ResNet_YesNorm_test_results.$C$2:.$C$501];&quot;&quot;);&quot;&quot;));4)" office:value-type="float" office:value="0.0013" calcext:value-type="float">
            <text:p>0.0013</text:p>
          </table:table-cell>
        </table:table-row>
        <table:table-row table:style-name="ro1">
          <table:table-cell table:formula="of:=[ResNet_YesNorm_test_results.A26]" office:value-type="string" office:string-value="ReLU" calcext:value-type="string">
            <text:p>ReLU</text:p>
          </table:table-cell>
          <table:table-cell table:formula="of:=[ResNet_YesNorm_test_results.B6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6];[ResNet_YesNorm_test_results.$B$2:.$B$501];[.$B6]); 2)" office:value-type="float" office:value="0.91" calcext:value-type="float">
            <text:p>0.91</text:p>
          </table:table-cell>
          <table:table-cell table:formula="of:=ROUND(AVERAGEIFS([ResNet_YesNorm_test_results.D$2:.D$501];[ResNet_YesNorm_test_results.$A$2:.$A$501];[.$A6];[ResNet_YesNorm_test_results.$B$2:.$B$501];[.$B6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6];[ResNet_YesNorm_test_results.$B$2:.$B$501];[.$B6]); 2)" office:value-type="float" office:value="0.26" calcext:value-type="float">
            <text:p>0.26</text:p>
          </table:table-cell>
          <table:table-cell table:formula="of:=ROUND(AVERAGEIFS([ResNet_YesNorm_test_results.F$2:.F$501];[ResNet_YesNorm_test_results.$A$2:.$A$501];[.$A6];[ResNet_YesNorm_test_results.$B$2:.$B$501];[.$B6]); 2)" office:value-type="float" office:value="0.33" calcext:value-type="float">
            <text:p>0.33</text:p>
          </table:table-cell>
          <table:table-cell table:formula="of:=ROUND(AVERAGEIFS([ResNet_YesNorm_test_results.G$2:.G$501];[ResNet_YesNorm_test_results.$A$2:.$A$501];[.$A6];[ResNet_YesNorm_test_results.$B$2:.$B$501];[.$B6]); 2)" office:value-type="float" office:value="15.18" calcext:value-type="float">
            <text:p>15.18</text:p>
          </table:table-cell>
          <table:table-cell table:number-matrix-columns-spanned="1" table:number-matrix-rows-spanned="1" table:formula="of:=ROUND(STDEV(IF(IF([.$A6]=[ResNet_YesNorm_test_results.$A$2:.$A$501];1;0);IF([.$B6]=[ResNet_YesNorm_test_results.$B$2:.$B$501];[ResNet_YesNorm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YesNorm_test_results.A27]" office:value-type="string" office:string-value="NegReLU" calcext:value-type="string">
            <text:p>NegReLU</text:p>
          </table:table-cell>
          <table:table-cell table:formula="of:=[ResNet_YesNorm_test_results.B27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7];[ResNet_YesNorm_test_results.$B$2:.$B$501];[.$B7]); 2)" office:value-type="float" office:value="0.75" calcext:value-type="float">
            <text:p>0.75</text:p>
          </table:table-cell>
          <table:table-cell table:formula="of:=ROUND(AVERAGEIFS([ResNet_YesNorm_test_results.D$2:.D$501];[ResNet_YesNorm_test_results.$A$2:.$A$501];[.$A7];[ResNet_YesNorm_test_results.$B$2:.$B$501];[.$B7]); 2)" office:value-type="float" office:value="0.81" calcext:value-type="float">
            <text:p>0.81</text:p>
          </table:table-cell>
          <table:table-cell table:formula="of:=ROUND(AVERAGEIFS([ResNet_YesNorm_test_results.E$2:.E$501];[ResNet_YesNorm_test_results.$A$2:.$A$501];[.$A7];[ResNet_YesNorm_test_results.$B$2:.$B$501];[.$B7]); 2)" office:value-type="float" office:value="0.76" calcext:value-type="float">
            <text:p>0.76</text:p>
          </table:table-cell>
          <table:table-cell table:formula="of:=ROUND(AVERAGEIFS([ResNet_YesNorm_test_results.F$2:.F$501];[ResNet_YesNorm_test_results.$A$2:.$A$501];[.$A7];[ResNet_YesNorm_test_results.$B$2:.$B$501];[.$B7]); 2)" office:value-type="float" office:value="0.51" calcext:value-type="float">
            <text:p>0.51</text:p>
          </table:table-cell>
          <table:table-cell table:formula="of:=ROUND(AVERAGEIFS([ResNet_YesNorm_test_results.G$2:.G$501];[ResNet_YesNorm_test_results.$A$2:.$A$501];[.$A7];[ResNet_YesNorm_test_results.$B$2:.$B$501];[.$B7]); 2)" office:value-type="float" office:value="16.37" calcext:value-type="float">
            <text:p>16.37</text:p>
          </table:table-cell>
          <table:table-cell table:number-matrix-columns-spanned="1" table:number-matrix-rows-spanned="1" table:formula="of:=ROUND(STDEV(IF(IF([.$A7]=[ResNet_YesNorm_test_results.$A$2:.$A$501];1;0);IF([.$B7]=[ResNet_YesNorm_test_results.$B$2:.$B$501];[ResNet_YesNorm_test_results.$C$2:.$C$501];&quot;&quot;);&quot;&quot;));4)" office:value-type="float" office:value="0.0043" calcext:value-type="float">
            <text:p>0.0043</text:p>
          </table:table-cell>
        </table:table-row>
        <table:table-row table:style-name="ro1">
          <table:table-cell table:formula="of:=[ResNet_YesNorm_test_results.A33]" office:value-type="string" office:string-value="NegReLU" calcext:value-type="string">
            <text:p>NegReLU</text:p>
          </table:table-cell>
          <table:table-cell table:formula="of:=[ResNet_YesNorm_test_results.B28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8];[ResNet_YesNorm_test_results.$B$2:.$B$501];[.$B8]); 2)" office:value-type="float" office:value="0.84" calcext:value-type="float">
            <text:p>0.84</text:p>
          </table:table-cell>
          <table:table-cell table:formula="of:=ROUND(AVERAGEIFS([ResNet_YesNorm_test_results.D$2:.D$501];[ResNet_YesNorm_test_results.$A$2:.$A$501];[.$A8];[ResNet_YesNorm_test_results.$B$2:.$B$501];[.$B8]); 2)" office:value-type="float" office:value="0.84" calcext:value-type="float">
            <text:p>0.84</text:p>
          </table:table-cell>
          <table:table-cell table:formula="of:=ROUND(AVERAGEIFS([ResNet_YesNorm_test_results.E$2:.E$501];[ResNet_YesNorm_test_results.$A$2:.$A$501];[.$A8];[ResNet_YesNorm_test_results.$B$2:.$B$501];[.$B8]); 2)" office:value-type="float" office:value="0.44" calcext:value-type="float">
            <text:p>0.44</text:p>
          </table:table-cell>
          <table:table-cell table:formula="of:=ROUND(AVERAGEIFS([ResNet_YesNorm_test_results.F$2:.F$501];[ResNet_YesNorm_test_results.$A$2:.$A$501];[.$A8];[ResNet_YesNorm_test_results.$B$2:.$B$501];[.$B8]); 2)" office:value-type="float" office:value="0.44" calcext:value-type="float">
            <text:p>0.44</text:p>
          </table:table-cell>
          <table:table-cell table:formula="of:=ROUND(AVERAGEIFS([ResNet_YesNorm_test_results.G$2:.G$501];[ResNet_YesNorm_test_results.$A$2:.$A$501];[.$A8];[ResNet_YesNorm_test_results.$B$2:.$B$501];[.$B8]); 2)" office:value-type="float" office:value="16.25" calcext:value-type="float">
            <text:p>16.25</text:p>
          </table:table-cell>
          <table:table-cell table:number-matrix-columns-spanned="1" table:number-matrix-rows-spanned="1" table:formula="of:=ROUND(STDEV(IF(IF([.$A8]=[ResNet_YesNorm_test_results.$A$2:.$A$501];1;0);IF([.$B8]=[ResNet_YesNorm_test_results.$B$2:.$B$501];[ResNet_YesNorm_test_results.$C$2:.$C$501];&quot;&quot;);&quot;&quot;));4)" office:value-type="float" office:value="0.0024" calcext:value-type="float">
            <text:p>0.0024</text:p>
          </table:table-cell>
        </table:table-row>
        <table:table-row table:style-name="ro1">
          <table:table-cell table:formula="of:=[ResNet_YesNorm_test_results.A39]" office:value-type="string" office:string-value="NegReLU" calcext:value-type="string">
            <text:p>NegReLU</text:p>
          </table:table-cell>
          <table:table-cell table:formula="of:=[ResNet_YesNorm_test_results.B29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9];[ResNet_YesNorm_test_results.$B$2:.$B$501];[.$B9]); 2)" office:value-type="float" office:value="0.86" calcext:value-type="float">
            <text:p>0.86</text:p>
          </table:table-cell>
          <table:table-cell table:formula="of:=ROUND(AVERAGEIFS([ResNet_YesNorm_test_results.D$2:.D$501];[ResNet_YesNorm_test_results.$A$2:.$A$501];[.$A9];[ResNet_YesNorm_test_results.$B$2:.$B$501];[.$B9]); 2)" office:value-type="float" office:value="0.85" calcext:value-type="float">
            <text:p>0.85</text:p>
          </table:table-cell>
          <table:table-cell table:formula="of:=ROUND(AVERAGEIFS([ResNet_YesNorm_test_results.E$2:.E$501];[ResNet_YesNorm_test_results.$A$2:.$A$501];[.$A9];[ResNet_YesNorm_test_results.$B$2:.$B$501];[.$B9]); 2)" office:value-type="float" office:value="0.37" calcext:value-type="float">
            <text:p>0.37</text:p>
          </table:table-cell>
          <table:table-cell table:formula="of:=ROUND(AVERAGEIFS([ResNet_YesNorm_test_results.F$2:.F$501];[ResNet_YesNorm_test_results.$A$2:.$A$501];[.$A9];[ResNet_YesNorm_test_results.$B$2:.$B$501];[.$B9]); 2)" office:value-type="float" office:value="0.4" calcext:value-type="float">
            <text:p>0.4</text:p>
          </table:table-cell>
          <table:table-cell table:formula="of:=ROUND(AVERAGEIFS([ResNet_YesNorm_test_results.G$2:.G$501];[ResNet_YesNorm_test_results.$A$2:.$A$501];[.$A9];[ResNet_YesNorm_test_results.$B$2:.$B$501];[.$B9]); 2)" office:value-type="float" office:value="16.28" calcext:value-type="float">
            <text:p>16.28</text:p>
          </table:table-cell>
          <table:table-cell table:number-matrix-columns-spanned="1" table:number-matrix-rows-spanned="1" table:formula="of:=ROUND(STDEV(IF(IF([.$A9]=[ResNet_YesNorm_test_results.$A$2:.$A$501];1;0);IF([.$B9]=[ResNet_YesNorm_test_results.$B$2:.$B$501];[ResNet_YesNorm_test_results.$C$2:.$C$501];&quot;&quot;);&quot;&quot;));4)" office:value-type="float" office:value="0.0021" calcext:value-type="float">
            <text:p>0.0021</text:p>
          </table:table-cell>
        </table:table-row>
        <table:table-row table:style-name="ro1">
          <table:table-cell table:formula="of:=[ResNet_YesNorm_test_results.A45]" office:value-type="string" office:string-value="NegReLU" calcext:value-type="string">
            <text:p>NegReLU</text:p>
          </table:table-cell>
          <table:table-cell table:formula="of:=[ResNet_YesNorm_test_results.B30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10];[ResNet_YesNorm_test_results.$B$2:.$B$501];[.$B10]); 2)" office:value-type="float" office:value="0.88" calcext:value-type="float">
            <text:p>0.88</text:p>
          </table:table-cell>
          <table:table-cell table:formula="of:=ROUND(AVERAGEIFS([ResNet_YesNorm_test_results.D$2:.D$501];[ResNet_YesNorm_test_results.$A$2:.$A$501];[.$A10];[ResNet_YesNorm_test_results.$B$2:.$B$501];[.$B10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10];[ResNet_YesNorm_test_results.$B$2:.$B$501];[.$B10]); 2)" office:value-type="float" office:value="0.33" calcext:value-type="float">
            <text:p>0.33</text:p>
          </table:table-cell>
          <table:table-cell table:formula="of:=ROUND(AVERAGEIFS([ResNet_YesNorm_test_results.F$2:.F$501];[ResNet_YesNorm_test_results.$A$2:.$A$501];[.$A10];[ResNet_YesNorm_test_results.$B$2:.$B$501];[.$B10]); 2)" office:value-type="float" office:value="0.39" calcext:value-type="float">
            <text:p>0.39</text:p>
          </table:table-cell>
          <table:table-cell table:formula="of:=ROUND(AVERAGEIFS([ResNet_YesNorm_test_results.G$2:.G$501];[ResNet_YesNorm_test_results.$A$2:.$A$501];[.$A10];[ResNet_YesNorm_test_results.$B$2:.$B$501];[.$B10]); 2)" office:value-type="float" office:value="16.31" calcext:value-type="float">
            <text:p>16.31</text:p>
          </table:table-cell>
          <table:table-cell table:number-matrix-columns-spanned="1" table:number-matrix-rows-spanned="1" table:formula="of:=ROUND(STDEV(IF(IF([.$A10]=[ResNet_YesNorm_test_results.$A$2:.$A$501];1;0);IF([.$B10]=[ResNet_YesNorm_test_results.$B$2:.$B$501];[ResNet_YesNorm_test_results.$C$2:.$C$501];&quot;&quot;);&quot;&quot;));4)" office:value-type="float" office:value="0.0021" calcext:value-type="float">
            <text:p>0.0021</text:p>
          </table:table-cell>
        </table:table-row>
        <table:table-row table:style-name="ro1">
          <table:table-cell table:formula="of:=[ResNet_YesNorm_test_results.A51]" office:value-type="string" office:string-value="NegReLU" calcext:value-type="string">
            <text:p>NegReLU</text:p>
          </table:table-cell>
          <table:table-cell table:formula="of:=[ResNet_YesNorm_test_results.B31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11];[ResNet_YesNorm_test_results.$B$2:.$B$501];[.$B11]); 2)" office:value-type="float" office:value="0.89" calcext:value-type="float">
            <text:p>0.89</text:p>
          </table:table-cell>
          <table:table-cell table:formula="of:=ROUND(AVERAGEIFS([ResNet_YesNorm_test_results.D$2:.D$501];[ResNet_YesNorm_test_results.$A$2:.$A$501];[.$A11];[ResNet_YesNorm_test_results.$B$2:.$B$501];[.$B11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11];[ResNet_YesNorm_test_results.$B$2:.$B$501];[.$B11]); 2)" office:value-type="float" office:value="0.29" calcext:value-type="float">
            <text:p>0.29</text:p>
          </table:table-cell>
          <table:table-cell table:formula="of:=ROUND(AVERAGEIFS([ResNet_YesNorm_test_results.F$2:.F$501];[ResNet_YesNorm_test_results.$A$2:.$A$501];[.$A11];[ResNet_YesNorm_test_results.$B$2:.$B$501];[.$B11]); 2)" office:value-type="float" office:value="0.38" calcext:value-type="float">
            <text:p>0.38</text:p>
          </table:table-cell>
          <table:table-cell table:formula="of:=ROUND(AVERAGEIFS([ResNet_YesNorm_test_results.G$2:.G$501];[ResNet_YesNorm_test_results.$A$2:.$A$501];[.$A11];[ResNet_YesNorm_test_results.$B$2:.$B$501];[.$B11]); 2)" office:value-type="float" office:value="16.55" calcext:value-type="float">
            <text:p>16.55</text:p>
          </table:table-cell>
          <table:table-cell table:number-matrix-columns-spanned="1" table:number-matrix-rows-spanned="1" table:formula="of:=ROUND(STDEV(IF(IF([.$A11]=[ResNet_YesNorm_test_results.$A$2:.$A$501];1;0);IF([.$B11]=[ResNet_YesNorm_test_results.$B$2:.$B$501];[ResNet_YesNorm_test_results.$C$2:.$C$501];&quot;&quot;);&quot;&quot;));4)" office:value-type="float" office:value="0.0017" calcext:value-type="float">
            <text:p>0.0017</text:p>
          </table:table-cell>
        </table:table-row>
        <table:table-row table:style-name="ro1">
          <table:table-cell table:formula="of:=[ResNet_YesNorm_test_results.A52]" office:value-type="string" office:string-value="Dslope_0.25" calcext:value-type="string">
            <text:p>Dslope_0.25</text:p>
          </table:table-cell>
          <table:table-cell table:formula="of:=[ResNet_YesNorm_test_results.B52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12];[ResNet_YesNorm_test_results.$B$2:.$B$501];[.$B12]); 2)" office:value-type="float" office:value="0.34" calcext:value-type="float">
            <text:p>0.34</text:p>
          </table:table-cell>
          <table:table-cell table:formula="of:=ROUND(AVERAGEIFS([ResNet_YesNorm_test_results.D$2:.D$501];[ResNet_YesNorm_test_results.$A$2:.$A$501];[.$A12];[ResNet_YesNorm_test_results.$B$2:.$B$501];[.$B12]); 2)" office:value-type="float" office:value="0.51" calcext:value-type="float">
            <text:p>0.51</text:p>
          </table:table-cell>
          <table:table-cell table:formula="of:=ROUND(AVERAGEIFS([ResNet_YesNorm_test_results.E$2:.E$501];[ResNet_YesNorm_test_results.$A$2:.$A$501];[.$A12];[ResNet_YesNorm_test_results.$B$2:.$B$501];[.$B12]); 2)" office:value-type="float" office:value="2.12" calcext:value-type="float">
            <text:p>2.12</text:p>
          </table:table-cell>
          <table:table-cell table:formula="of:=ROUND(AVERAGEIFS([ResNet_YesNorm_test_results.F$2:.F$501];[ResNet_YesNorm_test_results.$A$2:.$A$501];[.$A12];[ResNet_YesNorm_test_results.$B$2:.$B$501];[.$B12]); 2)" office:value-type="float" office:value="1.86" calcext:value-type="float">
            <text:p>1.86</text:p>
          </table:table-cell>
          <table:table-cell table:formula="of:=ROUND(AVERAGEIFS([ResNet_YesNorm_test_results.G$2:.G$501];[ResNet_YesNorm_test_results.$A$2:.$A$501];[.$A12];[ResNet_YesNorm_test_results.$B$2:.$B$501];[.$B12]); 2)" office:value-type="float" office:value="16.92" calcext:value-type="float">
            <text:p>16.92</text:p>
          </table:table-cell>
          <table:table-cell table:number-matrix-columns-spanned="1" table:number-matrix-rows-spanned="1" table:formula="of:=ROUND(STDEV(IF(IF([.$A12]=[ResNet_YesNorm_test_results.$A$2:.$A$501];1;0);IF([.$B12]=[ResNet_YesNorm_test_results.$B$2:.$B$501];[ResNet_YesNorm_test_results.$C$2:.$C$501];&quot;&quot;);&quot;&quot;));4)" office:value-type="float" office:value="0.0276" calcext:value-type="float">
            <text:p>0.0276</text:p>
          </table:table-cell>
        </table:table-row>
        <table:table-row table:style-name="ro1">
          <table:table-cell table:formula="of:=[ResNet_YesNorm_test_results.A58]" office:value-type="string" office:string-value="Dslope_0.25" calcext:value-type="string">
            <text:p>Dslope_0.25</text:p>
          </table:table-cell>
          <table:table-cell table:formula="of:=[ResNet_YesNorm_test_results.B53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13];[ResNet_YesNorm_test_results.$B$2:.$B$501];[.$B13]); 2)" office:value-type="float" office:value="0.57" calcext:value-type="float">
            <text:p>0.57</text:p>
          </table:table-cell>
          <table:table-cell table:formula="of:=ROUND(AVERAGEIFS([ResNet_YesNorm_test_results.D$2:.D$501];[ResNet_YesNorm_test_results.$A$2:.$A$501];[.$A13];[ResNet_YesNorm_test_results.$B$2:.$B$501];[.$B13]); 2)" office:value-type="float" office:value="0.65" calcext:value-type="float">
            <text:p>0.65</text:p>
          </table:table-cell>
          <table:table-cell table:formula="of:=ROUND(AVERAGEIFS([ResNet_YesNorm_test_results.E$2:.E$501];[ResNet_YesNorm_test_results.$A$2:.$A$501];[.$A13];[ResNet_YesNorm_test_results.$B$2:.$B$501];[.$B13]); 2)" office:value-type="float" office:value="1.64" calcext:value-type="float">
            <text:p>1.64</text:p>
          </table:table-cell>
          <table:table-cell table:formula="of:=ROUND(AVERAGEIFS([ResNet_YesNorm_test_results.F$2:.F$501];[ResNet_YesNorm_test_results.$A$2:.$A$501];[.$A13];[ResNet_YesNorm_test_results.$B$2:.$B$501];[.$B13]); 2)" office:value-type="float" office:value="1.4" calcext:value-type="float">
            <text:p>1.4</text:p>
          </table:table-cell>
          <table:table-cell table:formula="of:=ROUND(AVERAGEIFS([ResNet_YesNorm_test_results.G$2:.G$501];[ResNet_YesNorm_test_results.$A$2:.$A$501];[.$A13];[ResNet_YesNorm_test_results.$B$2:.$B$501];[.$B13]); 2)" office:value-type="float" office:value="16.84" calcext:value-type="float">
            <text:p>16.84</text:p>
          </table:table-cell>
          <table:table-cell table:number-matrix-columns-spanned="1" table:number-matrix-rows-spanned="1" table:formula="of:=ROUND(STDEV(IF(IF([.$A13]=[ResNet_YesNorm_test_results.$A$2:.$A$501];1;0);IF([.$B13]=[ResNet_YesNorm_test_results.$B$2:.$B$501];[ResNet_YesNorm_test_results.$C$2:.$C$501];&quot;&quot;);&quot;&quot;));4)" office:value-type="float" office:value="0.0597" calcext:value-type="float">
            <text:p>0.0597</text:p>
          </table:table-cell>
        </table:table-row>
        <table:table-row table:style-name="ro1">
          <table:table-cell table:formula="of:=[ResNet_YesNorm_test_results.A64]" office:value-type="string" office:string-value="Dslope_0.25" calcext:value-type="string">
            <text:p>Dslope_0.25</text:p>
          </table:table-cell>
          <table:table-cell table:formula="of:=[ResNet_YesNorm_test_results.B54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14];[ResNet_YesNorm_test_results.$B$2:.$B$501];[.$B14]); 2)" office:value-type="float" office:value="0.68" calcext:value-type="float">
            <text:p>0.68</text:p>
          </table:table-cell>
          <table:table-cell table:formula="of:=ROUND(AVERAGEIFS([ResNet_YesNorm_test_results.D$2:.D$501];[ResNet_YesNorm_test_results.$A$2:.$A$501];[.$A14];[ResNet_YesNorm_test_results.$B$2:.$B$501];[.$B14]); 2)" office:value-type="float" office:value="0.73" calcext:value-type="float">
            <text:p>0.73</text:p>
          </table:table-cell>
          <table:table-cell table:formula="of:=ROUND(AVERAGEIFS([ResNet_YesNorm_test_results.E$2:.E$501];[ResNet_YesNorm_test_results.$A$2:.$A$501];[.$A14];[ResNet_YesNorm_test_results.$B$2:.$B$501];[.$B14]); 2)" office:value-type="float" office:value="1.23" calcext:value-type="float">
            <text:p>1.23</text:p>
          </table:table-cell>
          <table:table-cell table:formula="of:=ROUND(AVERAGEIFS([ResNet_YesNorm_test_results.F$2:.F$501];[ResNet_YesNorm_test_results.$A$2:.$A$501];[.$A14];[ResNet_YesNorm_test_results.$B$2:.$B$501];[.$B14]); 2)" office:value-type="float" office:value="1.03" calcext:value-type="float">
            <text:p>1.03</text:p>
          </table:table-cell>
          <table:table-cell table:formula="of:=ROUND(AVERAGEIFS([ResNet_YesNorm_test_results.G$2:.G$501];[ResNet_YesNorm_test_results.$A$2:.$A$501];[.$A14];[ResNet_YesNorm_test_results.$B$2:.$B$501];[.$B14]); 2)" office:value-type="float" office:value="16.96" calcext:value-type="float">
            <text:p>16.96</text:p>
          </table:table-cell>
          <table:table-cell table:number-matrix-columns-spanned="1" table:number-matrix-rows-spanned="1" table:formula="of:=ROUND(STDEV(IF(IF([.$A14]=[ResNet_YesNorm_test_results.$A$2:.$A$501];1;0);IF([.$B14]=[ResNet_YesNorm_test_results.$B$2:.$B$501];[ResNet_YesNorm_test_results.$C$2:.$C$501];&quot;&quot;);&quot;&quot;));4)" office:value-type="float" office:value="0.025" calcext:value-type="float">
            <text:p>0.025</text:p>
          </table:table-cell>
        </table:table-row>
        <table:table-row table:style-name="ro1">
          <table:table-cell table:formula="of:=[ResNet_YesNorm_test_results.A70]" office:value-type="string" office:string-value="Dslope_0.25" calcext:value-type="string">
            <text:p>Dslope_0.25</text:p>
          </table:table-cell>
          <table:table-cell table:formula="of:=[ResNet_YesNorm_test_results.B55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15];[ResNet_YesNorm_test_results.$B$2:.$B$501];[.$B15]); 2)" office:value-type="float" office:value="0.76" calcext:value-type="float">
            <text:p>0.76</text:p>
          </table:table-cell>
          <table:table-cell table:formula="of:=ROUND(AVERAGEIFS([ResNet_YesNorm_test_results.D$2:.D$501];[ResNet_YesNorm_test_results.$A$2:.$A$501];[.$A15];[ResNet_YesNorm_test_results.$B$2:.$B$501];[.$B15]); 2)" office:value-type="float" office:value="0.78" calcext:value-type="float">
            <text:p>0.78</text:p>
          </table:table-cell>
          <table:table-cell table:formula="of:=ROUND(AVERAGEIFS([ResNet_YesNorm_test_results.E$2:.E$501];[ResNet_YesNorm_test_results.$A$2:.$A$501];[.$A15];[ResNet_YesNorm_test_results.$B$2:.$B$501];[.$B15]); 2)" office:value-type="float" office:value="0.93" calcext:value-type="float">
            <text:p>0.93</text:p>
          </table:table-cell>
          <table:table-cell table:formula="of:=ROUND(AVERAGEIFS([ResNet_YesNorm_test_results.F$2:.F$501];[ResNet_YesNorm_test_results.$A$2:.$A$501];[.$A15];[ResNet_YesNorm_test_results.$B$2:.$B$501];[.$B15]); 2)" office:value-type="float" office:value="0.79" calcext:value-type="float">
            <text:p>0.79</text:p>
          </table:table-cell>
          <table:table-cell table:formula="of:=ROUND(AVERAGEIFS([ResNet_YesNorm_test_results.G$2:.G$501];[ResNet_YesNorm_test_results.$A$2:.$A$501];[.$A15];[ResNet_YesNorm_test_results.$B$2:.$B$501];[.$B15]); 2)" office:value-type="float" office:value="16.91" calcext:value-type="float">
            <text:p>16.91</text:p>
          </table:table-cell>
          <table:table-cell table:number-matrix-columns-spanned="1" table:number-matrix-rows-spanned="1" table:formula="of:=ROUND(STDEV(IF(IF([.$A15]=[ResNet_YesNorm_test_results.$A$2:.$A$501];1;0);IF([.$B15]=[ResNet_YesNorm_test_results.$B$2:.$B$501];[ResNet_YesNorm_test_results.$C$2:.$C$501];&quot;&quot;);&quot;&quot;));4)" office:value-type="float" office:value="0.0114" calcext:value-type="float">
            <text:p>0.0114</text:p>
          </table:table-cell>
        </table:table-row>
        <table:table-row table:style-name="ro1">
          <table:table-cell table:formula="of:=[ResNet_YesNorm_test_results.A76]" office:value-type="string" office:string-value="Dslope_0.25" calcext:value-type="string">
            <text:p>Dslope_0.25</text:p>
          </table:table-cell>
          <table:table-cell table:formula="of:=[ResNet_YesNorm_test_results.B56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16];[ResNet_YesNorm_test_results.$B$2:.$B$501];[.$B16]); 2)" office:value-type="float" office:value="0.79" calcext:value-type="float">
            <text:p>0.79</text:p>
          </table:table-cell>
          <table:table-cell table:formula="of:=ROUND(AVERAGEIFS([ResNet_YesNorm_test_results.D$2:.D$501];[ResNet_YesNorm_test_results.$A$2:.$A$501];[.$A16];[ResNet_YesNorm_test_results.$B$2:.$B$501];[.$B16]); 2)" office:value-type="float" office:value="0.8" calcext:value-type="float">
            <text:p>0.8</text:p>
          </table:table-cell>
          <table:table-cell table:formula="of:=ROUND(AVERAGEIFS([ResNet_YesNorm_test_results.E$2:.E$501];[ResNet_YesNorm_test_results.$A$2:.$A$501];[.$A16];[ResNet_YesNorm_test_results.$B$2:.$B$501];[.$B16]); 2)" office:value-type="float" office:value="0.74" calcext:value-type="float">
            <text:p>0.74</text:p>
          </table:table-cell>
          <table:table-cell table:formula="of:=ROUND(AVERAGEIFS([ResNet_YesNorm_test_results.F$2:.F$501];[ResNet_YesNorm_test_results.$A$2:.$A$501];[.$A16];[ResNet_YesNorm_test_results.$B$2:.$B$501];[.$B16]); 2)" office:value-type="float" office:value="0.65" calcext:value-type="float">
            <text:p>0.65</text:p>
          </table:table-cell>
          <table:table-cell table:formula="of:=ROUND(AVERAGEIFS([ResNet_YesNorm_test_results.G$2:.G$501];[ResNet_YesNorm_test_results.$A$2:.$A$501];[.$A16];[ResNet_YesNorm_test_results.$B$2:.$B$501];[.$B16]); 2)" office:value-type="float" office:value="16.88" calcext:value-type="float">
            <text:p>16.88</text:p>
          </table:table-cell>
          <table:table-cell table:number-matrix-columns-spanned="1" table:number-matrix-rows-spanned="1" table:formula="of:=ROUND(STDEV(IF(IF([.$A16]=[ResNet_YesNorm_test_results.$A$2:.$A$501];1;0);IF([.$B16]=[ResNet_YesNorm_test_results.$B$2:.$B$501];[ResNet_YesNorm_test_results.$C$2:.$C$501];&quot;&quot;);&quot;&quot;));4)" office:value-type="float" office:value="0.0113" calcext:value-type="float">
            <text:p>0.0113</text:p>
          </table:table-cell>
        </table:table-row>
        <table:table-row table:style-name="ro1">
          <table:table-cell table:formula="of:=[ResNet_YesNorm_test_results.A77]" office:value-type="string" office:string-value="Dslope_0.5" calcext:value-type="string">
            <text:p>Dslope_0.5</text:p>
          </table:table-cell>
          <table:table-cell table:formula="of:=[ResNet_YesNorm_test_results.B77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17];[ResNet_YesNorm_test_results.$B$2:.$B$501];[.$B17]); 2)" office:value-type="float" office:value="0.58" calcext:value-type="float">
            <text:p>0.58</text:p>
          </table:table-cell>
          <table:table-cell table:formula="of:=ROUND(AVERAGEIFS([ResNet_YesNorm_test_results.D$2:.D$501];[ResNet_YesNorm_test_results.$A$2:.$A$501];[.$A17];[ResNet_YesNorm_test_results.$B$2:.$B$501];[.$B17]); 2)" office:value-type="float" office:value="0.75" calcext:value-type="float">
            <text:p>0.75</text:p>
          </table:table-cell>
          <table:table-cell table:formula="of:=ROUND(AVERAGEIFS([ResNet_YesNorm_test_results.E$2:.E$501];[ResNet_YesNorm_test_results.$A$2:.$A$501];[.$A17];[ResNet_YesNorm_test_results.$B$2:.$B$501];[.$B17]); 2)" office:value-type="float" office:value="1.56" calcext:value-type="float">
            <text:p>1.56</text:p>
          </table:table-cell>
          <table:table-cell table:formula="of:=ROUND(AVERAGEIFS([ResNet_YesNorm_test_results.F$2:.F$501];[ResNet_YesNorm_test_results.$A$2:.$A$501];[.$A17];[ResNet_YesNorm_test_results.$B$2:.$B$501];[.$B17]); 2)" office:value-type="float" office:value="0.93" calcext:value-type="float">
            <text:p>0.93</text:p>
          </table:table-cell>
          <table:table-cell table:formula="of:=ROUND(AVERAGEIFS([ResNet_YesNorm_test_results.G$2:.G$501];[ResNet_YesNorm_test_results.$A$2:.$A$501];[.$A17];[ResNet_YesNorm_test_results.$B$2:.$B$501];[.$B17]); 2)" office:value-type="float" office:value="16.85" calcext:value-type="float">
            <text:p>16.85</text:p>
          </table:table-cell>
          <table:table-cell table:number-matrix-columns-spanned="1" table:number-matrix-rows-spanned="1" table:formula="of:=ROUND(STDEV(IF(IF([.$A17]=[ResNet_YesNorm_test_results.$A$2:.$A$501];1;0);IF([.$B17]=[ResNet_YesNorm_test_results.$B$2:.$B$501];[ResNet_YesNorm_test_results.$C$2:.$C$501];&quot;&quot;);&quot;&quot;));4)" office:value-type="float" office:value="0.0053" calcext:value-type="float">
            <text:p>0.0053</text:p>
          </table:table-cell>
        </table:table-row>
        <table:table-row table:style-name="ro1">
          <table:table-cell table:formula="of:=[ResNet_YesNorm_test_results.A83]" office:value-type="string" office:string-value="Dslope_0.5" calcext:value-type="string">
            <text:p>Dslope_0.5</text:p>
          </table:table-cell>
          <table:table-cell table:formula="of:=[ResNet_YesNorm_test_results.B78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18];[ResNet_YesNorm_test_results.$B$2:.$B$501];[.$B18]); 2)" office:value-type="float" office:value="0.78" calcext:value-type="float">
            <text:p>0.78</text:p>
          </table:table-cell>
          <table:table-cell table:formula="of:=ROUND(AVERAGEIFS([ResNet_YesNorm_test_results.D$2:.D$501];[ResNet_YesNorm_test_results.$A$2:.$A$501];[.$A18];[ResNet_YesNorm_test_results.$B$2:.$B$501];[.$B18]); 2)" office:value-type="float" office:value="0.81" calcext:value-type="float">
            <text:p>0.81</text:p>
          </table:table-cell>
          <table:table-cell table:formula="of:=ROUND(AVERAGEIFS([ResNet_YesNorm_test_results.E$2:.E$501];[ResNet_YesNorm_test_results.$A$2:.$A$501];[.$A18];[ResNet_YesNorm_test_results.$B$2:.$B$501];[.$B18]); 2)" office:value-type="float" office:value="0.72" calcext:value-type="float">
            <text:p>0.72</text:p>
          </table:table-cell>
          <table:table-cell table:formula="of:=ROUND(AVERAGEIFS([ResNet_YesNorm_test_results.F$2:.F$501];[ResNet_YesNorm_test_results.$A$2:.$A$501];[.$A18];[ResNet_YesNorm_test_results.$B$2:.$B$501];[.$B18]); 2)" office:value-type="float" office:value="0.57" calcext:value-type="float">
            <text:p>0.57</text:p>
          </table:table-cell>
          <table:table-cell table:formula="of:=ROUND(AVERAGEIFS([ResNet_YesNorm_test_results.G$2:.G$501];[ResNet_YesNorm_test_results.$A$2:.$A$501];[.$A18];[ResNet_YesNorm_test_results.$B$2:.$B$501];[.$B18]); 2)" office:value-type="float" office:value="16.9" calcext:value-type="float">
            <text:p>16.9</text:p>
          </table:table-cell>
          <table:table-cell table:number-matrix-columns-spanned="1" table:number-matrix-rows-spanned="1" table:formula="of:=ROUND(STDEV(IF(IF([.$A18]=[ResNet_YesNorm_test_results.$A$2:.$A$501];1;0);IF([.$B18]=[ResNet_YesNorm_test_results.$B$2:.$B$501];[ResNet_YesNorm_test_results.$C$2:.$C$501];&quot;&quot;);&quot;&quot;));4)" office:value-type="float" office:value="0.0067" calcext:value-type="float">
            <text:p>0.0067</text:p>
          </table:table-cell>
        </table:table-row>
        <table:table-row table:style-name="ro1">
          <table:table-cell table:formula="of:=[ResNet_YesNorm_test_results.A89]" office:value-type="string" office:string-value="Dslope_0.5" calcext:value-type="string">
            <text:p>Dslope_0.5</text:p>
          </table:table-cell>
          <table:table-cell table:formula="of:=[ResNet_YesNorm_test_results.B79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19];[ResNet_YesNorm_test_results.$B$2:.$B$501];[.$B19]); 2)" office:value-type="float" office:value="0.84" calcext:value-type="float">
            <text:p>0.84</text:p>
          </table:table-cell>
          <table:table-cell table:formula="of:=ROUND(AVERAGEIFS([ResNet_YesNorm_test_results.D$2:.D$501];[ResNet_YesNorm_test_results.$A$2:.$A$501];[.$A19];[ResNet_YesNorm_test_results.$B$2:.$B$501];[.$B19]); 2)" office:value-type="float" office:value="0.84" calcext:value-type="float">
            <text:p>0.84</text:p>
          </table:table-cell>
          <table:table-cell table:formula="of:=ROUND(AVERAGEIFS([ResNet_YesNorm_test_results.E$2:.E$501];[ResNet_YesNorm_test_results.$A$2:.$A$501];[.$A19];[ResNet_YesNorm_test_results.$B$2:.$B$501];[.$B19]); 2)" office:value-type="float" office:value="0.5" calcext:value-type="float">
            <text:p>0.5</text:p>
          </table:table-cell>
          <table:table-cell table:formula="of:=ROUND(AVERAGEIFS([ResNet_YesNorm_test_results.F$2:.F$501];[ResNet_YesNorm_test_results.$A$2:.$A$501];[.$A19];[ResNet_YesNorm_test_results.$B$2:.$B$501];[.$B19]); 2)" office:value-type="float" office:value="0.45" calcext:value-type="float">
            <text:p>0.45</text:p>
          </table:table-cell>
          <table:table-cell table:formula="of:=ROUND(AVERAGEIFS([ResNet_YesNorm_test_results.G$2:.G$501];[ResNet_YesNorm_test_results.$A$2:.$A$501];[.$A19];[ResNet_YesNorm_test_results.$B$2:.$B$501];[.$B19]); 2)" office:value-type="float" office:value="16.87" calcext:value-type="float">
            <text:p>16.87</text:p>
          </table:table-cell>
          <table:table-cell table:number-matrix-columns-spanned="1" table:number-matrix-rows-spanned="1" table:formula="of:=ROUND(STDEV(IF(IF([.$A19]=[ResNet_YesNorm_test_results.$A$2:.$A$501];1;0);IF([.$B19]=[ResNet_YesNorm_test_results.$B$2:.$B$501];[ResNet_YesNorm_test_results.$C$2:.$C$501];&quot;&quot;);&quot;&quot;));4)" office:value-type="float" office:value="0.0082" calcext:value-type="float">
            <text:p>0.0082</text:p>
          </table:table-cell>
        </table:table-row>
        <table:table-row table:style-name="ro1">
          <table:table-cell table:formula="of:=[ResNet_YesNorm_test_results.A95]" office:value-type="string" office:string-value="Dslope_0.5" calcext:value-type="string">
            <text:p>Dslope_0.5</text:p>
          </table:table-cell>
          <table:table-cell table:formula="of:=[ResNet_YesNorm_test_results.B80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20];[ResNet_YesNorm_test_results.$B$2:.$B$501];[.$B20]); 2)" office:value-type="float" office:value="0.87" calcext:value-type="float">
            <text:p>0.87</text:p>
          </table:table-cell>
          <table:table-cell table:formula="of:=ROUND(AVERAGEIFS([ResNet_YesNorm_test_results.D$2:.D$501];[ResNet_YesNorm_test_results.$A$2:.$A$501];[.$A20];[ResNet_YesNorm_test_results.$B$2:.$B$501];[.$B20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20];[ResNet_YesNorm_test_results.$B$2:.$B$501];[.$B20]); 2)" office:value-type="float" office:value="0.4" calcext:value-type="float">
            <text:p>0.4</text:p>
          </table:table-cell>
          <table:table-cell table:formula="of:=ROUND(AVERAGEIFS([ResNet_YesNorm_test_results.F$2:.F$501];[ResNet_YesNorm_test_results.$A$2:.$A$501];[.$A20];[ResNet_YesNorm_test_results.$B$2:.$B$501];[.$B20]); 2)" office:value-type="float" office:value="0.39" calcext:value-type="float">
            <text:p>0.39</text:p>
          </table:table-cell>
          <table:table-cell table:formula="of:=ROUND(AVERAGEIFS([ResNet_YesNorm_test_results.G$2:.G$501];[ResNet_YesNorm_test_results.$A$2:.$A$501];[.$A20];[ResNet_YesNorm_test_results.$B$2:.$B$501];[.$B20]); 2)" office:value-type="float" office:value="16.91" calcext:value-type="float">
            <text:p>16.91</text:p>
          </table:table-cell>
          <table:table-cell table:number-matrix-columns-spanned="1" table:number-matrix-rows-spanned="1" table:formula="of:=ROUND(STDEV(IF(IF([.$A20]=[ResNet_YesNorm_test_results.$A$2:.$A$501];1;0);IF([.$B20]=[ResNet_YesNorm_test_results.$B$2:.$B$501];[ResNet_YesNorm_test_results.$C$2:.$C$501];&quot;&quot;);&quot;&quot;));4)" office:value-type="float" office:value="0.0039" calcext:value-type="float">
            <text:p>0.0039</text:p>
          </table:table-cell>
        </table:table-row>
        <table:table-row table:style-name="ro1">
          <table:table-cell table:formula="of:=[ResNet_YesNorm_test_results.A101]" office:value-type="string" office:string-value="Dslope_0.5" calcext:value-type="string">
            <text:p>Dslope_0.5</text:p>
          </table:table-cell>
          <table:table-cell table:formula="of:=[ResNet_YesNorm_test_results.B81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21];[ResNet_YesNorm_test_results.$B$2:.$B$501];[.$B21]); 2)" office:value-type="float" office:value="0.89" calcext:value-type="float">
            <text:p>0.89</text:p>
          </table:table-cell>
          <table:table-cell table:formula="of:=ROUND(AVERAGEIFS([ResNet_YesNorm_test_results.D$2:.D$501];[ResNet_YesNorm_test_results.$A$2:.$A$501];[.$A21];[ResNet_YesNorm_test_results.$B$2:.$B$501];[.$B21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21];[ResNet_YesNorm_test_results.$B$2:.$B$501];[.$B21]); 2)" office:value-type="float" office:value="0.34" calcext:value-type="float">
            <text:p>0.34</text:p>
          </table:table-cell>
          <table:table-cell table:formula="of:=ROUND(AVERAGEIFS([ResNet_YesNorm_test_results.F$2:.F$501];[ResNet_YesNorm_test_results.$A$2:.$A$501];[.$A21];[ResNet_YesNorm_test_results.$B$2:.$B$501];[.$B21]); 2)" office:value-type="float" office:value="0.37" calcext:value-type="float">
            <text:p>0.37</text:p>
          </table:table-cell>
          <table:table-cell table:formula="of:=ROUND(AVERAGEIFS([ResNet_YesNorm_test_results.G$2:.G$501];[ResNet_YesNorm_test_results.$A$2:.$A$501];[.$A21];[ResNet_YesNorm_test_results.$B$2:.$B$501];[.$B21]); 2)" office:value-type="float" office:value="16.78" calcext:value-type="float">
            <text:p>16.78</text:p>
          </table:table-cell>
          <table:table-cell table:number-matrix-columns-spanned="1" table:number-matrix-rows-spanned="1" table:formula="of:=ROUND(STDEV(IF(IF([.$A21]=[ResNet_YesNorm_test_results.$A$2:.$A$501];1;0);IF([.$B21]=[ResNet_YesNorm_test_results.$B$2:.$B$501];[ResNet_YesNorm_test_results.$C$2:.$C$501];&quot;&quot;);&quot;&quot;));4)" office:value-type="float" office:value="0.0031" calcext:value-type="float">
            <text:p>0.0031</text:p>
          </table:table-cell>
        </table:table-row>
        <table:table-row table:style-name="ro1">
          <table:table-cell table:formula="of:=[ResNet_YesNorm_test_results.A102]" office:value-type="string" office:string-value="Dslope_0.75" calcext:value-type="string">
            <text:p>Dslope_0.75</text:p>
          </table:table-cell>
          <table:table-cell table:formula="of:=[ResNet_YesNorm_test_results.B102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22];[ResNet_YesNorm_test_results.$B$2:.$B$501];[.$B22]); 2)" office:value-type="float" office:value="0.7" calcext:value-type="float">
            <text:p>0.7</text:p>
          </table:table-cell>
          <table:table-cell table:formula="of:=ROUND(AVERAGEIFS([ResNet_YesNorm_test_results.D$2:.D$501];[ResNet_YesNorm_test_results.$A$2:.$A$501];[.$A22];[ResNet_YesNorm_test_results.$B$2:.$B$501];[.$B22]); 2)" office:value-type="float" office:value="0.8" calcext:value-type="float">
            <text:p>0.8</text:p>
          </table:table-cell>
          <table:table-cell table:formula="of:=ROUND(AVERAGEIFS([ResNet_YesNorm_test_results.E$2:.E$501];[ResNet_YesNorm_test_results.$A$2:.$A$501];[.$A22];[ResNet_YesNorm_test_results.$B$2:.$B$501];[.$B22]); 2)" office:value-type="float" office:value="1.03" calcext:value-type="float">
            <text:p>1.03</text:p>
          </table:table-cell>
          <table:table-cell table:formula="of:=ROUND(AVERAGEIFS([ResNet_YesNorm_test_results.F$2:.F$501];[ResNet_YesNorm_test_results.$A$2:.$A$501];[.$A22];[ResNet_YesNorm_test_results.$B$2:.$B$501];[.$B22]); 2)" office:value-type="float" office:value="0.57" calcext:value-type="float">
            <text:p>0.57</text:p>
          </table:table-cell>
          <table:table-cell table:formula="of:=ROUND(AVERAGEIFS([ResNet_YesNorm_test_results.G$2:.G$501];[ResNet_YesNorm_test_results.$A$2:.$A$501];[.$A22];[ResNet_YesNorm_test_results.$B$2:.$B$501];[.$B22]); 2)" office:value-type="float" office:value="16.93" calcext:value-type="float">
            <text:p>16.93</text:p>
          </table:table-cell>
          <table:table-cell table:number-matrix-columns-spanned="1" table:number-matrix-rows-spanned="1" table:formula="of:=ROUND(STDEV(IF(IF([.$A22]=[ResNet_YesNorm_test_results.$A$2:.$A$501];1;0);IF([.$B22]=[ResNet_YesNorm_test_results.$B$2:.$B$501];[ResNet_YesNorm_test_results.$C$2:.$C$501];&quot;&quot;);&quot;&quot;));4)" office:value-type="float" office:value="0.0123" calcext:value-type="float">
            <text:p>0.0123</text:p>
          </table:table-cell>
        </table:table-row>
        <table:table-row table:style-name="ro1">
          <table:table-cell table:formula="of:=[ResNet_YesNorm_test_results.A108]" office:value-type="string" office:string-value="Dslope_0.75" calcext:value-type="string">
            <text:p>Dslope_0.75</text:p>
          </table:table-cell>
          <table:table-cell table:formula="of:=[ResNet_YesNorm_test_results.B103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23];[ResNet_YesNorm_test_results.$B$2:.$B$501];[.$B23]); 2)" office:value-type="float" office:value="0.84" calcext:value-type="float">
            <text:p>0.84</text:p>
          </table:table-cell>
          <table:table-cell table:formula="of:=ROUND(AVERAGEIFS([ResNet_YesNorm_test_results.D$2:.D$501];[ResNet_YesNorm_test_results.$A$2:.$A$501];[.$A23];[ResNet_YesNorm_test_results.$B$2:.$B$501];[.$B23]); 2)" office:value-type="float" office:value="0.85" calcext:value-type="float">
            <text:p>0.85</text:p>
          </table:table-cell>
          <table:table-cell table:formula="of:=ROUND(AVERAGEIFS([ResNet_YesNorm_test_results.E$2:.E$501];[ResNet_YesNorm_test_results.$A$2:.$A$501];[.$A23];[ResNet_YesNorm_test_results.$B$2:.$B$501];[.$B23]); 2)" office:value-type="float" office:value="0.47" calcext:value-type="float">
            <text:p>0.47</text:p>
          </table:table-cell>
          <table:table-cell table:formula="of:=ROUND(AVERAGEIFS([ResNet_YesNorm_test_results.F$2:.F$501];[ResNet_YesNorm_test_results.$A$2:.$A$501];[.$A23];[ResNet_YesNorm_test_results.$B$2:.$B$501];[.$B23]); 2)" office:value-type="float" office:value="0.43" calcext:value-type="float">
            <text:p>0.43</text:p>
          </table:table-cell>
          <table:table-cell table:formula="of:=ROUND(AVERAGEIFS([ResNet_YesNorm_test_results.G$2:.G$501];[ResNet_YesNorm_test_results.$A$2:.$A$501];[.$A23];[ResNet_YesNorm_test_results.$B$2:.$B$501];[.$B23]); 2)" office:value-type="float" office:value="16.83" calcext:value-type="float">
            <text:p>16.83</text:p>
          </table:table-cell>
          <table:table-cell table:number-matrix-columns-spanned="1" table:number-matrix-rows-spanned="1" table:formula="of:=ROUND(STDEV(IF(IF([.$A23]=[ResNet_YesNorm_test_results.$A$2:.$A$501];1;0);IF([.$B23]=[ResNet_YesNorm_test_results.$B$2:.$B$501];[ResNet_YesNorm_test_results.$C$2:.$C$501];&quot;&quot;);&quot;&quot;));4)" office:value-type="float" office:value="0.0044" calcext:value-type="float">
            <text:p>0.0044</text:p>
          </table:table-cell>
        </table:table-row>
        <table:table-row table:style-name="ro1">
          <table:table-cell table:formula="of:=[ResNet_YesNorm_test_results.A114]" office:value-type="string" office:string-value="Dslope_0.75" calcext:value-type="string">
            <text:p>Dslope_0.75</text:p>
          </table:table-cell>
          <table:table-cell table:formula="of:=[ResNet_YesNorm_test_results.B104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24];[ResNet_YesNorm_test_results.$B$2:.$B$501];[.$B24]); 2)" office:value-type="float" office:value="0.87" calcext:value-type="float">
            <text:p>0.87</text:p>
          </table:table-cell>
          <table:table-cell table:formula="of:=ROUND(AVERAGEIFS([ResNet_YesNorm_test_results.D$2:.D$501];[ResNet_YesNorm_test_results.$A$2:.$A$501];[.$A24];[ResNet_YesNorm_test_results.$B$2:.$B$501];[.$B24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24];[ResNet_YesNorm_test_results.$B$2:.$B$501];[.$B24]); 2)" office:value-type="float" office:value="0.37" calcext:value-type="float">
            <text:p>0.37</text:p>
          </table:table-cell>
          <table:table-cell table:formula="of:=ROUND(AVERAGEIFS([ResNet_YesNorm_test_results.F$2:.F$501];[ResNet_YesNorm_test_results.$A$2:.$A$501];[.$A24];[ResNet_YesNorm_test_results.$B$2:.$B$501];[.$B24]); 2)" office:value-type="float" office:value="0.38" calcext:value-type="float">
            <text:p>0.38</text:p>
          </table:table-cell>
          <table:table-cell table:formula="of:=ROUND(AVERAGEIFS([ResNet_YesNorm_test_results.G$2:.G$501];[ResNet_YesNorm_test_results.$A$2:.$A$501];[.$A24];[ResNet_YesNorm_test_results.$B$2:.$B$501];[.$B24]); 2)" office:value-type="float" office:value="16.95" calcext:value-type="float">
            <text:p>16.95</text:p>
          </table:table-cell>
          <table:table-cell table:number-matrix-columns-spanned="1" table:number-matrix-rows-spanned="1" table:formula="of:=ROUND(STDEV(IF(IF([.$A24]=[ResNet_YesNorm_test_results.$A$2:.$A$501];1;0);IF([.$B24]=[ResNet_YesNorm_test_results.$B$2:.$B$501];[ResNet_YesNorm_test_results.$C$2:.$C$501];&quot;&quot;);&quot;&quot;));4)" office:value-type="float" office:value="0.0027" calcext:value-type="float">
            <text:p>0.0027</text:p>
          </table:table-cell>
        </table:table-row>
        <table:table-row table:style-name="ro1">
          <table:table-cell table:formula="of:=[ResNet_YesNorm_test_results.A120]" office:value-type="string" office:string-value="Dslope_0.75" calcext:value-type="string">
            <text:p>Dslope_0.75</text:p>
          </table:table-cell>
          <table:table-cell table:formula="of:=[ResNet_YesNorm_test_results.B105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25];[ResNet_YesNorm_test_results.$B$2:.$B$501];[.$B25]); 2)" office:value-type="float" office:value="0.89" calcext:value-type="float">
            <text:p>0.89</text:p>
          </table:table-cell>
          <table:table-cell table:formula="of:=ROUND(AVERAGEIFS([ResNet_YesNorm_test_results.D$2:.D$501];[ResNet_YesNorm_test_results.$A$2:.$A$501];[.$A25];[ResNet_YesNorm_test_results.$B$2:.$B$501];[.$B25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25];[ResNet_YesNorm_test_results.$B$2:.$B$501];[.$B25]); 2)" office:value-type="float" office:value="0.31" calcext:value-type="float">
            <text:p>0.31</text:p>
          </table:table-cell>
          <table:table-cell table:formula="of:=ROUND(AVERAGEIFS([ResNet_YesNorm_test_results.F$2:.F$501];[ResNet_YesNorm_test_results.$A$2:.$A$501];[.$A25];[ResNet_YesNorm_test_results.$B$2:.$B$501];[.$B25]); 2)" office:value-type="float" office:value="0.35" calcext:value-type="float">
            <text:p>0.35</text:p>
          </table:table-cell>
          <table:table-cell table:formula="of:=ROUND(AVERAGEIFS([ResNet_YesNorm_test_results.G$2:.G$501];[ResNet_YesNorm_test_results.$A$2:.$A$501];[.$A25];[ResNet_YesNorm_test_results.$B$2:.$B$501];[.$B25]); 2)" office:value-type="float" office:value="16.75" calcext:value-type="float">
            <text:p>16.75</text:p>
          </table:table-cell>
          <table:table-cell table:number-matrix-columns-spanned="1" table:number-matrix-rows-spanned="1" table:formula="of:=ROUND(STDEV(IF(IF([.$A25]=[ResNet_YesNorm_test_results.$A$2:.$A$501];1;0);IF([.$B25]=[ResNet_YesNorm_test_results.$B$2:.$B$501];[ResNet_YesNorm_test_results.$C$2:.$C$501];&quot;&quot;);&quot;&quot;));4)" office:value-type="float" office:value="0.0017" calcext:value-type="float">
            <text:p>0.0017</text:p>
          </table:table-cell>
        </table:table-row>
        <table:table-row table:style-name="ro1">
          <table:table-cell table:formula="of:=[ResNet_YesNorm_test_results.A126]" office:value-type="string" office:string-value="Dslope_0.75" calcext:value-type="string">
            <text:p>Dslope_0.75</text:p>
          </table:table-cell>
          <table:table-cell table:formula="of:=[ResNet_YesNorm_test_results.B106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26];[ResNet_YesNorm_test_results.$B$2:.$B$501];[.$B26]); 2)" office:value-type="float" office:value="0.9" calcext:value-type="float">
            <text:p>0.9</text:p>
          </table:table-cell>
          <table:table-cell table:formula="of:=ROUND(AVERAGEIFS([ResNet_YesNorm_test_results.D$2:.D$501];[ResNet_YesNorm_test_results.$A$2:.$A$501];[.$A26];[ResNet_YesNorm_test_results.$B$2:.$B$501];[.$B26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26];[ResNet_YesNorm_test_results.$B$2:.$B$501];[.$B26]); 2)" office:value-type="float" office:value="0.27" calcext:value-type="float">
            <text:p>0.27</text:p>
          </table:table-cell>
          <table:table-cell table:formula="of:=ROUND(AVERAGEIFS([ResNet_YesNorm_test_results.F$2:.F$501];[ResNet_YesNorm_test_results.$A$2:.$A$501];[.$A26];[ResNet_YesNorm_test_results.$B$2:.$B$501];[.$B26]); 2)" office:value-type="float" office:value="0.34" calcext:value-type="float">
            <text:p>0.34</text:p>
          </table:table-cell>
          <table:table-cell table:formula="of:=ROUND(AVERAGEIFS([ResNet_YesNorm_test_results.G$2:.G$501];[ResNet_YesNorm_test_results.$A$2:.$A$501];[.$A26];[ResNet_YesNorm_test_results.$B$2:.$B$501];[.$B26]); 2)" office:value-type="float" office:value="16.9" calcext:value-type="float">
            <text:p>16.9</text:p>
          </table:table-cell>
          <table:table-cell table:number-matrix-columns-spanned="1" table:number-matrix-rows-spanned="1" table:formula="of:=ROUND(STDEV(IF(IF([.$A26]=[ResNet_YesNorm_test_results.$A$2:.$A$501];1;0);IF([.$B26]=[ResNet_YesNorm_test_results.$B$2:.$B$501];[ResNet_YesNorm_test_results.$C$2:.$C$501];&quot;&quot;);&quot;&quot;));4)" office:value-type="float" office:value="0.0018" calcext:value-type="float">
            <text:p>0.0018</text:p>
          </table:table-cell>
        </table:table-row>
        <table:table-row table:style-name="ro1">
          <table:table-cell table:formula="of:=[ResNet_YesNorm_test_results.A127]" office:value-type="string" office:string-value="Dslope_1.0" calcext:value-type="string">
            <text:p>Dslope_1.0</text:p>
          </table:table-cell>
          <table:table-cell table:formula="of:=[ResNet_YesNorm_test_results.B127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27];[ResNet_YesNorm_test_results.$B$2:.$B$501];[.$B27]); 2)" office:value-type="float" office:value="0.76" calcext:value-type="float">
            <text:p>0.76</text:p>
          </table:table-cell>
          <table:table-cell table:formula="of:=ROUND(AVERAGEIFS([ResNet_YesNorm_test_results.D$2:.D$501];[ResNet_YesNorm_test_results.$A$2:.$A$501];[.$A27];[ResNet_YesNorm_test_results.$B$2:.$B$501];[.$B27]); 2)" office:value-type="float" office:value="0.83" calcext:value-type="float">
            <text:p>0.83</text:p>
          </table:table-cell>
          <table:table-cell table:formula="of:=ROUND(AVERAGEIFS([ResNet_YesNorm_test_results.E$2:.E$501];[ResNet_YesNorm_test_results.$A$2:.$A$501];[.$A27];[ResNet_YesNorm_test_results.$B$2:.$B$501];[.$B27]); 2)" office:value-type="float" office:value="0.77" calcext:value-type="float">
            <text:p>0.77</text:p>
          </table:table-cell>
          <table:table-cell table:formula="of:=ROUND(AVERAGEIFS([ResNet_YesNorm_test_results.F$2:.F$501];[ResNet_YesNorm_test_results.$A$2:.$A$501];[.$A27];[ResNet_YesNorm_test_results.$B$2:.$B$501];[.$B27]); 2)" office:value-type="float" office:value="0.49" calcext:value-type="float">
            <text:p>0.49</text:p>
          </table:table-cell>
          <table:table-cell table:formula="of:=ROUND(AVERAGEIFS([ResNet_YesNorm_test_results.G$2:.G$501];[ResNet_YesNorm_test_results.$A$2:.$A$501];[.$A27];[ResNet_YesNorm_test_results.$B$2:.$B$501];[.$B27]); 2)" office:value-type="float" office:value="16.96" calcext:value-type="float">
            <text:p>16.96</text:p>
          </table:table-cell>
          <table:table-cell table:number-matrix-columns-spanned="1" table:number-matrix-rows-spanned="1" table:formula="of:=ROUND(STDEV(IF(IF([.$A27]=[ResNet_YesNorm_test_results.$A$2:.$A$501];1;0);IF([.$B27]=[ResNet_YesNorm_test_results.$B$2:.$B$501];[ResNet_YesNorm_test_results.$C$2:.$C$501];&quot;&quot;);&quot;&quot;));4)" office:value-type="float" office:value="0.004" calcext:value-type="float">
            <text:p>0.004</text:p>
          </table:table-cell>
        </table:table-row>
        <table:table-row table:style-name="ro1">
          <table:table-cell table:formula="of:=[ResNet_YesNorm_test_results.A133]" office:value-type="string" office:string-value="Dslope_1.0" calcext:value-type="string">
            <text:p>Dslope_1.0</text:p>
          </table:table-cell>
          <table:table-cell table:formula="of:=[ResNet_YesNorm_test_results.B128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28];[ResNet_YesNorm_test_results.$B$2:.$B$501];[.$B28]); 2)" office:value-type="float" office:value="0.85" calcext:value-type="float">
            <text:p>0.85</text:p>
          </table:table-cell>
          <table:table-cell table:formula="of:=ROUND(AVERAGEIFS([ResNet_YesNorm_test_results.D$2:.D$501];[ResNet_YesNorm_test_results.$A$2:.$A$501];[.$A28];[ResNet_YesNorm_test_results.$B$2:.$B$501];[.$B28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28];[ResNet_YesNorm_test_results.$B$2:.$B$501];[.$B28]); 2)" office:value-type="float" office:value="0.41" calcext:value-type="float">
            <text:p>0.41</text:p>
          </table:table-cell>
          <table:table-cell table:formula="of:=ROUND(AVERAGEIFS([ResNet_YesNorm_test_results.F$2:.F$501];[ResNet_YesNorm_test_results.$A$2:.$A$501];[.$A28];[ResNet_YesNorm_test_results.$B$2:.$B$501];[.$B28]); 2)" office:value-type="float" office:value="0.4" calcext:value-type="float">
            <text:p>0.4</text:p>
          </table:table-cell>
          <table:table-cell table:formula="of:=ROUND(AVERAGEIFS([ResNet_YesNorm_test_results.G$2:.G$501];[ResNet_YesNorm_test_results.$A$2:.$A$501];[.$A28];[ResNet_YesNorm_test_results.$B$2:.$B$501];[.$B28]); 2)" office:value-type="float" office:value="16.96" calcext:value-type="float">
            <text:p>16.96</text:p>
          </table:table-cell>
          <table:table-cell table:number-matrix-columns-spanned="1" table:number-matrix-rows-spanned="1" table:formula="of:=ROUND(STDEV(IF(IF([.$A28]=[ResNet_YesNorm_test_results.$A$2:.$A$501];1;0);IF([.$B28]=[ResNet_YesNorm_test_results.$B$2:.$B$501];[ResNet_YesNorm_test_results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ResNet_YesNorm_test_results.A139]" office:value-type="string" office:string-value="Dslope_1.0" calcext:value-type="string">
            <text:p>Dslope_1.0</text:p>
          </table:table-cell>
          <table:table-cell table:formula="of:=[ResNet_YesNorm_test_results.B129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29];[ResNet_YesNorm_test_results.$B$2:.$B$501];[.$B29]); 2)" office:value-type="float" office:value="0.88" calcext:value-type="float">
            <text:p>0.88</text:p>
          </table:table-cell>
          <table:table-cell table:formula="of:=ROUND(AVERAGEIFS([ResNet_YesNorm_test_results.D$2:.D$501];[ResNet_YesNorm_test_results.$A$2:.$A$501];[.$A29];[ResNet_YesNorm_test_results.$B$2:.$B$501];[.$B29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29];[ResNet_YesNorm_test_results.$B$2:.$B$501];[.$B29]); 2)" office:value-type="float" office:value="0.34" calcext:value-type="float">
            <text:p>0.34</text:p>
          </table:table-cell>
          <table:table-cell table:formula="of:=ROUND(AVERAGEIFS([ResNet_YesNorm_test_results.F$2:.F$501];[ResNet_YesNorm_test_results.$A$2:.$A$501];[.$A29];[ResNet_YesNorm_test_results.$B$2:.$B$501];[.$B29]); 2)" office:value-type="float" office:value="0.37" calcext:value-type="float">
            <text:p>0.37</text:p>
          </table:table-cell>
          <table:table-cell table:formula="of:=ROUND(AVERAGEIFS([ResNet_YesNorm_test_results.G$2:.G$501];[ResNet_YesNorm_test_results.$A$2:.$A$501];[.$A29];[ResNet_YesNorm_test_results.$B$2:.$B$501];[.$B29]); 2)" office:value-type="float" office:value="16.85" calcext:value-type="float">
            <text:p>16.85</text:p>
          </table:table-cell>
          <table:table-cell table:number-matrix-columns-spanned="1" table:number-matrix-rows-spanned="1" table:formula="of:=ROUND(STDEV(IF(IF([.$A29]=[ResNet_YesNorm_test_results.$A$2:.$A$501];1;0);IF([.$B29]=[ResNet_YesNorm_test_results.$B$2:.$B$501];[ResNet_YesNorm_test_results.$C$2:.$C$501];&quot;&quot;);&quot;&quot;));4)" office:value-type="float" office:value="0.0011" calcext:value-type="float">
            <text:p>0.0011</text:p>
          </table:table-cell>
        </table:table-row>
        <table:table-row table:style-name="ro1">
          <table:table-cell table:formula="of:=[ResNet_YesNorm_test_results.A145]" office:value-type="string" office:string-value="Dslope_1.0" calcext:value-type="string">
            <text:p>Dslope_1.0</text:p>
          </table:table-cell>
          <table:table-cell table:formula="of:=[ResNet_YesNorm_test_results.B130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30];[ResNet_YesNorm_test_results.$B$2:.$B$501];[.$B30]); 2)" office:value-type="float" office:value="0.89" calcext:value-type="float">
            <text:p>0.89</text:p>
          </table:table-cell>
          <table:table-cell table:formula="of:=ROUND(AVERAGEIFS([ResNet_YesNorm_test_results.D$2:.D$501];[ResNet_YesNorm_test_results.$A$2:.$A$501];[.$A30];[ResNet_YesNorm_test_results.$B$2:.$B$501];[.$B30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30];[ResNet_YesNorm_test_results.$B$2:.$B$501];[.$B30]); 2)" office:value-type="float" office:value="0.3" calcext:value-type="float">
            <text:p>0.3</text:p>
          </table:table-cell>
          <table:table-cell table:formula="of:=ROUND(AVERAGEIFS([ResNet_YesNorm_test_results.F$2:.F$501];[ResNet_YesNorm_test_results.$A$2:.$A$501];[.$A30];[ResNet_YesNorm_test_results.$B$2:.$B$501];[.$B30]); 2)" office:value-type="float" office:value="0.35" calcext:value-type="float">
            <text:p>0.35</text:p>
          </table:table-cell>
          <table:table-cell table:formula="of:=ROUND(AVERAGEIFS([ResNet_YesNorm_test_results.G$2:.G$501];[ResNet_YesNorm_test_results.$A$2:.$A$501];[.$A30];[ResNet_YesNorm_test_results.$B$2:.$B$501];[.$B30]); 2)" office:value-type="float" office:value="16.9" calcext:value-type="float">
            <text:p>16.9</text:p>
          </table:table-cell>
          <table:table-cell table:number-matrix-columns-spanned="1" table:number-matrix-rows-spanned="1" table:formula="of:=ROUND(STDEV(IF(IF([.$A30]=[ResNet_YesNorm_test_results.$A$2:.$A$501];1;0);IF([.$B30]=[ResNet_YesNorm_test_results.$B$2:.$B$501];[ResNet_YesNorm_test_results.$C$2:.$C$501];&quot;&quot;);&quot;&quot;));4)" office:value-type="float" office:value="0.0011" calcext:value-type="float">
            <text:p>0.0011</text:p>
          </table:table-cell>
        </table:table-row>
        <table:table-row table:style-name="ro1">
          <table:table-cell table:formula="of:=[ResNet_YesNorm_test_results.A151]" office:value-type="string" office:string-value="Dslope_1.0" calcext:value-type="string">
            <text:p>Dslope_1.0</text:p>
          </table:table-cell>
          <table:table-cell table:formula="of:=[ResNet_YesNorm_test_results.B131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31];[ResNet_YesNorm_test_results.$B$2:.$B$501];[.$B31]); 2)" office:value-type="float" office:value="0.91" calcext:value-type="float">
            <text:p>0.91</text:p>
          </table:table-cell>
          <table:table-cell table:formula="of:=ROUND(AVERAGEIFS([ResNet_YesNorm_test_results.D$2:.D$501];[ResNet_YesNorm_test_results.$A$2:.$A$501];[.$A31];[ResNet_YesNorm_test_results.$B$2:.$B$501];[.$B31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31];[ResNet_YesNorm_test_results.$B$2:.$B$501];[.$B31]); 2)" office:value-type="float" office:value="0.26" calcext:value-type="float">
            <text:p>0.26</text:p>
          </table:table-cell>
          <table:table-cell table:formula="of:=ROUND(AVERAGEIFS([ResNet_YesNorm_test_results.F$2:.F$501];[ResNet_YesNorm_test_results.$A$2:.$A$501];[.$A31];[ResNet_YesNorm_test_results.$B$2:.$B$501];[.$B31]); 2)" office:value-type="float" office:value="0.34" calcext:value-type="float">
            <text:p>0.34</text:p>
          </table:table-cell>
          <table:table-cell table:formula="of:=ROUND(AVERAGEIFS([ResNet_YesNorm_test_results.G$2:.G$501];[ResNet_YesNorm_test_results.$A$2:.$A$501];[.$A31];[ResNet_YesNorm_test_results.$B$2:.$B$501];[.$B31]); 2)" office:value-type="float" office:value="16.88" calcext:value-type="float">
            <text:p>16.88</text:p>
          </table:table-cell>
          <table:table-cell table:number-matrix-columns-spanned="1" table:number-matrix-rows-spanned="1" table:formula="of:=ROUND(STDEV(IF(IF([.$A31]=[ResNet_YesNorm_test_results.$A$2:.$A$501];1;0);IF([.$B31]=[ResNet_YesNorm_test_results.$B$2:.$B$501];[ResNet_YesNorm_test_results.$C$2:.$C$501];&quot;&quot;);&quot;&quot;));4)" office:value-type="float" office:value="0.0017" calcext:value-type="float">
            <text:p>0.0017</text:p>
          </table:table-cell>
        </table:table-row>
        <table:table-row table:style-name="ro1">
          <table:table-cell table:formula="of:=[ResNet_YesNorm_test_results.A152]" office:value-type="string" office:string-value="Dslope_1.25" calcext:value-type="string">
            <text:p>Dslope_1.25</text:p>
          </table:table-cell>
          <table:table-cell table:formula="of:=[ResNet_YesNorm_test_results.B152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32];[ResNet_YesNorm_test_results.$B$2:.$B$501];[.$B32]); 2)" office:value-type="float" office:value="0.79" calcext:value-type="float">
            <text:p>0.79</text:p>
          </table:table-cell>
          <table:table-cell table:formula="of:=ROUND(AVERAGEIFS([ResNet_YesNorm_test_results.D$2:.D$501];[ResNet_YesNorm_test_results.$A$2:.$A$501];[.$A32];[ResNet_YesNorm_test_results.$B$2:.$B$501];[.$B32]); 2)" office:value-type="float" office:value="0.84" calcext:value-type="float">
            <text:p>0.84</text:p>
          </table:table-cell>
          <table:table-cell table:formula="of:=ROUND(AVERAGEIFS([ResNet_YesNorm_test_results.E$2:.E$501];[ResNet_YesNorm_test_results.$A$2:.$A$501];[.$A32];[ResNet_YesNorm_test_results.$B$2:.$B$501];[.$B32]); 2)" office:value-type="float" office:value="0.62" calcext:value-type="float">
            <text:p>0.62</text:p>
          </table:table-cell>
          <table:table-cell table:formula="of:=ROUND(AVERAGEIFS([ResNet_YesNorm_test_results.F$2:.F$501];[ResNet_YesNorm_test_results.$A$2:.$A$501];[.$A32];[ResNet_YesNorm_test_results.$B$2:.$B$501];[.$B32]); 2)" office:value-type="float" office:value="0.44" calcext:value-type="float">
            <text:p>0.44</text:p>
          </table:table-cell>
          <table:table-cell table:formula="of:=ROUND(AVERAGEIFS([ResNet_YesNorm_test_results.G$2:.G$501];[ResNet_YesNorm_test_results.$A$2:.$A$501];[.$A32];[ResNet_YesNorm_test_results.$B$2:.$B$501];[.$B32]); 2)" office:value-type="float" office:value="16.95" calcext:value-type="float">
            <text:p>16.95</text:p>
          </table:table-cell>
          <table:table-cell table:number-matrix-columns-spanned="1" table:number-matrix-rows-spanned="1" table:formula="of:=ROUND(STDEV(IF(IF([.$A32]=[ResNet_YesNorm_test_results.$A$2:.$A$501];1;0);IF([.$B32]=[ResNet_YesNorm_test_results.$B$2:.$B$501];[ResNet_YesNorm_test_results.$C$2:.$C$501];&quot;&quot;);&quot;&quot;));4)" office:value-type="float" office:value="0.0024" calcext:value-type="float">
            <text:p>0.0024</text:p>
          </table:table-cell>
        </table:table-row>
        <table:table-row table:style-name="ro1">
          <table:table-cell table:formula="of:=[ResNet_YesNorm_test_results.A158]" office:value-type="string" office:string-value="Dslope_1.25" calcext:value-type="string">
            <text:p>Dslope_1.25</text:p>
          </table:table-cell>
          <table:table-cell table:formula="of:=[ResNet_YesNorm_test_results.B153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33];[ResNet_YesNorm_test_results.$B$2:.$B$501];[.$B33]); 2)" office:value-type="float" office:value="0.86" calcext:value-type="float">
            <text:p>0.86</text:p>
          </table:table-cell>
          <table:table-cell table:formula="of:=ROUND(AVERAGEIFS([ResNet_YesNorm_test_results.D$2:.D$501];[ResNet_YesNorm_test_results.$A$2:.$A$501];[.$A33];[ResNet_YesNorm_test_results.$B$2:.$B$501];[.$B33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33];[ResNet_YesNorm_test_results.$B$2:.$B$501];[.$B33]); 2)" office:value-type="float" office:value="0.38" calcext:value-type="float">
            <text:p>0.38</text:p>
          </table:table-cell>
          <table:table-cell table:formula="of:=ROUND(AVERAGEIFS([ResNet_YesNorm_test_results.F$2:.F$501];[ResNet_YesNorm_test_results.$A$2:.$A$501];[.$A33];[ResNet_YesNorm_test_results.$B$2:.$B$501];[.$B33]); 2)" office:value-type="float" office:value="0.38" calcext:value-type="float">
            <text:p>0.38</text:p>
          </table:table-cell>
          <table:table-cell table:formula="of:=ROUND(AVERAGEIFS([ResNet_YesNorm_test_results.G$2:.G$501];[ResNet_YesNorm_test_results.$A$2:.$A$501];[.$A33];[ResNet_YesNorm_test_results.$B$2:.$B$501];[.$B33]); 2)" office:value-type="float" office:value="16.83" calcext:value-type="float">
            <text:p>16.83</text:p>
          </table:table-cell>
          <table:table-cell table:number-matrix-columns-spanned="1" table:number-matrix-rows-spanned="1" table:formula="of:=ROUND(STDEV(IF(IF([.$A33]=[ResNet_YesNorm_test_results.$A$2:.$A$501];1;0);IF([.$B33]=[ResNet_YesNorm_test_results.$B$2:.$B$501];[ResNet_YesNorm_test_results.$C$2:.$C$501];&quot;&quot;);&quot;&quot;));4)" office:value-type="float" office:value="0.0008" calcext:value-type="float">
            <text:p>0.0008</text:p>
          </table:table-cell>
        </table:table-row>
        <table:table-row table:style-name="ro1">
          <table:table-cell table:formula="of:=[ResNet_YesNorm_test_results.A164]" office:value-type="string" office:string-value="Dslope_1.25" calcext:value-type="string">
            <text:p>Dslope_1.25</text:p>
          </table:table-cell>
          <table:table-cell table:formula="of:=[ResNet_YesNorm_test_results.B154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34];[ResNet_YesNorm_test_results.$B$2:.$B$501];[.$B34]); 2)" office:value-type="float" office:value="0.89" calcext:value-type="float">
            <text:p>0.89</text:p>
          </table:table-cell>
          <table:table-cell table:formula="of:=ROUND(AVERAGEIFS([ResNet_YesNorm_test_results.D$2:.D$501];[ResNet_YesNorm_test_results.$A$2:.$A$501];[.$A34];[ResNet_YesNorm_test_results.$B$2:.$B$501];[.$B34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34];[ResNet_YesNorm_test_results.$B$2:.$B$501];[.$B34]); 2)" office:value-type="float" office:value="0.32" calcext:value-type="float">
            <text:p>0.32</text:p>
          </table:table-cell>
          <table:table-cell table:formula="of:=ROUND(AVERAGEIFS([ResNet_YesNorm_test_results.F$2:.F$501];[ResNet_YesNorm_test_results.$A$2:.$A$501];[.$A34];[ResNet_YesNorm_test_results.$B$2:.$B$501];[.$B34]); 2)" office:value-type="float" office:value="0.36" calcext:value-type="float">
            <text:p>0.36</text:p>
          </table:table-cell>
          <table:table-cell table:formula="of:=ROUND(AVERAGEIFS([ResNet_YesNorm_test_results.G$2:.G$501];[ResNet_YesNorm_test_results.$A$2:.$A$501];[.$A34];[ResNet_YesNorm_test_results.$B$2:.$B$501];[.$B34]); 2)" office:value-type="float" office:value="17" calcext:value-type="float">
            <text:p>17</text:p>
          </table:table-cell>
          <table:table-cell table:number-matrix-columns-spanned="1" table:number-matrix-rows-spanned="1" table:formula="of:=ROUND(STDEV(IF(IF([.$A34]=[ResNet_YesNorm_test_results.$A$2:.$A$501];1;0);IF([.$B34]=[ResNet_YesNorm_test_results.$B$2:.$B$501];[ResNet_YesNorm_test_results.$C$2:.$C$501];&quot;&quot;);&quot;&quot;));4)" office:value-type="float" office:value="0.0011" calcext:value-type="float">
            <text:p>0.0011</text:p>
          </table:table-cell>
        </table:table-row>
        <table:table-row table:style-name="ro1">
          <table:table-cell table:formula="of:=[ResNet_YesNorm_test_results.A170]" office:value-type="string" office:string-value="Dslope_1.25" calcext:value-type="string">
            <text:p>Dslope_1.25</text:p>
          </table:table-cell>
          <table:table-cell table:formula="of:=[ResNet_YesNorm_test_results.B155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35];[ResNet_YesNorm_test_results.$B$2:.$B$501];[.$B35]); 2)" office:value-type="float" office:value="0.9" calcext:value-type="float">
            <text:p>0.9</text:p>
          </table:table-cell>
          <table:table-cell table:formula="of:=ROUND(AVERAGEIFS([ResNet_YesNorm_test_results.D$2:.D$501];[ResNet_YesNorm_test_results.$A$2:.$A$501];[.$A35];[ResNet_YesNorm_test_results.$B$2:.$B$501];[.$B35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35];[ResNet_YesNorm_test_results.$B$2:.$B$501];[.$B35]); 2)" office:value-type="float" office:value="0.28" calcext:value-type="float">
            <text:p>0.28</text:p>
          </table:table-cell>
          <table:table-cell table:formula="of:=ROUND(AVERAGEIFS([ResNet_YesNorm_test_results.F$2:.F$501];[ResNet_YesNorm_test_results.$A$2:.$A$501];[.$A35];[ResNet_YesNorm_test_results.$B$2:.$B$501];[.$B35]); 2)" office:value-type="float" office:value="0.34" calcext:value-type="float">
            <text:p>0.34</text:p>
          </table:table-cell>
          <table:table-cell table:formula="of:=ROUND(AVERAGEIFS([ResNet_YesNorm_test_results.G$2:.G$501];[ResNet_YesNorm_test_results.$A$2:.$A$501];[.$A35];[ResNet_YesNorm_test_results.$B$2:.$B$501];[.$B35]); 2)" office:value-type="float" office:value="16.86" calcext:value-type="float">
            <text:p>16.86</text:p>
          </table:table-cell>
          <table:table-cell table:number-matrix-columns-spanned="1" table:number-matrix-rows-spanned="1" table:formula="of:=ROUND(STDEV(IF(IF([.$A35]=[ResNet_YesNorm_test_results.$A$2:.$A$501];1;0);IF([.$B35]=[ResNet_YesNorm_test_results.$B$2:.$B$501];[ResNet_YesNorm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YesNorm_test_results.A176]" office:value-type="string" office:string-value="Dslope_1.25" calcext:value-type="string">
            <text:p>Dslope_1.25</text:p>
          </table:table-cell>
          <table:table-cell table:formula="of:=[ResNet_YesNorm_test_results.B156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36];[ResNet_YesNorm_test_results.$B$2:.$B$501];[.$B36]); 2)" office:value-type="float" office:value="0.91" calcext:value-type="float">
            <text:p>0.91</text:p>
          </table:table-cell>
          <table:table-cell table:formula="of:=ROUND(AVERAGEIFS([ResNet_YesNorm_test_results.D$2:.D$501];[ResNet_YesNorm_test_results.$A$2:.$A$501];[.$A36];[ResNet_YesNorm_test_results.$B$2:.$B$501];[.$B36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36];[ResNet_YesNorm_test_results.$B$2:.$B$501];[.$B36]); 2)" office:value-type="float" office:value="0.25" calcext:value-type="float">
            <text:p>0.25</text:p>
          </table:table-cell>
          <table:table-cell table:formula="of:=ROUND(AVERAGEIFS([ResNet_YesNorm_test_results.F$2:.F$501];[ResNet_YesNorm_test_results.$A$2:.$A$501];[.$A36];[ResNet_YesNorm_test_results.$B$2:.$B$501];[.$B36]); 2)" office:value-type="float" office:value="0.34" calcext:value-type="float">
            <text:p>0.34</text:p>
          </table:table-cell>
          <table:table-cell table:formula="of:=ROUND(AVERAGEIFS([ResNet_YesNorm_test_results.G$2:.G$501];[ResNet_YesNorm_test_results.$A$2:.$A$501];[.$A36];[ResNet_YesNorm_test_results.$B$2:.$B$501];[.$B36]); 2)" office:value-type="float" office:value="16.93" calcext:value-type="float">
            <text:p>16.93</text:p>
          </table:table-cell>
          <table:table-cell table:number-matrix-columns-spanned="1" table:number-matrix-rows-spanned="1" table:formula="of:=ROUND(STDEV(IF(IF([.$A36]=[ResNet_YesNorm_test_results.$A$2:.$A$501];1;0);IF([.$B36]=[ResNet_YesNorm_test_results.$B$2:.$B$501];[ResNet_YesNorm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YesNorm_test_results.A177]" office:value-type="string" office:string-value="Dslope_1.5" calcext:value-type="string">
            <text:p>Dslope_1.5</text:p>
          </table:table-cell>
          <table:table-cell table:formula="of:=[ResNet_YesNorm_test_results.B177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37];[ResNet_YesNorm_test_results.$B$2:.$B$501];[.$B37]); 2)" office:value-type="float" office:value="0.8" calcext:value-type="float">
            <text:p>0.8</text:p>
          </table:table-cell>
          <table:table-cell table:formula="of:=ROUND(AVERAGEIFS([ResNet_YesNorm_test_results.D$2:.D$501];[ResNet_YesNorm_test_results.$A$2:.$A$501];[.$A37];[ResNet_YesNorm_test_results.$B$2:.$B$501];[.$B37]); 2)" office:value-type="float" office:value="0.84" calcext:value-type="float">
            <text:p>0.84</text:p>
          </table:table-cell>
          <table:table-cell table:formula="of:=ROUND(AVERAGEIFS([ResNet_YesNorm_test_results.E$2:.E$501];[ResNet_YesNorm_test_results.$A$2:.$A$501];[.$A37];[ResNet_YesNorm_test_results.$B$2:.$B$501];[.$B37]); 2)" office:value-type="float" office:value="0.56" calcext:value-type="float">
            <text:p>0.56</text:p>
          </table:table-cell>
          <table:table-cell table:formula="of:=ROUND(AVERAGEIFS([ResNet_YesNorm_test_results.F$2:.F$501];[ResNet_YesNorm_test_results.$A$2:.$A$501];[.$A37];[ResNet_YesNorm_test_results.$B$2:.$B$501];[.$B37]); 2)" office:value-type="float" office:value="0.45" calcext:value-type="float">
            <text:p>0.45</text:p>
          </table:table-cell>
          <table:table-cell table:formula="of:=ROUND(AVERAGEIFS([ResNet_YesNorm_test_results.G$2:.G$501];[ResNet_YesNorm_test_results.$A$2:.$A$501];[.$A37];[ResNet_YesNorm_test_results.$B$2:.$B$501];[.$B37]); 2)" office:value-type="float" office:value="17.02" calcext:value-type="float">
            <text:p>17.02</text:p>
          </table:table-cell>
          <table:table-cell table:number-matrix-columns-spanned="1" table:number-matrix-rows-spanned="1" table:formula="of:=ROUND(STDEV(IF(IF([.$A37]=[ResNet_YesNorm_test_results.$A$2:.$A$501];1;0);IF([.$B37]=[ResNet_YesNorm_test_results.$B$2:.$B$501];[ResNet_YesNorm_test_results.$C$2:.$C$501];&quot;&quot;);&quot;&quot;));4)" office:value-type="float" office:value="0.0032" calcext:value-type="float">
            <text:p>0.0032</text:p>
          </table:table-cell>
        </table:table-row>
        <table:table-row table:style-name="ro1">
          <table:table-cell table:formula="of:=[ResNet_YesNorm_test_results.A183]" office:value-type="string" office:string-value="Dslope_1.5" calcext:value-type="string">
            <text:p>Dslope_1.5</text:p>
          </table:table-cell>
          <table:table-cell table:formula="of:=[ResNet_YesNorm_test_results.B178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38];[ResNet_YesNorm_test_results.$B$2:.$B$501];[.$B38]); 2)" office:value-type="float" office:value="0.87" calcext:value-type="float">
            <text:p>0.87</text:p>
          </table:table-cell>
          <table:table-cell table:formula="of:=ROUND(AVERAGEIFS([ResNet_YesNorm_test_results.D$2:.D$501];[ResNet_YesNorm_test_results.$A$2:.$A$501];[.$A38];[ResNet_YesNorm_test_results.$B$2:.$B$501];[.$B38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38];[ResNet_YesNorm_test_results.$B$2:.$B$501];[.$B38]); 2)" office:value-type="float" office:value="0.37" calcext:value-type="float">
            <text:p>0.37</text:p>
          </table:table-cell>
          <table:table-cell table:formula="of:=ROUND(AVERAGEIFS([ResNet_YesNorm_test_results.F$2:.F$501];[ResNet_YesNorm_test_results.$A$2:.$A$501];[.$A38];[ResNet_YesNorm_test_results.$B$2:.$B$501];[.$B38]); 2)" office:value-type="float" office:value="0.39" calcext:value-type="float">
            <text:p>0.39</text:p>
          </table:table-cell>
          <table:table-cell table:formula="of:=ROUND(AVERAGEIFS([ResNet_YesNorm_test_results.G$2:.G$501];[ResNet_YesNorm_test_results.$A$2:.$A$501];[.$A38];[ResNet_YesNorm_test_results.$B$2:.$B$501];[.$B38]); 2)" office:value-type="float" office:value="16.82" calcext:value-type="float">
            <text:p>16.82</text:p>
          </table:table-cell>
          <table:table-cell table:number-matrix-columns-spanned="1" table:number-matrix-rows-spanned="1" table:formula="of:=ROUND(STDEV(IF(IF([.$A38]=[ResNet_YesNorm_test_results.$A$2:.$A$501];1;0);IF([.$B38]=[ResNet_YesNorm_test_results.$B$2:.$B$501];[ResNet_YesNorm_test_results.$C$2:.$C$501];&quot;&quot;);&quot;&quot;));4)" office:value-type="float" office:value="0.0012" calcext:value-type="float">
            <text:p>0.0012</text:p>
          </table:table-cell>
        </table:table-row>
        <table:table-row table:style-name="ro1">
          <table:table-cell table:formula="of:=[ResNet_YesNorm_test_results.A189]" office:value-type="string" office:string-value="Dslope_1.5" calcext:value-type="string">
            <text:p>Dslope_1.5</text:p>
          </table:table-cell>
          <table:table-cell table:formula="of:=[ResNet_YesNorm_test_results.B179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39];[ResNet_YesNorm_test_results.$B$2:.$B$501];[.$B39]); 2)" office:value-type="float" office:value="0.89" calcext:value-type="float">
            <text:p>0.89</text:p>
          </table:table-cell>
          <table:table-cell table:formula="of:=ROUND(AVERAGEIFS([ResNet_YesNorm_test_results.D$2:.D$501];[ResNet_YesNorm_test_results.$A$2:.$A$501];[.$A39];[ResNet_YesNorm_test_results.$B$2:.$B$501];[.$B39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39];[ResNet_YesNorm_test_results.$B$2:.$B$501];[.$B39]); 2)" office:value-type="float" office:value="0.31" calcext:value-type="float">
            <text:p>0.31</text:p>
          </table:table-cell>
          <table:table-cell table:formula="of:=ROUND(AVERAGEIFS([ResNet_YesNorm_test_results.F$2:.F$501];[ResNet_YesNorm_test_results.$A$2:.$A$501];[.$A39];[ResNet_YesNorm_test_results.$B$2:.$B$501];[.$B39]); 2)" office:value-type="float" office:value="0.36" calcext:value-type="float">
            <text:p>0.36</text:p>
          </table:table-cell>
          <table:table-cell table:formula="of:=ROUND(AVERAGEIFS([ResNet_YesNorm_test_results.G$2:.G$501];[ResNet_YesNorm_test_results.$A$2:.$A$501];[.$A39];[ResNet_YesNorm_test_results.$B$2:.$B$501];[.$B39]); 2)" office:value-type="float" office:value="16.8" calcext:value-type="float">
            <text:p>16.8</text:p>
          </table:table-cell>
          <table:table-cell table:number-matrix-columns-spanned="1" table:number-matrix-rows-spanned="1" table:formula="of:=ROUND(STDEV(IF(IF([.$A39]=[ResNet_YesNorm_test_results.$A$2:.$A$501];1;0);IF([.$B39]=[ResNet_YesNorm_test_results.$B$2:.$B$501];[ResNet_YesNorm_test_results.$C$2:.$C$501];&quot;&quot;);&quot;&quot;));4)" office:value-type="float" office:value="0.0012" calcext:value-type="float">
            <text:p>0.0012</text:p>
          </table:table-cell>
        </table:table-row>
        <table:table-row table:style-name="ro1">
          <table:table-cell table:formula="of:=[ResNet_YesNorm_test_results.A195]" office:value-type="string" office:string-value="Dslope_1.5" calcext:value-type="string">
            <text:p>Dslope_1.5</text:p>
          </table:table-cell>
          <table:table-cell table:formula="of:=[ResNet_YesNorm_test_results.B180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40];[ResNet_YesNorm_test_results.$B$2:.$B$501];[.$B40]); 2)" office:value-type="float" office:value="0.9" calcext:value-type="float">
            <text:p>0.9</text:p>
          </table:table-cell>
          <table:table-cell table:formula="of:=ROUND(AVERAGEIFS([ResNet_YesNorm_test_results.D$2:.D$501];[ResNet_YesNorm_test_results.$A$2:.$A$501];[.$A40];[ResNet_YesNorm_test_results.$B$2:.$B$501];[.$B40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40];[ResNet_YesNorm_test_results.$B$2:.$B$501];[.$B40]); 2)" office:value-type="float" office:value="0.27" calcext:value-type="float">
            <text:p>0.27</text:p>
          </table:table-cell>
          <table:table-cell table:formula="of:=ROUND(AVERAGEIFS([ResNet_YesNorm_test_results.F$2:.F$501];[ResNet_YesNorm_test_results.$A$2:.$A$501];[.$A40];[ResNet_YesNorm_test_results.$B$2:.$B$501];[.$B40]); 2)" office:value-type="float" office:value="0.35" calcext:value-type="float">
            <text:p>0.35</text:p>
          </table:table-cell>
          <table:table-cell table:formula="of:=ROUND(AVERAGEIFS([ResNet_YesNorm_test_results.G$2:.G$501];[ResNet_YesNorm_test_results.$A$2:.$A$501];[.$A40];[ResNet_YesNorm_test_results.$B$2:.$B$501];[.$B40]); 2)" office:value-type="float" office:value="17.02" calcext:value-type="float">
            <text:p>17.02</text:p>
          </table:table-cell>
          <table:table-cell table:number-matrix-columns-spanned="1" table:number-matrix-rows-spanned="1" table:formula="of:=ROUND(STDEV(IF(IF([.$A40]=[ResNet_YesNorm_test_results.$A$2:.$A$501];1;0);IF([.$B40]=[ResNet_YesNorm_test_results.$B$2:.$B$501];[ResNet_YesNorm_test_results.$C$2:.$C$501];&quot;&quot;);&quot;&quot;));4)" office:value-type="float" office:value="0.0014" calcext:value-type="float">
            <text:p>0.0014</text:p>
          </table:table-cell>
        </table:table-row>
        <table:table-row table:style-name="ro1">
          <table:table-cell table:formula="of:=[ResNet_YesNorm_test_results.A201]" office:value-type="string" office:string-value="Dslope_1.5" calcext:value-type="string">
            <text:p>Dslope_1.5</text:p>
          </table:table-cell>
          <table:table-cell table:formula="of:=[ResNet_YesNorm_test_results.B181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41];[ResNet_YesNorm_test_results.$B$2:.$B$501];[.$B41]); 2)" office:value-type="float" office:value="0.92" calcext:value-type="float">
            <text:p>0.92</text:p>
          </table:table-cell>
          <table:table-cell table:formula="of:=ROUND(AVERAGEIFS([ResNet_YesNorm_test_results.D$2:.D$501];[ResNet_YesNorm_test_results.$A$2:.$A$501];[.$A41];[ResNet_YesNorm_test_results.$B$2:.$B$501];[.$B41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41];[ResNet_YesNorm_test_results.$B$2:.$B$501];[.$B41]); 2)" office:value-type="float" office:value="0.24" calcext:value-type="float">
            <text:p>0.24</text:p>
          </table:table-cell>
          <table:table-cell table:formula="of:=ROUND(AVERAGEIFS([ResNet_YesNorm_test_results.F$2:.F$501];[ResNet_YesNorm_test_results.$A$2:.$A$501];[.$A41];[ResNet_YesNorm_test_results.$B$2:.$B$501];[.$B41]); 2)" office:value-type="float" office:value="0.34" calcext:value-type="float">
            <text:p>0.34</text:p>
          </table:table-cell>
          <table:table-cell table:formula="of:=ROUND(AVERAGEIFS([ResNet_YesNorm_test_results.G$2:.G$501];[ResNet_YesNorm_test_results.$A$2:.$A$501];[.$A41];[ResNet_YesNorm_test_results.$B$2:.$B$501];[.$B41]); 2)" office:value-type="float" office:value="16.91" calcext:value-type="float">
            <text:p>16.91</text:p>
          </table:table-cell>
          <table:table-cell table:number-matrix-columns-spanned="1" table:number-matrix-rows-spanned="1" table:formula="of:=ROUND(STDEV(IF(IF([.$A41]=[ResNet_YesNorm_test_results.$A$2:.$A$501];1;0);IF([.$B41]=[ResNet_YesNorm_test_results.$B$2:.$B$501];[ResNet_YesNorm_test_results.$C$2:.$C$501];&quot;&quot;);&quot;&quot;));4)" office:value-type="float" office:value="0.0016" calcext:value-type="float">
            <text:p>0.0016</text:p>
          </table:table-cell>
        </table:table-row>
        <table:table-row table:style-name="ro1">
          <table:table-cell table:formula="of:=[ResNet_YesNorm_test_results.A202]" office:value-type="string" office:string-value="DiffYRelu_0.25" calcext:value-type="string">
            <text:p>DiffYRelu_0.25</text:p>
          </table:table-cell>
          <table:table-cell table:formula="of:=[ResNet_YesNorm_test_results.B202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42];[ResNet_YesNorm_test_results.$B$2:.$B$501];[.$B42]); 2)" office:value-type="float" office:value="0.76" calcext:value-type="float">
            <text:p>0.76</text:p>
          </table:table-cell>
          <table:table-cell table:formula="of:=ROUND(AVERAGEIFS([ResNet_YesNorm_test_results.D$2:.D$501];[ResNet_YesNorm_test_results.$A$2:.$A$501];[.$A42];[ResNet_YesNorm_test_results.$B$2:.$B$501];[.$B42]); 2)" office:value-type="float" office:value="0.82" calcext:value-type="float">
            <text:p>0.82</text:p>
          </table:table-cell>
          <table:table-cell table:formula="of:=ROUND(AVERAGEIFS([ResNet_YesNorm_test_results.E$2:.E$501];[ResNet_YesNorm_test_results.$A$2:.$A$501];[.$A42];[ResNet_YesNorm_test_results.$B$2:.$B$501];[.$B42]); 2)" office:value-type="float" office:value="0.77" calcext:value-type="float">
            <text:p>0.77</text:p>
          </table:table-cell>
          <table:table-cell table:formula="of:=ROUND(AVERAGEIFS([ResNet_YesNorm_test_results.F$2:.F$501];[ResNet_YesNorm_test_results.$A$2:.$A$501];[.$A42];[ResNet_YesNorm_test_results.$B$2:.$B$501];[.$B42]); 2)" office:value-type="float" office:value="0.51" calcext:value-type="float">
            <text:p>0.51</text:p>
          </table:table-cell>
          <table:table-cell table:formula="of:=ROUND(AVERAGEIFS([ResNet_YesNorm_test_results.G$2:.G$501];[ResNet_YesNorm_test_results.$A$2:.$A$501];[.$A42];[ResNet_YesNorm_test_results.$B$2:.$B$501];[.$B42]); 2)" office:value-type="float" office:value="29.63" calcext:value-type="float">
            <text:p>29.63</text:p>
          </table:table-cell>
          <table:table-cell table:number-matrix-columns-spanned="1" table:number-matrix-rows-spanned="1" table:formula="of:=ROUND(STDEV(IF(IF([.$A42]=[ResNet_YesNorm_test_results.$A$2:.$A$501];1;0);IF([.$B42]=[ResNet_YesNorm_test_results.$B$2:.$B$501];[ResNet_YesNorm_test_results.$C$2:.$C$501];&quot;&quot;);&quot;&quot;));4)" office:value-type="float" office:value="0.0041" calcext:value-type="float">
            <text:p>0.0041</text:p>
          </table:table-cell>
        </table:table-row>
        <table:table-row table:style-name="ro1">
          <table:table-cell table:formula="of:=[ResNet_YesNorm_test_results.A208]" office:value-type="string" office:string-value="DiffYRelu_0.25" calcext:value-type="string">
            <text:p>DiffYRelu_0.25</text:p>
          </table:table-cell>
          <table:table-cell table:formula="of:=[ResNet_YesNorm_test_results.B203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43];[ResNet_YesNorm_test_results.$B$2:.$B$501];[.$B43]); 2)" office:value-type="float" office:value="0.84" calcext:value-type="float">
            <text:p>0.84</text:p>
          </table:table-cell>
          <table:table-cell table:formula="of:=ROUND(AVERAGEIFS([ResNet_YesNorm_test_results.D$2:.D$501];[ResNet_YesNorm_test_results.$A$2:.$A$501];[.$A43];[ResNet_YesNorm_test_results.$B$2:.$B$501];[.$B43]); 2)" office:value-type="float" office:value="0.85" calcext:value-type="float">
            <text:p>0.85</text:p>
          </table:table-cell>
          <table:table-cell table:formula="of:=ROUND(AVERAGEIFS([ResNet_YesNorm_test_results.E$2:.E$501];[ResNet_YesNorm_test_results.$A$2:.$A$501];[.$A43];[ResNet_YesNorm_test_results.$B$2:.$B$501];[.$B43]); 2)" office:value-type="float" office:value="0.44" calcext:value-type="float">
            <text:p>0.44</text:p>
          </table:table-cell>
          <table:table-cell table:formula="of:=ROUND(AVERAGEIFS([ResNet_YesNorm_test_results.F$2:.F$501];[ResNet_YesNorm_test_results.$A$2:.$A$501];[.$A43];[ResNet_YesNorm_test_results.$B$2:.$B$501];[.$B43]); 2)" office:value-type="float" office:value="0.42" calcext:value-type="float">
            <text:p>0.42</text:p>
          </table:table-cell>
          <table:table-cell table:formula="of:=ROUND(AVERAGEIFS([ResNet_YesNorm_test_results.G$2:.G$501];[ResNet_YesNorm_test_results.$A$2:.$A$501];[.$A43];[ResNet_YesNorm_test_results.$B$2:.$B$501];[.$B43]); 2)" office:value-type="float" office:value="29.54" calcext:value-type="float">
            <text:p>29.54</text:p>
          </table:table-cell>
          <table:table-cell table:number-matrix-columns-spanned="1" table:number-matrix-rows-spanned="1" table:formula="of:=ROUND(STDEV(IF(IF([.$A43]=[ResNet_YesNorm_test_results.$A$2:.$A$501];1;0);IF([.$B43]=[ResNet_YesNorm_test_results.$B$2:.$B$501];[ResNet_YesNorm_test_results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ResNet_YesNorm_test_results.A214]" office:value-type="string" office:string-value="DiffYRelu_0.25" calcext:value-type="string">
            <text:p>DiffYRelu_0.25</text:p>
          </table:table-cell>
          <table:table-cell table:formula="of:=[ResNet_YesNorm_test_results.B204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44];[ResNet_YesNorm_test_results.$B$2:.$B$501];[.$B44]); 2)" office:value-type="float" office:value="0.87" calcext:value-type="float">
            <text:p>0.87</text:p>
          </table:table-cell>
          <table:table-cell table:formula="of:=ROUND(AVERAGEIFS([ResNet_YesNorm_test_results.D$2:.D$501];[ResNet_YesNorm_test_results.$A$2:.$A$501];[.$A44];[ResNet_YesNorm_test_results.$B$2:.$B$501];[.$B44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44];[ResNet_YesNorm_test_results.$B$2:.$B$501];[.$B44]); 2)" office:value-type="float" office:value="0.37" calcext:value-type="float">
            <text:p>0.37</text:p>
          </table:table-cell>
          <table:table-cell table:formula="of:=ROUND(AVERAGEIFS([ResNet_YesNorm_test_results.F$2:.F$501];[ResNet_YesNorm_test_results.$A$2:.$A$501];[.$A44];[ResNet_YesNorm_test_results.$B$2:.$B$501];[.$B44]); 2)" office:value-type="float" office:value="0.39" calcext:value-type="float">
            <text:p>0.39</text:p>
          </table:table-cell>
          <table:table-cell table:formula="of:=ROUND(AVERAGEIFS([ResNet_YesNorm_test_results.G$2:.G$501];[ResNet_YesNorm_test_results.$A$2:.$A$501];[.$A44];[ResNet_YesNorm_test_results.$B$2:.$B$501];[.$B44]); 2)" office:value-type="float" office:value="29.4" calcext:value-type="float">
            <text:p>29.4</text:p>
          </table:table-cell>
          <table:table-cell table:number-matrix-columns-spanned="1" table:number-matrix-rows-spanned="1" table:formula="of:=ROUND(STDEV(IF(IF([.$A44]=[ResNet_YesNorm_test_results.$A$2:.$A$501];1;0);IF([.$B44]=[ResNet_YesNorm_test_results.$B$2:.$B$501];[ResNet_YesNorm_test_results.$C$2:.$C$501];&quot;&quot;);&quot;&quot;));4)" office:value-type="float" office:value="0.0009" calcext:value-type="float">
            <text:p>0.0009</text:p>
          </table:table-cell>
        </table:table-row>
        <table:table-row table:style-name="ro1">
          <table:table-cell table:formula="of:=[ResNet_YesNorm_test_results.A220]" office:value-type="string" office:string-value="DiffYRelu_0.25" calcext:value-type="string">
            <text:p>DiffYRelu_0.25</text:p>
          </table:table-cell>
          <table:table-cell table:formula="of:=[ResNet_YesNorm_test_results.B205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45];[ResNet_YesNorm_test_results.$B$2:.$B$501];[.$B45]); 2)" office:value-type="float" office:value="0.88" calcext:value-type="float">
            <text:p>0.88</text:p>
          </table:table-cell>
          <table:table-cell table:formula="of:=ROUND(AVERAGEIFS([ResNet_YesNorm_test_results.D$2:.D$501];[ResNet_YesNorm_test_results.$A$2:.$A$501];[.$A45];[ResNet_YesNorm_test_results.$B$2:.$B$501];[.$B45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45];[ResNet_YesNorm_test_results.$B$2:.$B$501];[.$B45]); 2)" office:value-type="float" office:value="0.33" calcext:value-type="float">
            <text:p>0.33</text:p>
          </table:table-cell>
          <table:table-cell table:formula="of:=ROUND(AVERAGEIFS([ResNet_YesNorm_test_results.F$2:.F$501];[ResNet_YesNorm_test_results.$A$2:.$A$501];[.$A45];[ResNet_YesNorm_test_results.$B$2:.$B$501];[.$B45]); 2)" office:value-type="float" office:value="0.36" calcext:value-type="float">
            <text:p>0.36</text:p>
          </table:table-cell>
          <table:table-cell table:formula="of:=ROUND(AVERAGEIFS([ResNet_YesNorm_test_results.G$2:.G$501];[ResNet_YesNorm_test_results.$A$2:.$A$501];[.$A45];[ResNet_YesNorm_test_results.$B$2:.$B$501];[.$B45]); 2)" office:value-type="float" office:value="29.41" calcext:value-type="float">
            <text:p>29.41</text:p>
          </table:table-cell>
          <table:table-cell table:number-matrix-columns-spanned="1" table:number-matrix-rows-spanned="1" table:formula="of:=ROUND(STDEV(IF(IF([.$A45]=[ResNet_YesNorm_test_results.$A$2:.$A$501];1;0);IF([.$B45]=[ResNet_YesNorm_test_results.$B$2:.$B$501];[ResNet_YesNorm_test_results.$C$2:.$C$501];&quot;&quot;);&quot;&quot;));4)" office:value-type="float" office:value="0.0008" calcext:value-type="float">
            <text:p>0.0008</text:p>
          </table:table-cell>
        </table:table-row>
        <table:table-row table:style-name="ro1">
          <table:table-cell table:formula="of:=[ResNet_YesNorm_test_results.A226]" office:value-type="string" office:string-value="DiffYRelu_0.25" calcext:value-type="string">
            <text:p>DiffYRelu_0.25</text:p>
          </table:table-cell>
          <table:table-cell table:formula="of:=[ResNet_YesNorm_test_results.B206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46];[ResNet_YesNorm_test_results.$B$2:.$B$501];[.$B46]); 2)" office:value-type="float" office:value="0.89" calcext:value-type="float">
            <text:p>0.89</text:p>
          </table:table-cell>
          <table:table-cell table:formula="of:=ROUND(AVERAGEIFS([ResNet_YesNorm_test_results.D$2:.D$501];[ResNet_YesNorm_test_results.$A$2:.$A$501];[.$A46];[ResNet_YesNorm_test_results.$B$2:.$B$501];[.$B46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46];[ResNet_YesNorm_test_results.$B$2:.$B$501];[.$B46]); 2)" office:value-type="float" office:value="0.3" calcext:value-type="float">
            <text:p>0.3</text:p>
          </table:table-cell>
          <table:table-cell table:formula="of:=ROUND(AVERAGEIFS([ResNet_YesNorm_test_results.F$2:.F$501];[ResNet_YesNorm_test_results.$A$2:.$A$501];[.$A46];[ResNet_YesNorm_test_results.$B$2:.$B$501];[.$B46]); 2)" office:value-type="float" office:value="0.35" calcext:value-type="float">
            <text:p>0.35</text:p>
          </table:table-cell>
          <table:table-cell table:formula="of:=ROUND(AVERAGEIFS([ResNet_YesNorm_test_results.G$2:.G$501];[ResNet_YesNorm_test_results.$A$2:.$A$501];[.$A46];[ResNet_YesNorm_test_results.$B$2:.$B$501];[.$B46]); 2)" office:value-type="float" office:value="29.72" calcext:value-type="float">
            <text:p>29.72</text:p>
          </table:table-cell>
          <table:table-cell table:number-matrix-columns-spanned="1" table:number-matrix-rows-spanned="1" table:formula="of:=ROUND(STDEV(IF(IF([.$A46]=[ResNet_YesNorm_test_results.$A$2:.$A$501];1;0);IF([.$B46]=[ResNet_YesNorm_test_results.$B$2:.$B$501];[ResNet_YesNorm_test_results.$C$2:.$C$501];&quot;&quot;);&quot;&quot;));4)" office:value-type="float" office:value="0.0009" calcext:value-type="float">
            <text:p>0.0009</text:p>
          </table:table-cell>
        </table:table-row>
        <table:table-row table:style-name="ro1">
          <table:table-cell table:formula="of:=[ResNet_YesNorm_test_results.A227]" office:value-type="string" office:string-value="DiffYRelu_0.5" calcext:value-type="string">
            <text:p>DiffYRelu_0.5</text:p>
          </table:table-cell>
          <table:table-cell table:formula="of:=[ResNet_YesNorm_test_results.B227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47];[ResNet_YesNorm_test_results.$B$2:.$B$501];[.$B47]); 2)" office:value-type="float" office:value="0.74" calcext:value-type="float">
            <text:p>0.74</text:p>
          </table:table-cell>
          <table:table-cell table:formula="of:=ROUND(AVERAGEIFS([ResNet_YesNorm_test_results.D$2:.D$501];[ResNet_YesNorm_test_results.$A$2:.$A$501];[.$A47];[ResNet_YesNorm_test_results.$B$2:.$B$501];[.$B47]); 2)" office:value-type="float" office:value="0.81" calcext:value-type="float">
            <text:p>0.81</text:p>
          </table:table-cell>
          <table:table-cell table:formula="of:=ROUND(AVERAGEIFS([ResNet_YesNorm_test_results.E$2:.E$501];[ResNet_YesNorm_test_results.$A$2:.$A$501];[.$A47];[ResNet_YesNorm_test_results.$B$2:.$B$501];[.$B47]); 2)" office:value-type="float" office:value="0.8" calcext:value-type="float">
            <text:p>0.8</text:p>
          </table:table-cell>
          <table:table-cell table:formula="of:=ROUND(AVERAGEIFS([ResNet_YesNorm_test_results.F$2:.F$501];[ResNet_YesNorm_test_results.$A$2:.$A$501];[.$A47];[ResNet_YesNorm_test_results.$B$2:.$B$501];[.$B47]); 2)" office:value-type="float" office:value="0.54" calcext:value-type="float">
            <text:p>0.54</text:p>
          </table:table-cell>
          <table:table-cell table:formula="of:=ROUND(AVERAGEIFS([ResNet_YesNorm_test_results.G$2:.G$501];[ResNet_YesNorm_test_results.$A$2:.$A$501];[.$A47];[ResNet_YesNorm_test_results.$B$2:.$B$501];[.$B47]); 2)" office:value-type="float" office:value="29.67" calcext:value-type="float">
            <text:p>29.67</text:p>
          </table:table-cell>
          <table:table-cell table:number-matrix-columns-spanned="1" table:number-matrix-rows-spanned="1" table:formula="of:=ROUND(STDEV(IF(IF([.$A47]=[ResNet_YesNorm_test_results.$A$2:.$A$501];1;0);IF([.$B47]=[ResNet_YesNorm_test_results.$B$2:.$B$501];[ResNet_YesNorm_test_results.$C$2:.$C$501];&quot;&quot;);&quot;&quot;));4)" office:value-type="float" office:value="0.0047" calcext:value-type="float">
            <text:p>0.0047</text:p>
          </table:table-cell>
        </table:table-row>
        <table:table-row table:style-name="ro1">
          <table:table-cell table:formula="of:=[ResNet_YesNorm_test_results.A233]" office:value-type="string" office:string-value="DiffYRelu_0.5" calcext:value-type="string">
            <text:p>DiffYRelu_0.5</text:p>
          </table:table-cell>
          <table:table-cell table:formula="of:=[ResNet_YesNorm_test_results.B228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48];[ResNet_YesNorm_test_results.$B$2:.$B$501];[.$B48]); 2)" office:value-type="float" office:value="0.83" calcext:value-type="float">
            <text:p>0.83</text:p>
          </table:table-cell>
          <table:table-cell table:formula="of:=ROUND(AVERAGEIFS([ResNet_YesNorm_test_results.D$2:.D$501];[ResNet_YesNorm_test_results.$A$2:.$A$501];[.$A48];[ResNet_YesNorm_test_results.$B$2:.$B$501];[.$B48]); 2)" office:value-type="float" office:value="0.84" calcext:value-type="float">
            <text:p>0.84</text:p>
          </table:table-cell>
          <table:table-cell table:formula="of:=ROUND(AVERAGEIFS([ResNet_YesNorm_test_results.E$2:.E$501];[ResNet_YesNorm_test_results.$A$2:.$A$501];[.$A48];[ResNet_YesNorm_test_results.$B$2:.$B$501];[.$B48]); 2)" office:value-type="float" office:value="0.48" calcext:value-type="float">
            <text:p>0.48</text:p>
          </table:table-cell>
          <table:table-cell table:formula="of:=ROUND(AVERAGEIFS([ResNet_YesNorm_test_results.F$2:.F$501];[ResNet_YesNorm_test_results.$A$2:.$A$501];[.$A48];[ResNet_YesNorm_test_results.$B$2:.$B$501];[.$B48]); 2)" office:value-type="float" office:value="0.45" calcext:value-type="float">
            <text:p>0.45</text:p>
          </table:table-cell>
          <table:table-cell table:formula="of:=ROUND(AVERAGEIFS([ResNet_YesNorm_test_results.G$2:.G$501];[ResNet_YesNorm_test_results.$A$2:.$A$501];[.$A48];[ResNet_YesNorm_test_results.$B$2:.$B$501];[.$B48]); 2)" office:value-type="float" office:value="29.48" calcext:value-type="float">
            <text:p>29.48</text:p>
          </table:table-cell>
          <table:table-cell table:number-matrix-columns-spanned="1" table:number-matrix-rows-spanned="1" table:formula="of:=ROUND(STDEV(IF(IF([.$A48]=[ResNet_YesNorm_test_results.$A$2:.$A$501];1;0);IF([.$B48]=[ResNet_YesNorm_test_results.$B$2:.$B$501];[ResNet_YesNorm_test_results.$C$2:.$C$501];&quot;&quot;);&quot;&quot;));4)" office:value-type="float" office:value="0.0031" calcext:value-type="float">
            <text:p>0.0031</text:p>
          </table:table-cell>
        </table:table-row>
        <table:table-row table:style-name="ro1">
          <table:table-cell table:formula="of:=[ResNet_YesNorm_test_results.A239]" office:value-type="string" office:string-value="DiffYRelu_0.5" calcext:value-type="string">
            <text:p>DiffYRelu_0.5</text:p>
          </table:table-cell>
          <table:table-cell table:formula="of:=[ResNet_YesNorm_test_results.B229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49];[ResNet_YesNorm_test_results.$B$2:.$B$501];[.$B49]); 2)" office:value-type="float" office:value="0.85" calcext:value-type="float">
            <text:p>0.85</text:p>
          </table:table-cell>
          <table:table-cell table:formula="of:=ROUND(AVERAGEIFS([ResNet_YesNorm_test_results.D$2:.D$501];[ResNet_YesNorm_test_results.$A$2:.$A$501];[.$A49];[ResNet_YesNorm_test_results.$B$2:.$B$501];[.$B49]); 2)" office:value-type="float" office:value="0.85" calcext:value-type="float">
            <text:p>0.85</text:p>
          </table:table-cell>
          <table:table-cell table:formula="of:=ROUND(AVERAGEIFS([ResNet_YesNorm_test_results.E$2:.E$501];[ResNet_YesNorm_test_results.$A$2:.$A$501];[.$A49];[ResNet_YesNorm_test_results.$B$2:.$B$501];[.$B49]); 2)" office:value-type="float" office:value="0.41" calcext:value-type="float">
            <text:p>0.41</text:p>
          </table:table-cell>
          <table:table-cell table:formula="of:=ROUND(AVERAGEIFS([ResNet_YesNorm_test_results.F$2:.F$501];[ResNet_YesNorm_test_results.$A$2:.$A$501];[.$A49];[ResNet_YesNorm_test_results.$B$2:.$B$501];[.$B49]); 2)" office:value-type="float" office:value="0.41" calcext:value-type="float">
            <text:p>0.41</text:p>
          </table:table-cell>
          <table:table-cell table:formula="of:=ROUND(AVERAGEIFS([ResNet_YesNorm_test_results.G$2:.G$501];[ResNet_YesNorm_test_results.$A$2:.$A$501];[.$A49];[ResNet_YesNorm_test_results.$B$2:.$B$501];[.$B49]); 2)" office:value-type="float" office:value="29.51" calcext:value-type="float">
            <text:p>29.51</text:p>
          </table:table-cell>
          <table:table-cell table:number-matrix-columns-spanned="1" table:number-matrix-rows-spanned="1" table:formula="of:=ROUND(STDEV(IF(IF([.$A49]=[ResNet_YesNorm_test_results.$A$2:.$A$501];1;0);IF([.$B49]=[ResNet_YesNorm_test_results.$B$2:.$B$501];[ResNet_YesNorm_test_results.$C$2:.$C$501];&quot;&quot;);&quot;&quot;));4)" office:value-type="float" office:value="0.0025" calcext:value-type="float">
            <text:p>0.0025</text:p>
          </table:table-cell>
        </table:table-row>
        <table:table-row table:style-name="ro1">
          <table:table-cell table:formula="of:=[ResNet_YesNorm_test_results.A245]" office:value-type="string" office:string-value="DiffYRelu_0.5" calcext:value-type="string">
            <text:p>DiffYRelu_0.5</text:p>
          </table:table-cell>
          <table:table-cell table:formula="of:=[ResNet_YesNorm_test_results.B230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50];[ResNet_YesNorm_test_results.$B$2:.$B$501];[.$B50]); 2)" office:value-type="float" office:value="0.87" calcext:value-type="float">
            <text:p>0.87</text:p>
          </table:table-cell>
          <table:table-cell table:formula="of:=ROUND(AVERAGEIFS([ResNet_YesNorm_test_results.D$2:.D$501];[ResNet_YesNorm_test_results.$A$2:.$A$501];[.$A50];[ResNet_YesNorm_test_results.$B$2:.$B$501];[.$B50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50];[ResNet_YesNorm_test_results.$B$2:.$B$501];[.$B50]); 2)" office:value-type="float" office:value="0.37" calcext:value-type="float">
            <text:p>0.37</text:p>
          </table:table-cell>
          <table:table-cell table:formula="of:=ROUND(AVERAGEIFS([ResNet_YesNorm_test_results.F$2:.F$501];[ResNet_YesNorm_test_results.$A$2:.$A$501];[.$A50];[ResNet_YesNorm_test_results.$B$2:.$B$501];[.$B50]); 2)" office:value-type="float" office:value="0.39" calcext:value-type="float">
            <text:p>0.39</text:p>
          </table:table-cell>
          <table:table-cell table:formula="of:=ROUND(AVERAGEIFS([ResNet_YesNorm_test_results.G$2:.G$501];[ResNet_YesNorm_test_results.$A$2:.$A$501];[.$A50];[ResNet_YesNorm_test_results.$B$2:.$B$501];[.$B50]); 2)" office:value-type="float" office:value="29.5" calcext:value-type="float">
            <text:p>29.5</text:p>
          </table:table-cell>
          <table:table-cell table:number-matrix-columns-spanned="1" table:number-matrix-rows-spanned="1" table:formula="of:=ROUND(STDEV(IF(IF([.$A50]=[ResNet_YesNorm_test_results.$A$2:.$A$501];1;0);IF([.$B50]=[ResNet_YesNorm_test_results.$B$2:.$B$501];[ResNet_YesNorm_test_results.$C$2:.$C$501];&quot;&quot;);&quot;&quot;));4)" office:value-type="float" office:value="0.0023" calcext:value-type="float">
            <text:p>0.0023</text:p>
          </table:table-cell>
        </table:table-row>
        <table:table-row table:style-name="ro1">
          <table:table-cell table:formula="of:=[ResNet_YesNorm_test_results.A251]" office:value-type="string" office:string-value="DiffYRelu_0.5" calcext:value-type="string">
            <text:p>DiffYRelu_0.5</text:p>
          </table:table-cell>
          <table:table-cell table:formula="of:=[ResNet_YesNorm_test_results.B231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51];[ResNet_YesNorm_test_results.$B$2:.$B$501];[.$B51]); 2)" office:value-type="float" office:value="0.88" calcext:value-type="float">
            <text:p>0.88</text:p>
          </table:table-cell>
          <table:table-cell table:formula="of:=ROUND(AVERAGEIFS([ResNet_YesNorm_test_results.D$2:.D$501];[ResNet_YesNorm_test_results.$A$2:.$A$501];[.$A51];[ResNet_YesNorm_test_results.$B$2:.$B$501];[.$B51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51];[ResNet_YesNorm_test_results.$B$2:.$B$501];[.$B51]); 2)" office:value-type="float" office:value="0.34" calcext:value-type="float">
            <text:p>0.34</text:p>
          </table:table-cell>
          <table:table-cell table:formula="of:=ROUND(AVERAGEIFS([ResNet_YesNorm_test_results.F$2:.F$501];[ResNet_YesNorm_test_results.$A$2:.$A$501];[.$A51];[ResNet_YesNorm_test_results.$B$2:.$B$501];[.$B51]); 2)" office:value-type="float" office:value="0.37" calcext:value-type="float">
            <text:p>0.37</text:p>
          </table:table-cell>
          <table:table-cell table:formula="of:=ROUND(AVERAGEIFS([ResNet_YesNorm_test_results.G$2:.G$501];[ResNet_YesNorm_test_results.$A$2:.$A$501];[.$A51];[ResNet_YesNorm_test_results.$B$2:.$B$501];[.$B51]); 2)" office:value-type="float" office:value="29.59" calcext:value-type="float">
            <text:p>29.59</text:p>
          </table:table-cell>
          <table:table-cell table:number-matrix-columns-spanned="1" table:number-matrix-rows-spanned="1" table:formula="of:=ROUND(STDEV(IF(IF([.$A51]=[ResNet_YesNorm_test_results.$A$2:.$A$501];1;0);IF([.$B51]=[ResNet_YesNorm_test_results.$B$2:.$B$501];[ResNet_YesNorm_test_results.$C$2:.$C$501];&quot;&quot;);&quot;&quot;));4)" office:value-type="float" office:value="0.0021" calcext:value-type="float">
            <text:p>0.0021</text:p>
          </table:table-cell>
        </table:table-row>
        <table:table-row table:style-name="ro1">
          <table:table-cell table:formula="of:=[ResNet_YesNorm_test_results.A252]" office:value-type="string" office:string-value="DiffYRelu_0.75" calcext:value-type="string">
            <text:p>DiffYRelu_0.75</text:p>
          </table:table-cell>
          <table:table-cell table:formula="of:=[ResNet_YesNorm_test_results.B252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52];[ResNet_YesNorm_test_results.$B$2:.$B$501];[.$B52]); 2)" office:value-type="float" office:value="0.72" calcext:value-type="float">
            <text:p>0.72</text:p>
          </table:table-cell>
          <table:table-cell table:formula="of:=ROUND(AVERAGEIFS([ResNet_YesNorm_test_results.D$2:.D$501];[ResNet_YesNorm_test_results.$A$2:.$A$501];[.$A52];[ResNet_YesNorm_test_results.$B$2:.$B$501];[.$B52]); 2)" office:value-type="float" office:value="0.79" calcext:value-type="float">
            <text:p>0.79</text:p>
          </table:table-cell>
          <table:table-cell table:formula="of:=ROUND(AVERAGEIFS([ResNet_YesNorm_test_results.E$2:.E$501];[ResNet_YesNorm_test_results.$A$2:.$A$501];[.$A52];[ResNet_YesNorm_test_results.$B$2:.$B$501];[.$B52]); 2)" office:value-type="float" office:value="0.85" calcext:value-type="float">
            <text:p>0.85</text:p>
          </table:table-cell>
          <table:table-cell table:formula="of:=ROUND(AVERAGEIFS([ResNet_YesNorm_test_results.F$2:.F$501];[ResNet_YesNorm_test_results.$A$2:.$A$501];[.$A52];[ResNet_YesNorm_test_results.$B$2:.$B$501];[.$B52]); 2)" office:value-type="float" office:value="0.58" calcext:value-type="float">
            <text:p>0.58</text:p>
          </table:table-cell>
          <table:table-cell table:formula="of:=ROUND(AVERAGEIFS([ResNet_YesNorm_test_results.G$2:.G$501];[ResNet_YesNorm_test_results.$A$2:.$A$501];[.$A52];[ResNet_YesNorm_test_results.$B$2:.$B$501];[.$B52]); 2)" office:value-type="float" office:value="29.98" calcext:value-type="float">
            <text:p>29.98</text:p>
          </table:table-cell>
          <table:table-cell table:number-matrix-columns-spanned="1" table:number-matrix-rows-spanned="1" table:formula="of:=ROUND(STDEV(IF(IF([.$A52]=[ResNet_YesNorm_test_results.$A$2:.$A$501];1;0);IF([.$B52]=[ResNet_YesNorm_test_results.$B$2:.$B$501];[ResNet_YesNorm_test_results.$C$2:.$C$501];&quot;&quot;);&quot;&quot;));4)" office:value-type="float" office:value="0.0052" calcext:value-type="float">
            <text:p>0.0052</text:p>
          </table:table-cell>
        </table:table-row>
        <table:table-row table:style-name="ro1">
          <table:table-cell table:formula="of:=[ResNet_YesNorm_test_results.A258]" office:value-type="string" office:string-value="DiffYRelu_0.75" calcext:value-type="string">
            <text:p>DiffYRelu_0.75</text:p>
          </table:table-cell>
          <table:table-cell table:formula="of:=[ResNet_YesNorm_test_results.B253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53];[ResNet_YesNorm_test_results.$B$2:.$B$501];[.$B53]); 2)" office:value-type="float" office:value="0.81" calcext:value-type="float">
            <text:p>0.81</text:p>
          </table:table-cell>
          <table:table-cell table:formula="of:=ROUND(AVERAGEIFS([ResNet_YesNorm_test_results.D$2:.D$501];[ResNet_YesNorm_test_results.$A$2:.$A$501];[.$A53];[ResNet_YesNorm_test_results.$B$2:.$B$501];[.$B53]); 2)" office:value-type="float" office:value="0.82" calcext:value-type="float">
            <text:p>0.82</text:p>
          </table:table-cell>
          <table:table-cell table:formula="of:=ROUND(AVERAGEIFS([ResNet_YesNorm_test_results.E$2:.E$501];[ResNet_YesNorm_test_results.$A$2:.$A$501];[.$A53];[ResNet_YesNorm_test_results.$B$2:.$B$501];[.$B53]); 2)" office:value-type="float" office:value="0.52" calcext:value-type="float">
            <text:p>0.52</text:p>
          </table:table-cell>
          <table:table-cell table:formula="of:=ROUND(AVERAGEIFS([ResNet_YesNorm_test_results.F$2:.F$501];[ResNet_YesNorm_test_results.$A$2:.$A$501];[.$A53];[ResNet_YesNorm_test_results.$B$2:.$B$501];[.$B53]); 2)" office:value-type="float" office:value="0.48" calcext:value-type="float">
            <text:p>0.48</text:p>
          </table:table-cell>
          <table:table-cell table:formula="of:=ROUND(AVERAGEIFS([ResNet_YesNorm_test_results.G$2:.G$501];[ResNet_YesNorm_test_results.$A$2:.$A$501];[.$A53];[ResNet_YesNorm_test_results.$B$2:.$B$501];[.$B53]); 2)" office:value-type="float" office:value="29.98" calcext:value-type="float">
            <text:p>29.98</text:p>
          </table:table-cell>
          <table:table-cell table:number-matrix-columns-spanned="1" table:number-matrix-rows-spanned="1" table:formula="of:=ROUND(STDEV(IF(IF([.$A53]=[ResNet_YesNorm_test_results.$A$2:.$A$501];1;0);IF([.$B53]=[ResNet_YesNorm_test_results.$B$2:.$B$501];[ResNet_YesNorm_test_results.$C$2:.$C$501];&quot;&quot;);&quot;&quot;));4)" office:value-type="float" office:value="0.003" calcext:value-type="float">
            <text:p>0.003</text:p>
          </table:table-cell>
        </table:table-row>
        <table:table-row table:style-name="ro1">
          <table:table-cell table:formula="of:=[ResNet_YesNorm_test_results.A264]" office:value-type="string" office:string-value="DiffYRelu_0.75" calcext:value-type="string">
            <text:p>DiffYRelu_0.75</text:p>
          </table:table-cell>
          <table:table-cell table:formula="of:=[ResNet_YesNorm_test_results.B254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54];[ResNet_YesNorm_test_results.$B$2:.$B$501];[.$B54]); 2)" office:value-type="float" office:value="0.84" calcext:value-type="float">
            <text:p>0.84</text:p>
          </table:table-cell>
          <table:table-cell table:formula="of:=ROUND(AVERAGEIFS([ResNet_YesNorm_test_results.D$2:.D$501];[ResNet_YesNorm_test_results.$A$2:.$A$501];[.$A54];[ResNet_YesNorm_test_results.$B$2:.$B$501];[.$B54]); 2)" office:value-type="float" office:value="0.84" calcext:value-type="float">
            <text:p>0.84</text:p>
          </table:table-cell>
          <table:table-cell table:formula="of:=ROUND(AVERAGEIFS([ResNet_YesNorm_test_results.E$2:.E$501];[ResNet_YesNorm_test_results.$A$2:.$A$501];[.$A54];[ResNet_YesNorm_test_results.$B$2:.$B$501];[.$B54]); 2)" office:value-type="float" office:value="0.45" calcext:value-type="float">
            <text:p>0.45</text:p>
          </table:table-cell>
          <table:table-cell table:formula="of:=ROUND(AVERAGEIFS([ResNet_YesNorm_test_results.F$2:.F$501];[ResNet_YesNorm_test_results.$A$2:.$A$501];[.$A54];[ResNet_YesNorm_test_results.$B$2:.$B$501];[.$B54]); 2)" office:value-type="float" office:value="0.44" calcext:value-type="float">
            <text:p>0.44</text:p>
          </table:table-cell>
          <table:table-cell table:formula="of:=ROUND(AVERAGEIFS([ResNet_YesNorm_test_results.G$2:.G$501];[ResNet_YesNorm_test_results.$A$2:.$A$501];[.$A54];[ResNet_YesNorm_test_results.$B$2:.$B$501];[.$B54]); 2)" office:value-type="float" office:value="29.94" calcext:value-type="float">
            <text:p>29.94</text:p>
          </table:table-cell>
          <table:table-cell table:number-matrix-columns-spanned="1" table:number-matrix-rows-spanned="1" table:formula="of:=ROUND(STDEV(IF(IF([.$A54]=[ResNet_YesNorm_test_results.$A$2:.$A$501];1;0);IF([.$B54]=[ResNet_YesNorm_test_results.$B$2:.$B$501];[ResNet_YesNorm_test_results.$C$2:.$C$501];&quot;&quot;);&quot;&quot;));4)" office:value-type="float" office:value="0.0014" calcext:value-type="float">
            <text:p>0.0014</text:p>
          </table:table-cell>
        </table:table-row>
        <table:table-row table:style-name="ro1">
          <table:table-cell table:formula="of:=[ResNet_YesNorm_test_results.A270]" office:value-type="string" office:string-value="DiffYRelu_0.75" calcext:value-type="string">
            <text:p>DiffYRelu_0.75</text:p>
          </table:table-cell>
          <table:table-cell table:formula="of:=[ResNet_YesNorm_test_results.B255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55];[ResNet_YesNorm_test_results.$B$2:.$B$501];[.$B55]); 2)" office:value-type="float" office:value="0.85" calcext:value-type="float">
            <text:p>0.85</text:p>
          </table:table-cell>
          <table:table-cell table:formula="of:=ROUND(AVERAGEIFS([ResNet_YesNorm_test_results.D$2:.D$501];[ResNet_YesNorm_test_results.$A$2:.$A$501];[.$A55];[ResNet_YesNorm_test_results.$B$2:.$B$501];[.$B55]); 2)" office:value-type="float" office:value="0.85" calcext:value-type="float">
            <text:p>0.85</text:p>
          </table:table-cell>
          <table:table-cell table:formula="of:=ROUND(AVERAGEIFS([ResNet_YesNorm_test_results.E$2:.E$501];[ResNet_YesNorm_test_results.$A$2:.$A$501];[.$A55];[ResNet_YesNorm_test_results.$B$2:.$B$501];[.$B55]); 2)" office:value-type="float" office:value="0.41" calcext:value-type="float">
            <text:p>0.41</text:p>
          </table:table-cell>
          <table:table-cell table:formula="of:=ROUND(AVERAGEIFS([ResNet_YesNorm_test_results.F$2:.F$501];[ResNet_YesNorm_test_results.$A$2:.$A$501];[.$A55];[ResNet_YesNorm_test_results.$B$2:.$B$501];[.$B55]); 2)" office:value-type="float" office:value="0.42" calcext:value-type="float">
            <text:p>0.42</text:p>
          </table:table-cell>
          <table:table-cell table:formula="of:=ROUND(AVERAGEIFS([ResNet_YesNorm_test_results.G$2:.G$501];[ResNet_YesNorm_test_results.$A$2:.$A$501];[.$A55];[ResNet_YesNorm_test_results.$B$2:.$B$501];[.$B55]); 2)" office:value-type="float" office:value="29.87" calcext:value-type="float">
            <text:p>29.87</text:p>
          </table:table-cell>
          <table:table-cell table:number-matrix-columns-spanned="1" table:number-matrix-rows-spanned="1" table:formula="of:=ROUND(STDEV(IF(IF([.$A55]=[ResNet_YesNorm_test_results.$A$2:.$A$501];1;0);IF([.$B55]=[ResNet_YesNorm_test_results.$B$2:.$B$501];[ResNet_YesNorm_test_results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ResNet_YesNorm_test_results.A276]" office:value-type="string" office:string-value="DiffYRelu_0.75" calcext:value-type="string">
            <text:p>DiffYRelu_0.75</text:p>
          </table:table-cell>
          <table:table-cell table:formula="of:=[ResNet_YesNorm_test_results.B256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56];[ResNet_YesNorm_test_results.$B$2:.$B$501];[.$B56]); 2)" office:value-type="float" office:value="0.86" calcext:value-type="float">
            <text:p>0.86</text:p>
          </table:table-cell>
          <table:table-cell table:formula="of:=ROUND(AVERAGEIFS([ResNet_YesNorm_test_results.D$2:.D$501];[ResNet_YesNorm_test_results.$A$2:.$A$501];[.$A56];[ResNet_YesNorm_test_results.$B$2:.$B$501];[.$B56]); 2)" office:value-type="float" office:value="0.85" calcext:value-type="float">
            <text:p>0.85</text:p>
          </table:table-cell>
          <table:table-cell table:formula="of:=ROUND(AVERAGEIFS([ResNet_YesNorm_test_results.E$2:.E$501];[ResNet_YesNorm_test_results.$A$2:.$A$501];[.$A56];[ResNet_YesNorm_test_results.$B$2:.$B$501];[.$B56]); 2)" office:value-type="float" office:value="0.39" calcext:value-type="float">
            <text:p>0.39</text:p>
          </table:table-cell>
          <table:table-cell table:formula="of:=ROUND(AVERAGEIFS([ResNet_YesNorm_test_results.F$2:.F$501];[ResNet_YesNorm_test_results.$A$2:.$A$501];[.$A56];[ResNet_YesNorm_test_results.$B$2:.$B$501];[.$B56]); 2)" office:value-type="float" office:value="0.4" calcext:value-type="float">
            <text:p>0.4</text:p>
          </table:table-cell>
          <table:table-cell table:formula="of:=ROUND(AVERAGEIFS([ResNet_YesNorm_test_results.G$2:.G$501];[ResNet_YesNorm_test_results.$A$2:.$A$501];[.$A56];[ResNet_YesNorm_test_results.$B$2:.$B$501];[.$B56]); 2)" office:value-type="float" office:value="30.22" calcext:value-type="float">
            <text:p>30.22</text:p>
          </table:table-cell>
          <table:table-cell table:number-matrix-columns-spanned="1" table:number-matrix-rows-spanned="1" table:formula="of:=ROUND(STDEV(IF(IF([.$A56]=[ResNet_YesNorm_test_results.$A$2:.$A$501];1;0);IF([.$B56]=[ResNet_YesNorm_test_results.$B$2:.$B$501];[ResNet_YesNorm_test_results.$C$2:.$C$501];&quot;&quot;);&quot;&quot;));4)" office:value-type="float" office:value="0.0007" calcext:value-type="float">
            <text:p>0.0007</text:p>
          </table:table-cell>
        </table:table-row>
        <table:table-row table:style-name="ro1">
          <table:table-cell table:formula="of:=[ResNet_YesNorm_test_results.A277]" office:value-type="string" office:string-value="DiffYRelu_1.0" calcext:value-type="string">
            <text:p>DiffYRelu_1.0</text:p>
          </table:table-cell>
          <table:table-cell table:formula="of:=[ResNet_YesNorm_test_results.B277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57];[ResNet_YesNorm_test_results.$B$2:.$B$501];[.$B57]); 2)" office:value-type="float" office:value="0.69" calcext:value-type="float">
            <text:p>0.69</text:p>
          </table:table-cell>
          <table:table-cell table:formula="of:=ROUND(AVERAGEIFS([ResNet_YesNorm_test_results.D$2:.D$501];[ResNet_YesNorm_test_results.$A$2:.$A$501];[.$A57];[ResNet_YesNorm_test_results.$B$2:.$B$501];[.$B57]); 2)" office:value-type="float" office:value="0.77" calcext:value-type="float">
            <text:p>0.77</text:p>
          </table:table-cell>
          <table:table-cell table:formula="of:=ROUND(AVERAGEIFS([ResNet_YesNorm_test_results.E$2:.E$501];[ResNet_YesNorm_test_results.$A$2:.$A$501];[.$A57];[ResNet_YesNorm_test_results.$B$2:.$B$501];[.$B57]); 2)" office:value-type="float" office:value="0.89" calcext:value-type="float">
            <text:p>0.89</text:p>
          </table:table-cell>
          <table:table-cell table:formula="of:=ROUND(AVERAGEIFS([ResNet_YesNorm_test_results.F$2:.F$501];[ResNet_YesNorm_test_results.$A$2:.$A$501];[.$A57];[ResNet_YesNorm_test_results.$B$2:.$B$501];[.$B57]); 2)" office:value-type="float" office:value="0.62" calcext:value-type="float">
            <text:p>0.62</text:p>
          </table:table-cell>
          <table:table-cell table:formula="of:=ROUND(AVERAGEIFS([ResNet_YesNorm_test_results.G$2:.G$501];[ResNet_YesNorm_test_results.$A$2:.$A$501];[.$A57];[ResNet_YesNorm_test_results.$B$2:.$B$501];[.$B57]); 2)" office:value-type="float" office:value="29.9" calcext:value-type="float">
            <text:p>29.9</text:p>
          </table:table-cell>
          <table:table-cell table:number-matrix-columns-spanned="1" table:number-matrix-rows-spanned="1" table:formula="of:=ROUND(STDEV(IF(IF([.$A57]=[ResNet_YesNorm_test_results.$A$2:.$A$501];1;0);IF([.$B57]=[ResNet_YesNorm_test_results.$B$2:.$B$501];[ResNet_YesNorm_test_results.$C$2:.$C$501];&quot;&quot;);&quot;&quot;));4)" office:value-type="float" office:value="0.0041" calcext:value-type="float">
            <text:p>0.0041</text:p>
          </table:table-cell>
        </table:table-row>
        <table:table-row table:style-name="ro1">
          <table:table-cell table:formula="of:=[ResNet_YesNorm_test_results.A283]" office:value-type="string" office:string-value="DiffYRelu_1.0" calcext:value-type="string">
            <text:p>DiffYRelu_1.0</text:p>
          </table:table-cell>
          <table:table-cell table:formula="of:=[ResNet_YesNorm_test_results.B278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58];[ResNet_YesNorm_test_results.$B$2:.$B$501];[.$B58]); 2)" office:value-type="float" office:value="0.8" calcext:value-type="float">
            <text:p>0.8</text:p>
          </table:table-cell>
          <table:table-cell table:formula="of:=ROUND(AVERAGEIFS([ResNet_YesNorm_test_results.D$2:.D$501];[ResNet_YesNorm_test_results.$A$2:.$A$501];[.$A58];[ResNet_YesNorm_test_results.$B$2:.$B$501];[.$B58]); 2)" office:value-type="float" office:value="0.81" calcext:value-type="float">
            <text:p>0.81</text:p>
          </table:table-cell>
          <table:table-cell table:formula="of:=ROUND(AVERAGEIFS([ResNet_YesNorm_test_results.E$2:.E$501];[ResNet_YesNorm_test_results.$A$2:.$A$501];[.$A58];[ResNet_YesNorm_test_results.$B$2:.$B$501];[.$B58]); 2)" office:value-type="float" office:value="0.56" calcext:value-type="float">
            <text:p>0.56</text:p>
          </table:table-cell>
          <table:table-cell table:formula="of:=ROUND(AVERAGEIFS([ResNet_YesNorm_test_results.F$2:.F$501];[ResNet_YesNorm_test_results.$A$2:.$A$501];[.$A58];[ResNet_YesNorm_test_results.$B$2:.$B$501];[.$B58]); 2)" office:value-type="float" office:value="0.53" calcext:value-type="float">
            <text:p>0.53</text:p>
          </table:table-cell>
          <table:table-cell table:formula="of:=ROUND(AVERAGEIFS([ResNet_YesNorm_test_results.G$2:.G$501];[ResNet_YesNorm_test_results.$A$2:.$A$501];[.$A58];[ResNet_YesNorm_test_results.$B$2:.$B$501];[.$B58]); 2)" office:value-type="float" office:value="29.79" calcext:value-type="float">
            <text:p>29.79</text:p>
          </table:table-cell>
          <table:table-cell table:number-matrix-columns-spanned="1" table:number-matrix-rows-spanned="1" table:formula="of:=ROUND(STDEV(IF(IF([.$A58]=[ResNet_YesNorm_test_results.$A$2:.$A$501];1;0);IF([.$B58]=[ResNet_YesNorm_test_results.$B$2:.$B$501];[ResNet_YesNorm_test_results.$C$2:.$C$501];&quot;&quot;);&quot;&quot;));4)" office:value-type="float" office:value="0.0018" calcext:value-type="float">
            <text:p>0.0018</text:p>
          </table:table-cell>
        </table:table-row>
        <table:table-row table:style-name="ro1">
          <table:table-cell table:formula="of:=[ResNet_YesNorm_test_results.A289]" office:value-type="string" office:string-value="DiffYRelu_1.0" calcext:value-type="string">
            <text:p>DiffYRelu_1.0</text:p>
          </table:table-cell>
          <table:table-cell table:formula="of:=[ResNet_YesNorm_test_results.B279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59];[ResNet_YesNorm_test_results.$B$2:.$B$501];[.$B59]); 2)" office:value-type="float" office:value="0.82" calcext:value-type="float">
            <text:p>0.82</text:p>
          </table:table-cell>
          <table:table-cell table:formula="of:=ROUND(AVERAGEIFS([ResNet_YesNorm_test_results.D$2:.D$501];[ResNet_YesNorm_test_results.$A$2:.$A$501];[.$A59];[ResNet_YesNorm_test_results.$B$2:.$B$501];[.$B59]); 2)" office:value-type="float" office:value="0.82" calcext:value-type="float">
            <text:p>0.82</text:p>
          </table:table-cell>
          <table:table-cell table:formula="of:=ROUND(AVERAGEIFS([ResNet_YesNorm_test_results.E$2:.E$501];[ResNet_YesNorm_test_results.$A$2:.$A$501];[.$A59];[ResNet_YesNorm_test_results.$B$2:.$B$501];[.$B59]); 2)" office:value-type="float" office:value="0.49" calcext:value-type="float">
            <text:p>0.49</text:p>
          </table:table-cell>
          <table:table-cell table:formula="of:=ROUND(AVERAGEIFS([ResNet_YesNorm_test_results.F$2:.F$501];[ResNet_YesNorm_test_results.$A$2:.$A$501];[.$A59];[ResNet_YesNorm_test_results.$B$2:.$B$501];[.$B59]); 2)" office:value-type="float" office:value="0.49" calcext:value-type="float">
            <text:p>0.49</text:p>
          </table:table-cell>
          <table:table-cell table:formula="of:=ROUND(AVERAGEIFS([ResNet_YesNorm_test_results.G$2:.G$501];[ResNet_YesNorm_test_results.$A$2:.$A$501];[.$A59];[ResNet_YesNorm_test_results.$B$2:.$B$501];[.$B59]); 2)" office:value-type="float" office:value="29.83" calcext:value-type="float">
            <text:p>29.83</text:p>
          </table:table-cell>
          <table:table-cell table:number-matrix-columns-spanned="1" table:number-matrix-rows-spanned="1" table:formula="of:=ROUND(STDEV(IF(IF([.$A59]=[ResNet_YesNorm_test_results.$A$2:.$A$501];1;0);IF([.$B59]=[ResNet_YesNorm_test_results.$B$2:.$B$501];[ResNet_YesNorm_test_results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ResNet_YesNorm_test_results.A295]" office:value-type="string" office:string-value="DiffYRelu_1.0" calcext:value-type="string">
            <text:p>DiffYRelu_1.0</text:p>
          </table:table-cell>
          <table:table-cell table:formula="of:=[ResNet_YesNorm_test_results.B280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60];[ResNet_YesNorm_test_results.$B$2:.$B$501];[.$B60]); 2)" office:value-type="float" office:value="0.84" calcext:value-type="float">
            <text:p>0.84</text:p>
          </table:table-cell>
          <table:table-cell table:formula="of:=ROUND(AVERAGEIFS([ResNet_YesNorm_test_results.D$2:.D$501];[ResNet_YesNorm_test_results.$A$2:.$A$501];[.$A60];[ResNet_YesNorm_test_results.$B$2:.$B$501];[.$B60]); 2)" office:value-type="float" office:value="0.83" calcext:value-type="float">
            <text:p>0.83</text:p>
          </table:table-cell>
          <table:table-cell table:formula="of:=ROUND(AVERAGEIFS([ResNet_YesNorm_test_results.E$2:.E$501];[ResNet_YesNorm_test_results.$A$2:.$A$501];[.$A60];[ResNet_YesNorm_test_results.$B$2:.$B$501];[.$B60]); 2)" office:value-type="float" office:value="0.45" calcext:value-type="float">
            <text:p>0.45</text:p>
          </table:table-cell>
          <table:table-cell table:formula="of:=ROUND(AVERAGEIFS([ResNet_YesNorm_test_results.F$2:.F$501];[ResNet_YesNorm_test_results.$A$2:.$A$501];[.$A60];[ResNet_YesNorm_test_results.$B$2:.$B$501];[.$B60]); 2)" office:value-type="float" office:value="0.46" calcext:value-type="float">
            <text:p>0.46</text:p>
          </table:table-cell>
          <table:table-cell table:formula="of:=ROUND(AVERAGEIFS([ResNet_YesNorm_test_results.G$2:.G$501];[ResNet_YesNorm_test_results.$A$2:.$A$501];[.$A60];[ResNet_YesNorm_test_results.$B$2:.$B$501];[.$B60]); 2)" office:value-type="float" office:value="29.91" calcext:value-type="float">
            <text:p>29.91</text:p>
          </table:table-cell>
          <table:table-cell table:number-matrix-columns-spanned="1" table:number-matrix-rows-spanned="1" table:formula="of:=ROUND(STDEV(IF(IF([.$A60]=[ResNet_YesNorm_test_results.$A$2:.$A$501];1;0);IF([.$B60]=[ResNet_YesNorm_test_results.$B$2:.$B$501];[ResNet_YesNorm_test_results.$C$2:.$C$501];&quot;&quot;);&quot;&quot;));4)" office:value-type="float" office:value="0.0017" calcext:value-type="float">
            <text:p>0.0017</text:p>
          </table:table-cell>
        </table:table-row>
        <table:table-row table:style-name="ro1">
          <table:table-cell table:formula="of:=[ResNet_YesNorm_test_results.A301]" office:value-type="string" office:string-value="DiffYRelu_1.0" calcext:value-type="string">
            <text:p>DiffYRelu_1.0</text:p>
          </table:table-cell>
          <table:table-cell table:formula="of:=[ResNet_YesNorm_test_results.B281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61];[ResNet_YesNorm_test_results.$B$2:.$B$501];[.$B61]); 2)" office:value-type="float" office:value="0.84" calcext:value-type="float">
            <text:p>0.84</text:p>
          </table:table-cell>
          <table:table-cell table:formula="of:=ROUND(AVERAGEIFS([ResNet_YesNorm_test_results.D$2:.D$501];[ResNet_YesNorm_test_results.$A$2:.$A$501];[.$A61];[ResNet_YesNorm_test_results.$B$2:.$B$501];[.$B61]); 2)" office:value-type="float" office:value="0.84" calcext:value-type="float">
            <text:p>0.84</text:p>
          </table:table-cell>
          <table:table-cell table:formula="of:=ROUND(AVERAGEIFS([ResNet_YesNorm_test_results.E$2:.E$501];[ResNet_YesNorm_test_results.$A$2:.$A$501];[.$A61];[ResNet_YesNorm_test_results.$B$2:.$B$501];[.$B61]); 2)" office:value-type="float" office:value="0.43" calcext:value-type="float">
            <text:p>0.43</text:p>
          </table:table-cell>
          <table:table-cell table:formula="of:=ROUND(AVERAGEIFS([ResNet_YesNorm_test_results.F$2:.F$501];[ResNet_YesNorm_test_results.$A$2:.$A$501];[.$A61];[ResNet_YesNorm_test_results.$B$2:.$B$501];[.$B61]); 2)" office:value-type="float" office:value="0.44" calcext:value-type="float">
            <text:p>0.44</text:p>
          </table:table-cell>
          <table:table-cell table:formula="of:=ROUND(AVERAGEIFS([ResNet_YesNorm_test_results.G$2:.G$501];[ResNet_YesNorm_test_results.$A$2:.$A$501];[.$A61];[ResNet_YesNorm_test_results.$B$2:.$B$501];[.$B61]); 2)" office:value-type="float" office:value="29.75" calcext:value-type="float">
            <text:p>29.75</text:p>
          </table:table-cell>
          <table:table-cell table:number-matrix-columns-spanned="1" table:number-matrix-rows-spanned="1" table:formula="of:=ROUND(STDEV(IF(IF([.$A61]=[ResNet_YesNorm_test_results.$A$2:.$A$501];1;0);IF([.$B61]=[ResNet_YesNorm_test_results.$B$2:.$B$501];[ResNet_YesNorm_test_results.$C$2:.$C$501];&quot;&quot;);&quot;&quot;));4)" office:value-type="float" office:value="0.0016" calcext:value-type="float">
            <text:p>0.0016</text:p>
          </table:table-cell>
        </table:table-row>
        <table:table-row table:style-name="ro1">
          <table:table-cell table:formula="of:=[ResNet_YesNorm_test_results.A302]" office:value-type="string" office:string-value="PosHill_0.25" calcext:value-type="string">
            <text:p>PosHill_0.25</text:p>
          </table:table-cell>
          <table:table-cell table:formula="of:=[ResNet_YesNorm_test_results.B302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62];[ResNet_YesNorm_test_results.$B$2:.$B$501];[.$B62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62];[ResNet_YesNorm_test_results.$B$2:.$B$501];[.$B62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62];[ResNet_YesNorm_test_results.$B$2:.$B$501];[.$B62]); 2)" office:value-type="float" office:value="2.31" calcext:value-type="float">
            <text:p>2.31</text:p>
          </table:table-cell>
          <table:table-cell table:formula="of:=ROUND(AVERAGEIFS([ResNet_YesNorm_test_results.F$2:.F$501];[ResNet_YesNorm_test_results.$A$2:.$A$501];[.$A62];[ResNet_YesNorm_test_results.$B$2:.$B$501];[.$B62]); 2)" office:value-type="float" office:value="2.31" calcext:value-type="float">
            <text:p>2.31</text:p>
          </table:table-cell>
          <table:table-cell table:formula="of:=ROUND(AVERAGEIFS([ResNet_YesNorm_test_results.G$2:.G$501];[ResNet_YesNorm_test_results.$A$2:.$A$501];[.$A62];[ResNet_YesNorm_test_results.$B$2:.$B$501];[.$B62]); 2)" office:value-type="float" office:value="19.86" calcext:value-type="float">
            <text:p>19.86</text:p>
          </table:table-cell>
          <table:table-cell table:number-matrix-columns-spanned="1" table:number-matrix-rows-spanned="1" table:formula="of:=ROUND(STDEV(IF(IF([.$A62]=[ResNet_YesNorm_test_results.$A$2:.$A$501];1;0);IF([.$B62]=[ResNet_YesNorm_test_results.$B$2:.$B$501];[ResNet_YesNorm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YesNorm_test_results.A308]" office:value-type="string" office:string-value="PosHill_0.25" calcext:value-type="string">
            <text:p>PosHill_0.25</text:p>
          </table:table-cell>
          <table:table-cell table:formula="of:=[ResNet_YesNorm_test_results.B303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63];[ResNet_YesNorm_test_results.$B$2:.$B$501];[.$B63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63];[ResNet_YesNorm_test_results.$B$2:.$B$501];[.$B63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63];[ResNet_YesNorm_test_results.$B$2:.$B$501];[.$B63]); 2)" office:value-type="float" office:value="2.31" calcext:value-type="float">
            <text:p>2.31</text:p>
          </table:table-cell>
          <table:table-cell table:formula="of:=ROUND(AVERAGEIFS([ResNet_YesNorm_test_results.F$2:.F$501];[ResNet_YesNorm_test_results.$A$2:.$A$501];[.$A63];[ResNet_YesNorm_test_results.$B$2:.$B$501];[.$B63]); 2)" office:value-type="float" office:value="2.31" calcext:value-type="float">
            <text:p>2.31</text:p>
          </table:table-cell>
          <table:table-cell table:formula="of:=ROUND(AVERAGEIFS([ResNet_YesNorm_test_results.G$2:.G$501];[ResNet_YesNorm_test_results.$A$2:.$A$501];[.$A63];[ResNet_YesNorm_test_results.$B$2:.$B$501];[.$B63]); 2)" office:value-type="float" office:value="19.7" calcext:value-type="float">
            <text:p>19.7</text:p>
          </table:table-cell>
          <table:table-cell table:number-matrix-columns-spanned="1" table:number-matrix-rows-spanned="1" table:formula="of:=ROUND(STDEV(IF(IF([.$A63]=[ResNet_YesNorm_test_results.$A$2:.$A$501];1;0);IF([.$B63]=[ResNet_YesNorm_test_results.$B$2:.$B$501];[ResNet_YesNorm_test_results.$C$2:.$C$501];&quot;&quot;);&quot;&quot;));4)" office:value-type="float" office:value="0.0013" calcext:value-type="float">
            <text:p>0.0013</text:p>
          </table:table-cell>
        </table:table-row>
        <table:table-row table:style-name="ro1">
          <table:table-cell table:formula="of:=[ResNet_YesNorm_test_results.A314]" office:value-type="string" office:string-value="PosHill_0.25" calcext:value-type="string">
            <text:p>PosHill_0.25</text:p>
          </table:table-cell>
          <table:table-cell table:formula="of:=[ResNet_YesNorm_test_results.B304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64];[ResNet_YesNorm_test_results.$B$2:.$B$501];[.$B64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64];[ResNet_YesNorm_test_results.$B$2:.$B$501];[.$B64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64];[ResNet_YesNorm_test_results.$B$2:.$B$501];[.$B64]); 2)" office:value-type="float" office:value="2.31" calcext:value-type="float">
            <text:p>2.31</text:p>
          </table:table-cell>
          <table:table-cell table:formula="of:=ROUND(AVERAGEIFS([ResNet_YesNorm_test_results.F$2:.F$501];[ResNet_YesNorm_test_results.$A$2:.$A$501];[.$A64];[ResNet_YesNorm_test_results.$B$2:.$B$501];[.$B64]); 2)" office:value-type="float" office:value="2.31" calcext:value-type="float">
            <text:p>2.31</text:p>
          </table:table-cell>
          <table:table-cell table:formula="of:=ROUND(AVERAGEIFS([ResNet_YesNorm_test_results.G$2:.G$501];[ResNet_YesNorm_test_results.$A$2:.$A$501];[.$A64];[ResNet_YesNorm_test_results.$B$2:.$B$501];[.$B64]); 2)" office:value-type="float" office:value="19.79" calcext:value-type="float">
            <text:p>19.79</text:p>
          </table:table-cell>
          <table:table-cell table:number-matrix-columns-spanned="1" table:number-matrix-rows-spanned="1" table:formula="of:=ROUND(STDEV(IF(IF([.$A64]=[ResNet_YesNorm_test_results.$A$2:.$A$501];1;0);IF([.$B64]=[ResNet_YesNorm_test_results.$B$2:.$B$501];[ResNet_YesNorm_test_results.$C$2:.$C$501];&quot;&quot;);&quot;&quot;));4)" office:value-type="float" office:value="0.0013" calcext:value-type="float">
            <text:p>0.0013</text:p>
          </table:table-cell>
        </table:table-row>
        <table:table-row table:style-name="ro1">
          <table:table-cell table:formula="of:=[ResNet_YesNorm_test_results.A320]" office:value-type="string" office:string-value="PosHill_0.25" calcext:value-type="string">
            <text:p>PosHill_0.25</text:p>
          </table:table-cell>
          <table:table-cell table:formula="of:=[ResNet_YesNorm_test_results.B305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65];[ResNet_YesNorm_test_results.$B$2:.$B$501];[.$B65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65];[ResNet_YesNorm_test_results.$B$2:.$B$501];[.$B65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65];[ResNet_YesNorm_test_results.$B$2:.$B$501];[.$B65]); 2)" office:value-type="float" office:value="2.31" calcext:value-type="float">
            <text:p>2.31</text:p>
          </table:table-cell>
          <table:table-cell table:formula="of:=ROUND(AVERAGEIFS([ResNet_YesNorm_test_results.F$2:.F$501];[ResNet_YesNorm_test_results.$A$2:.$A$501];[.$A65];[ResNet_YesNorm_test_results.$B$2:.$B$501];[.$B65]); 2)" office:value-type="float" office:value="2.31" calcext:value-type="float">
            <text:p>2.31</text:p>
          </table:table-cell>
          <table:table-cell table:formula="of:=ROUND(AVERAGEIFS([ResNet_YesNorm_test_results.G$2:.G$501];[ResNet_YesNorm_test_results.$A$2:.$A$501];[.$A65];[ResNet_YesNorm_test_results.$B$2:.$B$501];[.$B65]); 2)" office:value-type="float" office:value="19.78" calcext:value-type="float">
            <text:p>19.78</text:p>
          </table:table-cell>
          <table:table-cell table:number-matrix-columns-spanned="1" table:number-matrix-rows-spanned="1" table:formula="of:=ROUND(STDEV(IF(IF([.$A65]=[ResNet_YesNorm_test_results.$A$2:.$A$501];1;0);IF([.$B65]=[ResNet_YesNorm_test_results.$B$2:.$B$501];[ResNet_YesNorm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YesNorm_test_results.A326]" office:value-type="string" office:string-value="PosHill_0.25" calcext:value-type="string">
            <text:p>PosHill_0.25</text:p>
          </table:table-cell>
          <table:table-cell table:formula="of:=[ResNet_YesNorm_test_results.B306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66];[ResNet_YesNorm_test_results.$B$2:.$B$501];[.$B66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66];[ResNet_YesNorm_test_results.$B$2:.$B$501];[.$B66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66];[ResNet_YesNorm_test_results.$B$2:.$B$501];[.$B66]); 2)" office:value-type="float" office:value="2.31" calcext:value-type="float">
            <text:p>2.31</text:p>
          </table:table-cell>
          <table:table-cell table:formula="of:=ROUND(AVERAGEIFS([ResNet_YesNorm_test_results.F$2:.F$501];[ResNet_YesNorm_test_results.$A$2:.$A$501];[.$A66];[ResNet_YesNorm_test_results.$B$2:.$B$501];[.$B66]); 2)" office:value-type="float" office:value="2.31" calcext:value-type="float">
            <text:p>2.31</text:p>
          </table:table-cell>
          <table:table-cell table:formula="of:=ROUND(AVERAGEIFS([ResNet_YesNorm_test_results.G$2:.G$501];[ResNet_YesNorm_test_results.$A$2:.$A$501];[.$A66];[ResNet_YesNorm_test_results.$B$2:.$B$501];[.$B66]); 2)" office:value-type="float" office:value="19.93" calcext:value-type="float">
            <text:p>19.93</text:p>
          </table:table-cell>
          <table:table-cell table:number-matrix-columns-spanned="1" table:number-matrix-rows-spanned="1" table:formula="of:=ROUND(STDEV(IF(IF([.$A66]=[ResNet_YesNorm_test_results.$A$2:.$A$501];1;0);IF([.$B66]=[ResNet_YesNorm_test_results.$B$2:.$B$501];[ResNet_YesNorm_test_results.$C$2:.$C$501];&quot;&quot;);&quot;&quot;));4)" office:value-type="float" office:value="0.0006" calcext:value-type="float">
            <text:p>0.0006</text:p>
          </table:table-cell>
        </table:table-row>
        <table:table-row table:style-name="ro1">
          <table:table-cell table:formula="of:=[ResNet_YesNorm_test_results.A327]" office:value-type="string" office:string-value="PosHill_0.5" calcext:value-type="string">
            <text:p>PosHill_0.5</text:p>
          </table:table-cell>
          <table:table-cell table:formula="of:=[ResNet_YesNorm_test_results.B327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67];[ResNet_YesNorm_test_results.$B$2:.$B$501];[.$B67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67];[ResNet_YesNorm_test_results.$B$2:.$B$501];[.$B67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67];[ResNet_YesNorm_test_results.$B$2:.$B$501];[.$B67]); 2)" office:value-type="float" office:value="2.31" calcext:value-type="float">
            <text:p>2.31</text:p>
          </table:table-cell>
          <table:table-cell table:formula="of:=ROUND(AVERAGEIFS([ResNet_YesNorm_test_results.F$2:.F$501];[ResNet_YesNorm_test_results.$A$2:.$A$501];[.$A67];[ResNet_YesNorm_test_results.$B$2:.$B$501];[.$B67]); 2)" office:value-type="float" office:value="2.3" calcext:value-type="float">
            <text:p>2.3</text:p>
          </table:table-cell>
          <table:table-cell table:formula="of:=ROUND(AVERAGEIFS([ResNet_YesNorm_test_results.G$2:.G$501];[ResNet_YesNorm_test_results.$A$2:.$A$501];[.$A67];[ResNet_YesNorm_test_results.$B$2:.$B$501];[.$B67]); 2)" office:value-type="float" office:value="19.95" calcext:value-type="float">
            <text:p>19.95</text:p>
          </table:table-cell>
          <table:table-cell table:number-matrix-columns-spanned="1" table:number-matrix-rows-spanned="1" table:formula="of:=ROUND(STDEV(IF(IF([.$A67]=[ResNet_YesNorm_test_results.$A$2:.$A$501];1;0);IF([.$B67]=[ResNet_YesNorm_test_results.$B$2:.$B$501];[ResNet_YesNorm_test_results.$C$2:.$C$501];&quot;&quot;);&quot;&quot;));4)" office:value-type="float" office:value="0.0008" calcext:value-type="float">
            <text:p>0.0008</text:p>
          </table:table-cell>
        </table:table-row>
        <table:table-row table:style-name="ro1">
          <table:table-cell table:formula="of:=[ResNet_YesNorm_test_results.A333]" office:value-type="string" office:string-value="PosHill_0.5" calcext:value-type="string">
            <text:p>PosHill_0.5</text:p>
          </table:table-cell>
          <table:table-cell table:formula="of:=[ResNet_YesNorm_test_results.B328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68];[ResNet_YesNorm_test_results.$B$2:.$B$501];[.$B68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68];[ResNet_YesNorm_test_results.$B$2:.$B$501];[.$B68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68];[ResNet_YesNorm_test_results.$B$2:.$B$501];[.$B68]); 2)" office:value-type="float" office:value="2.31" calcext:value-type="float">
            <text:p>2.31</text:p>
          </table:table-cell>
          <table:table-cell table:formula="of:=ROUND(AVERAGEIFS([ResNet_YesNorm_test_results.F$2:.F$501];[ResNet_YesNorm_test_results.$A$2:.$A$501];[.$A68];[ResNet_YesNorm_test_results.$B$2:.$B$501];[.$B68]); 2)" office:value-type="float" office:value="2.3" calcext:value-type="float">
            <text:p>2.3</text:p>
          </table:table-cell>
          <table:table-cell table:formula="of:=ROUND(AVERAGEIFS([ResNet_YesNorm_test_results.G$2:.G$501];[ResNet_YesNorm_test_results.$A$2:.$A$501];[.$A68];[ResNet_YesNorm_test_results.$B$2:.$B$501];[.$B68]); 2)" office:value-type="float" office:value="19.99" calcext:value-type="float">
            <text:p>19.99</text:p>
          </table:table-cell>
          <table:table-cell table:number-matrix-columns-spanned="1" table:number-matrix-rows-spanned="1" table:formula="of:=ROUND(STDEV(IF(IF([.$A68]=[ResNet_YesNorm_test_results.$A$2:.$A$501];1;0);IF([.$B68]=[ResNet_YesNorm_test_results.$B$2:.$B$501];[ResNet_YesNorm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YesNorm_test_results.A339]" office:value-type="string" office:string-value="PosHill_0.5" calcext:value-type="string">
            <text:p>PosHill_0.5</text:p>
          </table:table-cell>
          <table:table-cell table:formula="of:=[ResNet_YesNorm_test_results.B329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69];[ResNet_YesNorm_test_results.$B$2:.$B$501];[.$B69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69];[ResNet_YesNorm_test_results.$B$2:.$B$501];[.$B69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69];[ResNet_YesNorm_test_results.$B$2:.$B$501];[.$B69]); 2)" office:value-type="float" office:value="2.3" calcext:value-type="float">
            <text:p>2.3</text:p>
          </table:table-cell>
          <table:table-cell table:formula="of:=ROUND(AVERAGEIFS([ResNet_YesNorm_test_results.F$2:.F$501];[ResNet_YesNorm_test_results.$A$2:.$A$501];[.$A69];[ResNet_YesNorm_test_results.$B$2:.$B$501];[.$B69]); 2)" office:value-type="float" office:value="2.3" calcext:value-type="float">
            <text:p>2.3</text:p>
          </table:table-cell>
          <table:table-cell table:formula="of:=ROUND(AVERAGEIFS([ResNet_YesNorm_test_results.G$2:.G$501];[ResNet_YesNorm_test_results.$A$2:.$A$501];[.$A69];[ResNet_YesNorm_test_results.$B$2:.$B$501];[.$B69]); 2)" office:value-type="float" office:value="20.1" calcext:value-type="float">
            <text:p>20.1</text:p>
          </table:table-cell>
          <table:table-cell table:number-matrix-columns-spanned="1" table:number-matrix-rows-spanned="1" table:formula="of:=ROUND(STDEV(IF(IF([.$A69]=[ResNet_YesNorm_test_results.$A$2:.$A$501];1;0);IF([.$B69]=[ResNet_YesNorm_test_results.$B$2:.$B$501];[ResNet_YesNorm_test_results.$C$2:.$C$501];&quot;&quot;);&quot;&quot;));4)" office:value-type="float" office:value="0.0009" calcext:value-type="float">
            <text:p>0.0009</text:p>
          </table:table-cell>
        </table:table-row>
        <table:table-row table:style-name="ro1">
          <table:table-cell table:formula="of:=[ResNet_YesNorm_test_results.A345]" office:value-type="string" office:string-value="PosHill_0.5" calcext:value-type="string">
            <text:p>PosHill_0.5</text:p>
          </table:table-cell>
          <table:table-cell table:formula="of:=[ResNet_YesNorm_test_results.B330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70];[ResNet_YesNorm_test_results.$B$2:.$B$501];[.$B70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70];[ResNet_YesNorm_test_results.$B$2:.$B$501];[.$B70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70];[ResNet_YesNorm_test_results.$B$2:.$B$501];[.$B70]); 2)" office:value-type="float" office:value="2.3" calcext:value-type="float">
            <text:p>2.3</text:p>
          </table:table-cell>
          <table:table-cell table:formula="of:=ROUND(AVERAGEIFS([ResNet_YesNorm_test_results.F$2:.F$501];[ResNet_YesNorm_test_results.$A$2:.$A$501];[.$A70];[ResNet_YesNorm_test_results.$B$2:.$B$501];[.$B70]); 2)" office:value-type="float" office:value="2.3" calcext:value-type="float">
            <text:p>2.3</text:p>
          </table:table-cell>
          <table:table-cell table:formula="of:=ROUND(AVERAGEIFS([ResNet_YesNorm_test_results.G$2:.G$501];[ResNet_YesNorm_test_results.$A$2:.$A$501];[.$A70];[ResNet_YesNorm_test_results.$B$2:.$B$501];[.$B70]); 2)" office:value-type="float" office:value="19.93" calcext:value-type="float">
            <text:p>19.93</text:p>
          </table:table-cell>
          <table:table-cell table:number-matrix-columns-spanned="1" table:number-matrix-rows-spanned="1" table:formula="of:=ROUND(STDEV(IF(IF([.$A70]=[ResNet_YesNorm_test_results.$A$2:.$A$501];1;0);IF([.$B70]=[ResNet_YesNorm_test_results.$B$2:.$B$501];[ResNet_YesNorm_test_results.$C$2:.$C$501];&quot;&quot;);&quot;&quot;));4)" office:value-type="float" office:value="0.0013" calcext:value-type="float">
            <text:p>0.0013</text:p>
          </table:table-cell>
        </table:table-row>
        <table:table-row table:style-name="ro1">
          <table:table-cell table:formula="of:=[ResNet_YesNorm_test_results.A351]" office:value-type="string" office:string-value="PosHill_0.5" calcext:value-type="string">
            <text:p>PosHill_0.5</text:p>
          </table:table-cell>
          <table:table-cell table:formula="of:=[ResNet_YesNorm_test_results.B331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71];[ResNet_YesNorm_test_results.$B$2:.$B$501];[.$B71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71];[ResNet_YesNorm_test_results.$B$2:.$B$501];[.$B71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71];[ResNet_YesNorm_test_results.$B$2:.$B$501];[.$B71]); 2)" office:value-type="float" office:value="2.3" calcext:value-type="float">
            <text:p>2.3</text:p>
          </table:table-cell>
          <table:table-cell table:formula="of:=ROUND(AVERAGEIFS([ResNet_YesNorm_test_results.F$2:.F$501];[ResNet_YesNorm_test_results.$A$2:.$A$501];[.$A71];[ResNet_YesNorm_test_results.$B$2:.$B$501];[.$B71]); 2)" office:value-type="float" office:value="2.31" calcext:value-type="float">
            <text:p>2.31</text:p>
          </table:table-cell>
          <table:table-cell table:formula="of:=ROUND(AVERAGEIFS([ResNet_YesNorm_test_results.G$2:.G$501];[ResNet_YesNorm_test_results.$A$2:.$A$501];[.$A71];[ResNet_YesNorm_test_results.$B$2:.$B$501];[.$B71]); 2)" office:value-type="float" office:value="19.89" calcext:value-type="float">
            <text:p>19.89</text:p>
          </table:table-cell>
          <table:table-cell table:number-matrix-columns-spanned="1" table:number-matrix-rows-spanned="1" table:formula="of:=ROUND(STDEV(IF(IF([.$A71]=[ResNet_YesNorm_test_results.$A$2:.$A$501];1;0);IF([.$B71]=[ResNet_YesNorm_test_results.$B$2:.$B$501];[ResNet_YesNorm_test_results.$C$2:.$C$501];&quot;&quot;);&quot;&quot;));4)" office:value-type="float" office:value="0.0011" calcext:value-type="float">
            <text:p>0.0011</text:p>
          </table:table-cell>
        </table:table-row>
        <table:table-row table:style-name="ro1">
          <table:table-cell table:formula="of:=[ResNet_YesNorm_test_results.A352]" office:value-type="string" office:string-value="PosHill_0.75" calcext:value-type="string">
            <text:p>PosHill_0.75</text:p>
          </table:table-cell>
          <table:table-cell table:formula="of:=[ResNet_YesNorm_test_results.B352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72];[ResNet_YesNorm_test_results.$B$2:.$B$501];[.$B72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72];[ResNet_YesNorm_test_results.$B$2:.$B$501];[.$B72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72];[ResNet_YesNorm_test_results.$B$2:.$B$501];[.$B72]); 2)" office:value-type="float" office:value="2.31" calcext:value-type="float">
            <text:p>2.31</text:p>
          </table:table-cell>
          <table:table-cell table:formula="of:=ROUND(AVERAGEIFS([ResNet_YesNorm_test_results.F$2:.F$501];[ResNet_YesNorm_test_results.$A$2:.$A$501];[.$A72];[ResNet_YesNorm_test_results.$B$2:.$B$501];[.$B72]); 2)" office:value-type="float" office:value="2.3" calcext:value-type="float">
            <text:p>2.3</text:p>
          </table:table-cell>
          <table:table-cell table:formula="of:=ROUND(AVERAGEIFS([ResNet_YesNorm_test_results.G$2:.G$501];[ResNet_YesNorm_test_results.$A$2:.$A$501];[.$A72];[ResNet_YesNorm_test_results.$B$2:.$B$501];[.$B72]); 2)" office:value-type="float" office:value="20.03" calcext:value-type="float">
            <text:p>20.03</text:p>
          </table:table-cell>
          <table:table-cell table:number-matrix-columns-spanned="1" table:number-matrix-rows-spanned="1" table:formula="of:=ROUND(STDEV(IF(IF([.$A72]=[ResNet_YesNorm_test_results.$A$2:.$A$501];1;0);IF([.$B72]=[ResNet_YesNorm_test_results.$B$2:.$B$501];[ResNet_YesNorm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YesNorm_test_results.A358]" office:value-type="string" office:string-value="PosHill_0.75" calcext:value-type="string">
            <text:p>PosHill_0.75</text:p>
          </table:table-cell>
          <table:table-cell table:formula="of:=[ResNet_YesNorm_test_results.B353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73];[ResNet_YesNorm_test_results.$B$2:.$B$501];[.$B73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73];[ResNet_YesNorm_test_results.$B$2:.$B$501];[.$B73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73];[ResNet_YesNorm_test_results.$B$2:.$B$501];[.$B73]); 2)" office:value-type="float" office:value="2.3" calcext:value-type="float">
            <text:p>2.3</text:p>
          </table:table-cell>
          <table:table-cell table:formula="of:=ROUND(AVERAGEIFS([ResNet_YesNorm_test_results.F$2:.F$501];[ResNet_YesNorm_test_results.$A$2:.$A$501];[.$A73];[ResNet_YesNorm_test_results.$B$2:.$B$501];[.$B73]); 2)" office:value-type="float" office:value="2.3" calcext:value-type="float">
            <text:p>2.3</text:p>
          </table:table-cell>
          <table:table-cell table:formula="of:=ROUND(AVERAGEIFS([ResNet_YesNorm_test_results.G$2:.G$501];[ResNet_YesNorm_test_results.$A$2:.$A$501];[.$A73];[ResNet_YesNorm_test_results.$B$2:.$B$501];[.$B73]); 2)" office:value-type="float" office:value="19.99" calcext:value-type="float">
            <text:p>19.99</text:p>
          </table:table-cell>
          <table:table-cell table:number-matrix-columns-spanned="1" table:number-matrix-rows-spanned="1" table:formula="of:=ROUND(STDEV(IF(IF([.$A73]=[ResNet_YesNorm_test_results.$A$2:.$A$501];1;0);IF([.$B73]=[ResNet_YesNorm_test_results.$B$2:.$B$501];[ResNet_YesNorm_test_results.$C$2:.$C$501];&quot;&quot;);&quot;&quot;));4)" office:value-type="float" office:value="0.0011" calcext:value-type="float">
            <text:p>0.0011</text:p>
          </table:table-cell>
        </table:table-row>
        <table:table-row table:style-name="ro1">
          <table:table-cell table:formula="of:=[ResNet_YesNorm_test_results.A364]" office:value-type="string" office:string-value="PosHill_0.75" calcext:value-type="string">
            <text:p>PosHill_0.75</text:p>
          </table:table-cell>
          <table:table-cell table:formula="of:=[ResNet_YesNorm_test_results.B354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74];[ResNet_YesNorm_test_results.$B$2:.$B$501];[.$B74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74];[ResNet_YesNorm_test_results.$B$2:.$B$501];[.$B74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74];[ResNet_YesNorm_test_results.$B$2:.$B$501];[.$B74]); 2)" office:value-type="float" office:value="2.3" calcext:value-type="float">
            <text:p>2.3</text:p>
          </table:table-cell>
          <table:table-cell table:formula="of:=ROUND(AVERAGEIFS([ResNet_YesNorm_test_results.F$2:.F$501];[ResNet_YesNorm_test_results.$A$2:.$A$501];[.$A74];[ResNet_YesNorm_test_results.$B$2:.$B$501];[.$B74]); 2)" office:value-type="float" office:value="2.3" calcext:value-type="float">
            <text:p>2.3</text:p>
          </table:table-cell>
          <table:table-cell table:formula="of:=ROUND(AVERAGEIFS([ResNet_YesNorm_test_results.G$2:.G$501];[ResNet_YesNorm_test_results.$A$2:.$A$501];[.$A74];[ResNet_YesNorm_test_results.$B$2:.$B$501];[.$B74]); 2)" office:value-type="float" office:value="20.02" calcext:value-type="float">
            <text:p>20.02</text:p>
          </table:table-cell>
          <table:table-cell table:number-matrix-columns-spanned="1" table:number-matrix-rows-spanned="1" table:formula="of:=ROUND(STDEV(IF(IF([.$A74]=[ResNet_YesNorm_test_results.$A$2:.$A$501];1;0);IF([.$B74]=[ResNet_YesNorm_test_results.$B$2:.$B$501];[ResNet_YesNorm_test_results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ResNet_YesNorm_test_results.A370]" office:value-type="string" office:string-value="PosHill_0.75" calcext:value-type="string">
            <text:p>PosHill_0.75</text:p>
          </table:table-cell>
          <table:table-cell table:formula="of:=[ResNet_YesNorm_test_results.B355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75];[ResNet_YesNorm_test_results.$B$2:.$B$501];[.$B75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75];[ResNet_YesNorm_test_results.$B$2:.$B$501];[.$B75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75];[ResNet_YesNorm_test_results.$B$2:.$B$501];[.$B75]); 2)" office:value-type="float" office:value="2.3" calcext:value-type="float">
            <text:p>2.3</text:p>
          </table:table-cell>
          <table:table-cell table:formula="of:=ROUND(AVERAGEIFS([ResNet_YesNorm_test_results.F$2:.F$501];[ResNet_YesNorm_test_results.$A$2:.$A$501];[.$A75];[ResNet_YesNorm_test_results.$B$2:.$B$501];[.$B75]); 2)" office:value-type="float" office:value="2.3" calcext:value-type="float">
            <text:p>2.3</text:p>
          </table:table-cell>
          <table:table-cell table:formula="of:=ROUND(AVERAGEIFS([ResNet_YesNorm_test_results.G$2:.G$501];[ResNet_YesNorm_test_results.$A$2:.$A$501];[.$A75];[ResNet_YesNorm_test_results.$B$2:.$B$501];[.$B75]); 2)" office:value-type="float" office:value="19.94" calcext:value-type="float">
            <text:p>19.94</text:p>
          </table:table-cell>
          <table:table-cell table:number-matrix-columns-spanned="1" table:number-matrix-rows-spanned="1" table:formula="of:=ROUND(STDEV(IF(IF([.$A75]=[ResNet_YesNorm_test_results.$A$2:.$A$501];1;0);IF([.$B75]=[ResNet_YesNorm_test_results.$B$2:.$B$501];[ResNet_YesNorm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YesNorm_test_results.A376]" office:value-type="string" office:string-value="PosHill_0.75" calcext:value-type="string">
            <text:p>PosHill_0.75</text:p>
          </table:table-cell>
          <table:table-cell table:formula="of:=[ResNet_YesNorm_test_results.B356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76];[ResNet_YesNorm_test_results.$B$2:.$B$501];[.$B76]); 2)" office:value-type="float" office:value="0.1" calcext:value-type="float">
            <text:p>0.1</text:p>
          </table:table-cell>
          <table:table-cell table:formula="of:=ROUND(AVERAGEIFS([ResNet_YesNorm_test_results.D$2:.D$501];[ResNet_YesNorm_test_results.$A$2:.$A$501];[.$A76];[ResNet_YesNorm_test_results.$B$2:.$B$501];[.$B76]); 2)" office:value-type="float" office:value="0.1" calcext:value-type="float">
            <text:p>0.1</text:p>
          </table:table-cell>
          <table:table-cell table:formula="of:=ROUND(AVERAGEIFS([ResNet_YesNorm_test_results.E$2:.E$501];[ResNet_YesNorm_test_results.$A$2:.$A$501];[.$A76];[ResNet_YesNorm_test_results.$B$2:.$B$501];[.$B76]); 2)" office:value-type="float" office:value="2.3" calcext:value-type="float">
            <text:p>2.3</text:p>
          </table:table-cell>
          <table:table-cell table:formula="of:=ROUND(AVERAGEIFS([ResNet_YesNorm_test_results.F$2:.F$501];[ResNet_YesNorm_test_results.$A$2:.$A$501];[.$A76];[ResNet_YesNorm_test_results.$B$2:.$B$501];[.$B76]); 2)" office:value-type="float" office:value="2.3" calcext:value-type="float">
            <text:p>2.3</text:p>
          </table:table-cell>
          <table:table-cell table:formula="of:=ROUND(AVERAGEIFS([ResNet_YesNorm_test_results.G$2:.G$501];[ResNet_YesNorm_test_results.$A$2:.$A$501];[.$A76];[ResNet_YesNorm_test_results.$B$2:.$B$501];[.$B76]); 2)" office:value-type="float" office:value="19.92" calcext:value-type="float">
            <text:p>19.92</text:p>
          </table:table-cell>
          <table:table-cell table:number-matrix-columns-spanned="1" table:number-matrix-rows-spanned="1" table:formula="of:=ROUND(STDEV(IF(IF([.$A76]=[ResNet_YesNorm_test_results.$A$2:.$A$501];1;0);IF([.$B76]=[ResNet_YesNorm_test_results.$B$2:.$B$501];[ResNet_YesNorm_test_results.$C$2:.$C$501];&quot;&quot;);&quot;&quot;));4)" office:value-type="float" office:value="0.0008" calcext:value-type="float">
            <text:p>0.0008</text:p>
          </table:table-cell>
        </table:table-row>
        <table:table-row table:style-name="ro1">
          <table:table-cell table:formula="of:=[ResNet_YesNorm_test_results.A377]" office:value-type="string" office:string-value="SmallNeg_0.1" calcext:value-type="string">
            <text:p>SmallNeg_0.1</text:p>
          </table:table-cell>
          <table:table-cell table:formula="of:=[ResNet_YesNorm_test_results.B377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77];[ResNet_YesNorm_test_results.$B$2:.$B$501];[.$B77]); 2)" office:value-type="float" office:value="0.77" calcext:value-type="float">
            <text:p>0.77</text:p>
          </table:table-cell>
          <table:table-cell table:formula="of:=ROUND(AVERAGEIFS([ResNet_YesNorm_test_results.D$2:.D$501];[ResNet_YesNorm_test_results.$A$2:.$A$501];[.$A77];[ResNet_YesNorm_test_results.$B$2:.$B$501];[.$B77]); 2)" office:value-type="float" office:value="0.83" calcext:value-type="float">
            <text:p>0.83</text:p>
          </table:table-cell>
          <table:table-cell table:formula="of:=ROUND(AVERAGEIFS([ResNet_YesNorm_test_results.E$2:.E$501];[ResNet_YesNorm_test_results.$A$2:.$A$501];[.$A77];[ResNet_YesNorm_test_results.$B$2:.$B$501];[.$B77]); 2)" office:value-type="float" office:value="0.73" calcext:value-type="float">
            <text:p>0.73</text:p>
          </table:table-cell>
          <table:table-cell table:formula="of:=ROUND(AVERAGEIFS([ResNet_YesNorm_test_results.F$2:.F$501];[ResNet_YesNorm_test_results.$A$2:.$A$501];[.$A77];[ResNet_YesNorm_test_results.$B$2:.$B$501];[.$B77]); 2)" office:value-type="float" office:value="0.48" calcext:value-type="float">
            <text:p>0.48</text:p>
          </table:table-cell>
          <table:table-cell table:formula="of:=ROUND(AVERAGEIFS([ResNet_YesNorm_test_results.G$2:.G$501];[ResNet_YesNorm_test_results.$A$2:.$A$501];[.$A77];[ResNet_YesNorm_test_results.$B$2:.$B$501];[.$B77]); 2)" office:value-type="float" office:value="27.28" calcext:value-type="float">
            <text:p>27.28</text:p>
          </table:table-cell>
          <table:table-cell table:number-matrix-columns-spanned="1" table:number-matrix-rows-spanned="1" table:formula="of:=ROUND(STDEV(IF(IF([.$A77]=[ResNet_YesNorm_test_results.$A$2:.$A$501];1;0);IF([.$B77]=[ResNet_YesNorm_test_results.$B$2:.$B$501];[ResNet_YesNorm_test_results.$C$2:.$C$501];&quot;&quot;);&quot;&quot;));4)" office:value-type="float" office:value="0.0048" calcext:value-type="float">
            <text:p>0.0048</text:p>
          </table:table-cell>
        </table:table-row>
        <table:table-row table:style-name="ro1">
          <table:table-cell table:formula="of:=[ResNet_YesNorm_test_results.A383]" office:value-type="string" office:string-value="SmallNeg_0.1" calcext:value-type="string">
            <text:p>SmallNeg_0.1</text:p>
          </table:table-cell>
          <table:table-cell table:formula="of:=[ResNet_YesNorm_test_results.B378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78];[ResNet_YesNorm_test_results.$B$2:.$B$501];[.$B78]); 2)" office:value-type="float" office:value="0.86" calcext:value-type="float">
            <text:p>0.86</text:p>
          </table:table-cell>
          <table:table-cell table:formula="of:=ROUND(AVERAGEIFS([ResNet_YesNorm_test_results.D$2:.D$501];[ResNet_YesNorm_test_results.$A$2:.$A$501];[.$A78];[ResNet_YesNorm_test_results.$B$2:.$B$501];[.$B78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78];[ResNet_YesNorm_test_results.$B$2:.$B$501];[.$B78]); 2)" office:value-type="float" office:value="0.41" calcext:value-type="float">
            <text:p>0.41</text:p>
          </table:table-cell>
          <table:table-cell table:formula="of:=ROUND(AVERAGEIFS([ResNet_YesNorm_test_results.F$2:.F$501];[ResNet_YesNorm_test_results.$A$2:.$A$501];[.$A78];[ResNet_YesNorm_test_results.$B$2:.$B$501];[.$B78]); 2)" office:value-type="float" office:value="0.39" calcext:value-type="float">
            <text:p>0.39</text:p>
          </table:table-cell>
          <table:table-cell table:formula="of:=ROUND(AVERAGEIFS([ResNet_YesNorm_test_results.G$2:.G$501];[ResNet_YesNorm_test_results.$A$2:.$A$501];[.$A78];[ResNet_YesNorm_test_results.$B$2:.$B$501];[.$B78]); 2)" office:value-type="float" office:value="27.46" calcext:value-type="float">
            <text:p>27.46</text:p>
          </table:table-cell>
          <table:table-cell table:number-matrix-columns-spanned="1" table:number-matrix-rows-spanned="1" table:formula="of:=ROUND(STDEV(IF(IF([.$A78]=[ResNet_YesNorm_test_results.$A$2:.$A$501];1;0);IF([.$B78]=[ResNet_YesNorm_test_results.$B$2:.$B$501];[ResNet_YesNorm_test_results.$C$2:.$C$501];&quot;&quot;);&quot;&quot;));4)" office:value-type="float" office:value="0.0024" calcext:value-type="float">
            <text:p>0.0024</text:p>
          </table:table-cell>
        </table:table-row>
        <table:table-row table:style-name="ro1">
          <table:table-cell table:formula="of:=[ResNet_YesNorm_test_results.A389]" office:value-type="string" office:string-value="SmallNeg_0.1" calcext:value-type="string">
            <text:p>SmallNeg_0.1</text:p>
          </table:table-cell>
          <table:table-cell table:formula="of:=[ResNet_YesNorm_test_results.B379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79];[ResNet_YesNorm_test_results.$B$2:.$B$501];[.$B79]); 2)" office:value-type="float" office:value="0.88" calcext:value-type="float">
            <text:p>0.88</text:p>
          </table:table-cell>
          <table:table-cell table:formula="of:=ROUND(AVERAGEIFS([ResNet_YesNorm_test_results.D$2:.D$501];[ResNet_YesNorm_test_results.$A$2:.$A$501];[.$A79];[ResNet_YesNorm_test_results.$B$2:.$B$501];[.$B79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79];[ResNet_YesNorm_test_results.$B$2:.$B$501];[.$B79]); 2)" office:value-type="float" office:value="0.34" calcext:value-type="float">
            <text:p>0.34</text:p>
          </table:table-cell>
          <table:table-cell table:formula="of:=ROUND(AVERAGEIFS([ResNet_YesNorm_test_results.F$2:.F$501];[ResNet_YesNorm_test_results.$A$2:.$A$501];[.$A79];[ResNet_YesNorm_test_results.$B$2:.$B$501];[.$B79]); 2)" office:value-type="float" office:value="0.36" calcext:value-type="float">
            <text:p>0.36</text:p>
          </table:table-cell>
          <table:table-cell table:formula="of:=ROUND(AVERAGEIFS([ResNet_YesNorm_test_results.G$2:.G$501];[ResNet_YesNorm_test_results.$A$2:.$A$501];[.$A79];[ResNet_YesNorm_test_results.$B$2:.$B$501];[.$B79]); 2)" office:value-type="float" office:value="27.42" calcext:value-type="float">
            <text:p>27.42</text:p>
          </table:table-cell>
          <table:table-cell table:number-matrix-columns-spanned="1" table:number-matrix-rows-spanned="1" table:formula="of:=ROUND(STDEV(IF(IF([.$A79]=[ResNet_YesNorm_test_results.$A$2:.$A$501];1;0);IF([.$B79]=[ResNet_YesNorm_test_results.$B$2:.$B$501];[ResNet_YesNorm_test_results.$C$2:.$C$501];&quot;&quot;);&quot;&quot;));4)" office:value-type="float" office:value="0.0017" calcext:value-type="float">
            <text:p>0.0017</text:p>
          </table:table-cell>
        </table:table-row>
        <table:table-row table:style-name="ro1">
          <table:table-cell table:formula="of:=[ResNet_YesNorm_test_results.A395]" office:value-type="string" office:string-value="SmallNeg_0.1" calcext:value-type="string">
            <text:p>SmallNeg_0.1</text:p>
          </table:table-cell>
          <table:table-cell table:formula="of:=[ResNet_YesNorm_test_results.B380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80];[ResNet_YesNorm_test_results.$B$2:.$B$501];[.$B80]); 2)" office:value-type="float" office:value="0.89" calcext:value-type="float">
            <text:p>0.89</text:p>
          </table:table-cell>
          <table:table-cell table:formula="of:=ROUND(AVERAGEIFS([ResNet_YesNorm_test_results.D$2:.D$501];[ResNet_YesNorm_test_results.$A$2:.$A$501];[.$A80];[ResNet_YesNorm_test_results.$B$2:.$B$501];[.$B80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80];[ResNet_YesNorm_test_results.$B$2:.$B$501];[.$B80]); 2)" office:value-type="float" office:value="0.3" calcext:value-type="float">
            <text:p>0.3</text:p>
          </table:table-cell>
          <table:table-cell table:formula="of:=ROUND(AVERAGEIFS([ResNet_YesNorm_test_results.F$2:.F$501];[ResNet_YesNorm_test_results.$A$2:.$A$501];[.$A80];[ResNet_YesNorm_test_results.$B$2:.$B$501];[.$B80]); 2)" office:value-type="float" office:value="0.34" calcext:value-type="float">
            <text:p>0.34</text:p>
          </table:table-cell>
          <table:table-cell table:formula="of:=ROUND(AVERAGEIFS([ResNet_YesNorm_test_results.G$2:.G$501];[ResNet_YesNorm_test_results.$A$2:.$A$501];[.$A80];[ResNet_YesNorm_test_results.$B$2:.$B$501];[.$B80]); 2)" office:value-type="float" office:value="27.25" calcext:value-type="float">
            <text:p>27.25</text:p>
          </table:table-cell>
          <table:table-cell table:number-matrix-columns-spanned="1" table:number-matrix-rows-spanned="1" table:formula="of:=ROUND(STDEV(IF(IF([.$A80]=[ResNet_YesNorm_test_results.$A$2:.$A$501];1;0);IF([.$B80]=[ResNet_YesNorm_test_results.$B$2:.$B$501];[ResNet_YesNorm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YesNorm_test_results.A401]" office:value-type="string" office:string-value="SmallNeg_0.1" calcext:value-type="string">
            <text:p>SmallNeg_0.1</text:p>
          </table:table-cell>
          <table:table-cell table:formula="of:=[ResNet_YesNorm_test_results.B381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81];[ResNet_YesNorm_test_results.$B$2:.$B$501];[.$B81]); 2)" office:value-type="float" office:value="0.91" calcext:value-type="float">
            <text:p>0.91</text:p>
          </table:table-cell>
          <table:table-cell table:formula="of:=ROUND(AVERAGEIFS([ResNet_YesNorm_test_results.D$2:.D$501];[ResNet_YesNorm_test_results.$A$2:.$A$501];[.$A81];[ResNet_YesNorm_test_results.$B$2:.$B$501];[.$B81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81];[ResNet_YesNorm_test_results.$B$2:.$B$501];[.$B81]); 2)" office:value-type="float" office:value="0.26" calcext:value-type="float">
            <text:p>0.26</text:p>
          </table:table-cell>
          <table:table-cell table:formula="of:=ROUND(AVERAGEIFS([ResNet_YesNorm_test_results.F$2:.F$501];[ResNet_YesNorm_test_results.$A$2:.$A$501];[.$A81];[ResNet_YesNorm_test_results.$B$2:.$B$501];[.$B81]); 2)" office:value-type="float" office:value="0.33" calcext:value-type="float">
            <text:p>0.33</text:p>
          </table:table-cell>
          <table:table-cell table:formula="of:=ROUND(AVERAGEIFS([ResNet_YesNorm_test_results.G$2:.G$501];[ResNet_YesNorm_test_results.$A$2:.$A$501];[.$A81];[ResNet_YesNorm_test_results.$B$2:.$B$501];[.$B81]); 2)" office:value-type="float" office:value="27.22" calcext:value-type="float">
            <text:p>27.22</text:p>
          </table:table-cell>
          <table:table-cell table:number-matrix-columns-spanned="1" table:number-matrix-rows-spanned="1" table:formula="of:=ROUND(STDEV(IF(IF([.$A81]=[ResNet_YesNorm_test_results.$A$2:.$A$501];1;0);IF([.$B81]=[ResNet_YesNorm_test_results.$B$2:.$B$501];[ResNet_YesNorm_test_results.$C$2:.$C$501];&quot;&quot;);&quot;&quot;));4)" office:value-type="float" office:value="0.0013" calcext:value-type="float">
            <text:p>0.0013</text:p>
          </table:table-cell>
        </table:table-row>
        <table:table-row table:style-name="ro1">
          <table:table-cell table:formula="of:=[ResNet_YesNorm_test_results.A402]" office:value-type="string" office:string-value="SmallNeg_0.2" calcext:value-type="string">
            <text:p>SmallNeg_0.2</text:p>
          </table:table-cell>
          <table:table-cell table:formula="of:=[ResNet_YesNorm_test_results.B402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82];[ResNet_YesNorm_test_results.$B$2:.$B$501];[.$B82]); 2)" office:value-type="float" office:value="0.77" calcext:value-type="float">
            <text:p>0.77</text:p>
          </table:table-cell>
          <table:table-cell table:formula="of:=ROUND(AVERAGEIFS([ResNet_YesNorm_test_results.D$2:.D$501];[ResNet_YesNorm_test_results.$A$2:.$A$501];[.$A82];[ResNet_YesNorm_test_results.$B$2:.$B$501];[.$B82]); 2)" office:value-type="float" office:value="0.83" calcext:value-type="float">
            <text:p>0.83</text:p>
          </table:table-cell>
          <table:table-cell table:formula="of:=ROUND(AVERAGEIFS([ResNet_YesNorm_test_results.E$2:.E$501];[ResNet_YesNorm_test_results.$A$2:.$A$501];[.$A82];[ResNet_YesNorm_test_results.$B$2:.$B$501];[.$B82]); 2)" office:value-type="float" office:value="0.72" calcext:value-type="float">
            <text:p>0.72</text:p>
          </table:table-cell>
          <table:table-cell table:formula="of:=ROUND(AVERAGEIFS([ResNet_YesNorm_test_results.F$2:.F$501];[ResNet_YesNorm_test_results.$A$2:.$A$501];[.$A82];[ResNet_YesNorm_test_results.$B$2:.$B$501];[.$B82]); 2)" office:value-type="float" office:value="0.47" calcext:value-type="float">
            <text:p>0.47</text:p>
          </table:table-cell>
          <table:table-cell table:formula="of:=ROUND(AVERAGEIFS([ResNet_YesNorm_test_results.G$2:.G$501];[ResNet_YesNorm_test_results.$A$2:.$A$501];[.$A82];[ResNet_YesNorm_test_results.$B$2:.$B$501];[.$B82]); 2)" office:value-type="float" office:value="27.57" calcext:value-type="float">
            <text:p>27.57</text:p>
          </table:table-cell>
          <table:table-cell table:number-matrix-columns-spanned="1" table:number-matrix-rows-spanned="1" table:formula="of:=ROUND(STDEV(IF(IF([.$A82]=[ResNet_YesNorm_test_results.$A$2:.$A$501];1;0);IF([.$B82]=[ResNet_YesNorm_test_results.$B$2:.$B$501];[ResNet_YesNorm_test_results.$C$2:.$C$501];&quot;&quot;);&quot;&quot;));4)" office:value-type="float" office:value="0.0038" calcext:value-type="float">
            <text:p>0.0038</text:p>
          </table:table-cell>
        </table:table-row>
        <table:table-row table:style-name="ro1">
          <table:table-cell table:formula="of:=[ResNet_YesNorm_test_results.A408]" office:value-type="string" office:string-value="SmallNeg_0.2" calcext:value-type="string">
            <text:p>SmallNeg_0.2</text:p>
          </table:table-cell>
          <table:table-cell table:formula="of:=[ResNet_YesNorm_test_results.B403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83];[ResNet_YesNorm_test_results.$B$2:.$B$501];[.$B83]); 2)" office:value-type="float" office:value="0.86" calcext:value-type="float">
            <text:p>0.86</text:p>
          </table:table-cell>
          <table:table-cell table:formula="of:=ROUND(AVERAGEIFS([ResNet_YesNorm_test_results.D$2:.D$501];[ResNet_YesNorm_test_results.$A$2:.$A$501];[.$A83];[ResNet_YesNorm_test_results.$B$2:.$B$501];[.$B83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83];[ResNet_YesNorm_test_results.$B$2:.$B$501];[.$B83]); 2)" office:value-type="float" office:value="0.41" calcext:value-type="float">
            <text:p>0.41</text:p>
          </table:table-cell>
          <table:table-cell table:formula="of:=ROUND(AVERAGEIFS([ResNet_YesNorm_test_results.F$2:.F$501];[ResNet_YesNorm_test_results.$A$2:.$A$501];[.$A83];[ResNet_YesNorm_test_results.$B$2:.$B$501];[.$B83]); 2)" office:value-type="float" office:value="0.39" calcext:value-type="float">
            <text:p>0.39</text:p>
          </table:table-cell>
          <table:table-cell table:formula="of:=ROUND(AVERAGEIFS([ResNet_YesNorm_test_results.G$2:.G$501];[ResNet_YesNorm_test_results.$A$2:.$A$501];[.$A83];[ResNet_YesNorm_test_results.$B$2:.$B$501];[.$B83]); 2)" office:value-type="float" office:value="27.52" calcext:value-type="float">
            <text:p>27.52</text:p>
          </table:table-cell>
          <table:table-cell table:number-matrix-columns-spanned="1" table:number-matrix-rows-spanned="1" table:formula="of:=ROUND(STDEV(IF(IF([.$A83]=[ResNet_YesNorm_test_results.$A$2:.$A$501];1;0);IF([.$B83]=[ResNet_YesNorm_test_results.$B$2:.$B$501];[ResNet_YesNorm_test_results.$C$2:.$C$501];&quot;&quot;);&quot;&quot;));4)" office:value-type="float" office:value="0.0021" calcext:value-type="float">
            <text:p>0.0021</text:p>
          </table:table-cell>
        </table:table-row>
        <table:table-row table:style-name="ro1">
          <table:table-cell table:formula="of:=[ResNet_YesNorm_test_results.A414]" office:value-type="string" office:string-value="SmallNeg_0.2" calcext:value-type="string">
            <text:p>SmallNeg_0.2</text:p>
          </table:table-cell>
          <table:table-cell table:formula="of:=[ResNet_YesNorm_test_results.B404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84];[ResNet_YesNorm_test_results.$B$2:.$B$501];[.$B84]); 2)" office:value-type="float" office:value="0.88" calcext:value-type="float">
            <text:p>0.88</text:p>
          </table:table-cell>
          <table:table-cell table:formula="of:=ROUND(AVERAGEIFS([ResNet_YesNorm_test_results.D$2:.D$501];[ResNet_YesNorm_test_results.$A$2:.$A$501];[.$A84];[ResNet_YesNorm_test_results.$B$2:.$B$501];[.$B84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84];[ResNet_YesNorm_test_results.$B$2:.$B$501];[.$B84]); 2)" office:value-type="float" office:value="0.34" calcext:value-type="float">
            <text:p>0.34</text:p>
          </table:table-cell>
          <table:table-cell table:formula="of:=ROUND(AVERAGEIFS([ResNet_YesNorm_test_results.F$2:.F$501];[ResNet_YesNorm_test_results.$A$2:.$A$501];[.$A84];[ResNet_YesNorm_test_results.$B$2:.$B$501];[.$B84]); 2)" office:value-type="float" office:value="0.36" calcext:value-type="float">
            <text:p>0.36</text:p>
          </table:table-cell>
          <table:table-cell table:formula="of:=ROUND(AVERAGEIFS([ResNet_YesNorm_test_results.G$2:.G$501];[ResNet_YesNorm_test_results.$A$2:.$A$501];[.$A84];[ResNet_YesNorm_test_results.$B$2:.$B$501];[.$B84]); 2)" office:value-type="float" office:value="27.66" calcext:value-type="float">
            <text:p>27.66</text:p>
          </table:table-cell>
          <table:table-cell table:number-matrix-columns-spanned="1" table:number-matrix-rows-spanned="1" table:formula="of:=ROUND(STDEV(IF(IF([.$A84]=[ResNet_YesNorm_test_results.$A$2:.$A$501];1;0);IF([.$B84]=[ResNet_YesNorm_test_results.$B$2:.$B$501];[ResNet_YesNorm_test_results.$C$2:.$C$501];&quot;&quot;);&quot;&quot;));4)" office:value-type="float" office:value="0.0017" calcext:value-type="float">
            <text:p>0.0017</text:p>
          </table:table-cell>
        </table:table-row>
        <table:table-row table:style-name="ro1">
          <table:table-cell table:formula="of:=[ResNet_YesNorm_test_results.A420]" office:value-type="string" office:string-value="SmallNeg_0.2" calcext:value-type="string">
            <text:p>SmallNeg_0.2</text:p>
          </table:table-cell>
          <table:table-cell table:formula="of:=[ResNet_YesNorm_test_results.B405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85];[ResNet_YesNorm_test_results.$B$2:.$B$501];[.$B85]); 2)" office:value-type="float" office:value="0.89" calcext:value-type="float">
            <text:p>0.89</text:p>
          </table:table-cell>
          <table:table-cell table:formula="of:=ROUND(AVERAGEIFS([ResNet_YesNorm_test_results.D$2:.D$501];[ResNet_YesNorm_test_results.$A$2:.$A$501];[.$A85];[ResNet_YesNorm_test_results.$B$2:.$B$501];[.$B85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85];[ResNet_YesNorm_test_results.$B$2:.$B$501];[.$B85]); 2)" office:value-type="float" office:value="0.3" calcext:value-type="float">
            <text:p>0.3</text:p>
          </table:table-cell>
          <table:table-cell table:formula="of:=ROUND(AVERAGEIFS([ResNet_YesNorm_test_results.F$2:.F$501];[ResNet_YesNorm_test_results.$A$2:.$A$501];[.$A85];[ResNet_YesNorm_test_results.$B$2:.$B$501];[.$B85]); 2)" office:value-type="float" office:value="0.34" calcext:value-type="float">
            <text:p>0.34</text:p>
          </table:table-cell>
          <table:table-cell table:formula="of:=ROUND(AVERAGEIFS([ResNet_YesNorm_test_results.G$2:.G$501];[ResNet_YesNorm_test_results.$A$2:.$A$501];[.$A85];[ResNet_YesNorm_test_results.$B$2:.$B$501];[.$B85]); 2)" office:value-type="float" office:value="27.64" calcext:value-type="float">
            <text:p>27.64</text:p>
          </table:table-cell>
          <table:table-cell table:number-matrix-columns-spanned="1" table:number-matrix-rows-spanned="1" table:formula="of:=ROUND(STDEV(IF(IF([.$A85]=[ResNet_YesNorm_test_results.$A$2:.$A$501];1;0);IF([.$B85]=[ResNet_YesNorm_test_results.$B$2:.$B$501];[ResNet_YesNorm_test_results.$C$2:.$C$501];&quot;&quot;);&quot;&quot;));4)" office:value-type="float" office:value="0.0014" calcext:value-type="float">
            <text:p>0.0014</text:p>
          </table:table-cell>
        </table:table-row>
        <table:table-row table:style-name="ro1">
          <table:table-cell table:formula="of:=[ResNet_YesNorm_test_results.A426]" office:value-type="string" office:string-value="SmallNeg_0.2" calcext:value-type="string">
            <text:p>SmallNeg_0.2</text:p>
          </table:table-cell>
          <table:table-cell table:formula="of:=[ResNet_YesNorm_test_results.B406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86];[ResNet_YesNorm_test_results.$B$2:.$B$501];[.$B86]); 2)" office:value-type="float" office:value="0.9" calcext:value-type="float">
            <text:p>0.9</text:p>
          </table:table-cell>
          <table:table-cell table:formula="of:=ROUND(AVERAGEIFS([ResNet_YesNorm_test_results.D$2:.D$501];[ResNet_YesNorm_test_results.$A$2:.$A$501];[.$A86];[ResNet_YesNorm_test_results.$B$2:.$B$501];[.$B86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86];[ResNet_YesNorm_test_results.$B$2:.$B$501];[.$B86]); 2)" office:value-type="float" office:value="0.27" calcext:value-type="float">
            <text:p>0.27</text:p>
          </table:table-cell>
          <table:table-cell table:formula="of:=ROUND(AVERAGEIFS([ResNet_YesNorm_test_results.F$2:.F$501];[ResNet_YesNorm_test_results.$A$2:.$A$501];[.$A86];[ResNet_YesNorm_test_results.$B$2:.$B$501];[.$B86]); 2)" office:value-type="float" office:value="0.33" calcext:value-type="float">
            <text:p>0.33</text:p>
          </table:table-cell>
          <table:table-cell table:formula="of:=ROUND(AVERAGEIFS([ResNet_YesNorm_test_results.G$2:.G$501];[ResNet_YesNorm_test_results.$A$2:.$A$501];[.$A86];[ResNet_YesNorm_test_results.$B$2:.$B$501];[.$B86]); 2)" office:value-type="float" office:value="27.64" calcext:value-type="float">
            <text:p>27.64</text:p>
          </table:table-cell>
          <table:table-cell table:number-matrix-columns-spanned="1" table:number-matrix-rows-spanned="1" table:formula="of:=ROUND(STDEV(IF(IF([.$A86]=[ResNet_YesNorm_test_results.$A$2:.$A$501];1;0);IF([.$B86]=[ResNet_YesNorm_test_results.$B$2:.$B$501];[ResNet_YesNorm_test_results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ResNet_YesNorm_test_results.A427]" office:value-type="string" office:string-value="SmallNeg_0.3" calcext:value-type="string">
            <text:p>SmallNeg_0.3</text:p>
          </table:table-cell>
          <table:table-cell table:formula="of:=[ResNet_YesNorm_test_results.B427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87];[ResNet_YesNorm_test_results.$B$2:.$B$501];[.$B87]); 2)" office:value-type="float" office:value="0.78" calcext:value-type="float">
            <text:p>0.78</text:p>
          </table:table-cell>
          <table:table-cell table:formula="of:=ROUND(AVERAGEIFS([ResNet_YesNorm_test_results.D$2:.D$501];[ResNet_YesNorm_test_results.$A$2:.$A$501];[.$A87];[ResNet_YesNorm_test_results.$B$2:.$B$501];[.$B87]); 2)" office:value-type="float" office:value="0.84" calcext:value-type="float">
            <text:p>0.84</text:p>
          </table:table-cell>
          <table:table-cell table:formula="of:=ROUND(AVERAGEIFS([ResNet_YesNorm_test_results.E$2:.E$501];[ResNet_YesNorm_test_results.$A$2:.$A$501];[.$A87];[ResNet_YesNorm_test_results.$B$2:.$B$501];[.$B87]); 2)" office:value-type="float" office:value="0.7" calcext:value-type="float">
            <text:p>0.7</text:p>
          </table:table-cell>
          <table:table-cell table:formula="of:=ROUND(AVERAGEIFS([ResNet_YesNorm_test_results.F$2:.F$501];[ResNet_YesNorm_test_results.$A$2:.$A$501];[.$A87];[ResNet_YesNorm_test_results.$B$2:.$B$501];[.$B87]); 2)" office:value-type="float" office:value="0.47" calcext:value-type="float">
            <text:p>0.47</text:p>
          </table:table-cell>
          <table:table-cell table:formula="of:=ROUND(AVERAGEIFS([ResNet_YesNorm_test_results.G$2:.G$501];[ResNet_YesNorm_test_results.$A$2:.$A$501];[.$A87];[ResNet_YesNorm_test_results.$B$2:.$B$501];[.$B87]); 2)" office:value-type="float" office:value="27.74" calcext:value-type="float">
            <text:p>27.74</text:p>
          </table:table-cell>
          <table:table-cell table:number-matrix-columns-spanned="1" table:number-matrix-rows-spanned="1" table:formula="of:=ROUND(STDEV(IF(IF([.$A87]=[ResNet_YesNorm_test_results.$A$2:.$A$501];1;0);IF([.$B87]=[ResNet_YesNorm_test_results.$B$2:.$B$501];[ResNet_YesNorm_test_results.$C$2:.$C$501];&quot;&quot;);&quot;&quot;));4)" office:value-type="float" office:value="0.0026" calcext:value-type="float">
            <text:p>0.0026</text:p>
          </table:table-cell>
        </table:table-row>
        <table:table-row table:style-name="ro1">
          <table:table-cell table:formula="of:=[ResNet_YesNorm_test_results.A433]" office:value-type="string" office:string-value="SmallNeg_0.3" calcext:value-type="string">
            <text:p>SmallNeg_0.3</text:p>
          </table:table-cell>
          <table:table-cell table:formula="of:=[ResNet_YesNorm_test_results.B428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88];[ResNet_YesNorm_test_results.$B$2:.$B$501];[.$B88]); 2)" office:value-type="float" office:value="0.86" calcext:value-type="float">
            <text:p>0.86</text:p>
          </table:table-cell>
          <table:table-cell table:formula="of:=ROUND(AVERAGEIFS([ResNet_YesNorm_test_results.D$2:.D$501];[ResNet_YesNorm_test_results.$A$2:.$A$501];[.$A88];[ResNet_YesNorm_test_results.$B$2:.$B$501];[.$B88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88];[ResNet_YesNorm_test_results.$B$2:.$B$501];[.$B88]); 2)" office:value-type="float" office:value="0.41" calcext:value-type="float">
            <text:p>0.41</text:p>
          </table:table-cell>
          <table:table-cell table:formula="of:=ROUND(AVERAGEIFS([ResNet_YesNorm_test_results.F$2:.F$501];[ResNet_YesNorm_test_results.$A$2:.$A$501];[.$A88];[ResNet_YesNorm_test_results.$B$2:.$B$501];[.$B88]); 2)" office:value-type="float" office:value="0.39" calcext:value-type="float">
            <text:p>0.39</text:p>
          </table:table-cell>
          <table:table-cell table:formula="of:=ROUND(AVERAGEIFS([ResNet_YesNorm_test_results.G$2:.G$501];[ResNet_YesNorm_test_results.$A$2:.$A$501];[.$A88];[ResNet_YesNorm_test_results.$B$2:.$B$501];[.$B88]); 2)" office:value-type="float" office:value="27.77" calcext:value-type="float">
            <text:p>27.77</text:p>
          </table:table-cell>
          <table:table-cell table:number-matrix-columns-spanned="1" table:number-matrix-rows-spanned="1" table:formula="of:=ROUND(STDEV(IF(IF([.$A88]=[ResNet_YesNorm_test_results.$A$2:.$A$501];1;0);IF([.$B88]=[ResNet_YesNorm_test_results.$B$2:.$B$501];[ResNet_YesNorm_test_results.$C$2:.$C$501];&quot;&quot;);&quot;&quot;));4)" office:value-type="float" office:value="0.0024" calcext:value-type="float">
            <text:p>0.0024</text:p>
          </table:table-cell>
        </table:table-row>
        <table:table-row table:style-name="ro1">
          <table:table-cell table:formula="of:=[ResNet_YesNorm_test_results.A439]" office:value-type="string" office:string-value="SmallNeg_0.3" calcext:value-type="string">
            <text:p>SmallNeg_0.3</text:p>
          </table:table-cell>
          <table:table-cell table:formula="of:=[ResNet_YesNorm_test_results.B429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89];[ResNet_YesNorm_test_results.$B$2:.$B$501];[.$B89]); 2)" office:value-type="float" office:value="0.88" calcext:value-type="float">
            <text:p>0.88</text:p>
          </table:table-cell>
          <table:table-cell table:formula="of:=ROUND(AVERAGEIFS([ResNet_YesNorm_test_results.D$2:.D$501];[ResNet_YesNorm_test_results.$A$2:.$A$501];[.$A89];[ResNet_YesNorm_test_results.$B$2:.$B$501];[.$B89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89];[ResNet_YesNorm_test_results.$B$2:.$B$501];[.$B89]); 2)" office:value-type="float" office:value="0.34" calcext:value-type="float">
            <text:p>0.34</text:p>
          </table:table-cell>
          <table:table-cell table:formula="of:=ROUND(AVERAGEIFS([ResNet_YesNorm_test_results.F$2:.F$501];[ResNet_YesNorm_test_results.$A$2:.$A$501];[.$A89];[ResNet_YesNorm_test_results.$B$2:.$B$501];[.$B89]); 2)" office:value-type="float" office:value="0.36" calcext:value-type="float">
            <text:p>0.36</text:p>
          </table:table-cell>
          <table:table-cell table:formula="of:=ROUND(AVERAGEIFS([ResNet_YesNorm_test_results.G$2:.G$501];[ResNet_YesNorm_test_results.$A$2:.$A$501];[.$A89];[ResNet_YesNorm_test_results.$B$2:.$B$501];[.$B89]); 2)" office:value-type="float" office:value="27.74" calcext:value-type="float">
            <text:p>27.74</text:p>
          </table:table-cell>
          <table:table-cell table:number-matrix-columns-spanned="1" table:number-matrix-rows-spanned="1" table:formula="of:=ROUND(STDEV(IF(IF([.$A89]=[ResNet_YesNorm_test_results.$A$2:.$A$501];1;0);IF([.$B89]=[ResNet_YesNorm_test_results.$B$2:.$B$501];[ResNet_YesNorm_test_results.$C$2:.$C$501];&quot;&quot;);&quot;&quot;));4)" office:value-type="float" office:value="0.0019" calcext:value-type="float">
            <text:p>0.0019</text:p>
          </table:table-cell>
        </table:table-row>
        <table:table-row table:style-name="ro1">
          <table:table-cell table:formula="of:=[ResNet_YesNorm_test_results.A445]" office:value-type="string" office:string-value="SmallNeg_0.3" calcext:value-type="string">
            <text:p>SmallNeg_0.3</text:p>
          </table:table-cell>
          <table:table-cell table:formula="of:=[ResNet_YesNorm_test_results.B430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90];[ResNet_YesNorm_test_results.$B$2:.$B$501];[.$B90]); 2)" office:value-type="float" office:value="0.89" calcext:value-type="float">
            <text:p>0.89</text:p>
          </table:table-cell>
          <table:table-cell table:formula="of:=ROUND(AVERAGEIFS([ResNet_YesNorm_test_results.D$2:.D$501];[ResNet_YesNorm_test_results.$A$2:.$A$501];[.$A90];[ResNet_YesNorm_test_results.$B$2:.$B$501];[.$B90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90];[ResNet_YesNorm_test_results.$B$2:.$B$501];[.$B90]); 2)" office:value-type="float" office:value="0.31" calcext:value-type="float">
            <text:p>0.31</text:p>
          </table:table-cell>
          <table:table-cell table:formula="of:=ROUND(AVERAGEIFS([ResNet_YesNorm_test_results.F$2:.F$501];[ResNet_YesNorm_test_results.$A$2:.$A$501];[.$A90];[ResNet_YesNorm_test_results.$B$2:.$B$501];[.$B90]); 2)" office:value-type="float" office:value="0.34" calcext:value-type="float">
            <text:p>0.34</text:p>
          </table:table-cell>
          <table:table-cell table:formula="of:=ROUND(AVERAGEIFS([ResNet_YesNorm_test_results.G$2:.G$501];[ResNet_YesNorm_test_results.$A$2:.$A$501];[.$A90];[ResNet_YesNorm_test_results.$B$2:.$B$501];[.$B90]); 2)" office:value-type="float" office:value="27.76" calcext:value-type="float">
            <text:p>27.76</text:p>
          </table:table-cell>
          <table:table-cell table:number-matrix-columns-spanned="1" table:number-matrix-rows-spanned="1" table:formula="of:=ROUND(STDEV(IF(IF([.$A90]=[ResNet_YesNorm_test_results.$A$2:.$A$501];1;0);IF([.$B90]=[ResNet_YesNorm_test_results.$B$2:.$B$501];[ResNet_YesNorm_test_results.$C$2:.$C$501];&quot;&quot;);&quot;&quot;));4)" office:value-type="float" office:value="0.0021" calcext:value-type="float">
            <text:p>0.0021</text:p>
          </table:table-cell>
        </table:table-row>
        <table:table-row table:style-name="ro1">
          <table:table-cell table:formula="of:=[ResNet_YesNorm_test_results.A451]" office:value-type="string" office:string-value="SmallNeg_0.3" calcext:value-type="string">
            <text:p>SmallNeg_0.3</text:p>
          </table:table-cell>
          <table:table-cell table:formula="of:=[ResNet_YesNorm_test_results.B431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91];[ResNet_YesNorm_test_results.$B$2:.$B$501];[.$B91]); 2)" office:value-type="float" office:value="0.9" calcext:value-type="float">
            <text:p>0.9</text:p>
          </table:table-cell>
          <table:table-cell table:formula="of:=ROUND(AVERAGEIFS([ResNet_YesNorm_test_results.D$2:.D$501];[ResNet_YesNorm_test_results.$A$2:.$A$501];[.$A91];[ResNet_YesNorm_test_results.$B$2:.$B$501];[.$B91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91];[ResNet_YesNorm_test_results.$B$2:.$B$501];[.$B91]); 2)" office:value-type="float" office:value="0.28" calcext:value-type="float">
            <text:p>0.28</text:p>
          </table:table-cell>
          <table:table-cell table:formula="of:=ROUND(AVERAGEIFS([ResNet_YesNorm_test_results.F$2:.F$501];[ResNet_YesNorm_test_results.$A$2:.$A$501];[.$A91];[ResNet_YesNorm_test_results.$B$2:.$B$501];[.$B91]); 2)" office:value-type="float" office:value="0.33" calcext:value-type="float">
            <text:p>0.33</text:p>
          </table:table-cell>
          <table:table-cell table:formula="of:=ROUND(AVERAGEIFS([ResNet_YesNorm_test_results.G$2:.G$501];[ResNet_YesNorm_test_results.$A$2:.$A$501];[.$A91];[ResNet_YesNorm_test_results.$B$2:.$B$501];[.$B91]); 2)" office:value-type="float" office:value="27.6" calcext:value-type="float">
            <text:p>27.6</text:p>
          </table:table-cell>
          <table:table-cell table:number-matrix-columns-spanned="1" table:number-matrix-rows-spanned="1" table:formula="of:=ROUND(STDEV(IF(IF([.$A91]=[ResNet_YesNorm_test_results.$A$2:.$A$501];1;0);IF([.$B91]=[ResNet_YesNorm_test_results.$B$2:.$B$501];[ResNet_YesNorm_test_results.$C$2:.$C$501];&quot;&quot;);&quot;&quot;));4)" office:value-type="float" office:value="0.0018" calcext:value-type="float">
            <text:p>0.0018</text:p>
          </table:table-cell>
        </table:table-row>
        <table:table-row table:style-name="ro1">
          <table:table-cell table:formula="of:=[ResNet_YesNorm_test_results.A452]" office:value-type="string" office:string-value="SmallNeg_0.4" calcext:value-type="string">
            <text:p>SmallNeg_0.4</text:p>
          </table:table-cell>
          <table:table-cell table:formula="of:=[ResNet_YesNorm_test_results.B452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92];[ResNet_YesNorm_test_results.$B$2:.$B$501];[.$B92]); 2)" office:value-type="float" office:value="0.77" calcext:value-type="float">
            <text:p>0.77</text:p>
          </table:table-cell>
          <table:table-cell table:formula="of:=ROUND(AVERAGEIFS([ResNet_YesNorm_test_results.D$2:.D$501];[ResNet_YesNorm_test_results.$A$2:.$A$501];[.$A92];[ResNet_YesNorm_test_results.$B$2:.$B$501];[.$B92]); 2)" office:value-type="float" office:value="0.83" calcext:value-type="float">
            <text:p>0.83</text:p>
          </table:table-cell>
          <table:table-cell table:formula="of:=ROUND(AVERAGEIFS([ResNet_YesNorm_test_results.E$2:.E$501];[ResNet_YesNorm_test_results.$A$2:.$A$501];[.$A92];[ResNet_YesNorm_test_results.$B$2:.$B$501];[.$B92]); 2)" office:value-type="float" office:value="0.7" calcext:value-type="float">
            <text:p>0.7</text:p>
          </table:table-cell>
          <table:table-cell table:formula="of:=ROUND(AVERAGEIFS([ResNet_YesNorm_test_results.F$2:.F$501];[ResNet_YesNorm_test_results.$A$2:.$A$501];[.$A92];[ResNet_YesNorm_test_results.$B$2:.$B$501];[.$B92]); 2)" office:value-type="float" office:value="0.47" calcext:value-type="float">
            <text:p>0.47</text:p>
          </table:table-cell>
          <table:table-cell table:formula="of:=ROUND(AVERAGEIFS([ResNet_YesNorm_test_results.G$2:.G$501];[ResNet_YesNorm_test_results.$A$2:.$A$501];[.$A92];[ResNet_YesNorm_test_results.$B$2:.$B$501];[.$B92]); 2)" office:value-type="float" office:value="27.8" calcext:value-type="float">
            <text:p>27.8</text:p>
          </table:table-cell>
          <table:table-cell table:number-matrix-columns-spanned="1" table:number-matrix-rows-spanned="1" table:formula="of:=ROUND(STDEV(IF(IF([.$A92]=[ResNet_YesNorm_test_results.$A$2:.$A$501];1;0);IF([.$B92]=[ResNet_YesNorm_test_results.$B$2:.$B$501];[ResNet_YesNorm_test_results.$C$2:.$C$501];&quot;&quot;);&quot;&quot;));4)" office:value-type="float" office:value="0.0044" calcext:value-type="float">
            <text:p>0.0044</text:p>
          </table:table-cell>
        </table:table-row>
        <table:table-row table:style-name="ro1">
          <table:table-cell table:formula="of:=[ResNet_YesNorm_test_results.A458]" office:value-type="string" office:string-value="SmallNeg_0.4" calcext:value-type="string">
            <text:p>SmallNeg_0.4</text:p>
          </table:table-cell>
          <table:table-cell table:formula="of:=[ResNet_YesNorm_test_results.B453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93];[ResNet_YesNorm_test_results.$B$2:.$B$501];[.$B93]); 2)" office:value-type="float" office:value="0.85" calcext:value-type="float">
            <text:p>0.85</text:p>
          </table:table-cell>
          <table:table-cell table:formula="of:=ROUND(AVERAGEIFS([ResNet_YesNorm_test_results.D$2:.D$501];[ResNet_YesNorm_test_results.$A$2:.$A$501];[.$A93];[ResNet_YesNorm_test_results.$B$2:.$B$501];[.$B93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93];[ResNet_YesNorm_test_results.$B$2:.$B$501];[.$B93]); 2)" office:value-type="float" office:value="0.41" calcext:value-type="float">
            <text:p>0.41</text:p>
          </table:table-cell>
          <table:table-cell table:formula="of:=ROUND(AVERAGEIFS([ResNet_YesNorm_test_results.F$2:.F$501];[ResNet_YesNorm_test_results.$A$2:.$A$501];[.$A93];[ResNet_YesNorm_test_results.$B$2:.$B$501];[.$B93]); 2)" office:value-type="float" office:value="0.4" calcext:value-type="float">
            <text:p>0.4</text:p>
          </table:table-cell>
          <table:table-cell table:formula="of:=ROUND(AVERAGEIFS([ResNet_YesNorm_test_results.G$2:.G$501];[ResNet_YesNorm_test_results.$A$2:.$A$501];[.$A93];[ResNet_YesNorm_test_results.$B$2:.$B$501];[.$B93]); 2)" office:value-type="float" office:value="27.79" calcext:value-type="float">
            <text:p>27.79</text:p>
          </table:table-cell>
          <table:table-cell table:number-matrix-columns-spanned="1" table:number-matrix-rows-spanned="1" table:formula="of:=ROUND(STDEV(IF(IF([.$A93]=[ResNet_YesNorm_test_results.$A$2:.$A$501];1;0);IF([.$B93]=[ResNet_YesNorm_test_results.$B$2:.$B$501];[ResNet_YesNorm_test_results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ResNet_YesNorm_test_results.A464]" office:value-type="string" office:string-value="SmallNeg_0.4" calcext:value-type="string">
            <text:p>SmallNeg_0.4</text:p>
          </table:table-cell>
          <table:table-cell table:formula="of:=[ResNet_YesNorm_test_results.B454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94];[ResNet_YesNorm_test_results.$B$2:.$B$501];[.$B94]); 2)" office:value-type="float" office:value="0.87" calcext:value-type="float">
            <text:p>0.87</text:p>
          </table:table-cell>
          <table:table-cell table:formula="of:=ROUND(AVERAGEIFS([ResNet_YesNorm_test_results.D$2:.D$501];[ResNet_YesNorm_test_results.$A$2:.$A$501];[.$A94];[ResNet_YesNorm_test_results.$B$2:.$B$501];[.$B94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94];[ResNet_YesNorm_test_results.$B$2:.$B$501];[.$B94]); 2)" office:value-type="float" office:value="0.35" calcext:value-type="float">
            <text:p>0.35</text:p>
          </table:table-cell>
          <table:table-cell table:formula="of:=ROUND(AVERAGEIFS([ResNet_YesNorm_test_results.F$2:.F$501];[ResNet_YesNorm_test_results.$A$2:.$A$501];[.$A94];[ResNet_YesNorm_test_results.$B$2:.$B$501];[.$B94]); 2)" office:value-type="float" office:value="0.36" calcext:value-type="float">
            <text:p>0.36</text:p>
          </table:table-cell>
          <table:table-cell table:formula="of:=ROUND(AVERAGEIFS([ResNet_YesNorm_test_results.G$2:.G$501];[ResNet_YesNorm_test_results.$A$2:.$A$501];[.$A94];[ResNet_YesNorm_test_results.$B$2:.$B$501];[.$B94]); 2)" office:value-type="float" office:value="27.63" calcext:value-type="float">
            <text:p>27.63</text:p>
          </table:table-cell>
          <table:table-cell table:number-matrix-columns-spanned="1" table:number-matrix-rows-spanned="1" table:formula="of:=ROUND(STDEV(IF(IF([.$A94]=[ResNet_YesNorm_test_results.$A$2:.$A$501];1;0);IF([.$B94]=[ResNet_YesNorm_test_results.$B$2:.$B$501];[ResNet_YesNorm_test_results.$C$2:.$C$501];&quot;&quot;);&quot;&quot;));4)" office:value-type="float" office:value="0.0013" calcext:value-type="float">
            <text:p>0.0013</text:p>
          </table:table-cell>
        </table:table-row>
        <table:table-row table:style-name="ro1">
          <table:table-cell table:formula="of:=[ResNet_YesNorm_test_results.A470]" office:value-type="string" office:string-value="SmallNeg_0.4" calcext:value-type="string">
            <text:p>SmallNeg_0.4</text:p>
          </table:table-cell>
          <table:table-cell table:formula="of:=[ResNet_YesNorm_test_results.B455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95];[ResNet_YesNorm_test_results.$B$2:.$B$501];[.$B95]); 2)" office:value-type="float" office:value="0.89" calcext:value-type="float">
            <text:p>0.89</text:p>
          </table:table-cell>
          <table:table-cell table:formula="of:=ROUND(AVERAGEIFS([ResNet_YesNorm_test_results.D$2:.D$501];[ResNet_YesNorm_test_results.$A$2:.$A$501];[.$A95];[ResNet_YesNorm_test_results.$B$2:.$B$501];[.$B95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95];[ResNet_YesNorm_test_results.$B$2:.$B$501];[.$B95]); 2)" office:value-type="float" office:value="0.32" calcext:value-type="float">
            <text:p>0.32</text:p>
          </table:table-cell>
          <table:table-cell table:formula="of:=ROUND(AVERAGEIFS([ResNet_YesNorm_test_results.F$2:.F$501];[ResNet_YesNorm_test_results.$A$2:.$A$501];[.$A95];[ResNet_YesNorm_test_results.$B$2:.$B$501];[.$B95]); 2)" office:value-type="float" office:value="0.34" calcext:value-type="float">
            <text:p>0.34</text:p>
          </table:table-cell>
          <table:table-cell table:formula="of:=ROUND(AVERAGEIFS([ResNet_YesNorm_test_results.G$2:.G$501];[ResNet_YesNorm_test_results.$A$2:.$A$501];[.$A95];[ResNet_YesNorm_test_results.$B$2:.$B$501];[.$B95]); 2)" office:value-type="float" office:value="27.59" calcext:value-type="float">
            <text:p>27.59</text:p>
          </table:table-cell>
          <table:table-cell table:number-matrix-columns-spanned="1" table:number-matrix-rows-spanned="1" table:formula="of:=ROUND(STDEV(IF(IF([.$A95]=[ResNet_YesNorm_test_results.$A$2:.$A$501];1;0);IF([.$B95]=[ResNet_YesNorm_test_results.$B$2:.$B$501];[ResNet_YesNorm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YesNorm_test_results.A476]" office:value-type="string" office:string-value="SmallNeg_0.4" calcext:value-type="string">
            <text:p>SmallNeg_0.4</text:p>
          </table:table-cell>
          <table:table-cell table:formula="of:=[ResNet_YesNorm_test_results.B456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96];[ResNet_YesNorm_test_results.$B$2:.$B$501];[.$B96]); 2)" office:value-type="float" office:value="0.9" calcext:value-type="float">
            <text:p>0.9</text:p>
          </table:table-cell>
          <table:table-cell table:formula="of:=ROUND(AVERAGEIFS([ResNet_YesNorm_test_results.D$2:.D$501];[ResNet_YesNorm_test_results.$A$2:.$A$501];[.$A96];[ResNet_YesNorm_test_results.$B$2:.$B$501];[.$B96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96];[ResNet_YesNorm_test_results.$B$2:.$B$501];[.$B96]); 2)" office:value-type="float" office:value="0.29" calcext:value-type="float">
            <text:p>0.29</text:p>
          </table:table-cell>
          <table:table-cell table:formula="of:=ROUND(AVERAGEIFS([ResNet_YesNorm_test_results.F$2:.F$501];[ResNet_YesNorm_test_results.$A$2:.$A$501];[.$A96];[ResNet_YesNorm_test_results.$B$2:.$B$501];[.$B96]); 2)" office:value-type="float" office:value="0.33" calcext:value-type="float">
            <text:p>0.33</text:p>
          </table:table-cell>
          <table:table-cell table:formula="of:=ROUND(AVERAGEIFS([ResNet_YesNorm_test_results.G$2:.G$501];[ResNet_YesNorm_test_results.$A$2:.$A$501];[.$A96];[ResNet_YesNorm_test_results.$B$2:.$B$501];[.$B96]); 2)" office:value-type="float" office:value="27.65" calcext:value-type="float">
            <text:p>27.65</text:p>
          </table:table-cell>
          <table:table-cell table:number-matrix-columns-spanned="1" table:number-matrix-rows-spanned="1" table:formula="of:=ROUND(STDEV(IF(IF([.$A96]=[ResNet_YesNorm_test_results.$A$2:.$A$501];1;0);IF([.$B96]=[ResNet_YesNorm_test_results.$B$2:.$B$501];[ResNet_YesNorm_test_results.$C$2:.$C$501];&quot;&quot;);&quot;&quot;));4)" office:value-type="float" office:value="0.0011" calcext:value-type="float">
            <text:p>0.0011</text:p>
          </table:table-cell>
        </table:table-row>
        <table:table-row table:style-name="ro1">
          <table:table-cell table:formula="of:=[ResNet_YesNorm_test_results.A477]" office:value-type="string" office:string-value="SmallNeg_0.5" calcext:value-type="string">
            <text:p>SmallNeg_0.5</text:p>
          </table:table-cell>
          <table:table-cell table:formula="of:=[ResNet_YesNorm_test_results.B477]" office:value-type="float" office:value="1" calcext:value-type="float">
            <text:p>1</text:p>
          </table:table-cell>
          <table:table-cell table:formula="of:=ROUND(AVERAGEIFS([ResNet_YesNorm_test_results.C$2:.C$501];[ResNet_YesNorm_test_results.$A$2:.$A$501];[.$A97];[ResNet_YesNorm_test_results.$B$2:.$B$501];[.$B97]); 2)" office:value-type="float" office:value="0.77" calcext:value-type="float">
            <text:p>0.77</text:p>
          </table:table-cell>
          <table:table-cell table:formula="of:=ROUND(AVERAGEIFS([ResNet_YesNorm_test_results.D$2:.D$501];[ResNet_YesNorm_test_results.$A$2:.$A$501];[.$A97];[ResNet_YesNorm_test_results.$B$2:.$B$501];[.$B97]); 2)" office:value-type="float" office:value="0.83" calcext:value-type="float">
            <text:p>0.83</text:p>
          </table:table-cell>
          <table:table-cell table:formula="of:=ROUND(AVERAGEIFS([ResNet_YesNorm_test_results.E$2:.E$501];[ResNet_YesNorm_test_results.$A$2:.$A$501];[.$A97];[ResNet_YesNorm_test_results.$B$2:.$B$501];[.$B97]); 2)" office:value-type="float" office:value="0.69" calcext:value-type="float">
            <text:p>0.69</text:p>
          </table:table-cell>
          <table:table-cell table:formula="of:=ROUND(AVERAGEIFS([ResNet_YesNorm_test_results.F$2:.F$501];[ResNet_YesNorm_test_results.$A$2:.$A$501];[.$A97];[ResNet_YesNorm_test_results.$B$2:.$B$501];[.$B97]); 2)" office:value-type="float" office:value="0.48" calcext:value-type="float">
            <text:p>0.48</text:p>
          </table:table-cell>
          <table:table-cell table:formula="of:=ROUND(AVERAGEIFS([ResNet_YesNorm_test_results.G$2:.G$501];[ResNet_YesNorm_test_results.$A$2:.$A$501];[.$A97];[ResNet_YesNorm_test_results.$B$2:.$B$501];[.$B97]); 2)" office:value-type="float" office:value="27.86" calcext:value-type="float">
            <text:p>27.86</text:p>
          </table:table-cell>
          <table:table-cell table:number-matrix-columns-spanned="1" table:number-matrix-rows-spanned="1" table:formula="of:=ROUND(STDEV(IF(IF([.$A97]=[ResNet_YesNorm_test_results.$A$2:.$A$501];1;0);IF([.$B97]=[ResNet_YesNorm_test_results.$B$2:.$B$501];[ResNet_YesNorm_test_results.$C$2:.$C$501];&quot;&quot;);&quot;&quot;));4)" office:value-type="float" office:value="0.0057" calcext:value-type="float">
            <text:p>0.0057</text:p>
          </table:table-cell>
        </table:table-row>
        <table:table-row table:style-name="ro1">
          <table:table-cell table:formula="of:=[ResNet_YesNorm_test_results.A483]" office:value-type="string" office:string-value="SmallNeg_0.5" calcext:value-type="string">
            <text:p>SmallNeg_0.5</text:p>
          </table:table-cell>
          <table:table-cell table:formula="of:=[ResNet_YesNorm_test_results.B478]" office:value-type="float" office:value="2" calcext:value-type="float">
            <text:p>2</text:p>
          </table:table-cell>
          <table:table-cell table:formula="of:=ROUND(AVERAGEIFS([ResNet_YesNorm_test_results.C$2:.C$501];[ResNet_YesNorm_test_results.$A$2:.$A$501];[.$A98];[ResNet_YesNorm_test_results.$B$2:.$B$501];[.$B98]); 2)" office:value-type="float" office:value="0.85" calcext:value-type="float">
            <text:p>0.85</text:p>
          </table:table-cell>
          <table:table-cell table:formula="of:=ROUND(AVERAGEIFS([ResNet_YesNorm_test_results.D$2:.D$501];[ResNet_YesNorm_test_results.$A$2:.$A$501];[.$A98];[ResNet_YesNorm_test_results.$B$2:.$B$501];[.$B98]); 2)" office:value-type="float" office:value="0.86" calcext:value-type="float">
            <text:p>0.86</text:p>
          </table:table-cell>
          <table:table-cell table:formula="of:=ROUND(AVERAGEIFS([ResNet_YesNorm_test_results.E$2:.E$501];[ResNet_YesNorm_test_results.$A$2:.$A$501];[.$A98];[ResNet_YesNorm_test_results.$B$2:.$B$501];[.$B98]); 2)" office:value-type="float" office:value="0.42" calcext:value-type="float">
            <text:p>0.42</text:p>
          </table:table-cell>
          <table:table-cell table:formula="of:=ROUND(AVERAGEIFS([ResNet_YesNorm_test_results.F$2:.F$501];[ResNet_YesNorm_test_results.$A$2:.$A$501];[.$A98];[ResNet_YesNorm_test_results.$B$2:.$B$501];[.$B98]); 2)" office:value-type="float" office:value="0.4" calcext:value-type="float">
            <text:p>0.4</text:p>
          </table:table-cell>
          <table:table-cell table:formula="of:=ROUND(AVERAGEIFS([ResNet_YesNorm_test_results.G$2:.G$501];[ResNet_YesNorm_test_results.$A$2:.$A$501];[.$A98];[ResNet_YesNorm_test_results.$B$2:.$B$501];[.$B98]); 2)" office:value-type="float" office:value="27.87" calcext:value-type="float">
            <text:p>27.87</text:p>
          </table:table-cell>
          <table:table-cell table:number-matrix-columns-spanned="1" table:number-matrix-rows-spanned="1" table:formula="of:=ROUND(STDEV(IF(IF([.$A98]=[ResNet_YesNorm_test_results.$A$2:.$A$501];1;0);IF([.$B98]=[ResNet_YesNorm_test_results.$B$2:.$B$501];[ResNet_YesNorm_test_results.$C$2:.$C$501];&quot;&quot;);&quot;&quot;));4)" office:value-type="float" office:value="0.0012" calcext:value-type="float">
            <text:p>0.0012</text:p>
          </table:table-cell>
        </table:table-row>
        <table:table-row table:style-name="ro1">
          <table:table-cell table:formula="of:=[ResNet_YesNorm_test_results.A489]" office:value-type="string" office:string-value="SmallNeg_0.5" calcext:value-type="string">
            <text:p>SmallNeg_0.5</text:p>
          </table:table-cell>
          <table:table-cell table:formula="of:=[ResNet_YesNorm_test_results.B479]" office:value-type="float" office:value="3" calcext:value-type="float">
            <text:p>3</text:p>
          </table:table-cell>
          <table:table-cell table:formula="of:=ROUND(AVERAGEIFS([ResNet_YesNorm_test_results.C$2:.C$501];[ResNet_YesNorm_test_results.$A$2:.$A$501];[.$A99];[ResNet_YesNorm_test_results.$B$2:.$B$501];[.$B99]); 2)" office:value-type="float" office:value="0.87" calcext:value-type="float">
            <text:p>0.87</text:p>
          </table:table-cell>
          <table:table-cell table:formula="of:=ROUND(AVERAGEIFS([ResNet_YesNorm_test_results.D$2:.D$501];[ResNet_YesNorm_test_results.$A$2:.$A$501];[.$A99];[ResNet_YesNorm_test_results.$B$2:.$B$501];[.$B99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99];[ResNet_YesNorm_test_results.$B$2:.$B$501];[.$B99]); 2)" office:value-type="float" office:value="0.36" calcext:value-type="float">
            <text:p>0.36</text:p>
          </table:table-cell>
          <table:table-cell table:formula="of:=ROUND(AVERAGEIFS([ResNet_YesNorm_test_results.F$2:.F$501];[ResNet_YesNorm_test_results.$A$2:.$A$501];[.$A99];[ResNet_YesNorm_test_results.$B$2:.$B$501];[.$B99]); 2)" office:value-type="float" office:value="0.37" calcext:value-type="float">
            <text:p>0.37</text:p>
          </table:table-cell>
          <table:table-cell table:formula="of:=ROUND(AVERAGEIFS([ResNet_YesNorm_test_results.G$2:.G$501];[ResNet_YesNorm_test_results.$A$2:.$A$501];[.$A99];[ResNet_YesNorm_test_results.$B$2:.$B$501];[.$B99]); 2)" office:value-type="float" office:value="27.8" calcext:value-type="float">
            <text:p>27.8</text:p>
          </table:table-cell>
          <table:table-cell table:number-matrix-columns-spanned="1" table:number-matrix-rows-spanned="1" table:formula="of:=ROUND(STDEV(IF(IF([.$A99]=[ResNet_YesNorm_test_results.$A$2:.$A$501];1;0);IF([.$B99]=[ResNet_YesNorm_test_results.$B$2:.$B$501];[ResNet_YesNorm_test_results.$C$2:.$C$501];&quot;&quot;);&quot;&quot;));4)" office:value-type="float" office:value="0.0007" calcext:value-type="float">
            <text:p>0.0007</text:p>
          </table:table-cell>
        </table:table-row>
        <table:table-row table:style-name="ro1">
          <table:table-cell table:formula="of:=[ResNet_YesNorm_test_results.A495]" office:value-type="string" office:string-value="SmallNeg_0.5" calcext:value-type="string">
            <text:p>SmallNeg_0.5</text:p>
          </table:table-cell>
          <table:table-cell table:formula="of:=[ResNet_YesNorm_test_results.B480]" office:value-type="float" office:value="4" calcext:value-type="float">
            <text:p>4</text:p>
          </table:table-cell>
          <table:table-cell table:formula="of:=ROUND(AVERAGEIFS([ResNet_YesNorm_test_results.C$2:.C$501];[ResNet_YesNorm_test_results.$A$2:.$A$501];[.$A100];[ResNet_YesNorm_test_results.$B$2:.$B$501];[.$B100]); 2)" office:value-type="float" office:value="0.88" calcext:value-type="float">
            <text:p>0.88</text:p>
          </table:table-cell>
          <table:table-cell table:formula="of:=ROUND(AVERAGEIFS([ResNet_YesNorm_test_results.D$2:.D$501];[ResNet_YesNorm_test_results.$A$2:.$A$501];[.$A100];[ResNet_YesNorm_test_results.$B$2:.$B$501];[.$B100]); 2)" office:value-type="float" office:value="0.87" calcext:value-type="float">
            <text:p>0.87</text:p>
          </table:table-cell>
          <table:table-cell table:formula="of:=ROUND(AVERAGEIFS([ResNet_YesNorm_test_results.E$2:.E$501];[ResNet_YesNorm_test_results.$A$2:.$A$501];[.$A100];[ResNet_YesNorm_test_results.$B$2:.$B$501];[.$B100]); 2)" office:value-type="float" office:value="0.32" calcext:value-type="float">
            <text:p>0.32</text:p>
          </table:table-cell>
          <table:table-cell table:formula="of:=ROUND(AVERAGEIFS([ResNet_YesNorm_test_results.F$2:.F$501];[ResNet_YesNorm_test_results.$A$2:.$A$501];[.$A100];[ResNet_YesNorm_test_results.$B$2:.$B$501];[.$B100]); 2)" office:value-type="float" office:value="0.35" calcext:value-type="float">
            <text:p>0.35</text:p>
          </table:table-cell>
          <table:table-cell table:formula="of:=ROUND(AVERAGEIFS([ResNet_YesNorm_test_results.G$2:.G$501];[ResNet_YesNorm_test_results.$A$2:.$A$501];[.$A100];[ResNet_YesNorm_test_results.$B$2:.$B$501];[.$B100]); 2)" office:value-type="float" office:value="27.97" calcext:value-type="float">
            <text:p>27.97</text:p>
          </table:table-cell>
          <table:table-cell table:number-matrix-columns-spanned="1" table:number-matrix-rows-spanned="1" table:formula="of:=ROUND(STDEV(IF(IF([.$A100]=[ResNet_YesNorm_test_results.$A$2:.$A$501];1;0);IF([.$B100]=[ResNet_YesNorm_test_results.$B$2:.$B$501];[ResNet_YesNorm_test_results.$C$2:.$C$501];&quot;&quot;);&quot;&quot;));4)" office:value-type="float" office:value="0.0009" calcext:value-type="float">
            <text:p>0.0009</text:p>
          </table:table-cell>
        </table:table-row>
        <table:table-row table:style-name="ro1">
          <table:table-cell table:formula="of:=[ResNet_YesNorm_test_results.A501]" office:value-type="string" office:string-value="SmallNeg_0.5" calcext:value-type="string">
            <text:p>SmallNeg_0.5</text:p>
          </table:table-cell>
          <table:table-cell table:formula="of:=[ResNet_YesNorm_test_results.B481]" office:value-type="float" office:value="5" calcext:value-type="float">
            <text:p>5</text:p>
          </table:table-cell>
          <table:table-cell table:formula="of:=ROUND(AVERAGEIFS([ResNet_YesNorm_test_results.C$2:.C$501];[ResNet_YesNorm_test_results.$A$2:.$A$501];[.$A101];[ResNet_YesNorm_test_results.$B$2:.$B$501];[.$B101]); 2)" office:value-type="float" office:value="0.89" calcext:value-type="float">
            <text:p>0.89</text:p>
          </table:table-cell>
          <table:table-cell table:formula="of:=ROUND(AVERAGEIFS([ResNet_YesNorm_test_results.D$2:.D$501];[ResNet_YesNorm_test_results.$A$2:.$A$501];[.$A101];[ResNet_YesNorm_test_results.$B$2:.$B$501];[.$B101]); 2)" office:value-type="float" office:value="0.88" calcext:value-type="float">
            <text:p>0.88</text:p>
          </table:table-cell>
          <table:table-cell table:formula="of:=ROUND(AVERAGEIFS([ResNet_YesNorm_test_results.E$2:.E$501];[ResNet_YesNorm_test_results.$A$2:.$A$501];[.$A101];[ResNet_YesNorm_test_results.$B$2:.$B$501];[.$B101]); 2)" office:value-type="float" office:value="0.3" calcext:value-type="float">
            <text:p>0.3</text:p>
          </table:table-cell>
          <table:table-cell table:formula="of:=ROUND(AVERAGEIFS([ResNet_YesNorm_test_results.F$2:.F$501];[ResNet_YesNorm_test_results.$A$2:.$A$501];[.$A101];[ResNet_YesNorm_test_results.$B$2:.$B$501];[.$B101]); 2)" office:value-type="float" office:value="0.33" calcext:value-type="float">
            <text:p>0.33</text:p>
          </table:table-cell>
          <table:table-cell table:formula="of:=ROUND(AVERAGEIFS([ResNet_YesNorm_test_results.G$2:.G$501];[ResNet_YesNorm_test_results.$A$2:.$A$501];[.$A101];[ResNet_YesNorm_test_results.$B$2:.$B$501];[.$B101]); 2)" office:value-type="float" office:value="27.87" calcext:value-type="float">
            <text:p>27.87</text:p>
          </table:table-cell>
          <table:table-cell table:number-matrix-columns-spanned="1" table:number-matrix-rows-spanned="1" table:formula="of:=ROUND(STDEV(IF(IF([.$A101]=[ResNet_YesNorm_test_results.$A$2:.$A$501];1;0);IF([.$B101]=[ResNet_YesNorm_test_results.$B$2:.$B$501];[ResNet_YesNorm_test_results.$C$2:.$C$501];&quot;&quot;);&quot;&quot;));4)" office:value-type="float" office:value="0.0006" calcext:value-type="float">
            <text:p>0.0006</text:p>
          </table:table-cell>
        </table:table-row>
      </table:table>
      <table:table table:name="Final Epoch Averages" table:style-name="ta1">
        <table:shapes>
          <draw:frame draw:z-index="0" draw:style-name="gr1" draw:text-style-name="P1" svg:width="18.252cm" svg:height="14.609cm" svg:x="24.52cm" svg:y="2.203cm">
            <draw:object draw:notify-on-update-of-ranges="'Final Epoch Averages'.A29:'Final Epoch Averages'.A29 'Final Epoch Averages'.A30:'Final Epoch Averages'.A49 'Final Epoch Averages'.C29:'Final Epoch Averages'.C29 'Final Epoch Averages'.C30:'Final Epoch Averages'.C49 'Final Epoch Averages'.D29:'Final Epoch Averages'.D29 'Final Epoch Averages'.D30:'Final Epoch Averages'.D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formula="of:=['Epoch Averages'.A2]" office:value-type="string" office:string-value="ReLU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table:formula="of:=['Epoch Averages'.C6]" office:value-type="float" office:value="0.91" calcext:value-type="float">
            <text:p>0.91</text:p>
          </table:table-cell>
          <table:table-cell table:formula="of:=['Epoch Averages'.D6]" office:value-type="float" office:value="0.88" calcext:value-type="float">
            <text:p>0.88</text:p>
          </table:table-cell>
          <table:table-cell table:formula="of:=['Epoch Averages'.E6]" office:value-type="float" office:value="0.26" calcext:value-type="float">
            <text:p>0.26</text:p>
          </table:table-cell>
          <table:table-cell table:formula="of:=['Epoch Averages'.F6]" office:value-type="float" office:value="0.33" calcext:value-type="float">
            <text:p>0.33</text:p>
          </table:table-cell>
          <table:table-cell table:formula="of:=['Epoch Averages'.G6]" office:value-type="float" office:value="15.18" calcext:value-type="float">
            <text:p>15.18</text:p>
          </table:table-cell>
          <table:table-cell table:formula="of:=['Epoch Averages'.H6]" office:value-type="float" office:value="0.001" calcext:value-type="float">
            <text:p>0.001</text:p>
          </table:table-cell>
        </table:table-row>
        <table:table-row table:style-name="ro1">
          <table:table-cell table:formula="of:=['Epoch Averages'.A7]" office:value-type="string" office:string-value="NegReLU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table:formula="of:=['Epoch Averages'.C11]" office:value-type="float" office:value="0.89" calcext:value-type="float">
            <text:p>0.89</text:p>
          </table:table-cell>
          <table:table-cell table:formula="of:=['Epoch Averages'.D11]" office:value-type="float" office:value="0.86" calcext:value-type="float">
            <text:p>0.86</text:p>
          </table:table-cell>
          <table:table-cell table:formula="of:=['Epoch Averages'.E11]" office:value-type="float" office:value="0.29" calcext:value-type="float">
            <text:p>0.29</text:p>
          </table:table-cell>
          <table:table-cell table:formula="of:=['Epoch Averages'.F11]" office:value-type="float" office:value="0.38" calcext:value-type="float">
            <text:p>0.38</text:p>
          </table:table-cell>
          <table:table-cell table:formula="of:=['Epoch Averages'.G11]" office:value-type="float" office:value="16.55" calcext:value-type="float">
            <text:p>16.55</text:p>
          </table:table-cell>
          <table:table-cell table:formula="of:=['Epoch Averages'.H11]" office:value-type="float" office:value="0.0017" calcext:value-type="float">
            <text:p>0.0017</text:p>
          </table:table-cell>
        </table:table-row>
        <table:table-row table:style-name="ro1">
          <table:table-cell table:formula="of:=['Epoch Averages'.A12]" office:value-type="string" office:string-value="Dslope_0.25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formula="of:=['Epoch Averages'.C16]" office:value-type="float" office:value="0.79" calcext:value-type="float">
            <text:p>0.79</text:p>
          </table:table-cell>
          <table:table-cell table:formula="of:=['Epoch Averages'.D16]" office:value-type="float" office:value="0.8" calcext:value-type="float">
            <text:p>0.8</text:p>
          </table:table-cell>
          <table:table-cell table:formula="of:=['Epoch Averages'.E16]" office:value-type="float" office:value="0.74" calcext:value-type="float">
            <text:p>0.74</text:p>
          </table:table-cell>
          <table:table-cell table:formula="of:=['Epoch Averages'.F16]" office:value-type="float" office:value="0.65" calcext:value-type="float">
            <text:p>0.65</text:p>
          </table:table-cell>
          <table:table-cell table:formula="of:=['Epoch Averages'.G16]" office:value-type="float" office:value="16.88" calcext:value-type="float">
            <text:p>16.88</text:p>
          </table:table-cell>
          <table:table-cell table:formula="of:=['Epoch Averages'.H16]" office:value-type="float" office:value="0.0113" calcext:value-type="float">
            <text:p>0.0113</text:p>
          </table:table-cell>
        </table:table-row>
        <table:table-row table:style-name="ro1">
          <table:table-cell table:formula="of:=['Epoch Averages'.A17]" office:value-type="string" office:string-value="Dslope_0.5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table:formula="of:=['Epoch Averages'.C21]" office:value-type="float" office:value="0.89" calcext:value-type="float">
            <text:p>0.89</text:p>
          </table:table-cell>
          <table:table-cell table:formula="of:=['Epoch Averages'.D21]" office:value-type="float" office:value="0.87" calcext:value-type="float">
            <text:p>0.87</text:p>
          </table:table-cell>
          <table:table-cell table:formula="of:=['Epoch Averages'.E21]" office:value-type="float" office:value="0.34" calcext:value-type="float">
            <text:p>0.34</text:p>
          </table:table-cell>
          <table:table-cell table:formula="of:=['Epoch Averages'.F21]" office:value-type="float" office:value="0.37" calcext:value-type="float">
            <text:p>0.37</text:p>
          </table:table-cell>
          <table:table-cell table:formula="of:=['Epoch Averages'.G21]" office:value-type="float" office:value="16.78" calcext:value-type="float">
            <text:p>16.78</text:p>
          </table:table-cell>
          <table:table-cell table:formula="of:=['Epoch Averages'.H21]" office:value-type="float" office:value="0.0031" calcext:value-type="float">
            <text:p>0.0031</text:p>
          </table:table-cell>
        </table:table-row>
        <table:table-row table:style-name="ro1">
          <table:table-cell table:style-name="ce2" table:formula="of:=['Epoch Averages'.A22]" office:value-type="string" office:string-value="Dslope_0.75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table:formula="of:=['Epoch Averages'.C26]" office:value-type="float" office:value="0.9" calcext:value-type="float">
            <text:p>0.9</text:p>
          </table:table-cell>
          <table:table-cell table:formula="of:=['Epoch Averages'.D26]" office:value-type="float" office:value="0.88" calcext:value-type="float">
            <text:p>0.88</text:p>
          </table:table-cell>
          <table:table-cell table:formula="of:=['Epoch Averages'.E26]" office:value-type="float" office:value="0.27" calcext:value-type="float">
            <text:p>0.27</text:p>
          </table:table-cell>
          <table:table-cell table:formula="of:=['Epoch Averages'.F26]" office:value-type="float" office:value="0.34" calcext:value-type="float">
            <text:p>0.34</text:p>
          </table:table-cell>
          <table:table-cell table:formula="of:=['Epoch Averages'.G26]" office:value-type="float" office:value="16.9" calcext:value-type="float">
            <text:p>16.9</text:p>
          </table:table-cell>
          <table:table-cell table:formula="of:=['Epoch Averages'.H26]" office:value-type="float" office:value="0.0018" calcext:value-type="float">
            <text:p>0.0018</text:p>
          </table:table-cell>
        </table:table-row>
        <table:table-row table:style-name="ro1">
          <table:table-cell table:style-name="ce2" table:formula="of:=['Epoch Averages'.A27]" office:value-type="string" office:string-value="Dslope_1.0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table:style-name="ce3" table:formula="of:=['Epoch Averages'.C31]" office:value-type="float" office:value="0.91" calcext:value-type="float">
            <text:p>0.91</text:p>
          </table:table-cell>
          <table:table-cell table:style-name="ce3" table:formula="of:=['Epoch Averages'.D31]" office:value-type="float" office:value="0.88" calcext:value-type="float">
            <text:p>0.88</text:p>
          </table:table-cell>
          <table:table-cell table:style-name="ce3" table:formula="of:=['Epoch Averages'.E31]" office:value-type="float" office:value="0.26" calcext:value-type="float">
            <text:p>0.26</text:p>
          </table:table-cell>
          <table:table-cell table:style-name="ce3" table:formula="of:=['Epoch Averages'.F31]" office:value-type="float" office:value="0.34" calcext:value-type="float">
            <text:p>0.34</text:p>
          </table:table-cell>
          <table:table-cell table:style-name="ce3" table:formula="of:=['Epoch Averages'.G31]" office:value-type="float" office:value="16.88" calcext:value-type="float">
            <text:p>16.88</text:p>
          </table:table-cell>
          <table:table-cell table:style-name="ce3" table:formula="of:=['Epoch Averages'.H31]" office:value-type="float" office:value="0.0017" calcext:value-type="float">
            <text:p>0.0017</text:p>
          </table:table-cell>
        </table:table-row>
        <table:table-row table:style-name="ro1">
          <table:table-cell table:style-name="ce2" table:formula="of:=['Epoch Averages'.A32]" office:value-type="string" office:string-value="Dslope_1.25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table:formula="of:=['Epoch Averages'.C36]" office:value-type="float" office:value="0.91" calcext:value-type="float">
            <text:p>0.91</text:p>
          </table:table-cell>
          <table:table-cell table:formula="of:=['Epoch Averages'.D36]" office:value-type="float" office:value="0.88" calcext:value-type="float">
            <text:p>0.88</text:p>
          </table:table-cell>
          <table:table-cell table:formula="of:=['Epoch Averages'.E36]" office:value-type="float" office:value="0.25" calcext:value-type="float">
            <text:p>0.25</text:p>
          </table:table-cell>
          <table:table-cell table:formula="of:=['Epoch Averages'.F36]" office:value-type="float" office:value="0.34" calcext:value-type="float">
            <text:p>0.34</text:p>
          </table:table-cell>
          <table:table-cell table:formula="of:=['Epoch Averages'.G36]" office:value-type="float" office:value="16.93" calcext:value-type="float">
            <text:p>16.93</text:p>
          </table:table-cell>
          <table:table-cell table:formula="of:=['Epoch Averages'.H36]" office:value-type="float" office:value="0.001" calcext:value-type="float">
            <text:p>0.001</text:p>
          </table:table-cell>
        </table:table-row>
        <table:table-row table:style-name="ro1">
          <table:table-cell table:style-name="ce2" table:formula="of:=['Epoch Averages'.A37]" office:value-type="string" office:string-value="Dslope_1.5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table:formula="of:=['Epoch Averages'.C41]" office:value-type="float" office:value="0.92" calcext:value-type="float">
            <text:p>0.92</text:p>
          </table:table-cell>
          <table:table-cell table:formula="of:=['Epoch Averages'.D41]" office:value-type="float" office:value="0.88" calcext:value-type="float">
            <text:p>0.88</text:p>
          </table:table-cell>
          <table:table-cell table:formula="of:=['Epoch Averages'.E41]" office:value-type="float" office:value="0.24" calcext:value-type="float">
            <text:p>0.24</text:p>
          </table:table-cell>
          <table:table-cell table:formula="of:=['Epoch Averages'.F41]" office:value-type="float" office:value="0.34" calcext:value-type="float">
            <text:p>0.34</text:p>
          </table:table-cell>
          <table:table-cell table:formula="of:=['Epoch Averages'.G41]" office:value-type="float" office:value="16.91" calcext:value-type="float">
            <text:p>16.91</text:p>
          </table:table-cell>
          <table:table-cell table:formula="of:=['Epoch Averages'.H41]" office:value-type="float" office:value="0.0016" calcext:value-type="float">
            <text:p>0.0016</text:p>
          </table:table-cell>
        </table:table-row>
        <table:table-row table:style-name="ro1">
          <table:table-cell table:style-name="ce2" table:formula="of:=['Epoch Averages'.A42]" office:value-type="string" office:string-value="DiffYRelu_0.25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table:formula="of:=['Epoch Averages'.C46]" office:value-type="float" office:value="0.89" calcext:value-type="float">
            <text:p>0.89</text:p>
          </table:table-cell>
          <table:table-cell table:formula="of:=['Epoch Averages'.D46]" office:value-type="float" office:value="0.87" calcext:value-type="float">
            <text:p>0.87</text:p>
          </table:table-cell>
          <table:table-cell table:formula="of:=['Epoch Averages'.E46]" office:value-type="float" office:value="0.3" calcext:value-type="float">
            <text:p>0.3</text:p>
          </table:table-cell>
          <table:table-cell table:formula="of:=['Epoch Averages'.F46]" office:value-type="float" office:value="0.35" calcext:value-type="float">
            <text:p>0.35</text:p>
          </table:table-cell>
          <table:table-cell table:formula="of:=['Epoch Averages'.G46]" office:value-type="float" office:value="29.72" calcext:value-type="float">
            <text:p>29.72</text:p>
          </table:table-cell>
          <table:table-cell table:formula="of:=['Epoch Averages'.H46]" office:value-type="float" office:value="0.0009" calcext:value-type="float">
            <text:p>0.0009</text:p>
          </table:table-cell>
        </table:table-row>
        <table:table-row table:style-name="ro1">
          <table:table-cell table:style-name="ce2" table:formula="of:=['Epoch Averages'.A47]" office:value-type="string" office:string-value="DiffYRelu_0.5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table:formula="of:=['Epoch Averages'.C51]" office:value-type="float" office:value="0.88" calcext:value-type="float">
            <text:p>0.88</text:p>
          </table:table-cell>
          <table:table-cell table:formula="of:=['Epoch Averages'.D51]" office:value-type="float" office:value="0.87" calcext:value-type="float">
            <text:p>0.87</text:p>
          </table:table-cell>
          <table:table-cell table:formula="of:=['Epoch Averages'.E51]" office:value-type="float" office:value="0.34" calcext:value-type="float">
            <text:p>0.34</text:p>
          </table:table-cell>
          <table:table-cell table:formula="of:=['Epoch Averages'.F51]" office:value-type="float" office:value="0.37" calcext:value-type="float">
            <text:p>0.37</text:p>
          </table:table-cell>
          <table:table-cell table:formula="of:=['Epoch Averages'.G51]" office:value-type="float" office:value="29.59" calcext:value-type="float">
            <text:p>29.59</text:p>
          </table:table-cell>
          <table:table-cell table:formula="of:=['Epoch Averages'.H51]" office:value-type="float" office:value="0.0021" calcext:value-type="float">
            <text:p>0.0021</text:p>
          </table:table-cell>
        </table:table-row>
        <table:table-row table:style-name="ro1">
          <table:table-cell table:style-name="ce2" table:formula="of:=['Epoch Averages'.A52]" office:value-type="string" office:string-value="DiffYRelu_0.75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table:formula="of:=['Epoch Averages'.C56]" office:value-type="float" office:value="0.86" calcext:value-type="float">
            <text:p>0.86</text:p>
          </table:table-cell>
          <table:table-cell table:formula="of:=['Epoch Averages'.D56]" office:value-type="float" office:value="0.85" calcext:value-type="float">
            <text:p>0.85</text:p>
          </table:table-cell>
          <table:table-cell table:formula="of:=['Epoch Averages'.E56]" office:value-type="float" office:value="0.39" calcext:value-type="float">
            <text:p>0.39</text:p>
          </table:table-cell>
          <table:table-cell table:formula="of:=['Epoch Averages'.F56]" office:value-type="float" office:value="0.4" calcext:value-type="float">
            <text:p>0.4</text:p>
          </table:table-cell>
          <table:table-cell table:formula="of:=['Epoch Averages'.G56]" office:value-type="float" office:value="30.22" calcext:value-type="float">
            <text:p>30.22</text:p>
          </table:table-cell>
          <table:table-cell table:formula="of:=['Epoch Averages'.H56]" office:value-type="float" office:value="0.0007" calcext:value-type="float">
            <text:p>0.0007</text:p>
          </table:table-cell>
        </table:table-row>
        <table:table-row table:style-name="ro1">
          <table:table-cell table:style-name="ce2" table:formula="of:=['Epoch Averages'.A57]" office:value-type="string" office:string-value="DiffYRelu_1.0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table:formula="of:=['Epoch Averages'.C61]" office:value-type="float" office:value="0.84" calcext:value-type="float">
            <text:p>0.84</text:p>
          </table:table-cell>
          <table:table-cell table:formula="of:=['Epoch Averages'.D61]" office:value-type="float" office:value="0.84" calcext:value-type="float">
            <text:p>0.84</text:p>
          </table:table-cell>
          <table:table-cell table:formula="of:=['Epoch Averages'.E61]" office:value-type="float" office:value="0.43" calcext:value-type="float">
            <text:p>0.43</text:p>
          </table:table-cell>
          <table:table-cell table:formula="of:=['Epoch Averages'.F61]" office:value-type="float" office:value="0.44" calcext:value-type="float">
            <text:p>0.44</text:p>
          </table:table-cell>
          <table:table-cell table:formula="of:=['Epoch Averages'.G61]" office:value-type="float" office:value="29.75" calcext:value-type="float">
            <text:p>29.75</text:p>
          </table:table-cell>
          <table:table-cell table:formula="of:=['Epoch Averages'.H61]" office:value-type="float" office:value="0.0016" calcext:value-type="float">
            <text:p>0.0016</text:p>
          </table:table-cell>
        </table:table-row>
        <table:table-row table:style-name="ro1">
          <table:table-cell table:style-name="ce2" table:formula="of:=['Epoch Averages'.A62]" office:value-type="string" office:string-value="PosHill_0.25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table:formula="of:=['Epoch Averages'.C66]" office:value-type="float" office:value="0.1" calcext:value-type="float">
            <text:p>0.1</text:p>
          </table:table-cell>
          <table:table-cell table:formula="of:=['Epoch Averages'.D66]" office:value-type="float" office:value="0.1" calcext:value-type="float">
            <text:p>0.1</text:p>
          </table:table-cell>
          <table:table-cell table:formula="of:=['Epoch Averages'.E66]" office:value-type="float" office:value="2.31" calcext:value-type="float">
            <text:p>2.31</text:p>
          </table:table-cell>
          <table:table-cell table:formula="of:=['Epoch Averages'.F66]" office:value-type="float" office:value="2.31" calcext:value-type="float">
            <text:p>2.31</text:p>
          </table:table-cell>
          <table:table-cell table:formula="of:=['Epoch Averages'.G66]" office:value-type="float" office:value="19.93" calcext:value-type="float">
            <text:p>19.93</text:p>
          </table:table-cell>
          <table:table-cell table:formula="of:=['Epoch Averages'.H66]" office:value-type="float" office:value="0.0006" calcext:value-type="float">
            <text:p>0.0006</text:p>
          </table:table-cell>
        </table:table-row>
        <table:table-row table:style-name="ro1">
          <table:table-cell table:style-name="ce2" table:formula="of:=['Epoch Averages'.A67]" office:value-type="string" office:string-value="PosHill_0.5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table:formula="of:=['Epoch Averages'.C71]" office:value-type="float" office:value="0.1" calcext:value-type="float">
            <text:p>0.1</text:p>
          </table:table-cell>
          <table:table-cell table:formula="of:=['Epoch Averages'.D71]" office:value-type="float" office:value="0.1" calcext:value-type="float">
            <text:p>0.1</text:p>
          </table:table-cell>
          <table:table-cell table:formula="of:=['Epoch Averages'.E71]" office:value-type="float" office:value="2.3" calcext:value-type="float">
            <text:p>2.3</text:p>
          </table:table-cell>
          <table:table-cell table:formula="of:=['Epoch Averages'.F71]" office:value-type="float" office:value="2.31" calcext:value-type="float">
            <text:p>2.31</text:p>
          </table:table-cell>
          <table:table-cell table:formula="of:=['Epoch Averages'.G71]" office:value-type="float" office:value="19.89" calcext:value-type="float">
            <text:p>19.89</text:p>
          </table:table-cell>
          <table:table-cell table:formula="of:=['Epoch Averages'.H71]" office:value-type="float" office:value="0.0011" calcext:value-type="float">
            <text:p>0.0011</text:p>
          </table:table-cell>
        </table:table-row>
        <table:table-row table:style-name="ro1">
          <table:table-cell table:style-name="ce2" table:formula="of:=['Epoch Averages'.A72]" office:value-type="string" office:string-value="PosHill_0.75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table:formula="of:=['Epoch Averages'.C76]" office:value-type="float" office:value="0.1" calcext:value-type="float">
            <text:p>0.1</text:p>
          </table:table-cell>
          <table:table-cell table:formula="of:=['Epoch Averages'.D76]" office:value-type="float" office:value="0.1" calcext:value-type="float">
            <text:p>0.1</text:p>
          </table:table-cell>
          <table:table-cell table:formula="of:=['Epoch Averages'.E76]" office:value-type="float" office:value="2.3" calcext:value-type="float">
            <text:p>2.3</text:p>
          </table:table-cell>
          <table:table-cell table:formula="of:=['Epoch Averages'.F76]" office:value-type="float" office:value="2.3" calcext:value-type="float">
            <text:p>2.3</text:p>
          </table:table-cell>
          <table:table-cell table:formula="of:=['Epoch Averages'.G76]" office:value-type="float" office:value="19.92" calcext:value-type="float">
            <text:p>19.92</text:p>
          </table:table-cell>
          <table:table-cell table:formula="of:=['Epoch Averages'.H76]" office:value-type="float" office:value="0.0008" calcext:value-type="float">
            <text:p>0.0008</text:p>
          </table:table-cell>
        </table:table-row>
        <table:table-row table:style-name="ro1">
          <table:table-cell table:style-name="ce2" table:formula="of:=['Epoch Averages'.A77]" office:value-type="string" office:string-value="SmallNeg_0.1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table:formula="of:=['Epoch Averages'.C81]" office:value-type="float" office:value="0.91" calcext:value-type="float">
            <text:p>0.91</text:p>
          </table:table-cell>
          <table:table-cell table:formula="of:=['Epoch Averages'.D81]" office:value-type="float" office:value="0.88" calcext:value-type="float">
            <text:p>0.88</text:p>
          </table:table-cell>
          <table:table-cell table:formula="of:=['Epoch Averages'.E81]" office:value-type="float" office:value="0.26" calcext:value-type="float">
            <text:p>0.26</text:p>
          </table:table-cell>
          <table:table-cell table:formula="of:=['Epoch Averages'.F81]" office:value-type="float" office:value="0.33" calcext:value-type="float">
            <text:p>0.33</text:p>
          </table:table-cell>
          <table:table-cell table:formula="of:=['Epoch Averages'.G81]" office:value-type="float" office:value="27.22" calcext:value-type="float">
            <text:p>27.22</text:p>
          </table:table-cell>
          <table:table-cell table:formula="of:=['Epoch Averages'.H81]" office:value-type="float" office:value="0.0013" calcext:value-type="float">
            <text:p>0.0013</text:p>
          </table:table-cell>
        </table:table-row>
        <table:table-row table:style-name="ro1">
          <table:table-cell table:style-name="ce2" table:formula="of:=['Epoch Averages'.A82]" office:value-type="string" office:string-value="SmallNeg_0.2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table:formula="of:=['Epoch Averages'.C86]" office:value-type="float" office:value="0.9" calcext:value-type="float">
            <text:p>0.9</text:p>
          </table:table-cell>
          <table:table-cell table:formula="of:=['Epoch Averages'.D86]" office:value-type="float" office:value="0.88" calcext:value-type="float">
            <text:p>0.88</text:p>
          </table:table-cell>
          <table:table-cell table:formula="of:=['Epoch Averages'.E86]" office:value-type="float" office:value="0.27" calcext:value-type="float">
            <text:p>0.27</text:p>
          </table:table-cell>
          <table:table-cell table:formula="of:=['Epoch Averages'.F86]" office:value-type="float" office:value="0.33" calcext:value-type="float">
            <text:p>0.33</text:p>
          </table:table-cell>
          <table:table-cell table:formula="of:=['Epoch Averages'.G86]" office:value-type="float" office:value="27.64" calcext:value-type="float">
            <text:p>27.64</text:p>
          </table:table-cell>
          <table:table-cell table:formula="of:=['Epoch Averages'.H86]" office:value-type="float" office:value="0.0015" calcext:value-type="float">
            <text:p>0.0015</text:p>
          </table:table-cell>
        </table:table-row>
        <table:table-row table:style-name="ro1">
          <table:table-cell table:style-name="ce2" table:formula="of:=['Epoch Averages'.A87]" office:value-type="string" office:string-value="SmallNeg_0.3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table:formula="of:=['Epoch Averages'.C91]" office:value-type="float" office:value="0.9" calcext:value-type="float">
            <text:p>0.9</text:p>
          </table:table-cell>
          <table:table-cell table:formula="of:=['Epoch Averages'.D91]" office:value-type="float" office:value="0.88" calcext:value-type="float">
            <text:p>0.88</text:p>
          </table:table-cell>
          <table:table-cell table:formula="of:=['Epoch Averages'.E91]" office:value-type="float" office:value="0.28" calcext:value-type="float">
            <text:p>0.28</text:p>
          </table:table-cell>
          <table:table-cell table:formula="of:=['Epoch Averages'.F91]" office:value-type="float" office:value="0.33" calcext:value-type="float">
            <text:p>0.33</text:p>
          </table:table-cell>
          <table:table-cell table:formula="of:=['Epoch Averages'.G91]" office:value-type="float" office:value="27.6" calcext:value-type="float">
            <text:p>27.6</text:p>
          </table:table-cell>
          <table:table-cell table:formula="of:=['Epoch Averages'.H91]" office:value-type="float" office:value="0.0018" calcext:value-type="float">
            <text:p>0.0018</text:p>
          </table:table-cell>
        </table:table-row>
        <table:table-row table:style-name="ro1">
          <table:table-cell table:style-name="ce2" table:formula="of:=['Epoch Averages'.A92]" office:value-type="string" office:string-value="SmallNeg_0.4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table:formula="of:=['Epoch Averages'.C96]" office:value-type="float" office:value="0.9" calcext:value-type="float">
            <text:p>0.9</text:p>
          </table:table-cell>
          <table:table-cell table:formula="of:=['Epoch Averages'.D96]" office:value-type="float" office:value="0.88" calcext:value-type="float">
            <text:p>0.88</text:p>
          </table:table-cell>
          <table:table-cell table:formula="of:=['Epoch Averages'.E96]" office:value-type="float" office:value="0.29" calcext:value-type="float">
            <text:p>0.29</text:p>
          </table:table-cell>
          <table:table-cell table:formula="of:=['Epoch Averages'.F96]" office:value-type="float" office:value="0.33" calcext:value-type="float">
            <text:p>0.33</text:p>
          </table:table-cell>
          <table:table-cell table:formula="of:=['Epoch Averages'.G96]" office:value-type="float" office:value="27.65" calcext:value-type="float">
            <text:p>27.65</text:p>
          </table:table-cell>
          <table:table-cell table:formula="of:=['Epoch Averages'.H96]" office:value-type="float" office:value="0.0011" calcext:value-type="float">
            <text:p>0.0011</text:p>
          </table:table-cell>
        </table:table-row>
        <table:table-row table:style-name="ro1">
          <table:table-cell table:style-name="ce2" table:formula="of:=['Epoch Averages'.A97]" office:value-type="string" office:string-value="SmallNeg_0.5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table:formula="of:=['Epoch Averages'.C101]" office:value-type="float" office:value="0.89" calcext:value-type="float">
            <text:p>0.89</text:p>
          </table:table-cell>
          <table:table-cell table:formula="of:=['Epoch Averages'.D101]" office:value-type="float" office:value="0.88" calcext:value-type="float">
            <text:p>0.88</text:p>
          </table:table-cell>
          <table:table-cell table:formula="of:=['Epoch Averages'.E101]" office:value-type="float" office:value="0.3" calcext:value-type="float">
            <text:p>0.3</text:p>
          </table:table-cell>
          <table:table-cell table:formula="of:=['Epoch Averages'.F101]" office:value-type="float" office:value="0.33" calcext:value-type="float">
            <text:p>0.33</text:p>
          </table:table-cell>
          <table:table-cell table:formula="of:=['Epoch Averages'.G101]" office:value-type="float" office:value="27.87" calcext:value-type="float">
            <text:p>27.87</text:p>
          </table:table-cell>
          <table:table-cell table:formula="of:=['Epoch Averages'.H101]" office:value-type="float" office:value="0.0006" calcext:value-type="float">
            <text:p>0.0006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able with row order swapped to change row order on bar ch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formula="of:=[.A21]" office:value-type="string" office:string-value="SmallNeg_0.5" calcext:value-type="string">
            <text:p>SmallNeg_0.5</text:p>
          </table:table-cell>
          <table:table-cell table:formula="of:=[.B21]" office:value-type="float" office:value="5" calcext:value-type="float">
            <text:p>5</text:p>
          </table:table-cell>
          <table:table-cell table:formula="of:=[.C21]" office:value-type="float" office:value="0.89" calcext:value-type="float">
            <text:p>0.89</text:p>
          </table:table-cell>
          <table:table-cell table:formula="of:=[.D21]" office:value-type="float" office:value="0.88" calcext:value-type="float">
            <text:p>0.88</text:p>
          </table:table-cell>
          <table:table-cell table:formula="of:=[.E21]" office:value-type="float" office:value="0.3" calcext:value-type="float">
            <text:p>0.3</text:p>
          </table:table-cell>
          <table:table-cell table:formula="of:=[.F21]" office:value-type="float" office:value="0.33" calcext:value-type="float">
            <text:p>0.33</text:p>
          </table:table-cell>
          <table:table-cell table:formula="of:=[.G21]" office:value-type="float" office:value="27.87" calcext:value-type="float">
            <text:p>27.87</text:p>
          </table:table-cell>
          <table:table-cell table:formula="of:=[.H21]" office:value-type="float" office:value="0.0006" calcext:value-type="float">
            <text:p>0.0006</text:p>
          </table:table-cell>
        </table:table-row>
        <table:table-row table:style-name="ro1">
          <table:table-cell table:formula="of:=[.A20]" office:value-type="string" office:string-value="SmallNeg_0.4" calcext:value-type="string">
            <text:p>SmallNeg_0.4</text:p>
          </table:table-cell>
          <table:table-cell table:formula="of:=[.B20]" office:value-type="float" office:value="5" calcext:value-type="float">
            <text:p>5</text:p>
          </table:table-cell>
          <table:table-cell table:formula="of:=[.C20]" office:value-type="float" office:value="0.9" calcext:value-type="float">
            <text:p>0.9</text:p>
          </table:table-cell>
          <table:table-cell table:formula="of:=[.D20]" office:value-type="float" office:value="0.88" calcext:value-type="float">
            <text:p>0.88</text:p>
          </table:table-cell>
          <table:table-cell table:formula="of:=[.E20]" office:value-type="float" office:value="0.29" calcext:value-type="float">
            <text:p>0.29</text:p>
          </table:table-cell>
          <table:table-cell table:formula="of:=[.F20]" office:value-type="float" office:value="0.33" calcext:value-type="float">
            <text:p>0.33</text:p>
          </table:table-cell>
          <table:table-cell table:formula="of:=[.G20]" office:value-type="float" office:value="27.65" calcext:value-type="float">
            <text:p>27.65</text:p>
          </table:table-cell>
          <table:table-cell table:formula="of:=[.H20]" office:value-type="float" office:value="0.0011" calcext:value-type="float">
            <text:p>0.0011</text:p>
          </table:table-cell>
        </table:table-row>
        <table:table-row table:style-name="ro1">
          <table:table-cell table:formula="of:=[.A19]" office:value-type="string" office:string-value="SmallNeg_0.3" calcext:value-type="string">
            <text:p>SmallNeg_0.3</text:p>
          </table:table-cell>
          <table:table-cell table:formula="of:=[.B19]" office:value-type="float" office:value="5" calcext:value-type="float">
            <text:p>5</text:p>
          </table:table-cell>
          <table:table-cell table:formula="of:=[.C19]" office:value-type="float" office:value="0.9" calcext:value-type="float">
            <text:p>0.9</text:p>
          </table:table-cell>
          <table:table-cell table:formula="of:=[.D19]" office:value-type="float" office:value="0.88" calcext:value-type="float">
            <text:p>0.88</text:p>
          </table:table-cell>
          <table:table-cell table:formula="of:=[.E19]" office:value-type="float" office:value="0.28" calcext:value-type="float">
            <text:p>0.28</text:p>
          </table:table-cell>
          <table:table-cell table:formula="of:=[.F19]" office:value-type="float" office:value="0.33" calcext:value-type="float">
            <text:p>0.33</text:p>
          </table:table-cell>
          <table:table-cell table:formula="of:=[.G19]" office:value-type="float" office:value="27.6" calcext:value-type="float">
            <text:p>27.6</text:p>
          </table:table-cell>
          <table:table-cell table:formula="of:=[.H19]" office:value-type="float" office:value="0.0018" calcext:value-type="float">
            <text:p>0.0018</text:p>
          </table:table-cell>
        </table:table-row>
        <table:table-row table:style-name="ro1">
          <table:table-cell table:formula="of:=[.A18]" office:value-type="string" office:string-value="SmallNeg_0.2" calcext:value-type="string">
            <text:p>SmallNeg_0.2</text:p>
          </table:table-cell>
          <table:table-cell table:formula="of:=[.B18]" office:value-type="float" office:value="5" calcext:value-type="float">
            <text:p>5</text:p>
          </table:table-cell>
          <table:table-cell table:formula="of:=[.C18]" office:value-type="float" office:value="0.9" calcext:value-type="float">
            <text:p>0.9</text:p>
          </table:table-cell>
          <table:table-cell table:formula="of:=[.D18]" office:value-type="float" office:value="0.88" calcext:value-type="float">
            <text:p>0.88</text:p>
          </table:table-cell>
          <table:table-cell table:formula="of:=[.E18]" office:value-type="float" office:value="0.27" calcext:value-type="float">
            <text:p>0.27</text:p>
          </table:table-cell>
          <table:table-cell table:formula="of:=[.F18]" office:value-type="float" office:value="0.33" calcext:value-type="float">
            <text:p>0.33</text:p>
          </table:table-cell>
          <table:table-cell table:formula="of:=[.G18]" office:value-type="float" office:value="27.64" calcext:value-type="float">
            <text:p>27.64</text:p>
          </table:table-cell>
          <table:table-cell table:formula="of:=[.H18]" office:value-type="float" office:value="0.0015" calcext:value-type="float">
            <text:p>0.0015</text:p>
          </table:table-cell>
        </table:table-row>
        <table:table-row table:style-name="ro1">
          <table:table-cell table:formula="of:=[.A17]" office:value-type="string" office:string-value="SmallNeg_0.1" calcext:value-type="string">
            <text:p>SmallNeg_0.1</text:p>
          </table:table-cell>
          <table:table-cell table:formula="of:=[.B17]" office:value-type="float" office:value="5" calcext:value-type="float">
            <text:p>5</text:p>
          </table:table-cell>
          <table:table-cell table:formula="of:=[.C17]" office:value-type="float" office:value="0.91" calcext:value-type="float">
            <text:p>0.91</text:p>
          </table:table-cell>
          <table:table-cell table:formula="of:=[.D17]" office:value-type="float" office:value="0.88" calcext:value-type="float">
            <text:p>0.88</text:p>
          </table:table-cell>
          <table:table-cell table:formula="of:=[.E17]" office:value-type="float" office:value="0.26" calcext:value-type="float">
            <text:p>0.26</text:p>
          </table:table-cell>
          <table:table-cell table:formula="of:=[.F17]" office:value-type="float" office:value="0.33" calcext:value-type="float">
            <text:p>0.33</text:p>
          </table:table-cell>
          <table:table-cell table:formula="of:=[.G17]" office:value-type="float" office:value="27.22" calcext:value-type="float">
            <text:p>27.22</text:p>
          </table:table-cell>
          <table:table-cell table:formula="of:=[.H17]" office:value-type="float" office:value="0.0013" calcext:value-type="float">
            <text:p>0.0013</text:p>
          </table:table-cell>
        </table:table-row>
        <table:table-row table:style-name="ro1">
          <table:table-cell table:formula="of:=[.A16]" office:value-type="string" office:string-value="PosHill_0.75" calcext:value-type="string">
            <text:p>PosHill_0.75</text:p>
          </table:table-cell>
          <table:table-cell table:formula="of:=[.B16]" office:value-type="float" office:value="5" calcext:value-type="float">
            <text:p>5</text:p>
          </table:table-cell>
          <table:table-cell table:formula="of:=[.C16]" office:value-type="float" office:value="0.1" calcext:value-type="float">
            <text:p>0.1</text:p>
          </table:table-cell>
          <table:table-cell table:formula="of:=[.D16]" office:value-type="float" office:value="0.1" calcext:value-type="float">
            <text:p>0.1</text:p>
          </table:table-cell>
          <table:table-cell table:formula="of:=[.E16]" office:value-type="float" office:value="2.3" calcext:value-type="float">
            <text:p>2.3</text:p>
          </table:table-cell>
          <table:table-cell table:formula="of:=[.F16]" office:value-type="float" office:value="2.3" calcext:value-type="float">
            <text:p>2.3</text:p>
          </table:table-cell>
          <table:table-cell table:formula="of:=[.G16]" office:value-type="float" office:value="19.92" calcext:value-type="float">
            <text:p>19.92</text:p>
          </table:table-cell>
          <table:table-cell table:formula="of:=[.H16]" office:value-type="float" office:value="0.0008" calcext:value-type="float">
            <text:p>0.0008</text:p>
          </table:table-cell>
        </table:table-row>
        <table:table-row table:style-name="ro1">
          <table:table-cell table:formula="of:=[.A15]" office:value-type="string" office:string-value="PosHill_0.5" calcext:value-type="string">
            <text:p>PosHill_0.5</text:p>
          </table:table-cell>
          <table:table-cell table:formula="of:=[.B15]" office:value-type="float" office:value="5" calcext:value-type="float">
            <text:p>5</text:p>
          </table:table-cell>
          <table:table-cell table:formula="of:=[.C15]" office:value-type="float" office:value="0.1" calcext:value-type="float">
            <text:p>0.1</text:p>
          </table:table-cell>
          <table:table-cell table:formula="of:=[.D15]" office:value-type="float" office:value="0.1" calcext:value-type="float">
            <text:p>0.1</text:p>
          </table:table-cell>
          <table:table-cell table:formula="of:=[.E15]" office:value-type="float" office:value="2.3" calcext:value-type="float">
            <text:p>2.3</text:p>
          </table:table-cell>
          <table:table-cell table:formula="of:=[.F15]" office:value-type="float" office:value="2.31" calcext:value-type="float">
            <text:p>2.31</text:p>
          </table:table-cell>
          <table:table-cell table:formula="of:=[.G15]" office:value-type="float" office:value="19.89" calcext:value-type="float">
            <text:p>19.89</text:p>
          </table:table-cell>
          <table:table-cell table:formula="of:=[.H15]" office:value-type="float" office:value="0.0011" calcext:value-type="float">
            <text:p>0.0011</text:p>
          </table:table-cell>
        </table:table-row>
        <table:table-row table:style-name="ro1">
          <table:table-cell table:formula="of:=[.A14]" office:value-type="string" office:string-value="PosHill_0.25" calcext:value-type="string">
            <text:p>PosHill_0.25</text:p>
          </table:table-cell>
          <table:table-cell table:formula="of:=[.B14]" office:value-type="float" office:value="5" calcext:value-type="float">
            <text:p>5</text:p>
          </table:table-cell>
          <table:table-cell table:formula="of:=[.C14]" office:value-type="float" office:value="0.1" calcext:value-type="float">
            <text:p>0.1</text:p>
          </table:table-cell>
          <table:table-cell table:formula="of:=[.D14]" office:value-type="float" office:value="0.1" calcext:value-type="float">
            <text:p>0.1</text:p>
          </table:table-cell>
          <table:table-cell table:formula="of:=[.E14]" office:value-type="float" office:value="2.31" calcext:value-type="float">
            <text:p>2.31</text:p>
          </table:table-cell>
          <table:table-cell table:formula="of:=[.F14]" office:value-type="float" office:value="2.31" calcext:value-type="float">
            <text:p>2.31</text:p>
          </table:table-cell>
          <table:table-cell table:formula="of:=[.G14]" office:value-type="float" office:value="19.93" calcext:value-type="float">
            <text:p>19.93</text:p>
          </table:table-cell>
          <table:table-cell table:formula="of:=[.H14]" office:value-type="float" office:value="0.0006" calcext:value-type="float">
            <text:p>0.0006</text:p>
          </table:table-cell>
        </table:table-row>
        <table:table-row table:style-name="ro1">
          <table:table-cell table:formula="of:=[.A13]" office:value-type="string" office:string-value="DiffYRelu_1.0" calcext:value-type="string">
            <text:p>DiffYRelu_1.0</text:p>
          </table:table-cell>
          <table:table-cell table:formula="of:=[.B13]" office:value-type="float" office:value="5" calcext:value-type="float">
            <text:p>5</text:p>
          </table:table-cell>
          <table:table-cell table:formula="of:=[.C13]" office:value-type="float" office:value="0.84" calcext:value-type="float">
            <text:p>0.84</text:p>
          </table:table-cell>
          <table:table-cell table:formula="of:=[.D13]" office:value-type="float" office:value="0.84" calcext:value-type="float">
            <text:p>0.84</text:p>
          </table:table-cell>
          <table:table-cell table:formula="of:=[.E13]" office:value-type="float" office:value="0.43" calcext:value-type="float">
            <text:p>0.43</text:p>
          </table:table-cell>
          <table:table-cell table:formula="of:=[.F13]" office:value-type="float" office:value="0.44" calcext:value-type="float">
            <text:p>0.44</text:p>
          </table:table-cell>
          <table:table-cell table:formula="of:=[.G13]" office:value-type="float" office:value="29.75" calcext:value-type="float">
            <text:p>29.75</text:p>
          </table:table-cell>
          <table:table-cell table:formula="of:=[.H13]" office:value-type="float" office:value="0.0016" calcext:value-type="float">
            <text:p>0.0016</text:p>
          </table:table-cell>
        </table:table-row>
        <table:table-row table:style-name="ro1">
          <table:table-cell table:formula="of:=[.A12]" office:value-type="string" office:string-value="DiffYRelu_0.75" calcext:value-type="string">
            <text:p>DiffYRelu_0.75</text:p>
          </table:table-cell>
          <table:table-cell table:formula="of:=[.B12]" office:value-type="float" office:value="5" calcext:value-type="float">
            <text:p>5</text:p>
          </table:table-cell>
          <table:table-cell table:formula="of:=[.C12]" office:value-type="float" office:value="0.86" calcext:value-type="float">
            <text:p>0.86</text:p>
          </table:table-cell>
          <table:table-cell table:formula="of:=[.D12]" office:value-type="float" office:value="0.85" calcext:value-type="float">
            <text:p>0.85</text:p>
          </table:table-cell>
          <table:table-cell table:formula="of:=[.E12]" office:value-type="float" office:value="0.39" calcext:value-type="float">
            <text:p>0.39</text:p>
          </table:table-cell>
          <table:table-cell table:formula="of:=[.F12]" office:value-type="float" office:value="0.4" calcext:value-type="float">
            <text:p>0.4</text:p>
          </table:table-cell>
          <table:table-cell table:formula="of:=[.G12]" office:value-type="float" office:value="30.22" calcext:value-type="float">
            <text:p>30.22</text:p>
          </table:table-cell>
          <table:table-cell table:formula="of:=[.H12]" office:value-type="float" office:value="0.0007" calcext:value-type="float">
            <text:p>0.0007</text:p>
          </table:table-cell>
        </table:table-row>
        <table:table-row table:style-name="ro1">
          <table:table-cell table:formula="of:=[.A11]" office:value-type="string" office:string-value="DiffYRelu_0.5" calcext:value-type="string">
            <text:p>DiffYRelu_0.5</text:p>
          </table:table-cell>
          <table:table-cell table:formula="of:=[.B11]" office:value-type="float" office:value="5" calcext:value-type="float">
            <text:p>5</text:p>
          </table:table-cell>
          <table:table-cell table:formula="of:=[.C11]" office:value-type="float" office:value="0.88" calcext:value-type="float">
            <text:p>0.88</text:p>
          </table:table-cell>
          <table:table-cell table:formula="of:=[.D11]" office:value-type="float" office:value="0.87" calcext:value-type="float">
            <text:p>0.87</text:p>
          </table:table-cell>
          <table:table-cell table:formula="of:=[.E11]" office:value-type="float" office:value="0.34" calcext:value-type="float">
            <text:p>0.34</text:p>
          </table:table-cell>
          <table:table-cell table:formula="of:=[.F11]" office:value-type="float" office:value="0.37" calcext:value-type="float">
            <text:p>0.37</text:p>
          </table:table-cell>
          <table:table-cell table:formula="of:=[.G11]" office:value-type="float" office:value="29.59" calcext:value-type="float">
            <text:p>29.59</text:p>
          </table:table-cell>
          <table:table-cell table:formula="of:=[.H11]" office:value-type="float" office:value="0.0021" calcext:value-type="float">
            <text:p>0.0021</text:p>
          </table:table-cell>
        </table:table-row>
        <table:table-row table:style-name="ro1">
          <table:table-cell table:formula="of:=[.A10]" office:value-type="string" office:string-value="DiffYRelu_0.25" calcext:value-type="string">
            <text:p>DiffYRelu_0.25</text:p>
          </table:table-cell>
          <table:table-cell table:formula="of:=[.B10]" office:value-type="float" office:value="5" calcext:value-type="float">
            <text:p>5</text:p>
          </table:table-cell>
          <table:table-cell table:formula="of:=[.C10]" office:value-type="float" office:value="0.89" calcext:value-type="float">
            <text:p>0.89</text:p>
          </table:table-cell>
          <table:table-cell table:formula="of:=[.D10]" office:value-type="float" office:value="0.87" calcext:value-type="float">
            <text:p>0.87</text:p>
          </table:table-cell>
          <table:table-cell table:formula="of:=[.E10]" office:value-type="float" office:value="0.3" calcext:value-type="float">
            <text:p>0.3</text:p>
          </table:table-cell>
          <table:table-cell table:formula="of:=[.F10]" office:value-type="float" office:value="0.35" calcext:value-type="float">
            <text:p>0.35</text:p>
          </table:table-cell>
          <table:table-cell table:formula="of:=[.G10]" office:value-type="float" office:value="29.72" calcext:value-type="float">
            <text:p>29.72</text:p>
          </table:table-cell>
          <table:table-cell table:formula="of:=[.H10]" office:value-type="float" office:value="0.0009" calcext:value-type="float">
            <text:p>0.0009</text:p>
          </table:table-cell>
        </table:table-row>
        <table:table-row table:style-name="ro1">
          <table:table-cell table:formula="of:=[.A9]" office:value-type="string" office:string-value="Dslope_1.5" calcext:value-type="string">
            <text:p>Dslope_1.5</text:p>
          </table:table-cell>
          <table:table-cell table:formula="of:=[.B9]" office:value-type="float" office:value="5" calcext:value-type="float">
            <text:p>5</text:p>
          </table:table-cell>
          <table:table-cell table:formula="of:=[.C9]" office:value-type="float" office:value="0.92" calcext:value-type="float">
            <text:p>0.92</text:p>
          </table:table-cell>
          <table:table-cell table:formula="of:=[.D9]" office:value-type="float" office:value="0.88" calcext:value-type="float">
            <text:p>0.88</text:p>
          </table:table-cell>
          <table:table-cell table:formula="of:=[.E9]" office:value-type="float" office:value="0.24" calcext:value-type="float">
            <text:p>0.24</text:p>
          </table:table-cell>
          <table:table-cell table:formula="of:=[.F9]" office:value-type="float" office:value="0.34" calcext:value-type="float">
            <text:p>0.34</text:p>
          </table:table-cell>
          <table:table-cell table:formula="of:=[.G9]" office:value-type="float" office:value="16.91" calcext:value-type="float">
            <text:p>16.91</text:p>
          </table:table-cell>
          <table:table-cell table:formula="of:=[.H9]" office:value-type="float" office:value="0.0016" calcext:value-type="float">
            <text:p>0.0016</text:p>
          </table:table-cell>
        </table:table-row>
        <table:table-row table:style-name="ro1">
          <table:table-cell table:formula="of:=[.A8]" office:value-type="string" office:string-value="Dslope_1.25" calcext:value-type="string">
            <text:p>Dslope_1.25</text:p>
          </table:table-cell>
          <table:table-cell table:formula="of:=[.B8]" office:value-type="float" office:value="5" calcext:value-type="float">
            <text:p>5</text:p>
          </table:table-cell>
          <table:table-cell table:formula="of:=[.C8]" office:value-type="float" office:value="0.91" calcext:value-type="float">
            <text:p>0.91</text:p>
          </table:table-cell>
          <table:table-cell table:formula="of:=[.D8]" office:value-type="float" office:value="0.88" calcext:value-type="float">
            <text:p>0.88</text:p>
          </table:table-cell>
          <table:table-cell table:formula="of:=[.E8]" office:value-type="float" office:value="0.25" calcext:value-type="float">
            <text:p>0.25</text:p>
          </table:table-cell>
          <table:table-cell table:formula="of:=[.F8]" office:value-type="float" office:value="0.34" calcext:value-type="float">
            <text:p>0.34</text:p>
          </table:table-cell>
          <table:table-cell table:formula="of:=[.G8]" office:value-type="float" office:value="16.93" calcext:value-type="float">
            <text:p>16.93</text:p>
          </table:table-cell>
          <table:table-cell table:formula="of:=[.H8]" office:value-type="float" office:value="0.001" calcext:value-type="float">
            <text:p>0.001</text:p>
          </table:table-cell>
        </table:table-row>
        <table:table-row table:style-name="ro1">
          <table:table-cell table:formula="of:=[.A7]" office:value-type="string" office:string-value="Dslope_1.0" calcext:value-type="string">
            <text:p>Dslope_1.0</text:p>
          </table:table-cell>
          <table:table-cell table:formula="of:=[.B7]" office:value-type="float" office:value="5" calcext:value-type="float">
            <text:p>5</text:p>
          </table:table-cell>
          <table:table-cell table:formula="of:=[.C7]" office:value-type="float" office:value="0.91" calcext:value-type="float">
            <text:p>0.91</text:p>
          </table:table-cell>
          <table:table-cell table:formula="of:=[.D7]" office:value-type="float" office:value="0.88" calcext:value-type="float">
            <text:p>0.88</text:p>
          </table:table-cell>
          <table:table-cell table:formula="of:=[.E7]" office:value-type="float" office:value="0.26" calcext:value-type="float">
            <text:p>0.26</text:p>
          </table:table-cell>
          <table:table-cell table:formula="of:=[.F7]" office:value-type="float" office:value="0.34" calcext:value-type="float">
            <text:p>0.34</text:p>
          </table:table-cell>
          <table:table-cell table:formula="of:=[.G7]" office:value-type="float" office:value="16.88" calcext:value-type="float">
            <text:p>16.88</text:p>
          </table:table-cell>
          <table:table-cell table:formula="of:=[.H7]" office:value-type="float" office:value="0.0017" calcext:value-type="float">
            <text:p>0.0017</text:p>
          </table:table-cell>
        </table:table-row>
        <table:table-row table:style-name="ro1">
          <table:table-cell table:formula="of:=[.A6]" office:value-type="string" office:string-value="Dslope_0.75" calcext:value-type="string">
            <text:p>Dslope_0.75</text:p>
          </table:table-cell>
          <table:table-cell table:formula="of:=[.B6]" office:value-type="float" office:value="5" calcext:value-type="float">
            <text:p>5</text:p>
          </table:table-cell>
          <table:table-cell table:formula="of:=[.C6]" office:value-type="float" office:value="0.9" calcext:value-type="float">
            <text:p>0.9</text:p>
          </table:table-cell>
          <table:table-cell table:formula="of:=[.D6]" office:value-type="float" office:value="0.88" calcext:value-type="float">
            <text:p>0.88</text:p>
          </table:table-cell>
          <table:table-cell table:formula="of:=[.E6]" office:value-type="float" office:value="0.27" calcext:value-type="float">
            <text:p>0.27</text:p>
          </table:table-cell>
          <table:table-cell table:formula="of:=[.F6]" office:value-type="float" office:value="0.34" calcext:value-type="float">
            <text:p>0.34</text:p>
          </table:table-cell>
          <table:table-cell table:formula="of:=[.G6]" office:value-type="float" office:value="16.9" calcext:value-type="float">
            <text:p>16.9</text:p>
          </table:table-cell>
          <table:table-cell table:formula="of:=[.H6]" office:value-type="float" office:value="0.0018" calcext:value-type="float">
            <text:p>0.0018</text:p>
          </table:table-cell>
        </table:table-row>
        <table:table-row table:style-name="ro1">
          <table:table-cell table:formula="of:=[.A5]" office:value-type="string" office:string-value="Dslope_0.5" calcext:value-type="string">
            <text:p>Dslope_0.5</text:p>
          </table:table-cell>
          <table:table-cell table:formula="of:=[.B5]" office:value-type="float" office:value="5" calcext:value-type="float">
            <text:p>5</text:p>
          </table:table-cell>
          <table:table-cell table:formula="of:=[.C5]" office:value-type="float" office:value="0.89" calcext:value-type="float">
            <text:p>0.89</text:p>
          </table:table-cell>
          <table:table-cell table:formula="of:=[.D5]" office:value-type="float" office:value="0.87" calcext:value-type="float">
            <text:p>0.87</text:p>
          </table:table-cell>
          <table:table-cell table:formula="of:=[.E5]" office:value-type="float" office:value="0.34" calcext:value-type="float">
            <text:p>0.34</text:p>
          </table:table-cell>
          <table:table-cell table:formula="of:=[.F5]" office:value-type="float" office:value="0.37" calcext:value-type="float">
            <text:p>0.37</text:p>
          </table:table-cell>
          <table:table-cell table:formula="of:=[.G5]" office:value-type="float" office:value="16.78" calcext:value-type="float">
            <text:p>16.78</text:p>
          </table:table-cell>
          <table:table-cell table:formula="of:=[.H5]" office:value-type="float" office:value="0.0031" calcext:value-type="float">
            <text:p>0.0031</text:p>
          </table:table-cell>
        </table:table-row>
        <table:table-row table:style-name="ro1">
          <table:table-cell table:formula="of:=[.A4]" office:value-type="string" office:string-value="Dslope_0.25" calcext:value-type="string">
            <text:p>Dslope_0.25</text:p>
          </table:table-cell>
          <table:table-cell table:formula="of:=[.B4]" office:value-type="float" office:value="5" calcext:value-type="float">
            <text:p>5</text:p>
          </table:table-cell>
          <table:table-cell table:formula="of:=[.C4]" office:value-type="float" office:value="0.79" calcext:value-type="float">
            <text:p>0.79</text:p>
          </table:table-cell>
          <table:table-cell table:formula="of:=[.D4]" office:value-type="float" office:value="0.8" calcext:value-type="float">
            <text:p>0.8</text:p>
          </table:table-cell>
          <table:table-cell table:formula="of:=[.E4]" office:value-type="float" office:value="0.74" calcext:value-type="float">
            <text:p>0.74</text:p>
          </table:table-cell>
          <table:table-cell table:formula="of:=[.F4]" office:value-type="float" office:value="0.65" calcext:value-type="float">
            <text:p>0.65</text:p>
          </table:table-cell>
          <table:table-cell table:formula="of:=[.G4]" office:value-type="float" office:value="16.88" calcext:value-type="float">
            <text:p>16.88</text:p>
          </table:table-cell>
          <table:table-cell table:formula="of:=[.H4]" office:value-type="float" office:value="0.0113" calcext:value-type="float">
            <text:p>0.0113</text:p>
          </table:table-cell>
        </table:table-row>
        <table:table-row table:style-name="ro1">
          <table:table-cell table:formula="of:=[.A3]" office:value-type="string" office:string-value="NegReLU" calcext:value-type="string">
            <text:p>NegReLU</text:p>
          </table:table-cell>
          <table:table-cell table:formula="of:=[.B3]" office:value-type="float" office:value="5" calcext:value-type="float">
            <text:p>5</text:p>
          </table:table-cell>
          <table:table-cell table:formula="of:=[.C3]" office:value-type="float" office:value="0.89" calcext:value-type="float">
            <text:p>0.89</text:p>
          </table:table-cell>
          <table:table-cell table:formula="of:=[.D3]" office:value-type="float" office:value="0.86" calcext:value-type="float">
            <text:p>0.86</text:p>
          </table:table-cell>
          <table:table-cell table:formula="of:=[.E3]" office:value-type="float" office:value="0.29" calcext:value-type="float">
            <text:p>0.29</text:p>
          </table:table-cell>
          <table:table-cell table:formula="of:=[.F3]" office:value-type="float" office:value="0.38" calcext:value-type="float">
            <text:p>0.38</text:p>
          </table:table-cell>
          <table:table-cell table:formula="of:=[.G3]" office:value-type="float" office:value="16.55" calcext:value-type="float">
            <text:p>16.55</text:p>
          </table:table-cell>
          <table:table-cell table:formula="of:=[.H3]" office:value-type="float" office:value="0.0017" calcext:value-type="float">
            <text:p>0.0017</text:p>
          </table:table-cell>
        </table:table-row>
        <table:table-row table:style-name="ro1">
          <table:table-cell table:formula="of:=[.A2]" office:value-type="string" office:string-value="ReLU" calcext:value-type="string">
            <text:p>ReLU</text:p>
          </table:table-cell>
          <table:table-cell table:formula="of:=[.B2]" office:value-type="float" office:value="5" calcext:value-type="float">
            <text:p>5</text:p>
          </table:table-cell>
          <table:table-cell table:formula="of:=[.C2]" office:value-type="float" office:value="0.91" calcext:value-type="float">
            <text:p>0.91</text:p>
          </table:table-cell>
          <table:table-cell table:formula="of:=[.D2]" office:value-type="float" office:value="0.88" calcext:value-type="float">
            <text:p>0.88</text:p>
          </table:table-cell>
          <table:table-cell table:formula="of:=[.E2]" office:value-type="float" office:value="0.26" calcext:value-type="float">
            <text:p>0.26</text:p>
          </table:table-cell>
          <table:table-cell table:formula="of:=[.F2]" office:value-type="float" office:value="0.33" calcext:value-type="float">
            <text:p>0.33</text:p>
          </table:table-cell>
          <table:table-cell table:formula="of:=[.G2]" office:value-type="float" office:value="15.18" calcext:value-type="float">
            <text:p>15.18</text:p>
          </table:table-cell>
          <table:table-cell table:formula="of:=[.H2]"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4T14:04:47.982115774</dc:date>
    <meta:editing-duration>PT1H57M22S</meta:editing-duration>
    <meta:editing-cycles>7</meta:editing-cycles>
    <meta:generator>LibreOffice/7.3.7.2$Linux_X86_64 LibreOffice_project/30$Build-2</meta:generator>
    <meta:document-statistic meta:table-count="3" meta:cell-count="46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53cm" svg:height="14.61cm" xlink:href=".." xlink:type="simple" chart:class="chart:bar" chart:style-name="ch1">
        <chart:title svg:x="6.688cm" svg:y="0.428cm" chart:style-name="ch2">
          <text:p>ResNet Norm Accuracy</text:p>
        </chart:title>
        <chart:legend chart:legend-position="end" svg:x="14.72cm" svg:y="6.757cm" style:legend-expansion="high" chart:style-name="ch3"/>
        <chart:plot-area chart:style-name="ch4" table:cell-range-address="'Final Epoch Averages'.A29:'Final Epoch Averages'.A49 'Final Epoch Averages'.C29:'Final Epoch Averages'.D49" chart:data-source-has-labels="both" svg:x="1.376cm" svg:y="1.499cm" svg:width="12.979cm" svg:height="11.838cm">
          <chart:coordinate-region svg:x="3.929cm" svg:y="1.499cm" svg:width="10.333cm" svg:height="11.191cm"/>
          <chart:axis chart:dimension="x" chart:name="primary-x" chart:style-name="ch5" chartooo:axis-type="auto">
            <chartooo:date-scale/>
            <chart:title svg:x="0.451cm" svg:y="8.838cm" chart:style-name="ch6">
              <text:p>Activation Function</text:p>
            </chart:title>
            <chart:categories table:cell-range-address="'Final Epoch Averages'.A30:'Final Epoch Averages'.A49"/>
          </chart:axis>
          <chart:axis chart:dimension="y" chart:name="primary-y" chart:style-name="ch7">
            <chart:title svg:x="7.146cm" svg:y="13.629cm" chart:style-name="ch8">
              <text:p>Accuracy</text:p>
            </chart:title>
            <chart:grid chart:style-name="ch9" chart:class="major"/>
          </chart:axis>
          <chart:series chart:style-name="ch10" chart:values-cell-range-address="'Final Epoch Averages'.C30:'Final Epoch Averages'.C49" chart:label-cell-address="'Final Epoch Averages'.C29:'Final Epoch Averages'.C29" chart:class="chart:bar">
            <chart:data-point chart:repeated="20"/>
          </chart:series>
          <chart:series chart:style-name="ch11" chart:values-cell-range-address="'Final Epoch Averages'.D30:'Final Epoch Averages'.D49" chart:label-cell-address="'Final Epoch Averages'.D29:'Final Epoch Averages'.D29" chart:class="chart:bar">
            <chart:data-point chart:repeated="6"/>
            <chart:data-point chart:style-name="ch12"/>
            <chart:data-point chart:repeated="11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Accuracy</text:p>
                <draw:g>
                  <svg:desc>'Final Epoch Averages'.C29:'Final Epoch Averages'.C29</svg:desc>
                </draw:g>
              </table:table-cell>
              <table:table-cell office:value-type="string">
                <text:p>Test Accuracy</text:p>
                <draw:g>
                  <svg:desc>'Final Epoch Averages'.D29:'Final Epoch Averages'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allNeg_0.5</text:p>
                <draw:g>
                  <svg:desc>'Final Epoch Averages'.A30:'Final Epoch Averages'.A49</svg:desc>
                </draw:g>
              </table:table-cell>
              <table:table-cell office:value-type="float" office:value="0.89">
                <text:p>0.89</text:p>
                <draw:g>
                  <svg:desc>'Final Epoch Averages'.C30:'Final Epoch Averages'.C49</svg:desc>
                </draw:g>
              </table:table-cell>
              <table:table-cell office:value-type="float" office:value="0.88">
                <text:p>0.88</text:p>
                <draw:g>
                  <svg:desc>'Final Epoch Averages'.D30:'Final Epoch Averages'.D49</svg:desc>
                </draw:g>
              </table:table-cell>
            </table:table-row>
            <table:table-row>
              <table:table-cell office:value-type="string">
                <text:p>SmallNeg_0.4</text:p>
              </table:table-cell>
              <table:table-cell office:value-type="float" office:value="0.9">
                <text:p>0.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SmallNeg_0.3</text:p>
              </table:table-cell>
              <table:table-cell office:value-type="float" office:value="0.9">
                <text:p>0.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SmallNeg_0.2</text:p>
              </table:table-cell>
              <table:table-cell office:value-type="float" office:value="0.9">
                <text:p>0.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SmallNeg_0.1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PosHill_0.7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PosHill_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PosHill_0.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iffYRelu_1.0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ffYRelu_0.75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DiffYRelu_0.5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DiffYRelu_0.25</text:p>
              </table:table-cell>
              <table:table-cell office:value-type="float" office:value="0.89">
                <text:p>0.8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Dslope_1.5</text:p>
              </table:table-cell>
              <table:table-cell office:value-type="float" office:value="0.92">
                <text:p>0.9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Dslope_1.25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Dslope_1.0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Dslope_0.75</text:p>
              </table:table-cell>
              <table:table-cell office:value-type="float" office:value="0.9">
                <text:p>0.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Dslope_0.5</text:p>
              </table:table-cell>
              <table:table-cell office:value-type="float" office:value="0.89">
                <text:p>0.8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Dslope_0.25</text:p>
              </table:table-cell>
              <table:table-cell office:value-type="float" office:value="0.79">
                <text:p>0.7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NegReLU</text:p>
              </table:table-cell>
              <table:table-cell office:value-type="float" office:value="0.89">
                <text:p>0.8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